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horndale AMT" svg:font-family="'Thorndale AMT'"/>
    <style:font-face style:name="Thorndale AMT1" svg:font-family="'Thorndale AMT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000000"/>
    </style:style>
    <style:style style:name="P7" style:family="paragraph" style:parent-style-name="Standard" style:list-style-name="L1">
      <style:text-properties fo:color="#000000"/>
    </style:style>
    <style:style style:name="P8" style:family="paragraph" style:parent-style-name="Standard" style:list-style-name="L1">
      <style:text-properties fo:color="#000000" text:paragraph-rsid="00188ad4"/>
    </style:style>
    <style:style style:name="P9" style:family="paragraph" style:parent-style-name="Standard" style:list-style-name="L1">
      <style:text-properties fo:color="#000000" text:paragraph-rsid="001b9489"/>
    </style:style>
    <style:style style:name="P10" style:family="paragraph" style:parent-style-name="Standard" style:list-style-name="L2">
      <style:text-properties fo:color="#000000"/>
    </style:style>
    <style:style style:name="P11" style:family="paragraph" style:parent-style-name="Standard" style:list-style-name="L2">
      <style:text-properties fo:color="#000000" fo:font-weight="bold" style:font-weight-asian="bold" style:font-weight-complex="bold"/>
    </style:style>
    <style:style style:name="P12" style:family="paragraph" style:parent-style-name="Standard" style:list-style-name="L2">
      <style:text-properties fo:color="#000000" fo:font-weight="normal" style:font-weight-asian="normal" style:font-weight-complex="normal"/>
    </style:style>
    <style:style style:name="P13" style:family="paragraph" style:parent-style-name="Standard">
      <style:text-properties fo:color="#000000" style:font-name="Times New Roman" fo:font-size="11pt" fo:font-weight="normal" text:paragraph-rsid="00169170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font-name="Times New Roman" fo:font-size="11pt" fo:font-weight="bold" text:paragraph-rsid="00169170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Times New Roman" fo:font-size="10.5pt" fo:font-weight="bold" text:paragraph-rsid="00169170" style:font-size-asian="10.5pt" style:font-weight-asian="bold" style:font-size-complex="10.5pt" style:font-weight-complex="bold"/>
    </style:style>
    <style:style style:name="P16" style:family="paragraph" style:parent-style-name="Standard">
      <style:text-properties style:font-name="Times New Roman" fo:font-size="10.5pt" text:paragraph-rsid="00169170" style:font-size-asian="10.5pt" style:font-size-complex="10.5pt"/>
    </style:style>
    <style:style style:name="P17" style:family="paragraph" style:parent-style-name="Standard">
      <style:text-properties fo:font-weight="bold" text:paragraph-rsid="00169170" style:font-weight-asian="bold" style:font-weight-complex="bold"/>
    </style:style>
    <style:style style:name="P18" style:family="paragraph" style:parent-style-name="Standard">
      <style:text-properties style:font-name="Thorndale AMT1" fo:font-size="10.5pt" fo:font-weight="bold" text:paragraph-rsid="00169170" style:font-size-asian="10.5pt" style:font-weight-asian="bold" style:font-name-complex="Thorndale AMT1" style:font-size-complex="10.5pt" style:font-weight-complex="bold"/>
    </style:style>
    <style:style style:name="P19" style:family="paragraph" style:parent-style-name="Standard">
      <style:text-properties fo:color="#943634" style:font-name="Thorndale AMT1" fo:font-size="10.5pt" fo:font-weight="normal" text:paragraph-rsid="00169170" style:font-size-asian="10.5pt" style:font-weight-asian="normal" style:font-name-complex="Thorndale AMT1" style:font-size-complex="10.5pt" style:font-weight-complex="normal"/>
    </style:style>
    <style:style style:name="P20" style:family="paragraph" style:parent-style-name="Standard">
      <style:text-properties fo:color="#943634" style:font-name="Thorndale AMT1" fo:font-size="10.5pt" fo:font-weight="bold" text:paragraph-rsid="00169170" style:font-size-asian="10.5pt" style:font-weight-asian="bold" style:font-name-complex="Thorndale AMT1" style:font-size-complex="10.5pt" style:font-weight-complex="bold"/>
    </style:style>
    <style:style style:name="P21" style:family="paragraph" style:parent-style-name="Standard">
      <style:text-properties fo:color="#943634" style:font-name="Thorndale AMT1" fo:font-size="10.5pt" fo:font-weight="bold" text:paragraph-rsid="00215355" style:font-size-asian="10.5pt" style:font-weight-asian="bold" style:font-name-complex="Thorndale AMT1" style:font-size-complex="10.5pt" style:font-weight-complex="bold"/>
    </style:style>
    <style:style style:name="P22" style:family="paragraph" style:parent-style-name="Standard">
      <style:text-properties fo:color="#943634" style:font-name="Thorndale AMT1" fo:font-size="10.5pt" fo:font-weight="bold" text:paragraph-rsid="00169170" style:font-size-asian="10.5pt" style:font-weight-asian="bold" style:font-size-complex="10.5pt" style:font-weight-complex="bold"/>
    </style:style>
    <style:style style:name="P23" style:family="paragraph" style:parent-style-name="Standard">
      <style:text-properties fo:color="#943634" style:font-name="Thorndale AMT1" fo:font-size="10.5pt" fo:font-weight="normal" text:paragraph-rsid="00169170" style:font-size-asian="10.5pt" style:font-weight-asian="normal" style:font-size-complex="10.5pt" style:font-weight-complex="normal"/>
    </style:style>
    <style:style style:name="P24" style:family="paragraph" style:parent-style-name="Standard">
      <style:text-properties fo:color="#943634" fo:font-size="10.5pt" text:paragraph-rsid="00169170" style:font-size-asian="10.5pt" style:font-size-complex="10.5pt"/>
    </style:style>
    <style:style style:name="P25" style:family="paragraph" style:parent-style-name="Standard">
      <style:text-properties fo:color="#943634" fo:font-size="10.5pt" fo:font-weight="normal" text:paragraph-rsid="00169170" style:font-size-asian="10.5pt" style:font-weight-asian="normal" style:font-size-complex="10.5pt" style:font-weight-complex="normal"/>
    </style:style>
    <style:style style:name="P26" style:family="paragraph" style:parent-style-name="Standard">
      <style:text-properties fo:color="#943634" fo:font-size="10.5pt" fo:font-weight="bold" text:paragraph-rsid="00169170" style:font-size-asian="10.5pt" style:font-weight-asian="bold" style:font-size-complex="10.5pt" style:font-weight-complex="bold"/>
    </style:style>
    <style:style style:name="P27" style:family="paragraph" style:parent-style-name="Standard">
      <style:text-properties fo:color="#943634" fo:font-size="10.5pt" fo:language="en" fo:country="US" fo:font-weight="normal" text:paragraph-rsid="00169170" style:font-size-asian="10.5pt" style:font-weight-asian="normal" style:font-size-complex="10.5pt" style:font-weight-complex="normal"/>
    </style:style>
    <style:style style:name="P28" style:family="paragraph" style:parent-style-name="Standard">
      <style:text-properties fo:color="#943634" style:font-name="Times New Roman" fo:font-size="10.5pt" text:paragraph-rsid="00169170" style:font-size-asian="10.5pt" style:font-name-complex="Times New Roman" style:font-size-complex="10.5pt"/>
    </style:style>
    <style:style style:name="P29" style:family="paragraph" style:parent-style-name="Standard">
      <style:text-properties fo:color="#943634" style:font-name="Times New Roman" fo:font-size="10.5pt" fo:font-weight="bold" text:paragraph-rsid="00169170" style:font-size-asian="10.5pt" style:font-weight-asian="bold" style:font-size-complex="10.5pt" style:font-weight-complex="bold"/>
    </style:style>
    <style:style style:name="P30" style:family="paragraph" style:parent-style-name="Standard">
      <style:text-properties fo:color="#943634" style:font-name="Times New Roman" fo:font-size="10pt" fo:font-weight="bold" text:paragraph-rsid="00169170" style:font-size-asian="10pt" style:font-weight-asian="bold" style:font-size-complex="10pt" style:font-weight-complex="bold"/>
    </style:style>
    <style:style style:name="P31" style:family="paragraph" style:parent-style-name="Standard">
      <style:text-properties fo:font-size="10.5pt" text:paragraph-rsid="00169170" style:font-size-asian="10.5pt" style:font-size-complex="10.5pt"/>
    </style:style>
    <style:style style:name="P32" style:family="paragraph" style:parent-style-name="Standard">
      <style:text-properties fo:font-size="10.5pt" fo:font-weight="bold" text:paragraph-rsid="00169170" style:font-size-asian="10.5pt" style:font-weight-asian="bold" style:font-size-complex="10.5pt" style:font-weight-complex="bold"/>
    </style:style>
    <style:style style:name="P33" style:family="paragraph" style:parent-style-name="Standard">
      <style:text-properties fo:color="#99284c" fo:font-size="10.5pt" text:paragraph-rsid="00169170" style:font-size-asian="10.5pt" style:font-size-complex="10.5pt"/>
    </style:style>
    <style:style style:name="P34" style:family="paragraph" style:parent-style-name="Standard">
      <style:text-properties fo:color="#99284c" fo:font-size="10.5pt" text:paragraph-rsid="0020d07c" style:font-size-asian="10.5pt" style:font-size-complex="10.5pt"/>
    </style:style>
    <style:style style:name="P35" style:family="paragraph" style:parent-style-name="Standard">
      <style:text-properties fo:color="#99284c" fo:font-size="10.5pt" fo:font-weight="bold" text:paragraph-rsid="00169170" style:font-size-asian="10.5pt" style:font-weight-asian="bold" style:font-size-complex="10.5pt" style:font-weight-complex="bold"/>
    </style:style>
    <style:style style:name="P36" style:family="paragraph" style:parent-style-name="Standard">
      <style:text-properties fo:color="#99284c" fo:font-size="10.5pt" fo:font-weight="bold" text:paragraph-rsid="00204674" style:font-size-asian="10.5pt" style:font-weight-asian="bold" style:font-size-complex="10.5pt" style:font-weight-complex="bold"/>
    </style:style>
    <style:style style:name="P37" style:family="paragraph" style:parent-style-name="Standard">
      <style:text-properties fo:color="#99284c" fo:font-size="10.5pt" fo:font-weight="bold" text:paragraph-rsid="00232924" style:font-size-asian="10.5pt" style:font-weight-asian="bold" style:font-size-complex="10.5pt" style:font-weight-complex="bold"/>
    </style:style>
    <style:style style:name="P38" style:family="paragraph" style:parent-style-name="Standard">
      <style:text-properties fo:color="#99284c" fo:font-size="10.5pt" fo:font-weight="bold" text:paragraph-rsid="002836fe" style:font-size-asian="10.5pt" style:font-weight-asian="bold" style:font-size-complex="10.5pt" style:font-weight-complex="bold"/>
    </style:style>
    <style:style style:name="P39" style:family="paragraph" style:parent-style-name="Standard">
      <style:text-properties fo:color="#99284c" fo:font-size="10.5pt" fo:font-weight="bold" text:paragraph-rsid="00295a21" style:font-size-asian="10.5pt" style:font-weight-asian="bold" style:font-size-complex="10.5pt" style:font-weight-complex="bold"/>
    </style:style>
    <style:style style:name="P40" style:family="paragraph" style:parent-style-name="Standard">
      <style:text-properties fo:color="#99284c" fo:font-size="10.5pt" fo:font-weight="normal" text:paragraph-rsid="00169170" style:font-size-asian="10.5pt" style:font-weight-asian="normal" style:font-size-complex="10.5pt" style:font-weight-complex="normal"/>
    </style:style>
    <style:style style:name="P41" style:family="paragraph" style:parent-style-name="Standard">
      <style:text-properties fo:color="#99284c" fo:font-size="10.5pt" fo:language="en" fo:country="US" fo:font-weight="bold" text:paragraph-rsid="00169170" style:font-size-asian="10.5pt" style:font-weight-asian="bold" style:font-size-complex="10.5pt" style:font-weight-complex="bold"/>
    </style:style>
    <style:style style:name="P42" style:family="paragraph" style:parent-style-name="Standard">
      <style:text-properties fo:color="#99284c" fo:font-size="10.5pt" fo:language="en" fo:country="US" text:paragraph-rsid="00169170" style:font-size-asian="10.5pt" style:font-size-complex="10.5pt"/>
    </style:style>
    <style:style style:name="P43" style:family="paragraph" style:parent-style-name="Standard">
      <style:text-properties fo:color="#000080" fo:font-size="10.5pt" text:paragraph-rsid="00169170" style:font-size-asian="10.5pt" style:font-size-complex="10.5pt"/>
    </style:style>
    <style:style style:name="P44" style:family="paragraph" style:parent-style-name="Standard">
      <style:text-properties fo:color="#800000" fo:font-size="10.5pt" fo:font-weight="bold" text:paragraph-rsid="00169170" style:font-size-asian="10.5pt" style:font-weight-asian="bold" style:font-size-complex="10.5pt" style:font-weight-complex="bold"/>
    </style:style>
    <style:style style:name="P45" style:family="paragraph" style:parent-style-name="Standard">
      <style:text-properties text:paragraph-rsid="00169170"/>
    </style:style>
    <style:style style:name="P46" style:family="paragraph" style:parent-style-name="Standard">
      <style:text-properties text:paragraph-rsid="00204674"/>
    </style:style>
    <style:style style:name="P47" style:family="paragraph" style:parent-style-name="Standard">
      <style:text-properties text:paragraph-rsid="0020d07c"/>
    </style:style>
    <style:style style:name="P48" style:family="paragraph" style:parent-style-name="Standard">
      <style:text-properties text:paragraph-rsid="00232924"/>
    </style:style>
    <style:style style:name="P49" style:family="paragraph" style:parent-style-name="Standard">
      <style:text-properties text:paragraph-rsid="00234f71"/>
    </style:style>
    <style:style style:name="P50" style:family="paragraph" style:parent-style-name="Standard">
      <style:text-properties text:paragraph-rsid="00249ded"/>
    </style:style>
    <style:style style:name="P51" style:family="paragraph" style:parent-style-name="Standard">
      <style:text-properties text:paragraph-rsid="002540d4"/>
    </style:style>
    <style:style style:name="P52" style:family="paragraph" style:parent-style-name="Standard">
      <style:text-properties text:paragraph-rsid="00259e77"/>
    </style:style>
    <style:style style:name="P53" style:family="paragraph" style:parent-style-name="Standard">
      <style:text-properties text:paragraph-rsid="00264cf5"/>
    </style:style>
    <style:style style:name="P54" style:family="paragraph" style:parent-style-name="Standard">
      <style:text-properties text:paragraph-rsid="002836fe"/>
    </style:style>
    <style:style style:name="P55" style:family="paragraph" style:parent-style-name="Standard">
      <style:text-properties text:paragraph-rsid="002a1bef"/>
    </style:style>
    <style:style style:name="P56" style:family="paragraph" style:parent-style-name="Standard">
      <style:paragraph-properties style:writing-mode="lr-tb"/>
      <style:text-properties fo:color="#000000" style:font-name="Times New Roman" fo:font-size="11pt" fo:font-weight="normal" text:paragraph-rsid="00169170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style:writing-mode="lr-tb"/>
      <style:text-properties style:font-name="Times New Roman" fo:font-size="11pt" fo:font-weight="bold" text:paragraph-rsid="00169170" style:font-size-asian="11pt" style:font-weight-asian="bold" style:font-size-complex="11pt" style:font-weight-complex="bold"/>
    </style:style>
    <style:style style:name="P58" style:family="paragraph" style:parent-style-name="Standard">
      <style:paragraph-properties fo:margin-left="0.85cm" fo:margin-right="0cm" fo:text-indent="0cm" style:auto-text-indent="false"/>
      <style:text-properties style:font-name="Thorndale AMT1" fo:font-size="10.5pt" fo:font-weight="bold" text:paragraph-rsid="00169170" style:font-size-asian="10.5pt" style:font-weight-asian="bold" style:font-name-complex="Thorndale AMT1" style:font-size-complex="10.5pt" style:font-weight-complex="bold"/>
    </style:style>
    <style:style style:name="P59" style:family="paragraph" style:parent-style-name="Standard">
      <style:paragraph-properties fo:margin-left="0.85cm" fo:margin-right="0cm" fo:text-indent="0cm" style:auto-text-indent="false"/>
      <style:text-properties style:font-name="Thorndale AMT1" fo:font-size="10.5pt" fo:font-weight="bold" text:paragraph-rsid="0019b9ae" style:font-size-asian="10.5pt" style:font-weight-asian="bold" style:font-name-complex="Thorndale AMT1" style:font-size-complex="10.5pt" style:font-weight-complex="bold"/>
    </style:style>
    <style:style style:name="P60" style:family="paragraph" style:parent-style-name="Standard">
      <style:paragraph-properties fo:margin-left="0.85cm" fo:margin-right="0cm" fo:text-indent="0cm" style:auto-text-indent="false"/>
      <style:text-properties style:font-name="Thorndale AMT1" fo:font-size="10.5pt" fo:font-weight="bold" text:paragraph-rsid="00215355" style:font-size-asian="10.5pt" style:font-weight-asian="bold" style:font-name-complex="Thorndale AMT1" style:font-size-complex="10.5pt" style:font-weight-complex="bold"/>
    </style:style>
    <style:style style:name="P61" style:family="paragraph" style:parent-style-name="Standard">
      <style:paragraph-properties fo:margin-left="0.85cm" fo:margin-right="0cm" fo:text-indent="0cm" style:auto-text-indent="false"/>
      <style:text-properties style:font-name="Thorndale AMT1" fo:font-size="10.5pt" fo:font-weight="normal" text:paragraph-rsid="00188ad4" style:font-size-asian="10.5pt" style:font-weight-asian="normal" style:font-name-complex="Thorndale AMT1" style:font-size-complex="10.5pt" style:font-weight-complex="normal"/>
    </style:style>
    <style:style style:name="P62" style:family="paragraph" style:parent-style-name="Standard">
      <style:paragraph-properties fo:margin-left="0.85cm" fo:margin-right="0cm" fo:text-indent="0cm" style:auto-text-indent="false"/>
      <style:text-properties style:font-name="Thorndale AMT1" fo:font-size="10.5pt" text:paragraph-rsid="00169170" style:font-size-asian="10.5pt" style:font-name-complex="Thorndale AMT1" style:font-size-complex="10.5pt"/>
    </style:style>
    <style:style style:name="P63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paragraph-rsid="001e5cb3" style:font-size-asian="10.5pt" style:font-weight-asian="normal" style:font-name-complex="Thorndale AMT1" style:font-size-complex="10.5pt" style:font-weight-complex="normal"/>
    </style:style>
    <style:style style:name="P64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paragraph-rsid="00169170" style:font-size-asian="10.5pt" style:font-weight-asian="normal" style:font-size-complex="10.5pt" style:font-weight-complex="normal"/>
    </style:style>
    <style:style style:name="P65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text:paragraph-rsid="00169170" style:font-size-asian="10.5pt" style:font-weight-asian="bold" style:font-name-complex="Thorndale AMT1" style:font-size-complex="10.5pt" style:font-weight-complex="bold"/>
    </style:style>
    <style:style style:name="P66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text:paragraph-rsid="001e5cb3" style:font-size-asian="10.5pt" style:font-weight-asian="bold" style:font-name-complex="Thorndale AMT1" style:font-size-complex="10.5pt" style:font-weight-complex="bold"/>
    </style:style>
    <style:style style:name="P67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text:paragraph-rsid="00169170" style:font-size-asian="10.5pt" style:font-weight-asian="bold" style:font-size-complex="10.5pt" style:font-weight-complex="bold"/>
    </style:style>
    <style:style style:name="P68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text:paragraph-rsid="001d6cda" style:font-size-asian="10.5pt" style:font-weight-asian="bold" style:font-size-complex="10.5pt" style:font-weight-complex="bold"/>
    </style:style>
    <style:style style:name="P69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paragraph-rsid="00169170" style:font-size-asian="10.5pt" style:font-weight-asian="normal" style:font-name-complex="Thorndale AMT1" style:font-size-complex="10.5pt" style:font-weight-complex="normal"/>
    </style:style>
    <style:style style:name="P70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language="en" fo:country="US" fo:font-weight="bold" text:paragraph-rsid="00169170" style:font-size-asian="10.5pt" style:font-weight-asian="bold" style:font-size-complex="10.5pt" style:font-weight-complex="bold"/>
    </style:style>
    <style:style style:name="P71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paragraph-rsid="00169170" style:font-size-asian="10.5pt" style:font-weight-asian="normal" style:font-size-complex="10.5pt" style:font-weight-complex="normal"/>
    </style:style>
    <style:style style:name="P72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169170" style:font-size-asian="10.5pt" style:font-weight-asian="bold" style:font-size-complex="10.5pt" style:font-weight-complex="bold"/>
    </style:style>
    <style:style style:name="P73" style:family="paragraph" style:parent-style-name="Standard">
      <style:paragraph-properties fo:margin-left="0.85cm" fo:margin-right="0cm" fo:text-indent="0cm" style:auto-text-indent="false"/>
      <style:text-properties fo:color="#943634" fo:font-size="10.5pt" text:paragraph-rsid="00169170" style:font-size-asian="10.5pt" style:font-size-complex="10.5pt" style:font-weight-complex="bold"/>
    </style:style>
    <style:style style:name="P74" style:family="paragraph" style:parent-style-name="Standard">
      <style:paragraph-properties fo:margin-left="0.85cm" fo:margin-right="0cm" fo:text-indent="0cm" style:auto-text-indent="false"/>
      <style:text-properties fo:color="#943634" fo:font-size="10.5pt" text:paragraph-rsid="00169170" style:font-size-asian="10.5pt" style:font-size-complex="10.5pt"/>
    </style:style>
    <style:style style:name="P75" style:family="paragraph" style:parent-style-name="Standard">
      <style:paragraph-properties fo:margin-left="0.85cm" fo:margin-right="0cm" fo:text-indent="0cm" style:auto-text-indent="false"/>
      <style:text-properties fo:color="#943634" fo:font-size="10.5pt" text:paragraph-rsid="0020d07c" style:font-size-asian="10.5pt" style:font-size-complex="10.5pt"/>
    </style:style>
    <style:style style:name="P76" style:family="paragraph" style:parent-style-name="Standard">
      <style:paragraph-properties fo:margin-left="0.85cm" fo:margin-right="0cm" fo:text-indent="0cm" style:auto-text-indent="false"/>
      <style:text-properties fo:color="#943634" fo:font-size="10.5pt" fo:language="en" fo:country="US" fo:font-weight="bold" text:paragraph-rsid="00169170" style:font-size-asian="10.5pt" style:font-weight-asian="bold" style:font-size-complex="10.5pt" style:font-weight-complex="bold"/>
    </style:style>
    <style:style style:name="P77" style:family="paragraph" style:parent-style-name="Standard">
      <style:paragraph-properties fo:margin-left="0.85cm" fo:margin-right="0cm" fo:text-indent="0cm" style:auto-text-indent="false"/>
      <style:text-properties fo:color="#943634" fo:font-size="10.5pt" fo:language="en" fo:country="US" fo:font-weight="normal" text:paragraph-rsid="00169170" style:font-size-asian="10.5pt" style:font-weight-asian="normal" style:font-size-complex="10.5pt" style:font-weight-complex="normal"/>
    </style:style>
    <style:style style:name="P78" style:family="paragraph" style:parent-style-name="Standard">
      <style:paragraph-properties fo:margin-left="0.85cm" fo:margin-right="0cm" fo:text-indent="0cm" style:auto-text-indent="false"/>
      <style:text-properties fo:color="#943634" style:font-name="Times New Roman" fo:font-size="10pt" fo:font-weight="bold" text:paragraph-rsid="00169170" style:font-size-asian="10pt" style:font-weight-asian="bold" style:font-size-complex="10pt" style:font-weight-complex="bold"/>
    </style:style>
    <style:style style:name="P79" style:family="paragraph" style:parent-style-name="Standard">
      <style:paragraph-properties fo:margin-left="0.85cm" fo:margin-right="0cm" fo:text-indent="0cm" style:auto-text-indent="false"/>
      <style:text-properties fo:color="#943634" style:font-name="Times New Roman" fo:font-size="10.5pt" fo:font-weight="bold" text:paragraph-rsid="00169170" style:font-size-asian="10.5pt" style:font-weight-asian="bold" style:font-size-complex="10.5pt" style:font-weight-complex="bold"/>
    </style:style>
    <style:style style:name="P80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font-size="10.5pt" fo:font-weight="normal" text:paragraph-rsid="00169170" style:font-size-asian="10.5pt" style:font-weight-asian="normal" style:font-size-complex="10.5pt" style:font-weight-complex="normal"/>
    </style:style>
    <style:style style:name="P81" style:family="paragraph" style:parent-style-name="Standard">
      <style:paragraph-properties fo:margin-left="0.85cm" fo:margin-right="0cm" fo:text-indent="0cm" style:auto-text-indent="false"/>
      <style:text-properties fo:font-size="10.5pt" fo:font-weight="normal" text:paragraph-rsid="00169170" style:font-size-asian="10.5pt" style:font-weight-asian="normal" style:font-size-complex="10.5pt" style:font-weight-complex="normal"/>
    </style:style>
    <style:style style:name="P82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font-size="10.5pt" fo:font-weight="bold" text:paragraph-rsid="00169170" style:font-size-asian="10.5pt" style:font-weight-asian="bold" style:font-size-complex="10.5pt" style:font-weight-complex="bold"/>
    </style:style>
    <style:style style:name="P83" style:family="paragraph" style:parent-style-name="Standard">
      <style:paragraph-properties fo:margin-left="0.85cm" fo:margin-right="0cm" fo:text-indent="0cm" style:auto-text-indent="false"/>
      <style:text-properties fo:font-size="10.5pt" fo:font-weight="bold" text:paragraph-rsid="00169170" style:font-size-asian="10.5pt" style:font-weight-asian="bold" style:font-size-complex="10.5pt" style:font-weight-complex="bold"/>
    </style:style>
    <style:style style:name="P84" style:family="paragraph" style:parent-style-name="Standard">
      <style:paragraph-properties fo:margin-left="0.85cm" fo:margin-right="0cm" fo:text-indent="0cm" style:auto-text-indent="false"/>
      <style:text-properties fo:font-size="10.5pt" text:paragraph-rsid="00169170" style:font-size-asian="10.5pt" style:font-size-complex="10.5pt"/>
    </style:style>
    <style:style style:name="P85" style:family="paragraph" style:parent-style-name="Standard">
      <style:paragraph-properties fo:margin-left="0.85cm" fo:margin-right="0cm" fo:text-indent="0cm" style:auto-text-indent="false"/>
      <style:text-properties fo:font-size="10.5pt" text:paragraph-rsid="00249ded" style:font-size-asian="10.5pt" style:font-size-complex="10.5pt"/>
    </style:style>
    <style:style style:name="P86" style:family="paragraph" style:parent-style-name="Standard">
      <style:paragraph-properties fo:margin-left="0.85cm" fo:margin-right="0cm" fo:text-indent="0cm" style:auto-text-indent="false"/>
      <style:text-properties fo:font-weight="bold" text:paragraph-rsid="00169170" style:font-weight-asian="bold" style:font-weight-complex="bold"/>
    </style:style>
    <style:style style:name="P87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169170" style:font-size-asian="10.5pt" style:font-weight-asian="bold" style:font-size-complex="10.5pt" style:font-weight-complex="bold"/>
    </style:style>
    <style:style style:name="P88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295a21" style:font-size-asian="10.5pt" style:font-weight-asian="bold" style:font-size-complex="10.5pt" style:font-weight-complex="bold"/>
    </style:style>
    <style:style style:name="P89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99284c" fo:font-size="10.5pt" text:paragraph-rsid="00169170" style:font-size-asian="10.5pt" style:font-size-complex="10.5pt"/>
    </style:style>
    <style:style style:name="P90" style:family="paragraph" style:parent-style-name="Standard">
      <style:paragraph-properties fo:margin-left="0.85cm" fo:margin-right="0cm" fo:text-indent="0cm" style:auto-text-indent="false"/>
      <style:text-properties fo:color="#99284c" fo:font-size="10.5pt" text:paragraph-rsid="00169170" style:font-size-asian="10.5pt" style:font-size-complex="10.5pt"/>
    </style:style>
    <style:style style:name="P91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normal" text:paragraph-rsid="00169170" style:font-size-asian="10.5pt" style:font-weight-asian="normal" style:font-size-complex="10.5pt" style:font-weight-complex="normal"/>
    </style:style>
    <style:style style:name="P92" style:family="paragraph" style:parent-style-name="Standard">
      <style:paragraph-properties fo:margin-left="0.85cm" fo:margin-right="0cm" fo:text-indent="0cm" style:auto-text-indent="false"/>
      <style:text-properties fo:color="#99284c" fo:font-size="10.5pt" fo:language="en" fo:country="US" fo:font-weight="bold" text:paragraph-rsid="00169170" style:font-size-asian="10.5pt" style:font-weight-asian="bold" style:font-size-complex="10.5pt" style:font-weight-complex="bold"/>
    </style:style>
    <style:style style:name="P93" style:family="paragraph" style:parent-style-name="Standard">
      <style:paragraph-properties fo:margin-left="0.85cm" fo:margin-right="0cm" fo:text-indent="0cm" style:auto-text-indent="false"/>
      <style:text-properties fo:color="#99284c" fo:font-size="10.5pt" fo:language="en" fo:country="US" fo:font-weight="normal" text:paragraph-rsid="00169170" style:font-size-asian="10.5pt" style:font-weight-asian="normal" style:font-size-complex="10.5pt" style:font-weight-complex="normal"/>
    </style:style>
    <style:style style:name="P94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83caff" fo:font-size="10.5pt" text:paragraph-rsid="00169170" style:font-size-asian="10.5pt" style:font-size-complex="10.5pt"/>
    </style:style>
    <style:style style:name="P95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fo:font-weight="bold" text:paragraph-rsid="00169170" style:font-size-asian="10.5pt" style:font-weight-asian="bold" style:font-size-complex="10.5pt" style:font-weight-complex="bold"/>
    </style:style>
    <style:style style:name="P96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text:paragraph-rsid="00169170" style:font-size-asian="10.5pt" style:font-size-complex="10.5pt"/>
    </style:style>
    <style:style style:name="P97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style:font-name="Thorndale AMT1" fo:font-size="10.5pt" fo:font-weight="bold" text:paragraph-rsid="00169170" style:font-size-asian="10.5pt" style:font-weight-asian="bold" style:font-size-complex="10.5pt" style:font-weight-complex="bold"/>
    </style:style>
    <style:style style:name="P98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style:font-name="Thorndale AMT1" fo:font-size="10.5pt" text:paragraph-rsid="00169170" style:font-size-asian="10.5pt" style:font-size-complex="10.5pt"/>
    </style:style>
    <style:style style:name="P99" style:family="paragraph" style:parent-style-name="Standard">
      <style:paragraph-properties fo:margin-left="0.85cm" fo:margin-right="0cm" fo:text-indent="0cm" style:auto-text-indent="false"/>
      <style:text-properties fo:color="#000080" fo:font-size="10.5pt" fo:font-weight="bold" text:paragraph-rsid="00169170" style:font-size-asian="10.5pt" style:font-weight-asian="bold" style:font-size-complex="10.5pt" style:font-weight-complex="bold"/>
    </style:style>
    <style:style style:name="P100" style:family="paragraph" style:parent-style-name="Standard">
      <style:paragraph-properties fo:margin-left="0.85cm" fo:margin-right="0cm" fo:text-indent="0cm" style:auto-text-indent="false"/>
      <style:text-properties style:font-name="Thorndale AMT1" fo:font-size="10.5pt" text:paragraph-rsid="00169170" style:font-size-asian="10.5pt" style:font-size-complex="10.5pt"/>
    </style:style>
    <style:style style:name="P101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text:paragraph-rsid="00169170" style:font-size-asian="10.5pt" style:font-size-complex="10.5pt"/>
    </style:style>
    <style:style style:name="P102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fo:font-weight="bold" text:paragraph-rsid="00169170" style:font-size-asian="10.5pt" style:font-weight-asian="bold" style:font-size-complex="10.5pt" style:font-weight-complex="bold"/>
    </style:style>
    <style:style style:name="P103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fo:font-weight="normal" text:paragraph-rsid="00169170" style:font-size-asian="10.5pt" style:font-weight-asian="normal" style:font-size-complex="10.5pt" style:font-weight-complex="normal"/>
    </style:style>
    <style:style style:name="P104" style:family="paragraph" style:parent-style-name="Standard">
      <style:paragraph-properties fo:margin-left="0.85cm" fo:margin-right="0cm" fo:text-indent="0cm" style:auto-text-indent="false"/>
      <style:text-properties style:font-name="Times New Roman" fo:font-size="10pt" text:paragraph-rsid="00169170" style:font-size-asian="10pt" style:font-size-complex="10pt"/>
    </style:style>
    <style:style style:name="P105" style:family="paragraph" style:parent-style-name="Standard">
      <style:paragraph-properties fo:margin-left="0.85cm" fo:margin-right="0cm" fo:text-indent="0cm" style:auto-text-indent="false"/>
      <style:text-properties fo:color="#800000" fo:font-size="10.5pt" fo:font-weight="normal" text:paragraph-rsid="00169170" style:font-size-asian="10.5pt" style:font-weight-asian="normal" style:font-size-complex="10.5pt" style:font-weight-complex="normal"/>
    </style:style>
    <style:style style:name="P106" style:family="paragraph" style:parent-style-name="Standard">
      <style:paragraph-properties fo:margin-left="0.85cm" fo:margin-right="0cm" fo:text-indent="0cm" style:auto-text-indent="false"/>
      <style:text-properties fo:color="#800000" fo:font-size="10.5pt" fo:font-weight="bold" text:paragraph-rsid="00169170" style:font-size-asian="10.5pt" style:font-weight-asian="bold" style:font-size-complex="10.5pt" style:font-weight-complex="bold"/>
    </style:style>
    <style:style style:name="P107" style:family="paragraph" style:parent-style-name="Standard">
      <style:paragraph-properties fo:margin-left="0.85cm" fo:margin-right="0cm" fo:text-indent="0cm" style:auto-text-indent="false"/>
      <style:text-properties text:paragraph-rsid="00169170"/>
    </style:style>
    <style:style style:name="P108" style:family="paragraph" style:parent-style-name="Standard">
      <style:paragraph-properties fo:margin-left="0.85cm" fo:margin-right="0cm" fo:text-indent="0cm" style:auto-text-indent="false"/>
      <style:text-properties text:paragraph-rsid="001d6cda"/>
    </style:style>
    <style:style style:name="P109" style:family="paragraph" style:parent-style-name="Standard">
      <style:paragraph-properties fo:margin-left="0.85cm" fo:margin-right="0cm" fo:text-indent="0cm" style:auto-text-indent="false"/>
      <style:text-properties text:paragraph-rsid="00204674"/>
    </style:style>
    <style:style style:name="P110" style:family="paragraph" style:parent-style-name="Standard">
      <style:paragraph-properties fo:margin-left="0.85cm" fo:margin-right="0cm" fo:text-indent="0cm" style:auto-text-indent="false"/>
      <style:text-properties text:paragraph-rsid="0020d07c"/>
    </style:style>
    <style:style style:name="P111" style:family="paragraph" style:parent-style-name="Standard">
      <style:paragraph-properties fo:margin-left="0.85cm" fo:margin-right="0cm" fo:text-indent="0cm" style:auto-text-indent="false"/>
      <style:text-properties text:paragraph-rsid="00249ded"/>
    </style:style>
    <style:style style:name="P112" style:family="paragraph" style:parent-style-name="Standard">
      <style:paragraph-properties fo:margin-left="0.85cm" fo:margin-right="0cm" fo:text-indent="0cm" style:auto-text-indent="false"/>
      <style:text-properties text:paragraph-rsid="002540d4"/>
    </style:style>
    <style:style style:name="P113" style:family="paragraph" style:parent-style-name="Standard">
      <style:paragraph-properties fo:margin-left="0.85cm" fo:margin-right="0cm" fo:text-indent="0cm" style:auto-text-indent="false"/>
      <style:text-properties text:paragraph-rsid="00259e77"/>
    </style:style>
    <style:style style:name="P114" style:family="paragraph" style:parent-style-name="Standard">
      <style:paragraph-properties fo:margin-left="0.85cm" fo:margin-right="0cm" fo:text-indent="0cm" style:auto-text-indent="false"/>
      <style:text-properties text:paragraph-rsid="00264cf5"/>
    </style:style>
    <style:style style:name="P115" style:family="paragraph" style:parent-style-name="Standard">
      <style:paragraph-properties fo:margin-left="0.85cm" fo:margin-right="0cm" fo:text-indent="0cm" style:auto-text-indent="false"/>
      <style:text-properties text:paragraph-rsid="002a1bef"/>
    </style:style>
    <style:style style:name="P116" style:family="paragraph" style:parent-style-name="Standard">
      <style:paragraph-properties fo:margin-left="0cm" fo:margin-right="0cm" fo:text-indent="0cm" style:auto-text-indent="false"/>
      <style:text-properties fo:color="#99284c" fo:font-size="10.5pt" fo:font-weight="bold" text:paragraph-rsid="00169170" style:font-size-asian="10.5pt" style:font-weight-asian="bold" style:font-size-complex="10.5pt" style:font-weight-complex="bold"/>
    </style:style>
    <style:style style:name="P117" style:family="paragraph" style:parent-style-name="Standard">
      <style:paragraph-properties fo:margin-left="0cm" fo:margin-right="0cm" fo:text-indent="0cm" style:auto-text-indent="false"/>
      <style:text-properties fo:color="#99284c" fo:font-size="10.5pt" fo:language="en" fo:country="US" fo:font-weight="bold" text:paragraph-rsid="00169170" style:font-size-asian="10.5pt" style:font-weight-asian="bold" style:font-size-complex="10.5pt" style:font-weight-complex="bold"/>
    </style:style>
    <style:style style:name="P118" style:family="paragraph" style:parent-style-name="Standard">
      <style:paragraph-properties fo:margin-left="0cm" fo:margin-right="0cm" fo:text-indent="0cm" style:auto-text-indent="false"/>
      <style:text-properties fo:color="#99284c" fo:font-size="10.5pt" text:paragraph-rsid="00169170" style:font-size-asian="10.5pt" style:font-size-complex="10.5pt"/>
    </style:style>
    <style:style style:name="P1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fo:font-size="10.5pt" fo:font-weight="bold" text:paragraph-rsid="00169170" style:font-size-asian="10.5pt" style:font-weight-asian="bold" style:font-size-complex="10.5pt" style:font-weight-complex="bold"/>
    </style:style>
    <style:style style:name="P1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fo:font-size="10.5pt" fo:font-weight="bold" text:paragraph-rsid="002836fe" style:font-size-asian="10.5pt" style:font-weight-asian="bold" style:font-size-complex="10.5pt" style:font-weight-complex="bold"/>
    </style:style>
    <style:style style:name="P1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0.5pt" fo:font-weight="bold" text:paragraph-rsid="002a1bef" style:font-size-asian="10.5pt" style:font-weight-asian="bold" style:font-size-complex="10.5pt" style:font-weight-complex="bold"/>
    </style:style>
    <style:style style:name="P1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0.5pt" text:paragraph-rsid="00169170" style:font-size-asian="10.5pt" style:font-size-complex="10.5pt"/>
    </style:style>
    <style:style style:name="P123" style:family="paragraph" style:parent-style-name="Standard">
      <style:paragraph-properties fo:margin-left="0cm" fo:margin-right="0cm" fo:text-indent="0cm" style:auto-text-indent="false"/>
      <style:text-properties fo:font-size="10.5pt" text:paragraph-rsid="00169170" style:font-size-asian="10.5pt" style:font-size-complex="10.5pt"/>
    </style:style>
    <style:style style:name="P124" style:family="paragraph" style:parent-style-name="Standard">
      <style:paragraph-properties fo:margin-left="0cm" fo:margin-right="0cm" fo:text-indent="0cm" style:auto-text-indent="false"/>
      <style:text-properties fo:font-size="10.5pt" fo:font-weight="normal" text:paragraph-rsid="00169170" style:font-size-asian="10.5pt" style:font-weight-asian="normal" style:font-size-complex="10.5pt" style:font-weight-complex="normal"/>
    </style:style>
    <style:style style:name="P125" style:family="paragraph" style:parent-style-name="Standard">
      <style:paragraph-properties fo:margin-left="0cm" fo:margin-right="0cm" fo:text-indent="0cm" style:auto-text-indent="false"/>
      <style:text-properties fo:color="#800000" fo:font-size="10.5pt" fo:font-weight="normal" text:paragraph-rsid="00169170" style:font-size-asian="10.5pt" style:font-weight-asian="normal" style:font-size-complex="10.5pt" style:font-weight-complex="normal"/>
    </style:style>
    <style:style style:name="P126" style:family="paragraph" style:parent-style-name="Standard">
      <style:paragraph-properties fo:margin-left="0cm" fo:margin-right="0cm" fo:text-indent="0cm" style:auto-text-indent="false"/>
      <style:text-properties text:paragraph-rsid="00169170"/>
    </style:style>
    <style:style style:name="P127" style:family="paragraph" style:parent-style-name="Standard">
      <style:paragraph-properties fo:margin-left="1.7cm" fo:margin-right="0cm" fo:text-indent="0cm" style:auto-text-indent="false">
        <style:tab-stops/>
      </style:paragraph-properties>
      <style:text-properties fo:color="#99284c" fo:font-size="10.5pt" text:paragraph-rsid="00232924" style:font-size-asian="10.5pt" style:font-size-complex="10.5pt"/>
    </style:style>
    <style:style style:name="P128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83caff" fo:font-size="10.5pt" text:paragraph-rsid="00169170" style:font-size-asian="10.5pt" style:font-size-complex="10.5pt"/>
    </style:style>
    <style:style style:name="P129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size="10.5pt" text:paragraph-rsid="00169170" style:font-size-asian="10.5pt" style:font-size-complex="10.5pt"/>
    </style:style>
    <style:style style:name="P130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943634" fo:font-size="10.5pt" text:paragraph-rsid="00169170" style:font-size-asian="10.5pt" style:font-size-complex="10.5pt"/>
    </style:style>
    <style:style style:name="P131" style:family="paragraph" style:parent-style-name="Standard">
      <style:paragraph-properties fo:margin-left="2.551cm" fo:margin-right="0cm" fo:text-indent="1.251cm" style:auto-text-indent="false">
        <style:tab-stops/>
      </style:paragraph-properties>
      <style:text-properties text:paragraph-rsid="00169170"/>
    </style:style>
    <style:style style:name="P132" style:family="paragraph" style:parent-style-name="Standard">
      <style:paragraph-properties fo:margin-left="4.251cm" fo:margin-right="0cm" fo:text-indent="0cm" style:auto-text-indent="false">
        <style:tab-stops/>
      </style:paragraph-properties>
      <style:text-properties fo:color="#83caff" fo:font-size="10.5pt" text:paragraph-rsid="00169170" style:font-size-asian="10.5pt" style:font-size-complex="10.5pt"/>
    </style:style>
    <style:style style:name="P133" style:family="paragraph" style:parent-style-name="Standard">
      <style:paragraph-properties fo:margin-left="0cm" fo:margin-right="0cm" fo:text-indent="0.85cm" style:auto-text-indent="false">
        <style:tab-stops/>
      </style:paragraph-properties>
      <style:text-properties fo:color="#943634" fo:font-size="10.5pt" fo:language="en" fo:country="US" fo:font-weight="bold" text:paragraph-rsid="00169170" style:font-size-asian="10.5pt" style:font-weight-asian="bold" style:font-size-complex="10.5pt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text:rsid="0019b9ae" style:font-weight-asian="normal" style:font-weight-complex="normal"/>
    </style:style>
    <style:style style:name="T5" style:family="text">
      <style:text-properties fo:font-weight="normal" text:rsid="001d6cda" style:font-weight-asian="normal" style:font-weight-complex="normal"/>
    </style:style>
    <style:style style:name="T6" style:family="text">
      <style:text-properties fo:font-weight="normal" text:rsid="001e5cb3" style:font-weight-asian="normal" style:font-weight-complex="normal"/>
    </style:style>
    <style:style style:name="T7" style:family="text">
      <style:text-properties fo:font-weight="normal" text:rsid="00204674" style:font-weight-asian="normal" style:font-weight-complex="normal"/>
    </style:style>
    <style:style style:name="T8" style:family="text">
      <style:text-properties fo:font-weight="normal" text:rsid="00232924" style:font-weight-asian="normal" style:font-weight-complex="normal"/>
    </style:style>
    <style:style style:name="T9" style:family="text">
      <style:text-properties fo:font-weight="normal" text:rsid="002836fe" style:font-weight-asian="normal" style:font-weight-complex="normal"/>
    </style:style>
    <style:style style:name="T10" style:family="text">
      <style:text-properties fo:font-weight="normal" text:rsid="002a1bef" style:font-weight-asian="normal" style:font-weight-complex="normal"/>
    </style:style>
    <style:style style:name="T11" style:family="text">
      <style:text-properties fo:color="#000000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color="#000000" style:font-name="Thorndale AMT1" fo:language="en" fo:country="US" fo:font-weight="normal" style:font-weight-asian="normal" style:font-weight-complex="normal"/>
    </style:style>
    <style:style style:name="T14" style:family="text">
      <style:text-properties fo:color="#000000" style:font-name="Thorndale AMT1" fo:language="en" fo:country="US" fo:font-weight="normal" text:rsid="00204674" style:font-weight-asian="normal" style:font-weight-complex="normal"/>
    </style:style>
    <style:style style:name="T15" style:family="text">
      <style:text-properties fo:color="#000000" style:font-name="Thorndale AMT1" fo:font-size="10.5pt" fo:language="en" fo:country="US" style:font-size-asian="10.5pt" style:font-name-complex="Thorndale AMT1" style:font-size-complex="10.5pt"/>
    </style:style>
    <style:style style:name="T16" style:family="text">
      <style:text-properties fo:color="#000000" style:font-name="Thorndale AMT1" fo:font-size="10.5pt" fo:language="en" fo:country="US" text:rsid="0019b9ae" style:font-size-asian="10.5pt" style:font-name-complex="Thorndale AMT1" style:font-size-complex="10.5pt"/>
    </style:style>
    <style:style style:name="T17" style:family="text">
      <style:text-properties fo:color="#000000" style:font-name="Thorndale AMT1" fo:font-size="10.5pt" fo:language="en" fo:country="US" text:rsid="001d6cda" style:font-size-asian="10.5pt" style:font-name-complex="Thorndale AMT1" style:font-size-complex="10.5pt"/>
    </style:style>
    <style:style style:name="T18" style:family="text">
      <style:text-properties fo:color="#000000" style:font-name="Thorndale AMT1" fo:font-size="10.5pt" fo:language="en" fo:country="US" text:rsid="001e5cb3" style:font-size-asian="10.5pt" style:font-name-complex="Thorndale AMT1" style:font-size-complex="10.5pt"/>
    </style:style>
    <style:style style:name="T19" style:family="text">
      <style:text-properties fo:color="#000000" style:font-name="Times New Roman" fo:font-size="10.5pt" fo:language="en" fo:country="US" fo:font-weight="normal" text:rsid="002a1bef" style:font-size-asian="10.5pt" style:font-weight-asian="normal" style:font-size-complex="10.5pt" style:font-weight-complex="normal"/>
    </style:style>
    <style:style style:name="T20" style:family="text">
      <style:text-properties fo:color="#000000"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T21" style:family="text">
      <style:text-properties fo:color="#000000" style:font-name="Thorndale AMT1"/>
    </style:style>
    <style:style style:name="T22" style:family="text">
      <style:text-properties fo:color="#000000" style:font-name="Thorndale AMT1" fo:font-size="10.5pt" fo:font-weight="bold" style:font-size-asian="10.5pt" style:font-weight-asian="bold" style:font-size-complex="10.5pt" style:font-weight-complex="bold"/>
    </style:style>
    <style:style style:name="T23" style:family="text">
      <style:text-properties fo:color="#000000" style:font-name="Thorndale AMT1" fo:font-size="10.5pt" style:font-size-asian="10.5pt" style:font-size-complex="10.5pt"/>
    </style:style>
    <style:style style:name="T24" style:family="text">
      <style:text-properties fo:color="#000000" style:font-name="Thorndale AMT1" fo:font-size="10.5pt" fo:language="en" fo:country="US" style:font-size-asian="10.5pt" style:font-size-complex="10.5pt"/>
    </style:style>
    <style:style style:name="T25" style:family="text">
      <style:text-properties fo:color="#000000" style:font-name="Thorndale AMT1" fo:font-size="10.5pt" fo:language="en" fo:country="US" fo:font-weight="bold" style:font-size-asian="10.5pt" style:font-weight-asian="bold" style:font-size-complex="10.5pt" style:font-weight-complex="bold"/>
    </style:style>
    <style:style style:name="T26" style:family="text">
      <style:text-properties fo:color="#000000" style:font-name="Thorndale AMT1" fo:font-size="10.5pt" fo:language="en" fo:country="US" fo:font-style="normal" style:font-size-asian="10.5pt" style:font-style-asian="normal" style:font-size-complex="10.5pt" style:font-style-complex="normal"/>
    </style:style>
    <style:style style:name="T27" style:family="text">
      <style:text-properties fo:color="#000000" style:font-name="Thorndale AMT1" fo:font-size="10.5pt" fo:language="en" fo:country="US" fo:font-weight="normal" style:font-size-asian="10.5pt" style:font-weight-asian="normal" style:font-size-complex="10.5pt" style:font-weight-complex="normal"/>
    </style:style>
    <style:style style:name="T28" style:family="text">
      <style:text-properties fo:color="#000000" style:font-name="Thorndale AMT1" fo:font-size="10.5pt" fo:font-weight="normal" text:rsid="002890b9" style:font-size-asian="10.5pt" style:font-weight-asian="normal" style:font-size-complex="10.5pt" style:font-weight-complex="normal"/>
    </style:style>
    <style:style style:name="T29" style:family="text">
      <style:text-properties fo:color="#000000" style:font-name="Thorndale AMT1" fo:language="en" fo:country="US"/>
    </style:style>
    <style:style style:name="T30" style:family="text">
      <style:text-properties fo:color="#000000" style:font-name="Thorndale AMT1" fo:language="en" fo:country="US" fo:font-weight="normal" style:font-weight-asian="normal" style:font-weight-complex="normal"/>
    </style:style>
    <style:style style:name="T31" style:family="text">
      <style:text-properties fo:color="#000000" style:font-name="Thorndale AMT1" fo:language="en" fo:country="US" fo:font-weight="normal" style:font-name-asian="Times New Roman" style:font-weight-asian="normal" style:font-name-complex="Times New Roman" style:font-weight-complex="normal"/>
    </style:style>
    <style:style style:name="T32" style:family="text">
      <style:text-properties fo:color="#000000" style:font-name="Thorndale AMT1" fo:language="en" fo:country="US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3" style:family="text">
      <style:text-properties fo:color="#000000" style:font-name="Thorndale AMT1" fo:language="en" fo:country="US" fo:font-weight="bold" style:font-weight-asian="bold" style:font-weight-complex="bold"/>
    </style:style>
    <style:style style:name="T34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35" style:family="text">
      <style:text-properties fo:color="#000000" fo:font-size="10.5pt" style:font-size-asian="10.5pt" style:font-size-complex="10.5pt"/>
    </style:style>
    <style:style style:name="T36" style:family="text">
      <style:text-properties fo:color="#000000" fo:font-size="10.5pt" fo:font-weight="normal" style:font-size-asian="10.5pt" style:font-weight-asian="normal" style:font-size-complex="10.5pt" style:font-weight-complex="normal"/>
    </style:style>
    <style:style style:name="T37" style:family="text">
      <style:text-properties fo:color="#000000" fo:font-size="10.5pt" fo:font-weight="normal" text:rsid="002890b9" style:font-size-asian="10.5pt" style:font-weight-asian="normal" style:font-size-complex="10.5pt" style:font-weight-complex="normal"/>
    </style:style>
    <style:style style:name="T38" style:family="text">
      <style:text-properties fo:color="#000000" fo:font-size="10.5pt" fo:font-weight="normal" text:rsid="00295a21" style:font-size-asian="10.5pt" style:font-weight-asian="normal" style:font-size-complex="10.5pt" style:font-weight-complex="normal"/>
    </style:style>
    <style:style style:name="T39" style:family="text">
      <style:text-properties fo:color="#000000" fo:font-weight="normal" style:font-weight-asian="normal" style:font-weight-complex="normal"/>
    </style:style>
    <style:style style:name="T40" style:family="text">
      <style:text-properties fo:color="#000000" fo:font-weight="normal" text:rsid="002890b9" style:font-weight-asian="normal" style:font-weight-complex="normal"/>
    </style:style>
    <style:style style:name="T41" style:family="text">
      <style:text-properties style:font-name="Thorndale AMT1"/>
    </style:style>
    <style:style style:name="T42" style:family="text">
      <style:text-properties style:font-name="Thorndale AMT1" text:rsid="001a66fd" style:font-name-complex="Thorndale AMT1"/>
    </style:style>
    <style:style style:name="T43" style:family="text">
      <style:text-properties style:font-name="Thorndale AMT1" text:rsid="001e5cb3" style:font-name-complex="Thorndale AMT1"/>
    </style:style>
    <style:style style:name="T44" style:family="text">
      <style:text-properties fo:color="#943634"/>
    </style:style>
    <style:style style:name="T45" style:family="text">
      <style:text-properties fo:color="#943634" fo:font-weight="normal" style:font-weight-asian="normal" style:font-weight-complex="normal"/>
    </style:style>
    <style:style style:name="T46" style:family="text">
      <style:text-properties fo:color="#943634" fo:font-weight="normal" text:rsid="00204674" style:font-weight-asian="normal" style:font-weight-complex="normal"/>
    </style:style>
    <style:style style:name="T47" style:family="text">
      <style:text-properties fo:color="#943634" style:font-name="Thorndale AMT1" fo:font-size="10.5pt" fo:font-weight="normal" style:font-size-asian="10.5pt" style:font-weight-asian="normal" style:font-name-complex="Thorndale AMT1" style:font-size-complex="10.5pt" style:font-weight-complex="normal"/>
    </style:style>
    <style:style style:name="T48" style:family="text"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T49" style:family="text">
      <style:text-properties fo:color="#943634" style:font-name="Thorndale AMT1" fo:font-size="10.5pt" fo:font-weight="bold" style:font-size-asian="10.5pt" style:font-weight-asian="bold" style:font-name-complex="Thorndale AMT1" style:font-size-complex="10.5pt" style:font-weight-complex="bold"/>
    </style:style>
    <style:style style:name="T50" style:family="text">
      <style:text-properties fo:color="#943634" style:font-name="Thorndale AMT1" fo:font-size="10.5pt" fo:font-weight="bold" text:rsid="0019b9ae" style:font-size-asian="10.5pt" style:font-weight-asian="bold" style:font-name-complex="Thorndale AMT1" style:font-size-complex="10.5pt" style:font-weight-complex="bold"/>
    </style:style>
    <style:style style:name="T51" style:family="text">
      <style:text-properties fo:color="#943634" style:font-name="Thorndale AMT1" fo:font-size="10.5pt" fo:font-weight="bold" text:rsid="001a66fd" style:font-size-asian="10.5pt" style:font-weight-asian="bold" style:font-name-complex="Thorndale AMT1" style:font-size-complex="10.5pt" style:font-weight-complex="bold"/>
    </style:style>
    <style:style style:name="T52" style:family="text">
      <style:text-properties fo:color="#943634" style:font-name="Thorndale AMT1" fo:font-size="10.5pt" fo:font-weight="bold" text:rsid="001e5cb3" style:font-size-asian="10.5pt" style:font-weight-asian="bold" style:font-name-complex="Thorndale AMT1" style:font-size-complex="10.5pt" style:font-weight-complex="bold"/>
    </style:style>
    <style:style style:name="T53" style:family="text">
      <style:text-properties fo:color="#943634" style:font-name="Thorndale AMT1" fo:font-size="10.5pt" fo:font-weight="bold" text:rsid="00204674" style:font-size-asian="10.5pt" style:font-weight-asian="bold" style:font-name-complex="Thorndale AMT1" style:font-size-complex="10.5pt" style:font-weight-complex="bold"/>
    </style:style>
    <style:style style:name="T54" style:family="text">
      <style:text-properties fo:color="#943634" style:font-name="Thorndale AMT1" fo:font-size="10.5pt" style:font-size-asian="10.5pt" style:font-size-complex="10.5pt"/>
    </style:style>
    <style:style style:name="T55" style:family="text">
      <style:text-properties fo:color="#943634" style:font-name="Thorndale AMT1" fo:font-size="10.5pt" fo:language="en" fo:country="US" fo:font-weight="normal" style:font-size-asian="10.5pt" style:font-weight-asian="normal" style:font-name-complex="Thorndale AMT1" style:font-size-complex="10.5pt" style:font-weight-complex="normal"/>
    </style:style>
    <style:style style:name="T56" style:family="text">
      <style:text-properties fo:color="#943634" style:font-name="Thorndale AMT1" fo:font-size="10.5pt" fo:language="en" fo:country="US" fo:font-weight="normal" text:rsid="001d6cda" style:font-size-asian="10.5pt" style:font-weight-asian="normal" style:font-name-complex="Thorndale AMT1" style:font-size-complex="10.5pt" style:font-weight-complex="normal"/>
    </style:style>
    <style:style style:name="T57" style:family="text">
      <style:text-properties fo:color="#943634" style:font-name="Thorndale AMT1" fo:font-size="10.5pt" fo:language="en" fo:country="US" fo:font-weight="normal" text:rsid="001e5cb3" style:font-size-asian="10.5pt" style:font-weight-asian="normal" style:font-name-complex="Thorndale AMT1" style:font-size-complex="10.5pt" style:font-weight-complex="normal"/>
    </style:style>
    <style:style style:name="T58" style:family="text">
      <style:text-properties fo:color="#943634" style:font-name="Thorndale AMT1" fo:font-size="10.5pt" fo:language="en" fo:country="US" fo:font-weight="normal" text:rsid="00204674" style:font-size-asian="10.5pt" style:font-weight-asian="normal" style:font-name-complex="Thorndale AMT1" style:font-size-complex="10.5pt" style:font-weight-complex="normal"/>
    </style:style>
    <style:style style:name="T59" style:family="text">
      <style:text-properties fo:color="#943634" style:font-name="Thorndale AMT1" text:rsid="0019b9ae" style:font-name-complex="Thorndale AMT1"/>
    </style:style>
    <style:style style:name="T60" style:family="text">
      <style:text-properties fo:color="#943634" style:font-name="Thorndale AMT1" text:rsid="001a66fd" style:font-name-complex="Thorndale AMT1"/>
    </style:style>
    <style:style style:name="T61" style:family="text">
      <style:text-properties fo:color="#943634" style:font-name="Thorndale AMT1" text:rsid="00204674" style:font-name-complex="Thorndale AMT1"/>
    </style:style>
    <style:style style:name="T62" style:family="text"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T63" style:family="text"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T64" style:family="text">
      <style:text-properties fo:color="#943634" style:font-name="Thorndale AMT1" fo:font-size="10.5pt" fo:font-weight="normal" text:rsid="002a1bef" style:font-size-asian="10.5pt" style:font-weight-asian="normal" style:font-size-complex="10.5pt" style:font-weight-complex="normal"/>
    </style:style>
    <style:style style:name="T65" style:family="text">
      <style:text-properties fo:color="#943634" style:font-name="Thorndale AMT1" fo:font-weight="bold" style:font-name-asian="DejaVu Sans" style:font-weight-asian="bold" style:font-weight-complex="bold"/>
    </style:style>
    <style:style style:name="T66" style:family="text">
      <style:text-properties fo:color="#943634" style:font-name="Thorndale AMT1" fo:font-weight="bold" text:rsid="002a1bef" style:font-weight-asian="bold" style:font-weight-complex="bold"/>
    </style:style>
    <style:style style:name="T67" style:family="text">
      <style:text-properties fo:color="#943634" style:font-name="Thorndale AMT1" fo:font-weight="normal" style:font-weight-asian="normal" style:font-weight-complex="normal"/>
    </style:style>
    <style:style style:name="T68" style:family="text">
      <style:text-properties fo:color="#943634" fo:font-size="10.5pt" fo:font-weight="bold" style:font-size-asian="10.5pt" style:font-weight-asian="bold" style:font-size-complex="10.5pt" style:font-weight-complex="bold"/>
    </style:style>
    <style:style style:name="T69" style:family="text">
      <style:text-properties fo:color="#943634" fo:font-size="10.5pt" style:font-size-asian="10.5pt" style:font-size-complex="10.5pt"/>
    </style:style>
    <style:style style:name="T70" style:family="text">
      <style:text-properties fo:color="#943634" fo:font-size="10.5pt" style:font-size-asian="10.5pt" style:font-size-complex="10.5pt" style:font-weight-complex="bold"/>
    </style:style>
    <style:style style:name="T71" style:family="text">
      <style:text-properties fo:color="#943634" fo:font-size="10.5pt" text:rsid="00215355" style:font-size-asian="10.5pt" style:font-size-complex="10.5pt"/>
    </style:style>
    <style:style style:name="T72" style:family="text">
      <style:text-properties fo:color="#943634" fo:font-size="10.5pt" fo:font-weight="normal" style:font-size-asian="10.5pt" style:font-weight-asian="normal" style:font-size-complex="10.5pt" style:font-weight-complex="normal"/>
    </style:style>
    <style:style style:name="T73" style:family="text">
      <style:text-properties fo:color="#943634" fo:font-size="10.5pt" fo:font-weight="normal" text:rsid="00204674" style:font-size-asian="10.5pt" style:font-weight-asian="normal" style:font-size-complex="10.5pt" style:font-weight-complex="normal"/>
    </style:style>
    <style:style style:name="T74" style:family="text">
      <style:text-properties fo:color="#943634" fo:font-size="10.5pt" fo:font-weight="normal" text:rsid="0020d07c" style:font-size-asian="10.5pt" style:font-weight-asian="normal" style:font-size-complex="10.5pt" style:font-weight-complex="normal"/>
    </style:style>
    <style:style style:name="T75" style:family="text">
      <style:text-properties fo:color="#943634" fo:font-size="10.5pt" fo:font-weight="normal" text:rsid="00295a21" style:font-size-asian="10.5pt" style:font-weight-asian="normal" style:font-size-complex="10.5pt" style:font-weight-complex="normal"/>
    </style:style>
    <style:style style:name="T76" style:family="text">
      <style:text-properties fo:color="#943634" fo:font-size="10.5pt" style:text-underline-style="none" fo:font-weight="bold" style:font-size-asian="10.5pt" style:font-weight-asian="bold" style:font-size-complex="10.5pt" style:font-weight-complex="bold"/>
    </style:style>
    <style:style style:name="T77" style:family="text">
      <style:text-properties fo:color="#943634" fo:font-weight="bold" style:font-weight-asian="bold" style:font-weight-complex="bold"/>
    </style:style>
    <style:style style:name="T78" style:family="text">
      <style:text-properties fo:color="#943634" style:font-name="Arial" style:font-name-asian="DejaVu Sans"/>
    </style:style>
    <style:style style:name="T79" style:family="text">
      <style:text-properties fo:color="#943634" style:font-name="Arial" fo:font-weight="bold" style:font-name-asian="DejaVu Sans" style:font-weight-asian="bold" style:font-weight-complex="bold"/>
    </style:style>
    <style:style style:name="T80" style:family="text">
      <style:text-properties fo:color="#943634" fo:language="en" fo:country="US" fo:font-weight="normal" style:font-weight-asian="normal" style:font-weight-complex="normal"/>
    </style:style>
    <style:style style:name="T81" style:family="text">
      <style:text-properties fo:color="#943634" style:font-name="DejaVu Sans" fo:font-size="10.5pt" fo:font-weight="bold" style:font-size-asian="10.5pt" style:font-weight-asian="bold" style:font-size-complex="10.5pt" style:font-weight-complex="bold"/>
    </style:style>
    <style:style style:name="T82" style:family="text">
      <style:text-properties fo:color="#943634" style:font-name="Times New Roman" fo:font-weight="normal" style:font-weight-asian="normal" style:font-name-complex="Times New Roman" style:font-weight-complex="normal"/>
    </style:style>
    <style:style style:name="T83" style:family="text">
      <style:text-properties fo:color="#943634" style:font-name="Times New Roman" style:font-name-complex="Times New Roman"/>
    </style:style>
    <style:style style:name="T84" style:family="text">
      <style:text-properties fo:color="#943634" text:rsid="0019b9ae"/>
    </style:style>
    <style:style style:name="T85" style:family="text">
      <style:text-properties fo:color="#943634" text:rsid="0020d07c"/>
    </style:style>
    <style:style style:name="T86" style:family="text">
      <style:text-properties fo:color="#943634" text:rsid="00295a21"/>
    </style:style>
    <style:style style:name="T87" style:family="text">
      <style:text-properties fo:color="#99284c" style:font-name="Thorndale AMT1" fo:font-size="10.5pt" fo:font-weight="bold" style:font-size-asian="10.5pt" style:font-weight-asian="bold" style:font-size-complex="10.5pt"/>
    </style:style>
    <style:style style:name="T88" style:family="text">
      <style:text-properties fo:color="#99284c" style:font-name="Thorndale AMT1" fo:font-size="10.5pt" fo:font-weight="bold" style:font-size-asian="10.5pt" style:font-weight-asian="bold" style:font-size-complex="10.5pt" style:font-weight-complex="bold"/>
    </style:style>
    <style:style style:name="T89" style:family="text">
      <style:text-properties fo:color="#99284c" style:font-name="Thorndale AMT1" fo:font-size="10.5pt" fo:font-weight="bold" text:rsid="00232924" style:font-size-asian="10.5pt" style:font-weight-asian="bold" style:font-size-complex="10.5pt" style:font-weight-complex="bold"/>
    </style:style>
    <style:style style:name="T90" style:family="text">
      <style:text-properties fo:color="#99284c" style:font-name="Thorndale AMT1" fo:font-size="10.5pt" fo:font-weight="bold" text:rsid="00249ded" style:font-size-asian="10.5pt" style:font-weight-asian="bold" style:font-size-complex="10.5pt" style:font-weight-complex="bold"/>
    </style:style>
    <style:style style:name="T91" style:family="text">
      <style:text-properties fo:color="#99284c" style:font-name="Thorndale AMT1" fo:font-size="10.5pt" fo:font-weight="bold" text:rsid="002540d4" style:font-size-asian="10.5pt" style:font-weight-asian="bold" style:font-size-complex="10.5pt" style:font-weight-complex="bold"/>
    </style:style>
    <style:style style:name="T92" style:family="text">
      <style:text-properties fo:color="#99284c" style:font-name="Thorndale AMT1" fo:font-size="10.5pt" fo:font-weight="bold" text:rsid="00259e77" style:font-size-asian="10.5pt" style:font-weight-asian="bold" style:font-size-complex="10.5pt" style:font-weight-complex="bold"/>
    </style:style>
    <style:style style:name="T93" style:family="text">
      <style:text-properties fo:color="#99284c" style:font-name="Thorndale AMT1" fo:font-size="10.5pt" fo:font-weight="bold" text:rsid="00264cf5" style:font-size-asian="10.5pt" style:font-weight-asian="bold" style:font-size-complex="10.5pt" style:font-weight-complex="bold"/>
    </style:style>
    <style:style style:name="T94" style:family="text">
      <style:text-properties fo:color="#99284c" style:font-name="Thorndale AMT1" fo:font-size="10.5pt" fo:font-weight="bold" text:rsid="00295a21" style:font-size-asian="10.5pt" style:font-weight-asian="bold" style:font-size-complex="10.5pt" style:font-weight-complex="bold"/>
    </style:style>
    <style:style style:name="T95" style:family="text">
      <style:text-properties fo:color="#99284c" style:font-name="Thorndale AMT1" fo:font-size="10.5pt" fo:font-weight="bold" text:rsid="002a1bef" style:font-size-asian="10.5pt" style:font-weight-asian="bold" style:font-size-complex="10.5pt" style:font-weight-complex="bold"/>
    </style:style>
    <style:style style:name="T96" style:family="text">
      <style:text-properties fo:color="#99284c" style:font-name="Thorndale AMT1" fo:font-size="10.5pt" fo:font-weight="bold" text:rsid="002a1bef" style:font-size-asian="10.5pt" style:font-weight-asian="bold" style:font-size-complex="10.5pt"/>
    </style:style>
    <style:style style:name="T97" style:family="text">
      <style:text-properties fo:color="#99284c" style:font-name="Thorndale AMT1" fo:font-size="10.5pt" fo:font-weight="normal" style:font-size-asian="10.5pt" style:font-weight-asian="normal" style:font-size-complex="10.5pt" style:font-weight-complex="normal"/>
    </style:style>
    <style:style style:name="T98" style:family="text">
      <style:text-properties fo:color="#99284c" style:font-name="Thorndale AMT1" fo:font-size="10.5pt" fo:font-weight="normal" text:rsid="002540d4" style:font-size-asian="10.5pt" style:font-weight-asian="normal" style:font-size-complex="10.5pt" style:font-weight-complex="normal"/>
    </style:style>
    <style:style style:name="T99" style:family="text">
      <style:text-properties fo:color="#99284c" style:font-name="Thorndale AMT1" fo:font-size="10.5pt" fo:font-weight="normal" text:rsid="00259e77" style:font-size-asian="10.5pt" style:font-weight-asian="normal" style:font-size-complex="10.5pt" style:font-weight-complex="normal"/>
    </style:style>
    <style:style style:name="T100" style:family="text">
      <style:text-properties fo:color="#99284c" style:font-name="Thorndale AMT1" fo:font-size="10.5pt" fo:font-weight="normal" text:rsid="00264cf5" style:font-size-asian="10.5pt" style:font-weight-asian="normal" style:font-size-complex="10.5pt" style:font-weight-complex="normal"/>
    </style:style>
    <style:style style:name="T101" style:family="text">
      <style:text-properties fo:color="#99284c" style:font-name="Thorndale AMT1" fo:font-size="10.5pt" fo:font-weight="normal" text:rsid="002a1bef" style:font-size-asian="10.5pt" style:font-weight-asian="normal" style:font-size-complex="10.5pt" style:font-weight-complex="normal"/>
    </style:style>
    <style:style style:name="T102" style:family="text">
      <style:text-properties fo:color="#99284c" style:font-name="Thorndale AMT1" fo:font-size="10.5pt" fo:font-weight="normal" style:font-name-asian="Times New Roman" style:font-size-asian="10.5pt" style:font-weight-asian="normal" style:font-name-complex="Times New Roman" style:font-size-complex="10.5pt" style:font-weight-complex="normal"/>
    </style:style>
    <style:style style:name="T103" style:family="text">
      <style:text-properties fo:color="#99284c" style:font-name="Thorndale AMT1" fo:font-size="10.5pt" fo:font-weight="normal" text:rsid="00259e77" style:font-name-asian="Times New Roman" style:font-size-asian="10.5pt" style:font-weight-asian="normal" style:font-name-complex="Times New Roman" style:font-size-complex="10.5pt" style:font-weight-complex="normal"/>
    </style:style>
    <style:style style:name="T104" style:family="text">
      <style:text-properties fo:color="#99284c" style:font-name="Thorndale AMT1" fo:font-size="10.5pt" fo:language="en" fo:country="US" fo:font-weight="bold" style:font-size-asian="10.5pt" style:font-weight-asian="bold" style:font-size-complex="10.5pt" style:font-weight-complex="bold"/>
    </style:style>
    <style:style style:name="T105" style:family="text">
      <style:text-properties fo:color="#99284c" style:font-name="Thorndale AMT1" text:rsid="002a1bef"/>
    </style:style>
    <style:style style:name="T106" style:family="text">
      <style:text-properties fo:color="#99284c" fo:font-size="10.5pt" fo:font-weight="bold" style:font-size-asian="10.5pt" style:font-weight-asian="bold" style:font-size-complex="10.5pt"/>
    </style:style>
    <style:style style:name="T107" style:family="text">
      <style:text-properties fo:color="#99284c" fo:font-size="10.5pt" fo:font-weight="bold" style:font-size-asian="10.5pt" style:font-weight-asian="bold" style:font-size-complex="10.5pt" style:font-weight-complex="bold"/>
    </style:style>
    <style:style style:name="T108" style:family="text">
      <style:text-properties fo:color="#99284c" fo:font-size="10.5pt" fo:font-weight="bold" text:rsid="0020d07c" style:font-size-asian="10.5pt" style:font-weight-asian="bold" style:font-size-complex="10.5pt" style:font-weight-complex="bold"/>
    </style:style>
    <style:style style:name="T109" style:family="text">
      <style:text-properties fo:color="#99284c" fo:font-size="10.5pt" fo:font-weight="bold" text:rsid="00232924" style:font-size-asian="10.5pt" style:font-weight-asian="bold" style:font-size-complex="10.5pt" style:font-weight-complex="bold"/>
    </style:style>
    <style:style style:name="T110" style:family="text">
      <style:text-properties fo:color="#99284c" fo:font-size="10.5pt" fo:font-weight="bold" text:rsid="00204674" style:font-size-asian="10.5pt" style:font-weight-asian="bold" style:font-size-complex="10.5pt" style:font-weight-complex="bold"/>
    </style:style>
    <style:style style:name="T111" style:family="text">
      <style:text-properties fo:color="#99284c" fo:font-size="10.5pt" fo:font-weight="bold" text:rsid="00234f71" style:font-size-asian="10.5pt" style:font-weight-asian="bold" style:font-size-complex="10.5pt" style:font-weight-complex="bold"/>
    </style:style>
    <style:style style:name="T112" style:family="text">
      <style:text-properties fo:color="#99284c" fo:font-size="10.5pt" fo:font-weight="bold" text:rsid="00249ded" style:font-size-asian="10.5pt" style:font-weight-asian="bold" style:font-size-complex="10.5pt" style:font-weight-complex="bold"/>
    </style:style>
    <style:style style:name="T113" style:family="text">
      <style:text-properties fo:color="#99284c" fo:font-size="10.5pt" fo:font-weight="bold" text:rsid="00264cf5" style:font-size-asian="10.5pt" style:font-weight-asian="bold" style:font-size-complex="10.5pt" style:font-weight-complex="bold"/>
    </style:style>
    <style:style style:name="T114" style:family="text">
      <style:text-properties fo:color="#99284c" fo:font-size="10.5pt" fo:font-weight="bold" text:rsid="002836fe" style:font-size-asian="10.5pt" style:font-weight-asian="bold" style:font-size-complex="10.5pt" style:font-weight-complex="bold"/>
    </style:style>
    <style:style style:name="T115" style:family="text">
      <style:text-properties fo:color="#99284c" fo:font-size="10.5pt" fo:font-weight="normal" style:font-size-asian="10.5pt" style:font-weight-asian="normal" style:font-size-complex="10.5pt" style:font-weight-complex="normal"/>
    </style:style>
    <style:style style:name="T116" style:family="text">
      <style:text-properties fo:color="#99284c" fo:font-size="10.5pt" fo:font-weight="normal" text:rsid="0020d07c" style:font-size-asian="10.5pt" style:font-weight-asian="normal" style:font-size-complex="10.5pt" style:font-weight-complex="normal"/>
    </style:style>
    <style:style style:name="T117" style:family="text">
      <style:text-properties fo:color="#99284c" fo:font-size="10.5pt" fo:font-weight="normal" text:rsid="00232924" style:font-size-asian="10.5pt" style:font-weight-asian="normal" style:font-size-complex="10.5pt" style:font-weight-complex="normal"/>
    </style:style>
    <style:style style:name="T118" style:family="text">
      <style:text-properties fo:color="#99284c" fo:font-size="10.5pt" fo:font-weight="normal" text:rsid="00234f71" style:font-size-asian="10.5pt" style:font-weight-asian="normal" style:font-size-complex="10.5pt" style:font-weight-complex="normal"/>
    </style:style>
    <style:style style:name="T119" style:family="text">
      <style:text-properties fo:color="#99284c" fo:font-size="10.5pt" fo:font-weight="normal" text:rsid="00249ded" style:font-size-asian="10.5pt" style:font-weight-asian="normal" style:font-size-complex="10.5pt" style:font-weight-complex="normal"/>
    </style:style>
    <style:style style:name="T120" style:family="text">
      <style:text-properties fo:color="#99284c" fo:font-size="10.5pt" fo:font-weight="normal" text:rsid="00264cf5" style:font-size-asian="10.5pt" style:font-weight-asian="normal" style:font-size-complex="10.5pt" style:font-weight-complex="normal"/>
    </style:style>
    <style:style style:name="T121" style:family="text">
      <style:text-properties fo:color="#99284c" fo:font-size="10.5pt" fo:font-weight="normal" text:rsid="002836fe" style:font-size-asian="10.5pt" style:font-weight-asian="normal" style:font-size-complex="10.5pt" style:font-weight-complex="normal"/>
    </style:style>
    <style:style style:name="T122" style:family="text">
      <style:text-properties fo:color="#99284c" fo:font-size="10.5pt" style:font-size-asian="10.5pt" style:font-size-complex="10.5pt"/>
    </style:style>
    <style:style style:name="T123" style:family="text">
      <style:text-properties fo:color="#99284c" fo:font-size="10.5pt" text:rsid="00215355" style:font-size-asian="10.5pt" style:font-size-complex="10.5pt"/>
    </style:style>
    <style:style style:name="T124" style:family="text">
      <style:text-properties fo:color="#99284c" fo:font-size="10.5pt" text:rsid="00234f71" style:font-size-asian="10.5pt" style:font-size-complex="10.5pt"/>
    </style:style>
    <style:style style:name="T125" style:family="text">
      <style:text-properties fo:color="#99284c" fo:font-size="10.5pt" text:rsid="00264cf5" style:font-size-asian="10.5pt" style:font-size-complex="10.5pt"/>
    </style:style>
    <style:style style:name="T126" style:family="text">
      <style:text-properties fo:color="#99284c" fo:font-size="10.5pt" text:rsid="002836fe" style:font-size-asian="10.5pt" style:font-size-complex="10.5pt"/>
    </style:style>
    <style:style style:name="T127" style:family="text">
      <style:text-properties fo:color="#99284c" fo:font-size="10.5pt" fo:language="en" fo:country="US" fo:font-weight="bold" style:font-size-asian="10.5pt" style:font-weight-asian="bold" style:font-size-complex="10.5pt" style:font-weight-complex="bold"/>
    </style:style>
    <style:style style:name="T128" style:family="text">
      <style:text-properties fo:color="#99284c" fo:font-weight="normal" style:font-weight-asian="normal" style:font-weight-complex="normal"/>
    </style:style>
    <style:style style:name="T129" style:family="text">
      <style:text-properties fo:color="#99284c" fo:font-weight="normal" text:rsid="0020d07c" style:font-weight-asian="normal" style:font-weight-complex="normal"/>
    </style:style>
    <style:style style:name="T130" style:family="text">
      <style:text-properties fo:color="#99284c" fo:font-weight="normal" text:rsid="00234f71" style:font-weight-asian="normal" style:font-weight-complex="normal"/>
    </style:style>
    <style:style style:name="T131" style:family="text">
      <style:text-properties fo:color="#99284c" fo:font-weight="normal" text:rsid="00249ded" style:font-weight-asian="normal" style:font-weight-complex="normal"/>
    </style:style>
    <style:style style:name="T132" style:family="text">
      <style:text-properties fo:color="#99284c" fo:font-weight="bold" style:font-weight-asian="bold" style:font-weight-complex="bold"/>
    </style:style>
    <style:style style:name="T133" style:family="text">
      <style:text-properties fo:color="#99284c" style:font-name="Times New Roman" fo:font-size="10.5pt" fo:font-weight="normal" style:font-name-asian="Times New Roman" style:font-size-asian="10.5pt" style:font-weight-asian="normal" style:font-name-complex="Times New Roman" style:font-size-complex="10.5pt" style:font-weight-complex="normal"/>
    </style:style>
    <style:style style:name="T134" style:family="text">
      <style:text-properties fo:color="#99284c" style:font-name="Times New Roman" fo:font-size="10.5pt" fo:font-weight="normal" text:rsid="00232924" style:font-name-asian="Times New Roman" style:font-size-asian="10.5pt" style:font-weight-asian="normal" style:font-name-complex="Times New Roman" style:font-size-complex="10.5pt" style:font-weight-complex="normal"/>
    </style:style>
    <style:style style:name="T135" style:family="text">
      <style:text-properties fo:color="#99284c" style:font-name="Times New Roman" fo:font-size="10.5pt" fo:font-weight="normal" text:rsid="00259e77" style:font-name-asian="Times New Roman" style:font-size-asian="10.5pt" style:font-weight-asian="normal" style:font-name-complex="Times New Roman" style:font-size-complex="10.5pt" style:font-weight-complex="normal"/>
    </style:style>
    <style:style style:name="T136" style:family="text">
      <style:text-properties fo:color="#99284c" style:font-name="Times New Roman" fo:font-size="10.5pt" fo:font-weight="normal" text:rsid="00264cf5" style:font-name-asian="Times New Roman" style:font-size-asian="10.5pt" style:font-weight-asian="normal" style:font-name-complex="Times New Roman" style:font-size-complex="10.5pt" style:font-weight-complex="normal"/>
    </style:style>
    <style:style style:name="T137" style:family="text">
      <style:text-properties fo:color="#99284c" style:font-name="Times New Roman" fo:font-weight="normal" style:font-name-asian="Times New Roman" style:font-weight-asian="normal" style:font-name-complex="Times New Roman" style:font-weight-complex="normal"/>
    </style:style>
    <style:style style:name="T138" style:family="text">
      <style:text-properties fo:color="#99284c" style:font-name="Times New Roman" fo:font-weight="normal" text:rsid="00234f71" style:font-name-asian="Times New Roman" style:font-weight-asian="normal" style:font-name-complex="Times New Roman" style:font-weight-complex="normal"/>
    </style:style>
    <style:style style:name="T139" style:family="text">
      <style:text-properties fo:color="#99284c" style:font-name="DejaVu Sans" fo:font-size="10.5pt" fo:font-weight="bold" style:font-size-asian="10.5pt" style:font-weight-asian="bold" style:font-size-complex="10.5pt" style:font-weight-complex="bold"/>
    </style:style>
    <style:style style:name="T140" style:family="text">
      <style:text-properties fo:color="#99284c" text:rsid="002836fe"/>
    </style:style>
    <style:style style:name="T141" style:family="text">
      <style:text-properties style:font-name="Times New Roman"/>
    </style:style>
    <style:style style:name="T142" style:family="text">
      <style:text-properties style:font-name="Times New Roman" fo:font-weight="normal" style:font-name-asian="Times New Roman" style:font-weight-asian="normal" style:font-name-complex="Times New Roman" style:font-weight-complex="normal"/>
    </style:style>
    <style:style style:name="T143" style:family="text">
      <style:text-properties style:font-name="Times New Roman" fo:font-weight="normal" text:rsid="00232924" style:font-name-asian="Times New Roman" style:font-weight-asian="normal" style:font-name-complex="Times New Roman" style:font-weight-complex="normal"/>
    </style:style>
    <style:style style:name="T144" style:family="text">
      <style:text-properties style:font-name="Times New Roman" fo:font-weight="normal" text:rsid="00234f71" style:font-name-asian="Times New Roman" style:font-weight-asian="normal" style:font-name-complex="Times New Roman" style:font-weight-complex="normal"/>
    </style:style>
    <style:style style:name="T145" style:family="text">
      <style:text-properties style:font-name="Times New Roman" fo:font-weight="normal" text:rsid="002540d4" style:font-name-asian="Times New Roman" style:font-weight-asian="normal" style:font-name-complex="Times New Roman" style:font-weight-complex="normal"/>
    </style:style>
    <style:style style:name="T146" style:family="text">
      <style:text-properties style:font-name="Times New Roman" fo:font-weight="normal" style:font-weight-asian="normal" style:font-weight-complex="normal"/>
    </style:style>
    <style:style style:name="T147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148" style:family="text">
      <style:text-properties style:font-name="Times New Roman" fo:font-size="10.5pt" style:font-size-asian="10.5pt" style:font-size-complex="10.5pt"/>
    </style:style>
    <style:style style:name="T149" style:family="text">
      <style:text-properties style:font-name="Times New Roman" fo:font-weight="bold" style:font-weight-asian="bold" style:font-weight-complex="bold"/>
    </style:style>
    <style:style style:name="T150" style:family="text">
      <style:text-properties fo:color="#ff0000" fo:font-weight="normal" style:font-weight-asian="normal" style:font-weight-complex="normal"/>
    </style:style>
    <style:style style:name="T151" style:family="text">
      <style:text-properties fo:color="#ff0000" style:font-name="Thorndale AMT1" fo:language="en" fo:country="US"/>
    </style:style>
    <style:style style:name="T152" style:family="text">
      <style:text-properties fo:color="#ff0000" style:font-name="Thorndale AMT1" fo:language="en" fo:country="US" fo:font-weight="bold" style:font-weight-asian="bold" style:font-weight-complex="bold"/>
    </style:style>
    <style:style style:name="T153" style:family="text">
      <style:text-properties fo:color="#ff0000" style:font-name="Thorndale AMT1" fo:font-size="10.5pt" fo:font-weight="bold" style:font-size-asian="10.5pt" style:font-weight-asian="bold" style:font-size-complex="10.5pt" style:font-weight-complex="bold"/>
    </style:style>
    <style:style style:name="T154" style:family="text">
      <style:text-properties fo:color="#ff0000" fo:font-weight="bold" style:font-weight-asian="bold" style:font-name-complex="Thorndale AMT1" style:font-weight-complex="bold"/>
    </style:style>
    <style:style style:name="T155" style:family="text">
      <style:text-properties fo:color="#ff0000" style:font-name="Thorndale AMT1" fo:font-size="10.5pt" fo:language="en" fo:country="US" fo:font-weight="bold" style:font-size-asian="10.5pt" style:font-weight-asian="bold" style:font-name-complex="Thorndale AMT1" style:font-size-complex="10.5pt" style:font-weight-complex="bold"/>
    </style:style>
    <style:style style:name="T156" style:family="text">
      <style:text-properties style:font-name="Thorndale AMT1"/>
    </style:style>
    <style:style style:name="T157" style:family="text">
      <style:text-properties style:font-name="Thorndale AMT1" fo:font-weight="normal" style:font-weight-asian="normal" style:font-weight-complex="normal"/>
    </style:style>
    <style:style style:name="T158" style:family="text">
      <style:text-properties style:font-name="Thorndale AMT1" fo:font-weight="normal" text:rsid="002a1bef" style:font-weight-asian="normal" style:font-weight-complex="normal"/>
    </style:style>
    <style:style style:name="T159" style:family="text">
      <style:text-properties style:font-name="Thorndale AMT1" fo:font-size="10.5pt" fo:font-weight="normal" style:font-size-asian="10.5pt" style:font-weight-asian="normal" style:font-size-complex="10.5pt" style:font-weight-complex="normal"/>
    </style:style>
    <style:style style:name="T160" style:family="text">
      <style:text-properties fo:language="en" fo:country="US"/>
    </style:style>
    <style:style style:name="T161" style:family="text">
      <style:text-properties fo:language="en" fo:country="US" fo:font-weight="normal" style:font-weight-asian="normal" style:font-weight-complex="normal"/>
    </style:style>
    <style:style style:name="T162" style:family="text">
      <style:text-properties fo:language="en" fo:country="US" fo:font-weight="normal" text:rsid="001d6cda" style:font-weight-asian="normal" style:font-weight-complex="normal"/>
    </style:style>
    <style:style style:name="T163" style:family="text">
      <style:text-properties fo:language="en" fo:country="US" fo:font-weight="normal" text:rsid="001e5cb3" style:font-weight-asian="normal" style:font-weight-complex="normal"/>
    </style:style>
    <style:style style:name="T164" style:family="text">
      <style:text-properties style:text-position="sub 65%" fo:font-weight="normal" style:font-weight-asian="normal" style:font-weight-complex="normal"/>
    </style:style>
    <style:style style:name="T165" style:family="text">
      <style:text-properties style:text-position="sub 65%" style:font-name="Times New Roman" fo:font-size="10.5pt" style:font-size-asian="10.5pt" style:font-size-complex="10.5pt"/>
    </style:style>
    <style:style style:name="T166" style:family="text">
      <style:text-properties fo:font-size="10.5pt"/>
    </style:style>
    <style:style style:name="T167" style:family="text">
      <style:text-properties fo:font-size="10.5pt" fo:font-weight="bold" style:font-size-asian="10.5pt" style:font-weight-asian="bold" style:font-size-complex="10.5pt" style:font-weight-complex="bold"/>
    </style:style>
    <style:style style:name="T168" style:family="text">
      <style:text-properties fo:font-size="10.5pt" style:font-size-asian="10.5pt" style:font-size-complex="10.5pt"/>
    </style:style>
    <style:style style:name="T169" style:family="text">
      <style:text-properties fo:font-size="10.5pt" fo:language="en" fo:country="US" style:font-size-asian="10.5pt" style:font-size-complex="10.5pt"/>
    </style:style>
    <style:style style:name="T170" style:family="text">
      <style:text-properties fo:font-size="10.5pt" text:rsid="001e5cb3"/>
    </style:style>
    <style:style style:name="T171" style:family="text">
      <style:text-properties style:text-position="-33% 100%" fo:font-size="10.5pt" style:font-size-asian="10.5pt" style:font-size-complex="10.5pt"/>
    </style:style>
    <style:style style:name="T172" style:family="text">
      <style:text-properties style:text-position="-33% 100%" fo:font-size="10.5pt" fo:language="en" fo:country="US" style:font-size-asian="10.5pt" style:font-size-complex="10.5pt"/>
    </style:style>
    <style:style style:name="T173" style:family="text">
      <style:text-properties fo:color="#800000"/>
    </style:style>
    <style:style style:name="T174" style:family="text">
      <style:text-properties fo:color="#800000" fo:font-size="10.5pt" style:font-size-asian="10.5pt" style:font-size-complex="10.5pt"/>
    </style:style>
    <style:style style:name="T175" style:family="text">
      <style:text-properties fo:color="#800000" fo:font-size="10.5pt" fo:language="en" fo:country="US" style:font-size-asian="10.5pt" style:font-size-complex="10.5pt"/>
    </style:style>
    <style:style style:name="T176" style:family="text">
      <style:text-properties fo:color="#800000" fo:language="en" fo:country="US"/>
    </style:style>
    <style:style style:name="T177" style:family="text">
      <style:text-properties text:rsid="00188ad4"/>
    </style:style>
    <style:style style:name="T178" style:family="text">
      <style:text-properties text:rsid="0019b9ae"/>
    </style:style>
    <style:style style:name="T179" style:family="text">
      <style:text-properties style:font-size-asian="10.5pt"/>
    </style:style>
    <style:style style:name="T180" style:family="text">
      <style:text-properties style:font-name-complex="Thorndale AMT1"/>
    </style:style>
    <style:style style:name="T181" style:family="text">
      <style:text-properties text:rsid="001a66fd" style:font-name-complex="Thorndale AMT1"/>
    </style:style>
    <style:style style:name="T182" style:family="text">
      <style:text-properties text:rsid="001e5cb3" style:font-name-complex="Thorndale AMT1"/>
    </style:style>
    <style:style style:name="T183" style:family="text">
      <style:text-properties style:font-size-complex="10.5pt"/>
    </style:style>
    <style:style style:name="T184" style:family="text">
      <style:text-properties style:font-weight-asian="bold"/>
    </style:style>
    <style:style style:name="T185" style:family="text">
      <style:text-properties style:font-weight-complex="bold"/>
    </style:style>
    <style:style style:name="T186" style:family="text">
      <style:text-properties text:rsid="001a66fd"/>
    </style:style>
    <style:style style:name="T187" style:family="text">
      <style:text-properties text:rsid="001b9489"/>
    </style:style>
    <style:style style:name="T188" style:family="text">
      <style:text-properties text:rsid="001e5cb3"/>
    </style:style>
    <style:style style:name="T189" style:family="text">
      <style:text-properties text:rsid="00204674"/>
    </style:style>
    <style:style style:name="T190" style:family="text">
      <style:text-properties text:rsid="0020d07c"/>
    </style:style>
    <style:style style:name="T191" style:family="text">
      <style:text-properties text:rsid="00215355"/>
    </style:style>
    <style:style style:name="T192" style:family="text">
      <style:text-properties text:rsid="00232924"/>
    </style:style>
    <style:style style:name="T193" style:family="text">
      <style:text-properties text:rsid="00234f71"/>
    </style:style>
    <style:style style:name="T194" style:family="text">
      <style:text-properties text:rsid="00249ded"/>
    </style:style>
    <style:style style:name="T195" style:family="text">
      <style:text-properties text:rsid="002836fe"/>
    </style:style>
    <style:style style:name="T196" style:family="text">
      <style:text-properties text:rsid="002890b9"/>
    </style:style>
    <style:style style:name="T197" style:family="text">
      <style:text-properties text:rsid="00295a21"/>
    </style:style>
    <style:style style:name="T198" style:family="text">
      <style:text-properties text:rsid="002a1bef"/>
    </style:style>
    <style:style style:name="T199" style:family="text">
      <style:text-properties text:rsid="002be32f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9. Esquema de traducción orientado al traductor predictivo – recursivo</text:p>
      <text:p text:style-name="P2"/>
      <text:p text:style-name="P3"/>
      <text:p text:style-name="P1">9.1. Variables globales</text:p>
      <text:p text:style-name="P2"/>
      <text:list xml:id="list1584753550" text:style-name="L1">
        <text:list-item>
          <text:p text:style-name="P7">ts: Almacena la tabla de símbolos.</text:p>
        </text:list-item>
        <text:list-item>
          <text:p text:style-name="P7">numVars: Almacena la siguiente dirección de memoria libre.</text:p>
        </text:list-item>
        <text:list-item>
          <text:p text:style-name="P8"><text:span text:style-name="T177">cod</text:span></text:p>
        </text:list-item>
        <text:list-item>
          <text:p text:style-name="P8"><text:span text:style-name="T177">n</text:span></text:p>
        </text:list-item>
        <text:list-item>
          <text:p text:style-name="P8"><text:span text:style-name="T177">etq</text:span></text:p>
        </text:list-item>
        <text:list-item>
          <text:p text:style-name="P8"><text:span text:style-name="T177">dir</text:span></text:p>
        </text:list-item>
        <text:list-item>
          <text:p text:style-name="P9"><text:span text:style-name="T187">pend</text:span></text:p>
        </text:list-item>
      </text:list>
      <text:p text:style-name="P1"/>
      <text:p text:style-name="P1"><text:span text:style-name="T3"/></text:p>
      <text:p text:style-name="P1"/>
      <text:p text:style-name="P1">9.2. Nuevas operaciones y transformación de ecuaciones semánticas</text:p>
      <text:p text:style-name="P2"/>
      <text:p text:style-name="P6">Las siguientes operaciones devuelven un booleano indicando si el Token actual corresponde a lo esperado. En función de ese resultado se puede decidir entre varias reglas de la gramática, o se pueden detectar errores en el código.</text:p>
      <text:p text:style-name="P6"/>
      <text:list xml:id="list1306694364" text:style-name="L2">
        <text:list-item>
          <text:p text:style-name="P10"><text:span text:style-name="T2">in()</text:span>: sirve para comprobar que lo siguiente es un token “in”</text:p>
        </text:list-item>
        <text:list-item>
          <text:p text:style-name="P10"><text:span text:style-name="T2">out()</text:span>: sirve para comprobar que lo siguiente es un token “out”</text:p>
        </text:list-item>
        <text:list-item>
          <text:p text:style-name="P11">Identificador(out: lex)<text:span text:style-name="T3">: reconoce el token del identificador léxico y devuelve su lexema</text:span></text:p>
        </text:list-item>
        <text:list-item>
          <text:p text:style-name="P11">dosPuntosIgual(): <text:span text:style-name="T3">reconoce :=. Afecta a InsAsignación.</text:span></text:p>
        </text:list-item>
        <text:list-item>
          <text:p text:style-name="P11">ampersand()<text:span text:style-name="T3">: reconoce &amp;. Afecta a Programa.</text:span></text:p>
        </text:list-item>
        <text:list-item>
          <text:p text:style-name="P11">puntoYComa()<text:span text:style-name="T3">: reconoce ; Afecta a Declaraciones e Instrucciones</text:span></text:p>
        </text:list-item>
        <text:list-item>
          <text:p text:style-name="P12"><text:span text:style-name="T2">barraVertical()</text:span>: reconoce |. Afecta a Instrucciones</text:p>
        </text:list-item>
        <text:list-item>
          <text:p text:style-name="P12"><text:span text:style-name="T2">AbrePar(), CierraPar()</text:span>: reconocen los paréntesis. Afectan a Instrucciones.</text:p>
        </text:list-item>
      </text:list>
      <text:p text:style-name="P4"/>
      <text:p text:style-name="P4"/>
      <text:p text:style-name="P1">9.3. Esquema <text:s/>de traducción</text:p>
      <text:p text:style-name="P1"/>
      <text:p text:style-name="P18">Programa<text:span text:style-name="T177">(out: error</text:span><text:span text:style-name="T188">1</text:span><text:span text:style-name="T177">)</text:span> → </text:p>
      <text:p text:style-name="P58">{</text:p>
      <text:p text:style-name="P61"><text:tab/><text:span text:style-name="T177">etq = longInicio+1</text:span></text:p>
      <text:p text:style-name="P61"><text:span text:style-name="T177"><text:tab/>dir = 0</text:span></text:p>
      <text:p text:style-name="P61"><text:span text:style-name="T177"><text:tab/>n = 0</text:span></text:p>
      <text:p text:style-name="P61"><text:span text:style-name="T177"><text:tab/>ts = creaTS()</text:span><text:span text:style-name="T44"><text:tab/></text:span></text:p>
      <text:p text:style-name="P61"><text:span text:style-name="T44"><text:tab/></text:span><text:span text:style-name="T84">cod = {}</text:span></text:p>
      <text:p text:style-name="P58">}</text:p>
      <text:p text:style-name="P60">Declaraciones<text:span text:style-name="T178">(out: error</text:span><text:span text:style-name="T188">2</text:span><text:span text:style-name="T178">)</text:span> </text:p>
      <text:p text:style-name="P60"><text:span text:style-name="T191">ampersand()</text:span></text:p>
      <text:p text:style-name="P59"><text:span text:style-name="T178">{</text:span></text:p>
      <text:p text:style-name="P59"><text:span text:style-name="T4"><text:tab/>cod += inicio(n,dir)</text:span></text:p>
      <text:p text:style-name="P59"><text:span text:style-name="T4"><text:tab/>cod += ir-a(etq)</text:span></text:p>
      <text:p text:style-name="P59"><text:span text:style-name="T178">}</text:span></text:p>
      <text:p text:style-name="P59">Instrucciones<text:span text:style-name="T178">(out: error</text:span><text:span text:style-name="T188">3</text:span><text:span text:style-name="T178">)</text:span></text:p>
      <text:p text:style-name="P58">{</text:p>
      <text:p text:style-name="P58"><text:tab/><text:span text:style-name="T4">cod += stop</text:span></text:p>
      <text:p text:style-name="P58"><text:span text:style-name="T4"><text:tab/></text:span><text:span text:style-name="T6">error1= error2 v error 3</text:span></text:p>
      <text:p text:style-name="P58">}</text:p>
      <text:p text:style-name="P45"><text:span text:style-name="Fuente_20_de_20_párrafo_20_predeter."><text:span text:style-name="T47"/></text:span></text:p>
      <text:p text:style-name="P45"><text:span text:style-name="Fuente_20_de_20_párrafo_20_predeter."><text:span text:style-name="T47"/></text:span></text:p>
      <text:p text:style-name="P45"><text:soft-page-break/><text:span text:style-name="Fuente_20_de_20_párrafo_20_predeter."><text:span text:style-name="T47"/></text:span></text:p>
      <text:p text:style-name="P45"><text:span text:style-name="Fuente_20_de_20_párrafo_20_predeter."><text:span text:style-name="T47"/></text:span></text:p>
      <text:p text:style-name="P45"><text:span text:style-name="Fuente_20_de_20_párrafo_20_predeter."><text:span text:style-name="T47"/></text:span></text:p>
      <text:p text:style-name="P45"><text:span text:style-name="T49">Declaraciones</text:span><text:span text:style-name="T50">(out: error</text:span><text:span text:style-name="T50">1</text:span><text:span text:style-name="T50">)</text:span><text:span text:style-name="T49"> → </text:span><text:span text:style-name="T49">Declaracion</text:span><text:bookmark-start text:name="__DdeLink__24681_2085866184"/><text:span text:style-name="T50">(out: error</text:span><text:span text:style-name="T52">2</text:span><text:span text:style-name="T50">, tam</text:span><text:span text:style-name="T52">2</text:span><text:span text:style-name="T50">, </text:span><text:span text:style-name="T51">id</text:span><text:span text:style-name="T52">2</text:span><text:span text:style-name="T51">, props</text:span><text:span text:style-name="T52">2</text:span><text:span text:style-name="T50">)</text:span><text:bookmark-end text:name="__DdeLink__24681_2085866184"/></text:p>
      <text:p text:style-name="P62">{</text:p>
      <text:p text:style-name="P45"><text:span text:style-name="Fuente_20_de_20_párrafo_20_predeter."><text:span text:style-name="T15"><text:tab/><text:tab/></text:span></text:span><text:span text:style-name="Fuente_20_de_20_párrafo_20_predeter."><text:span text:style-name="T16">dir += </text:span></text:span><text:span text:style-name="Fuente_20_de_20_párrafo_20_predeter."><text:span text:style-name="T18">tam2</text:span></text:span></text:p>
      <text:p text:style-name="P63"><text:span text:style-name="T180"><text:tab/></text:span><text:span text:style-name="T188">errorh3</text:span><text:span text:style-name="T180"> = </text:span><text:span text:style-name="T188">error2</text:span><text:span text:style-name="T180"> <text:s/>v <text:s/>(existeID(</text:span><text:span text:style-name="T186">ts</text:span><text:span text:style-name="T180">,</text:span><text:span text:style-name="T188">id2</text:span><text:span text:style-name="T180">) <text:s/>٨ <text:tab/>ts[id</text:span><text:span text:style-name="T188">2</text:span><text:span text:style-name="T180">].nivel = n)</text:span></text:p>
      <text:p text:style-name="P64"><text:span text:style-name="T180"><text:tab/></text:span><text:span text:style-name="T181">ts = </text:span><text:span text:style-name="T180">inserta(</text:span><text:span text:style-name="T182">ts</text:span><text:span text:style-name="T180">,</text:span><text:span text:style-name="T182">id2, </text:span><text:span text:style-name="T180">props</text:span><text:span text:style-name="T182">2</text:span><text:span text:style-name="T180"> ++</text:span><text:span text:style-name="T154"> Declaracion.propsops</text:span><text:span text:style-name="T180">)</text:span></text:p>
      <text:p text:style-name="P19"><text:tab/><text:tab/>pend - = ( si (props<text:span text:style-name="T188">2</text:span>.clase = tipo) {<text:span text:style-name="T188">id2</text:span>} sino {}</text:p>
      <text:p text:style-name="P65">}</text:p>
      <text:p text:style-name="P65">DeclaracionesRec<text:bookmark-start text:name="__DdeLink__24679_2085866184"/><text:span text:style-name="T186">(In: errorh</text:span><text:span text:style-name="T188">3</text:span><text:span text:style-name="T186">; out error</text:span><text:span text:style-name="T188">3</text:span><text:span text:style-name="T186">)</text:span><text:bookmark-end text:name="__DdeLink__24679_2085866184"/></text:p>
      <text:p text:style-name="P65">{</text:p>
      <text:p text:style-name="P64"><text:span text:style-name="T180"><text:tab/></text:span><text:span text:style-name="T182">error1 = error3</text:span></text:p>
      <text:p text:style-name="P65">}<text:bookmark-start text:name="__DdeLink__10602_375864274"/><text:tab/></text:p>
      <text:p text:style-name="P19"><text:bookmark-end text:name="__DdeLink__10602_375864274"/></text:p>
      <text:p text:style-name="P20"/>
      <text:p text:style-name="P21">DeclaracionesRec<text:bookmark-start text:name="__DdeLink__24683_2085866184"/><text:span text:style-name="T186">(In: errorh</text:span><text:span text:style-name="T188">1</text:span><text:span text:style-name="T186">; out error</text:span><text:span text:style-name="T188">1</text:span><text:span text:style-name="T186">)</text:span><text:bookmark-end text:name="__DdeLink__24683_2085866184"/> → </text:p>
      <text:p text:style-name="P21"><text:span text:style-name="T191"><text:tab/>puntoYcoma()</text:span></text:p>
      <text:p text:style-name="P21"><text:span text:style-name="T191"><text:tab/></text:span> Declaracion<text:bookmark-start text:name="__DdeLink__24688_2085866184"/><text:span text:style-name="T178">(out: error</text:span><text:span text:style-name="T188">2</text:span><text:span text:style-name="T178">, tam</text:span><text:span text:style-name="T188">2</text:span><text:span text:style-name="T178">, </text:span><text:span text:style-name="T186">id</text:span><text:span text:style-name="T188">2</text:span><text:span text:style-name="T186">, props</text:span><text:span text:style-name="T188">2</text:span><text:span text:style-name="T178">)</text:span><text:bookmark-end text:name="__DdeLink__24688_2085866184"/></text:p>
      <text:p text:style-name="P107"><text:span text:style-name="T49">{</text:span></text:p>
      <text:p text:style-name="P107"><text:span text:style-name="Fuente_20_de_20_párrafo_20_predeter."><text:span text:style-name="T15"><text:tab/>dir += </text:span></text:span><text:span text:style-name="Fuente_20_de_20_párrafo_20_predeter."><text:span text:style-name="T18">tam2</text:span></text:span></text:p>
      <text:p text:style-name="P66"><text:span text:style-name="T3"><text:tab/>errorh</text:span><text:span text:style-name="T6">3</text:span><text:span text:style-name="T3"> = </text:span><text:span text:style-name="T6">errorh1</text:span><text:span text:style-name="T3"> v error</text:span><text:span text:style-name="T6">2</text:span><text:span text:style-name="T3"> v<text:tab/>(existeID(</text:span><text:span text:style-name="T5">ts</text:span><text:span text:style-name="T3">,id</text:span><text:span text:style-name="T6">2</text:span><text:span text:style-name="T3">) <text:s/>٨ </text:span><text:span text:style-name="Fuente_20_de_20_párrafo_20_predeter."><text:span text:style-name="T162">ts</text:span></text:span><text:span text:style-name="Fuente_20_de_20_párrafo_20_predeter."><text:span text:style-name="T161">[id</text:span></text:span><text:span text:style-name="Fuente_20_de_20_párrafo_20_predeter."><text:span text:style-name="T163">2</text:span></text:span><text:span text:style-name="Fuente_20_de_20_párrafo_20_predeter."><text:span text:style-name="T161">].nivel = </text:span></text:span><text:span text:style-name="Fuente_20_de_20_párrafo_20_predeter."><text:span text:style-name="T162">n</text:span></text:span><text:span text:style-name="Fuente_20_de_20_párrafo_20_predeter."><text:span text:style-name="T161">)</text:span></text:span></text:p>
      <text:p text:style-name="P107"><text:span text:style-name="Fuente_20_de_20_párrafo_20_predeter."><text:span text:style-name="T15"><text:tab/></text:span></text:span><text:span text:style-name="Fuente_20_de_20_párrafo_20_predeter."><text:span text:style-name="T17">ts</text:span></text:span><text:span text:style-name="Fuente_20_de_20_párrafo_20_predeter."><text:span text:style-name="T15"> = inserta(</text:span></text:span><text:span text:style-name="Fuente_20_de_20_párrafo_20_predeter."><text:span text:style-name="T17">ts</text:span></text:span><text:span text:style-name="Fuente_20_de_20_párrafo_20_predeter."><text:span text:style-name="T15">, </text:span></text:span><text:span text:style-name="Fuente_20_de_20_párrafo_20_predeter."><text:span text:style-name="T18">id2</text:span></text:span><text:span text:style-name="Fuente_20_de_20_párrafo_20_predeter."><text:span text:style-name="T15">, </text:span></text:span><text:span text:style-name="Fuente_20_de_20_párrafo_20_predeter."><text:span text:style-name="T18">props2</text:span></text:span><text:span text:style-name="Fuente_20_de_20_párrafo_20_predeter."><text:span text:style-name="T155"> ++ Declaracion.propsop</text:span></text:span><text:span text:style-name="Fuente_20_de_20_párrafo_20_predeter."><text:span text:style-name="T15">)<text:tab/></text:span></text:span></text:p>
      <text:p text:style-name="P108"><text:span text:style-name="Fuente_20_de_20_párrafo_20_predeter."><text:span text:style-name="T55"><text:tab/></text:span></text:span><text:span text:style-name="Fuente_20_de_20_párrafo_20_predeter."><text:span text:style-name="T56">pend - = ( si (props</text:span></text:span><text:span text:style-name="Fuente_20_de_20_párrafo_20_predeter."><text:span text:style-name="T57">2</text:span></text:span><text:span text:style-name="Fuente_20_de_20_párrafo_20_predeter."><text:span text:style-name="T56">.clase = tipo) {</text:span></text:span><text:span text:style-name="Fuente_20_de_20_párrafo_20_predeter."><text:span text:style-name="T58">id2</text:span></text:span><text:span text:style-name="Fuente_20_de_20_párrafo_20_predeter."><text:span text:style-name="T56">} sino {}</text:span></text:span><text:span text:style-name="T47"><text:tab/><text:tab/></text:span></text:p>
      <text:p text:style-name="P65">}</text:p>
      <text:p text:style-name="P68">DeclaracionesRec<text:bookmark-start text:name="__DdeLink__24686_2085866184"/><text:span text:style-name="T42">(In: errorh</text:span><text:span text:style-name="T43">3</text:span><text:span text:style-name="T42">; out error</text:span><text:span text:style-name="T43">3</text:span><text:span text:style-name="T42">)</text:span><text:bookmark-end text:name="__DdeLink__24686_2085866184"/></text:p>
      <text:p text:style-name="P67">{</text:p>
      <text:p text:style-name="P69"><text:span text:style-name="T189"><text:tab/>e</text:span>rror<text:span text:style-name="T189">1</text:span> = <text:span text:style-name="T189">error3</text:span></text:p>
      <text:p text:style-name="P67">}</text:p>
      <text:p text:style-name="P22"><text:tab/></text:p>
      <text:p text:style-name="P23"><text:tab/></text:p>
      <text:p text:style-name="P46"><text:span text:style-name="Fuente_20_de_20_párrafo_20_predeter."><text:span text:style-name="T88">DeclaracionesRec</text:span></text:span><text:span text:style-name="Fuente_20_de_20_párrafo_20_predeter."><text:span text:style-name="T51">(In: errorh</text:span></text:span><text:span text:style-name="Fuente_20_de_20_párrafo_20_predeter."><text:span text:style-name="T53">1</text:span></text:span><text:span text:style-name="Fuente_20_de_20_párrafo_20_predeter."><text:span text:style-name="T51">; out error</text:span></text:span><text:span text:style-name="Fuente_20_de_20_párrafo_20_predeter."><text:span text:style-name="T53">1</text:span></text:span><text:span text:style-name="Fuente_20_de_20_párrafo_20_predeter."><text:span text:style-name="T51">)</text:span></text:span><text:span text:style-name="Fuente_20_de_20_párrafo_20_predeter."><text:span text:style-name="T88"> → </text:span></text:span><text:bookmark-start text:name="__DdeLink__7005_1948327631"/><text:span text:style-name="Fuente_20_de_20_párrafo_20_predeter."><text:span text:style-name="T48">λ</text:span></text:span><text:bookmark-end text:name="__DdeLink__7005_1948327631"/></text:p>
      <text:p text:style-name="P107"><text:span text:style-name="Fuente_20_de_20_párrafo_20_predeter."><text:span text:style-name="T48">{</text:span></text:span></text:p>
      <text:p text:style-name="P83"><text:span text:style-name="Fuente_20_de_20_párrafo_20_predeter."><text:span text:style-name="T13"><text:tab/></text:span></text:span><text:span text:style-name="Fuente_20_de_20_párrafo_20_predeter."><text:span text:style-name="T14">error1 = errorh1</text:span></text:span></text:p>
      <text:p text:style-name="P86"><text:span text:style-name="Fuente_20_de_20_párrafo_20_predeter."><text:span text:style-name="T54">}</text:span></text:span></text:p>
      <text:p text:style-name="P17"><text:span text:style-name="Fuente_20_de_20_párrafo_20_predeter."><text:span text:style-name="T63"/></text:span></text:p>
      <text:p text:style-name="P118"/>
      <text:p text:style-name="P36">Declaracion<text:bookmark-start text:name="__DdeLink__24690_2085866184"/><text:span text:style-name="T59">(out: error</text:span><text:span text:style-name="T61">1</text:span><text:span text:style-name="T59">, tam</text:span><text:span text:style-name="T61">1</text:span><text:span text:style-name="T59">, </text:span><text:span text:style-name="T60">id</text:span><text:span text:style-name="T61">1</text:span><text:span text:style-name="T60">, props</text:span><text:span text:style-name="T61">1</text:span><text:span text:style-name="T59">)</text:span><text:bookmark-end text:name="__DdeLink__24690_2085866184"/> → DeclaracionTipo<text:span text:style-name="T189">(out: error2, id2)</text:span></text:p>
      <text:p text:style-name="P35">{</text:p>
      <text:p text:style-name="P40"><text:tab/><text:span text:style-name="T189">t</text:span>am <text:s text:c="8"/>= 0</text:p>
      <text:p text:style-name="P40"><text:tab/><text:span text:style-name="T189">error1 = error2</text:span></text:p>
      <text:p text:style-name="P40"><text:tab/><text:span text:style-name="T189">id1 = id2</text:span></text:p>
      <text:p text:style-name="P40"><text:span text:style-name="T189"><text:tab/>props1 = &lt;&gt;</text:span></text:p>
      <text:p text:style-name="P35">}</text:p>
      <text:p text:style-name="P40"/>
      <text:p text:style-name="P36">Declaracion<text:bookmark-start text:name="__DdeLink__24693_2085866184"/><text:span text:style-name="T59">(out: error</text:span><text:span text:style-name="T61">1</text:span><text:span text:style-name="T59">, tam</text:span><text:span text:style-name="T61">1</text:span><text:span text:style-name="T59">, </text:span><text:span text:style-name="T60">id</text:span><text:span text:style-name="T61">1</text:span><text:span text:style-name="T60">, props</text:span><text:span text:style-name="T61">1</text:span><text:span text:style-name="T59">)</text:span><text:bookmark-end text:name="__DdeLink__24693_2085866184"/> → DeclaracionVariable<text:bookmark-start text:name="__DdeLink__29684_2085866184"/><text:bookmark-start text:name="__DdeLink__29681_2085866184"/><text:span text:style-name="T189">(out: error2, id2, props2)</text:span><text:bookmark-end text:name="__DdeLink__29684_2085866184"/><text:bookmark-end text:name="__DdeLink__29681_2085866184"/></text:p>
      <text:p text:style-name="P87">{</text:p>
      <text:p text:style-name="P87"><text:tab/><text:span text:style-name="T7">id1 = id2</text:span></text:p>
      <text:p text:style-name="P87"><text:span text:style-name="T7"><text:tab/>props1 = props2 ++ &lt;dir:dir&gt;</text:span></text:p>
      <text:p text:style-name="P87"><text:span text:style-name="T7"><text:tab/></text:span><text:span text:style-name="Fuente_20_de_20_párrafo_20_predeter."><text:span text:style-name="T46">error1 = error2</text:span></text:span></text:p>
      <text:p text:style-name="P109"><text:span text:style-name="Fuente_20_de_20_párrafo_20_predeter."><text:span text:style-name="T73"><text:tab/>tam1 = </text:span></text:span><text:span text:style-name="Fuente_20_de_20_párrafo_20_predeter."><text:span text:style-name="T74">props2.tipo.tam</text:span></text:span></text:p>
      <text:p text:style-name="P87">}<text:span text:style-name="T44"><text:tab/></text:span></text:p>
      <text:p text:style-name="P35"/>
      <text:p text:style-name="P35"/>
      <text:p text:style-name="P47"><text:span text:style-name="Fuente_20_de_20_párrafo_20_predeter."><text:span text:style-name="T107">Declaracion</text:span></text:span><text:span text:style-name="Fuente_20_de_20_párrafo_20_predeter."><text:span text:style-name="T50">(out: error</text:span></text:span><text:span text:style-name="Fuente_20_de_20_párrafo_20_predeter."><text:span text:style-name="T53">1</text:span></text:span><text:span text:style-name="Fuente_20_de_20_párrafo_20_predeter."><text:span text:style-name="T50">, tam</text:span></text:span><text:span text:style-name="Fuente_20_de_20_párrafo_20_predeter."><text:span text:style-name="T53">1</text:span></text:span><text:span text:style-name="Fuente_20_de_20_párrafo_20_predeter."><text:span text:style-name="T50">, </text:span></text:span><text:span text:style-name="Fuente_20_de_20_párrafo_20_predeter."><text:span text:style-name="T51">id</text:span></text:span><text:span text:style-name="Fuente_20_de_20_párrafo_20_predeter."><text:span text:style-name="T53">1</text:span></text:span><text:span text:style-name="Fuente_20_de_20_párrafo_20_predeter."><text:span text:style-name="T51">, props</text:span></text:span><text:span text:style-name="Fuente_20_de_20_párrafo_20_predeter."><text:span text:style-name="T53">1</text:span></text:span><text:span text:style-name="Fuente_20_de_20_párrafo_20_predeter."><text:span text:style-name="T50">)</text:span></text:span><text:span text:style-name="Fuente_20_de_20_párrafo_20_predeter."><text:span text:style-name="T107"> →</text:span></text:span><text:span text:style-name="Fuente_20_de_20_párrafo_20_predeter."><text:span text:style-name="T50"> </text:span></text:span><text:span text:style-name="Fuente_20_de_20_párrafo_20_predeter."><text:span text:style-name="T107">DeclaracionProcedimiento</text:span></text:span><text:span text:style-name="Fuente_20_de_20_párrafo_20_predeter."><text:span text:style-name="T108">(out: error2,id2,props2)</text:span></text:span></text:p>
      <text:p text:style-name="P107"><text:span text:style-name="Fuente_20_de_20_párrafo_20_predeter."><text:span text:style-name="T107">{</text:span></text:span></text:p>
      <text:p text:style-name="P75"><text:span text:style-name="Fuente_20_de_20_párrafo_20_predeter."><text:span text:style-name="T132"><text:tab/></text:span></text:span><text:span text:style-name="Fuente_20_de_20_párrafo_20_predeter."><text:span text:style-name="T129">error1 = error2</text:span></text:span></text:p>
      <text:p text:style-name="P75"><text:span text:style-name="Fuente_20_de_20_párrafo_20_predeter."><text:span text:style-name="T129"><text:tab/>tam1 = 0</text:span></text:span></text:p>
      <text:p text:style-name="P75"><text:span text:style-name="Fuente_20_de_20_párrafo_20_predeter."><text:span text:style-name="T129"><text:tab/>id1= id2</text:span></text:span></text:p>
      <text:p text:style-name="P110"><text:span text:style-name="Fuente_20_de_20_párrafo_20_predeter."><text:span text:style-name="T116"><text:tab/>props1 = props2</text:span></text:span></text:p>
      <text:p text:style-name="P107"><text:soft-page-break/><text:span text:style-name="Fuente_20_de_20_párrafo_20_predeter."><text:span text:style-name="T107">}</text:span></text:span></text:p>
      <text:p text:style-name="P45"><text:span text:style-name="Fuente_20_de_20_párrafo_20_predeter."><text:span text:style-name="T115"/></text:span></text:p>
      <text:p text:style-name="P45"><text:span text:style-name="Fuente_20_de_20_párrafo_20_predeter."><text:span text:style-name="T115"/></text:span></text:p>
      <text:p text:style-name="P33"/>
      <text:p text:style-name="P37">DeclaracionTipo<text:bookmark-start text:name="__DdeLink__29687_2085866184"/><text:span text:style-name="T189">(out: error</text:span><text:span text:style-name="T190">1</text:span><text:span text:style-name="T189">, id</text:span><text:span text:style-name="T190">1</text:span><text:span text:style-name="T189">, props</text:span><text:span text:style-name="T190">1</text:span><text:span text:style-name="T189">)</text:span><text:bookmark-end text:name="__DdeLink__29687_2085866184"/> → </text:p>
      <text:p text:style-name="P37"><text:tab/>tipo<text:span text:style-name="T192">()</text:span> </text:p>
      <text:p text:style-name="P37"><text:tab/>id<text:span text:style-name="T192">(out: lex)</text:span> </text:p>
      <text:p text:style-name="P37"><text:span text:style-name="T192"><text:tab/>igual()</text:span> </text:p>
      <text:p text:style-name="P37"><text:tab/>Tipo<text:span text:style-name="T190">(out: error2, tipo2;)</text:span></text:p>
      <text:p text:style-name="P87">{</text:p>
      <text:p text:style-name="P34"><text:tab/><text:tab/><text:span text:style-name="T190">id1=lex</text:span></text:p>
      <text:p text:style-name="P34"><text:span text:style-name="T190"><text:tab/><text:tab/>props1=</text:span>&lt;clase:tipo, tipo: tipo<text:span text:style-name="T190">2</text:span>, <text:span text:style-name="Fuente_20_de_20_párrafo_20_predeter."><text:span text:style-name="T44">nivel: </text:span></text:span><text:span text:style-name="Fuente_20_de_20_párrafo_20_predeter."><text:span text:style-name="T85">n</text:span></text:span>&gt;</text:p>
      <text:p text:style-name="P24"><text:tab/><text:tab/>error<text:span text:style-name="T191">1</text:span> = error<text:span text:style-name="T191">2</text:span> v existeID(<text:span text:style-name="T191">ts</text:span>, lex) v ¬existeRef(<text:span text:style-name="T191">ts</text:span>,<text:span text:style-name="T191">tipo2</text:span>)</text:p>
      <text:p text:style-name="P87">}</text:p>
      <text:p text:style-name="P87"/>
      <text:p text:style-name="P116"/>
      <text:p text:style-name="P37">DeclaraciónVariable<text:bookmark-start text:name="__DdeLink__34488_2085866184"/><text:span text:style-name="T189">(out: error</text:span><text:span text:style-name="T190">1</text:span><text:span text:style-name="T189">, id</text:span><text:span text:style-name="T190">1</text:span><text:span text:style-name="T189">, props</text:span><text:span text:style-name="T190">1</text:span><text:span text:style-name="T189">)</text:span><text:bookmark-end text:name="__DdeLink__34488_2085866184"/> → </text:p>
      <text:p text:style-name="P37"><text:tab/>id<text:span text:style-name="T192">(out:lex)</text:span></text:p>
      <text:p text:style-name="P37"><text:span text:style-name="T192"><text:tab/>dosPuntos()</text:span></text:p>
      <text:p text:style-name="P37"><text:span text:style-name="T192"><text:tab/></text:span>Tipo<text:span text:style-name="T191">(out: error2,tipo2)</text:span></text:p>
      <text:p text:style-name="P87">{</text:p>
      <text:p text:style-name="P90"><text:tab/><text:span text:style-name="T191">id1</text:span> = lex</text:p>
      <text:p text:style-name="P107"><text:span text:style-name="Fuente_20_de_20_párrafo_20_predeter."><text:span text:style-name="T122"><text:tab/></text:span></text:span><text:span text:style-name="Fuente_20_de_20_párrafo_20_predeter."><text:span text:style-name="T123">props1=</text:span></text:span><text:span text:style-name="Fuente_20_de_20_párrafo_20_predeter."><text:span text:style-name="T122"> &lt;clase:var, tipo:</text:span></text:span><text:span text:style-name="Fuente_20_de_20_párrafo_20_predeter."><text:span text:style-name="T123">tipo2</text:span></text:span><text:span text:style-name="Fuente_20_de_20_párrafo_20_predeter."><text:span text:style-name="T122">, </text:span></text:span><text:span text:style-name="Fuente_20_de_20_párrafo_20_predeter."><text:span text:style-name="T69">nivel: </text:span></text:span><text:span text:style-name="Fuente_20_de_20_párrafo_20_predeter."><text:span text:style-name="T71">n</text:span></text:span><text:span text:style-name="Fuente_20_de_20_párrafo_20_predeter."><text:span text:style-name="T122">&gt;</text:span></text:span></text:p>
      <text:p text:style-name="P74"><text:tab/><text:span text:style-name="T191">error1</text:span> = <text:span text:style-name="T191">error2</text:span> v existeID(<text:span text:style-name="T191">ts</text:span>, lex) v ¬existeRef(<text:span text:style-name="T191">ts</text:span>,<text:span text:style-name="T191">tipo2</text:span>)</text:p>
      <text:p text:style-name="P87">}</text:p>
      <text:p text:style-name="P33"/>
      <text:p text:style-name="P33"/>
      <text:p text:style-name="P48"><text:span text:style-name="Fuente_20_de_20_párrafo_20_predeter."><text:span text:style-name="T107">DeclaracionProcedimiento</text:span></text:span><text:span text:style-name="Fuente_20_de_20_párrafo_20_predeter."><text:span text:style-name="T110">(out: error</text:span></text:span><text:span text:style-name="Fuente_20_de_20_párrafo_20_predeter."><text:span text:style-name="T108">1</text:span></text:span><text:span text:style-name="Fuente_20_de_20_párrafo_20_predeter."><text:span text:style-name="T110">, id</text:span></text:span><text:span text:style-name="Fuente_20_de_20_párrafo_20_predeter."><text:span text:style-name="T108">1</text:span></text:span><text:span text:style-name="Fuente_20_de_20_párrafo_20_predeter."><text:span text:style-name="T110">, props</text:span></text:span><text:span text:style-name="Fuente_20_de_20_párrafo_20_predeter."><text:span text:style-name="T108">1</text:span></text:span><text:span text:style-name="Fuente_20_de_20_párrafo_20_predeter."><text:span text:style-name="T110">)</text:span></text:span><text:span text:style-name="Fuente_20_de_20_párrafo_20_predeter."><text:span text:style-name="T107"> → </text:span></text:span></text:p>
      <text:p text:style-name="P48"><text:span text:style-name="Fuente_20_de_20_párrafo_20_predeter."><text:span text:style-name="T107"><text:tab/>procedure</text:span></text:span><text:span text:style-name="Fuente_20_de_20_párrafo_20_predeter."><text:span text:style-name="T109">()</text:span></text:span></text:p>
      <text:p text:style-name="P48"><text:span text:style-name="Fuente_20_de_20_párrafo_20_predeter."><text:span text:style-name="T109"><text:tab/></text:span></text:span><text:span text:style-name="Fuente_20_de_20_párrafo_20_predeter."><text:span text:style-name="T107">id</text:span></text:span><text:span text:style-name="Fuente_20_de_20_párrafo_20_predeter."><text:span text:style-name="T109">(out:lex)</text:span></text:span></text:p>
      <text:p text:style-name="P107"><text:span text:style-name="Fuente_20_de_20_párrafo_20_predeter."><text:span text:style-name="T107">{</text:span></text:span></text:p>
      <text:p text:style-name="P107"><text:span text:style-name="Fuente_20_de_20_párrafo_20_predeter."><text:span text:style-name="T107"><text:tab/></text:span></text:span><text:span text:style-name="Fuente_20_de_20_párrafo_20_predeter."><text:span text:style-name="T117">ts_aux = ts;</text:span></text:span></text:p>
      <text:p text:style-name="P90"><text:span text:style-name="Fuente_20_de_20_párrafo_20_predeter."><text:span text:style-name="T3"><text:tab/></text:span></text:span><text:span text:style-name="Fuente_20_de_20_párrafo_20_predeter."><text:span text:style-name="T8">ts</text:span></text:span><text:span text:style-name="Fuente_20_de_20_párrafo_20_predeter."><text:span text:style-name="T3"> = creaTS(</text:span></text:span><text:span text:style-name="Fuente_20_de_20_párrafo_20_predeter."><text:span text:style-name="T8">ts_aux</text:span></text:span><text:span text:style-name="Fuente_20_de_20_párrafo_20_predeter."><text:span text:style-name="T3">)</text:span></text:span></text:p>
      <text:p text:style-name="P127"><text:span text:style-name="Fuente_20_de_20_párrafo_20_predeter."><text:span text:style-name="T8">n += 1;</text:span></text:span></text:p>
      <text:p text:style-name="P107"><text:span text:style-name="Fuente_20_de_20_párrafo_20_predeter."><text:span text:style-name="T107">}</text:span></text:span></text:p>
      <text:p text:style-name="P107"><text:span text:style-name="Fuente_20_de_20_párrafo_20_predeter."><text:span text:style-name="T107">FParametros</text:span></text:span><text:bookmark-start text:name="__DdeLink__34497_2085866184"/><text:bookmark-start text:name="__DdeLink__34496_2085866184"/><text:span text:style-name="Fuente_20_de_20_párrafo_20_predeter."><text:span text:style-name="T109">(out:error2,params2)</text:span></text:span><text:bookmark-end text:name="__DdeLink__34497_2085866184"/><text:bookmark-end text:name="__DdeLink__34496_2085866184"/></text:p>
      <text:p text:style-name="P107"><text:span text:style-name="Fuente_20_de_20_párrafo_20_predeter."><text:span text:style-name="T107">{</text:span></text:span></text:p>
      <text:p text:style-name="P107"><text:span text:style-name="Fuente_20_de_20_párrafo_20_predeter."><text:span text:style-name="T107"><text:tab/></text:span></text:span><text:span text:style-name="Fuente_20_de_20_párrafo_20_predeter."><text:span text:style-name="T117">ts</text:span></text:span><text:span text:style-name="Fuente_20_de_20_párrafo_20_predeter."><text:span text:style-name="T115"> = inserta(ts, lex, &lt;clase:proc, tipo: &lt;t:proc, params: </text:span></text:span><text:span text:style-name="Fuente_20_de_20_párrafo_20_predeter."><text:span text:style-name="T117">params2</text:span></text:span><text:span text:style-name="Fuente_20_de_20_párrafo_20_predeter."><text:span text:style-name="T115">&gt;, </text:span></text:span><text:bookmark-start text:name="__DdeLink__22085_1730890738"/><text:span text:style-name="Fuente_20_de_20_párrafo_20_predeter."><text:span text:style-name="T133"><text:s/>nivel: </text:span></text:span><text:span text:style-name="Fuente_20_de_20_párrafo_20_predeter."><text:span text:style-name="T134">n</text:span></text:span><text:span text:style-name="Fuente_20_de_20_párrafo_20_predeter."><text:span text:style-name="T133">&gt;</text:span></text:span><text:bookmark-end text:name="__DdeLink__22085_1730890738"/><text:span text:style-name="Fuente_20_de_20_párrafo_20_predeter."><text:span text:style-name="T115">)</text:span></text:span></text:p>
      <text:p text:style-name="P107"><text:span text:style-name="Fuente_20_de_20_párrafo_20_predeter."><text:span text:style-name="T107">}</text:span></text:span></text:p>
      <text:p text:style-name="P107"><text:span text:style-name="Fuente_20_de_20_párrafo_20_predeter."><text:span text:style-name="T107">Bloque</text:span></text:span><text:bookmark-start text:name="__DdeLink__34491_2085866184"/><text:span text:style-name="Fuente_20_de_20_párrafo_20_predeter."><text:span text:style-name="T109">(out: error3, </text:span></text:span><text:span text:style-name="Fuente_20_de_20_párrafo_20_predeter."><text:span text:style-name="T111">inicio3)</text:span></text:span><text:bookmark-end text:name="__DdeLink__34491_2085866184"/></text:p>
      <text:p text:style-name="P107"><text:span text:style-name="Fuente_20_de_20_párrafo_20_predeter."><text:span text:style-name="T107">{</text:span></text:span></text:p>
      <text:p text:style-name="P74"><text:span text:style-name="Fuente_20_de_20_párrafo_20_predeter."><text:span text:style-name="T132"><text:tab/></text:span></text:span><text:span text:style-name="Fuente_20_de_20_párrafo_20_predeter."><text:span text:style-name="T128">error</text:span></text:span><text:span text:style-name="Fuente_20_de_20_párrafo_20_predeter."><text:span text:style-name="T130">1</text:span></text:span><text:span text:style-name="Fuente_20_de_20_párrafo_20_predeter."><text:span text:style-name="T128"> = error</text:span></text:span><text:span text:style-name="Fuente_20_de_20_párrafo_20_predeter."><text:span text:style-name="T130">2</text:span></text:span><text:span text:style-name="Fuente_20_de_20_párrafo_20_predeter."><text:span text:style-name="T128"> v </text:span></text:span><text:span text:style-name="Fuente_20_de_20_párrafo_20_predeter."><text:span text:style-name="T130">error3</text:span></text:span><text:span text:style-name="Fuente_20_de_20_párrafo_20_predeter."><text:span text:style-name="T128"> v (existeID(FParametros.ts, id.lex) <text:s/></text:span></text:span><text:span text:style-name="Fuente_20_de_20_párrafo_20_predeter."><text:span text:style-name="T137">٨ </text:span></text:span><text:span text:style-name="Fuente_20_de_20_párrafo_20_predeter."><text:span text:style-name="T138">ts</text:span></text:span><text:span text:style-name="Fuente_20_de_20_párrafo_20_predeter."><text:span text:style-name="T137">[lex].nivel = </text:span></text:span><text:span text:style-name="Fuente_20_de_20_párrafo_20_predeter."><text:span text:style-name="T138">n</text:span></text:span><text:span text:style-name="Fuente_20_de_20_párrafo_20_predeter."><text:span text:style-name="T137">)</text:span></text:span></text:p>
      <text:p text:style-name="P107"><text:span text:style-name="Fuente_20_de_20_párrafo_20_predeter."><text:span text:style-name="T115"><text:tab/></text:span></text:span><text:span text:style-name="Fuente_20_de_20_párrafo_20_predeter."><text:span text:style-name="T118">id1 = lex</text:span></text:span></text:p>
      <text:p text:style-name="P90"><text:tab/><text:span text:style-name="T193">props1</text:span> = <text:bookmark-start text:name="__DdeLink__22087_1730890738"/><text:bookmark-start text:name="__DdeLink__22083_1730890738"/>&lt;clase:proc, tipo: &lt;t:proc, params: <text:span text:style-name="T193">params2</text:span>&gt;, <text:span text:style-name="Fuente_20_de_20_párrafo_20_predeter."><text:span text:style-name="T142">nivel: </text:span></text:span><text:span text:style-name="Fuente_20_de_20_párrafo_20_predeter."><text:span text:style-name="T144">n</text:span></text:span><text:bookmark-end text:name="__DdeLink__22087_1730890738"/><text:bookmark-end text:name="__DdeLink__22083_1730890738"/><text:span text:style-name="Fuente_20_de_20_párrafo_20_predeter."><text:span text:style-name="T142">,</text:span></text:span><text:span text:style-name="Fuente_20_de_20_párrafo_20_predeter."><text:span text:style-name="T145"> </text:span></text:span><text:span text:style-name="Fuente_20_de_20_párrafo_20_predeter."><text:span text:style-name="T142">inicio: </text:span></text:span><text:span text:style-name="Fuente_20_de_20_párrafo_20_predeter."><text:span text:style-name="T144">inicio3</text:span></text:span><text:span text:style-name="Fuente_20_de_20_párrafo_20_predeter."><text:span text:style-name="T142">&gt;</text:span></text:span></text:p>
      <text:p text:style-name="P90"><text:span text:style-name="Fuente_20_de_20_párrafo_20_predeter."><text:span text:style-name="T142"><text:tab/></text:span></text:span><text:span text:style-name="Fuente_20_de_20_párrafo_20_predeter."><text:span text:style-name="T143">n - = 1;</text:span></text:span></text:p>
      <text:p text:style-name="P90"><text:span text:style-name="Fuente_20_de_20_párrafo_20_predeter."><text:span text:style-name="T143"><text:tab/>ts = ts_aux</text:span></text:span></text:p>
      <text:p text:style-name="P107"><text:span text:style-name="Fuente_20_de_20_párrafo_20_predeter."><text:span text:style-name="T107">}</text:span></text:span></text:p>
      <text:p text:style-name="P33"/>
      <text:p text:style-name="P33"/>
      <text:p text:style-name="P49"><text:span text:style-name="Fuente_20_de_20_párrafo_20_predeter."><text:span text:style-name="T107">Bloque</text:span></text:span><text:bookmark-start text:name="__DdeLink__34494_2085866184"/><text:span text:style-name="Fuente_20_de_20_párrafo_20_predeter."><text:span text:style-name="T109">(out: error</text:span></text:span><text:span text:style-name="Fuente_20_de_20_párrafo_20_predeter."><text:span text:style-name="T111">1</text:span></text:span><text:span text:style-name="Fuente_20_de_20_párrafo_20_predeter."><text:span text:style-name="T109">, </text:span></text:span><text:span text:style-name="Fuente_20_de_20_párrafo_20_predeter."><text:span text:style-name="T111">inicio1)</text:span></text:span><text:bookmark-end text:name="__DdeLink__34494_2085866184"/><text:span text:style-name="Fuente_20_de_20_párrafo_20_predeter."><text:span text:style-name="T107"> → </text:span></text:span></text:p>
      <text:p text:style-name="P49"><text:span text:style-name="Fuente_20_de_20_párrafo_20_predeter."><text:span text:style-name="T107"><text:tab/>Declaraciones</text:span></text:span><text:span text:style-name="Fuente_20_de_20_párrafo_20_predeter."><text:span text:style-name="T111">(out: error2)</text:span></text:span></text:p>
      <text:p text:style-name="P49"><text:span text:style-name="Fuente_20_de_20_párrafo_20_predeter."><text:span text:style-name="T111"><text:tab/>ampe</text:span></text:span><text:span text:style-name="Fuente_20_de_20_párrafo_20_predeter."><text:span text:style-name="T111">rsand()</text:span></text:span><text:span text:style-name="Fuente_20_de_20_párrafo_20_predeter."><text:span text:style-name="T107"> </text:span></text:span></text:p>
      <text:p text:style-name="P107"><text:span text:style-name="Fuente_20_de_20_párrafo_20_predeter."><text:span text:style-name="T107">{</text:span></text:span></text:p>
      <text:p text:style-name="P107"><text:span text:style-name="Fuente_20_de_20_párrafo_20_predeter."><text:span text:style-name="T107"><text:tab/></text:span></text:span><text:span text:style-name="Fuente_20_de_20_párrafo_20_predeter."><text:span text:style-name="T118">inicio = etq</text:span></text:span></text:p>
      <text:p text:style-name="P107"><text:span text:style-name="Fuente_20_de_20_párrafo_20_predeter."><text:span text:style-name="T107"><text:tab/></text:span></text:span><text:span text:style-name="Fuente_20_de_20_párrafo_20_predeter."><text:span text:style-name="T118">etq + = longPrologo</text:span></text:span></text:p>
      <text:p text:style-name="P107"><text:span text:style-name="Fuente_20_de_20_párrafo_20_predeter."><text:span text:style-name="T118"><text:tab/>cod += prologo(n, dir)</text:span></text:span></text:p>
      <text:p text:style-name="P107"><text:span text:style-name="Fuente_20_de_20_párrafo_20_predeter."><text:span text:style-name="T107">}</text:span></text:span></text:p>
      <text:p text:style-name="P107"><text:span text:style-name="Fuente_20_de_20_párrafo_20_predeter."><text:span text:style-name="T107">Instrucciones</text:span></text:span><text:span text:style-name="Fuente_20_de_20_párrafo_20_predeter."><text:span text:style-name="T111">(out: error3)</text:span></text:span></text:p>
      <text:p text:style-name="P107"><text:span text:style-name="Fuente_20_de_20_párrafo_20_predeter."><text:span text:style-name="T107">{</text:span></text:span></text:p>
      <text:p text:style-name="P107"><text:span text:style-name="Fuente_20_de_20_párrafo_20_predeter."><text:span text:style-name="T107"><text:tab/></text:span></text:span><text:span text:style-name="Fuente_20_de_20_párrafo_20_predeter."><text:span text:style-name="T118">error1 = error2 v error3</text:span></text:span></text:p>
      <text:p text:style-name="P107"><text:soft-page-break/><text:span text:style-name="Fuente_20_de_20_párrafo_20_predeter."><text:span text:style-name="T122"><text:tab/></text:span></text:span><text:span text:style-name="Fuente_20_de_20_párrafo_20_predeter."><text:span text:style-name="T124">etq +=</text:span></text:span><text:span text:style-name="Fuente_20_de_20_párrafo_20_predeter."><text:span text:style-name="T122"> longEpilogo + 1</text:span></text:span></text:p>
      <text:p text:style-name="P107"><text:span text:style-name="Fuente_20_de_20_párrafo_20_predeter."><text:span text:style-name="T122"><text:tab/></text:span></text:span><text:span text:style-name="Fuente_20_de_20_párrafo_20_predeter."><text:span text:style-name="T124">cod += epilogo(n)</text:span></text:span></text:p>
      <text:p text:style-name="P107"><text:span text:style-name="Fuente_20_de_20_párrafo_20_predeter."><text:span text:style-name="T124"><text:tab/>cod +=</text:span></text:span><text:span text:style-name="Fuente_20_de_20_párrafo_20_predeter."><text:span text:style-name="T115"> ir-ind</text:span></text:span></text:p>
      <text:p text:style-name="P107"><text:span text:style-name="Fuente_20_de_20_párrafo_20_predeter."><text:span text:style-name="T107">}</text:span></text:span></text:p>
      <text:p text:style-name="P45"><text:span text:style-name="Fuente_20_de_20_párrafo_20_predeter."><text:span text:style-name="T122"/></text:span></text:p>
      <text:p text:style-name="P45"><text:span text:style-name="Fuente_20_de_20_párrafo_20_predeter."><text:span text:style-name="T122"/></text:span></text:p>
      <text:p text:style-name="P50"><text:span text:style-name="Fuente_20_de_20_párrafo_20_predeter."><text:span text:style-name="T107">Bloque</text:span></text:span><text:span text:style-name="Fuente_20_de_20_párrafo_20_predeter."><text:span text:style-name="T109">(out: error</text:span></text:span><text:span text:style-name="Fuente_20_de_20_párrafo_20_predeter."><text:span text:style-name="T111">1</text:span></text:span><text:span text:style-name="Fuente_20_de_20_párrafo_20_predeter."><text:span text:style-name="T109">, </text:span></text:span><text:span text:style-name="Fuente_20_de_20_párrafo_20_predeter."><text:span text:style-name="T111">inicio1)</text:span></text:span><text:span text:style-name="Fuente_20_de_20_párrafo_20_predeter."><text:span text:style-name="T107"> → </text:span></text:span></text:p>
      <text:p text:style-name="P107"><text:span text:style-name="Fuente_20_de_20_párrafo_20_predeter."><text:span text:style-name="T107">{</text:span></text:span></text:p>
      <text:p text:style-name="P85"><text:span text:style-name="Fuente_20_de_20_párrafo_20_predeter."><text:span text:style-name="T128"><text:tab/></text:span></text:span><text:span text:style-name="Fuente_20_de_20_párrafo_20_predeter."><text:span text:style-name="T131">inicio1 = etq</text:span></text:span></text:p>
      <text:p text:style-name="P85"><text:span text:style-name="Fuente_20_de_20_párrafo_20_predeter."><text:span text:style-name="T131"><text:tab/></text:span></text:span><text:span text:style-name="Fuente_20_de_20_párrafo_20_predeter."><text:span text:style-name="T131">etq += longPrologo</text:span></text:span></text:p>
      <text:p text:style-name="P84"><text:span text:style-name="Fuente_20_de_20_párrafo_20_predeter."><text:span text:style-name="T131"><text:tab/>cod += prologo(n,dir)</text:span></text:span></text:p>
      <text:p text:style-name="P107"><text:span text:style-name="Fuente_20_de_20_párrafo_20_predeter."><text:span text:style-name="T107">}</text:span></text:span></text:p>
      <text:p text:style-name="P107"><text:span text:style-name="Fuente_20_de_20_párrafo_20_predeter."><text:span text:style-name="T107">Instrucciones</text:span></text:span><text:span text:style-name="Fuente_20_de_20_párrafo_20_predeter."><text:span text:style-name="T112">(out: error2)</text:span></text:span></text:p>
      <text:p text:style-name="P107"><text:span text:style-name="Fuente_20_de_20_párrafo_20_predeter."><text:span text:style-name="T107">{</text:span></text:span></text:p>
      <text:p text:style-name="P107"><text:span text:style-name="Fuente_20_de_20_párrafo_20_predeter."><text:span text:style-name="T115"><text:tab/></text:span></text:span><text:span text:style-name="Fuente_20_de_20_párrafo_20_predeter."><text:span text:style-name="T119">error1 = error2</text:span></text:span></text:p>
      <text:p text:style-name="P84"><text:tab/><text:span text:style-name="T194">cod += epilogo(n)</text:span></text:p>
      <text:p text:style-name="P84"><text:span text:style-name="T194"><text:tab/>cod += ir-ind</text:span></text:p>
      <text:p text:style-name="P123"><text:tab/><text:tab/><text:span text:style-name="T194">etq += longEpilogo + 1</text:span></text:p>
      <text:p text:style-name="P107"><text:span text:style-name="Fuente_20_de_20_párrafo_20_predeter."><text:span text:style-name="T107">}</text:span></text:span></text:p>
      <text:p text:style-name="P45"><text:span text:style-name="Fuente_20_de_20_párrafo_20_predeter."><text:span text:style-name="T107"/></text:span></text:p>
      <text:p text:style-name="P45"><text:span text:style-name="Fuente_20_de_20_párrafo_20_predeter."><text:span text:style-name="T107"/></text:span></text:p>
      <text:p text:style-name="P45"><text:span text:style-name="Fuente_20_de_20_párrafo_20_predeter."><text:span text:style-name="T107"/></text:span></text:p>
      <text:p text:style-name="P50"><text:span text:style-name="Fuente_20_de_20_párrafo_20_predeter."><text:span text:style-name="T107">FParametros</text:span></text:span><text:bookmark-start text:name="__DdeLink__43044_2085866184"/><text:span text:style-name="Fuente_20_de_20_párrafo_20_predeter."><text:span text:style-name="T109">(out:error</text:span></text:span><text:span text:style-name="Fuente_20_de_20_párrafo_20_predeter."><text:span text:style-name="T112">1</text:span></text:span><text:span text:style-name="Fuente_20_de_20_párrafo_20_predeter."><text:span text:style-name="T109">,params</text:span></text:span><text:span text:style-name="Fuente_20_de_20_párrafo_20_predeter."><text:span text:style-name="T112">1</text:span></text:span><text:span text:style-name="Fuente_20_de_20_párrafo_20_predeter."><text:span text:style-name="T109">)</text:span></text:span><text:bookmark-end text:name="__DdeLink__43044_2085866184"/><text:span text:style-name="Fuente_20_de_20_párrafo_20_predeter."><text:span text:style-name="T107"> → </text:span></text:span></text:p>
      <text:p text:style-name="P45"><text:span text:style-name="Fuente_20_de_20_párrafo_20_predeter."><text:span text:style-name="T107"><text:tab/></text:span></text:span><text:span text:style-name="Fuente_20_de_20_párrafo_20_predeter."><text:span text:style-name="T112">abrePar()</text:span></text:span></text:p>
      <text:p text:style-name="P107"><text:span text:style-name="Fuente_20_de_20_párrafo_20_predeter."><text:span text:style-name="T107">LFParametros</text:span></text:span><text:span text:style-name="Fuente_20_de_20_párrafo_20_predeter."><text:span text:style-name="T112">(out: error2, params2)</text:span></text:span></text:p>
      <text:p text:style-name="P107"><text:span text:style-name="Fuente_20_de_20_párrafo_20_predeter."><text:span text:style-name="T107">{</text:span></text:span></text:p>
      <text:p text:style-name="P107"><text:span text:style-name="Fuente_20_de_20_párrafo_20_predeter."><text:span text:style-name="T115"><text:tab/></text:span></text:span><text:span text:style-name="Fuente_20_de_20_párrafo_20_predeter."><text:span text:style-name="T119">params1 = params2</text:span></text:span></text:p>
      <text:p text:style-name="P107"><text:span text:style-name="Fuente_20_de_20_párrafo_20_predeter."><text:span text:style-name="T119"><text:tab/>error1 = error2</text:span></text:span></text:p>
      <text:p text:style-name="P107"><text:span text:style-name="Fuente_20_de_20_párrafo_20_predeter."><text:span text:style-name="T107">}</text:span></text:span></text:p>
      <text:p text:style-name="P111"><text:span text:style-name="Fuente_20_de_20_párrafo_20_predeter."><text:span text:style-name="T112">cierraPar()</text:span></text:span></text:p>
      <text:p text:style-name="P45"><text:span text:style-name="Fuente_20_de_20_párrafo_20_predeter."><text:span text:style-name="T107"/></text:span></text:p>
      <text:p text:style-name="P51"><text:span text:style-name="Fuente_20_de_20_párrafo_20_predeter."><text:span text:style-name="T107">FParametros</text:span></text:span><text:span text:style-name="Fuente_20_de_20_párrafo_20_predeter."><text:span text:style-name="T109">(out:error</text:span></text:span><text:span text:style-name="Fuente_20_de_20_párrafo_20_predeter."><text:span text:style-name="T112">1</text:span></text:span><text:span text:style-name="Fuente_20_de_20_párrafo_20_predeter."><text:span text:style-name="T109">,params</text:span></text:span><text:span text:style-name="Fuente_20_de_20_párrafo_20_predeter."><text:span text:style-name="T112">1</text:span></text:span><text:span text:style-name="Fuente_20_de_20_párrafo_20_predeter."><text:span text:style-name="T109">)</text:span></text:span><text:span text:style-name="Fuente_20_de_20_párrafo_20_predeter."><text:span text:style-name="T107"> → </text:span></text:span><text:span text:style-name="Fuente_20_de_20_párrafo_20_predeter."><text:span text:style-name="T139">λ</text:span></text:span></text:p>
      <text:p text:style-name="P107"><text:span text:style-name="Fuente_20_de_20_párrafo_20_predeter."><text:span text:style-name="T139">{</text:span></text:span></text:p>
      <text:p text:style-name="P107"><text:span text:style-name="Fuente_20_de_20_párrafo_20_predeter."><text:span text:style-name="T97"><text:tab/></text:span></text:span><text:span text:style-name="Fuente_20_de_20_párrafo_20_predeter."><text:span text:style-name="T153">dir = 0</text:span></text:span></text:p>
      <text:p text:style-name="P107"><text:span text:style-name="Fuente_20_de_20_párrafo_20_predeter."><text:span text:style-name="T88"><text:tab/></text:span></text:span><text:span text:style-name="Fuente_20_de_20_párrafo_20_predeter."><text:span text:style-name="T97">error</text:span></text:span><text:span text:style-name="Fuente_20_de_20_párrafo_20_predeter."><text:span text:style-name="T98">1</text:span></text:span><text:span text:style-name="Fuente_20_de_20_párrafo_20_predeter."><text:span text:style-name="T97"> = false</text:span></text:span></text:p>
      <text:p text:style-name="P112"><text:span text:style-name="Fuente_20_de_20_párrafo_20_predeter."><text:span text:style-name="T98"><text:tab/>params1 = {}</text:span></text:span></text:p>
      <text:p text:style-name="P107"><text:span text:style-name="Fuente_20_de_20_párrafo_20_predeter."><text:span text:style-name="T139">}</text:span></text:span></text:p>
      <text:p text:style-name="P45"><text:span text:style-name="Fuente_20_de_20_párrafo_20_predeter."><text:span text:style-name="T139"/></text:span></text:p>
      <text:p text:style-name="P51"><text:span text:style-name="Fuente_20_de_20_párrafo_20_predeter."><text:span text:style-name="T88">LFParametros</text:span></text:span><text:span text:style-name="Fuente_20_de_20_párrafo_20_predeter."><text:span text:style-name="T89">(out:error</text:span></text:span><text:span text:style-name="Fuente_20_de_20_párrafo_20_predeter."><text:span text:style-name="T90">1</text:span></text:span><text:span text:style-name="Fuente_20_de_20_párrafo_20_predeter."><text:span text:style-name="T89">,params</text:span></text:span><text:span text:style-name="Fuente_20_de_20_párrafo_20_predeter."><text:span text:style-name="T90">1</text:span></text:span><text:span text:style-name="Fuente_20_de_20_párrafo_20_predeter."><text:span text:style-name="T89">)</text:span></text:span><text:span text:style-name="Fuente_20_de_20_párrafo_20_predeter."><text:span text:style-name="T88"> → </text:span></text:span></text:p>
      <text:p text:style-name="P107"><text:span text:style-name="Fuente_20_de_20_párrafo_20_predeter."><text:span text:style-name="T88">FParametro</text:span></text:span><text:bookmark-start text:name="__DdeLink__43052_2085866184"/><text:span text:style-name="Fuente_20_de_20_párrafo_20_predeter."><text:span text:style-name="T91">(out: error2, id2, props2, tam2, param2)</text:span></text:span><text:bookmark-end text:name="__DdeLink__43052_2085866184"/></text:p>
      <text:p text:style-name="P107"><text:span text:style-name="Fuente_20_de_20_párrafo_20_predeter."><text:span text:style-name="T88">{</text:span></text:span></text:p>
      <text:p text:style-name="P113"><text:span text:style-name="Fuente_20_de_20_párrafo_20_predeter."><text:span text:style-name="T97"><text:tab/></text:span></text:span><text:span text:style-name="Fuente_20_de_20_párrafo_20_predeter."><text:span text:style-name="T98">errorh3 = error2 </text:span></text:span><text:span text:style-name="Fuente_20_de_20_párrafo_20_predeter."><text:span text:style-name="T99">v </text:span></text:span><text:span text:style-name="Fuente_20_de_20_párrafo_20_predeter."><text:span text:style-name="T135">existeID(ts,id2) <text:s/>٨ ts[id2].nivel = n)</text:span></text:span></text:p>
      <text:p text:style-name="P107"><text:span text:style-name="Fuente_20_de_20_párrafo_20_predeter."><text:span text:style-name="T97"><text:tab/></text:span></text:span><text:span text:style-name="Fuente_20_de_20_párrafo_20_predeter."><text:span text:style-name="T98">ts</text:span></text:span><text:span text:style-name="Fuente_20_de_20_párrafo_20_predeter."><text:span text:style-name="T97"> = inserta(</text:span></text:span><text:span text:style-name="Fuente_20_de_20_párrafo_20_predeter."><text:span text:style-name="T98">ts</text:span></text:span><text:span text:style-name="Fuente_20_de_20_párrafo_20_predeter."><text:span text:style-name="T97">, </text:span></text:span><text:span text:style-name="Fuente_20_de_20_párrafo_20_predeter."><text:span text:style-name="T98">id2,</text:span></text:span><text:span text:style-name="Fuente_20_de_20_párrafo_20_predeter."><text:span text:style-name="T97"> FParametro.props ++ &lt;dir:0&gt;)</text:span></text:span></text:p>
      <text:p text:style-name="P107"><text:span text:style-name="Fuente_20_de_20_párrafo_20_predeter."><text:span text:style-name="T97"><text:tab/></text:span></text:span><text:span text:style-name="Fuente_20_de_20_párrafo_20_predeter."><text:span text:style-name="T98">paramh3</text:span></text:span><text:span text:style-name="Fuente_20_de_20_párrafo_20_predeter."><text:span text:style-name="T97"> = </text:span></text:span><text:span text:style-name="Fuente_20_de_20_párrafo_20_predeter."><text:span text:style-name="T98">param2</text:span></text:span></text:p>
      <text:p text:style-name="P107"><text:span text:style-name="Fuente_20_de_20_párrafo_20_predeter."><text:span text:style-name="T97"><text:tab/></text:span></text:span><text:span text:style-name="Fuente_20_de_20_párrafo_20_predeter."><text:span text:style-name="T98">dir</text:span></text:span><text:span text:style-name="Fuente_20_de_20_párrafo_20_predeter."><text:span text:style-name="T97"> = </text:span></text:span><text:span text:style-name="Fuente_20_de_20_párrafo_20_predeter."><text:span text:style-name="T98">tam2</text:span></text:span></text:p>
      <text:p text:style-name="P107"><text:span text:style-name="Fuente_20_de_20_párrafo_20_predeter."><text:span text:style-name="T88">}</text:span></text:span></text:p>
      <text:p text:style-name="P107"><text:span text:style-name="Fuente_20_de_20_párrafo_20_predeter."><text:span text:style-name="T88">LFParametrosRec</text:span></text:span><text:bookmark-start text:name="__DdeLink__43049_2085866184"/><text:span text:style-name="Fuente_20_de_20_párrafo_20_predeter."><text:span text:style-name="T91">(in:errorh3, paramh3; </text:span></text:span><text:span text:style-name="Fuente_20_de_20_párrafo_20_predeter."><text:span text:style-name="T92">out: error3, params3</text:span></text:span><text:span text:style-name="Fuente_20_de_20_párrafo_20_predeter."><text:span text:style-name="T91">)</text:span></text:span><text:bookmark-end text:name="__DdeLink__43049_2085866184"/></text:p>
      <text:p text:style-name="P107"><text:span text:style-name="Fuente_20_de_20_párrafo_20_predeter."><text:span text:style-name="T88">{</text:span></text:span></text:p>
      <text:p text:style-name="P107"><text:span text:style-name="Fuente_20_de_20_párrafo_20_predeter."><text:span text:style-name="T97"><text:tab/></text:span></text:span><text:span text:style-name="Fuente_20_de_20_párrafo_20_predeter."><text:span text:style-name="T99">params1= params3</text:span></text:span></text:p>
      <text:p text:style-name="P113"><text:span text:style-name="Fuente_20_de_20_párrafo_20_predeter."><text:span text:style-name="T133"><text:tab/>LFParametros.error =</text:span></text:span><text:span text:style-name="Fuente_20_de_20_párrafo_20_predeter."><text:span text:style-name="T135"> error3</text:span></text:span></text:p>
      <text:p text:style-name="P107"><text:span text:style-name="Fuente_20_de_20_párrafo_20_predeter."><text:span text:style-name="T88">}</text:span></text:span></text:p>
      <text:p text:style-name="P45"><text:span text:style-name="Fuente_20_de_20_párrafo_20_predeter."><text:span text:style-name="T97"><text:tab/></text:span></text:span></text:p>
      <text:p text:style-name="P45"><text:bookmark-start text:name="__DdeLink__7007_1948327631"/><text:span text:style-name="Fuente_20_de_20_párrafo_20_predeter."><text:span text:style-name="T97"/></text:span></text:p>
      <text:p text:style-name="P52"><text:span text:style-name="Fuente_20_de_20_párrafo_20_predeter."><text:span text:style-name="T88"/></text:span></text:p>
      <text:p text:style-name="P52"><text:span text:style-name="Fuente_20_de_20_párrafo_20_predeter."><text:span text:style-name="T88"/></text:span></text:p>
      <text:p text:style-name="P52"><text:span text:style-name="Fuente_20_de_20_párrafo_20_predeter."><text:span text:style-name="T88"/></text:span></text:p>
      <text:p text:style-name="P52"><text:span text:style-name="Fuente_20_de_20_párrafo_20_predeter."><text:span text:style-name="T88"/></text:span></text:p>
      <text:p text:style-name="P52"><text:span text:style-name="Fuente_20_de_20_párrafo_20_predeter."><text:span text:style-name="T88"/></text:span></text:p>
      <text:p text:style-name="P52"><text:span text:style-name="Fuente_20_de_20_párrafo_20_predeter."><text:span text:style-name="T88"/></text:span></text:p>
      <text:p text:style-name="P52"><text:span text:style-name="Fuente_20_de_20_párrafo_20_predeter."><text:span text:style-name="T88"/></text:span></text:p>
      <text:p text:style-name="P52"><text:soft-page-break/><text:span text:style-name="Fuente_20_de_20_párrafo_20_predeter."><text:span text:style-name="T88">LFParametrosRec</text:span></text:span><text:bookmark-start text:name="__DdeLink__43057_2085866184"/><text:bookmark-start text:name="__DdeLink__43054_2085866184"/><text:span text:style-name="Fuente_20_de_20_párrafo_20_predeter."><text:span text:style-name="T91">(in:errorh</text:span></text:span><text:span text:style-name="Fuente_20_de_20_párrafo_20_predeter."><text:span text:style-name="T92">1</text:span></text:span><text:span text:style-name="Fuente_20_de_20_párrafo_20_predeter."><text:span text:style-name="T91">, paramh</text:span></text:span><text:span text:style-name="Fuente_20_de_20_párrafo_20_predeter."><text:span text:style-name="T92">1</text:span></text:span><text:span text:style-name="Fuente_20_de_20_párrafo_20_predeter."><text:span text:style-name="T91">; </text:span></text:span><text:span text:style-name="Fuente_20_de_20_párrafo_20_predeter."><text:span text:style-name="T92">out: error1, params1</text:span></text:span><text:span text:style-name="Fuente_20_de_20_párrafo_20_predeter."><text:span text:style-name="T91">)</text:span></text:span><text:bookmark-end text:name="__DdeLink__43057_2085866184"/><text:bookmark-end text:name="__DdeLink__43054_2085866184"/><text:span text:style-name="Fuente_20_de_20_párrafo_20_predeter."><text:span text:style-name="T88"> → </text:span></text:span></text:p>
      <text:p text:style-name="P45"><text:span text:style-name="Fuente_20_de_20_párrafo_20_predeter."><text:span text:style-name="T88"><text:tab/></text:span></text:span><text:span text:style-name="Fuente_20_de_20_párrafo_20_predeter."><text:span text:style-name="T92">coma()</text:span></text:span></text:p>
      <text:p text:style-name="P113"><text:span text:style-name="Fuente_20_de_20_párrafo_20_predeter."><text:span text:style-name="T88">FParametro</text:span></text:span><text:bookmark-start text:name="__DdeLink__43059_2085866184"/><text:span text:style-name="Fuente_20_de_20_párrafo_20_predeter."><text:span text:style-name="T91">(out: error2, id2, props2, tam2, param2)</text:span></text:span><text:bookmark-end text:name="__DdeLink__43059_2085866184"/></text:p>
      <text:p text:style-name="P107"><text:span text:style-name="Fuente_20_de_20_párrafo_20_predeter."><text:span text:style-name="T88">{</text:span></text:span></text:p>
      <text:p text:style-name="P107"><text:span text:style-name="Fuente_20_de_20_párrafo_20_predeter."><text:span text:style-name="T97"><text:tab/></text:span></text:span><text:span text:style-name="Fuente_20_de_20_párrafo_20_predeter."><text:span text:style-name="T99">dir += tam2</text:span></text:span></text:p>
      <text:p text:style-name="P107"><text:span text:style-name="Fuente_20_de_20_párrafo_20_predeter."><text:span text:style-name="T97"><text:tab/></text:span></text:span><text:span text:style-name="Fuente_20_de_20_párrafo_20_predeter."><text:span text:style-name="T100">paramh3</text:span></text:span><text:span text:style-name="Fuente_20_de_20_párrafo_20_predeter."><text:span text:style-name="T97"> = </text:span></text:span><text:span text:style-name="Fuente_20_de_20_párrafo_20_predeter."><text:span text:style-name="T100">paramh1</text:span></text:span><text:span text:style-name="Fuente_20_de_20_párrafo_20_predeter."><text:span text:style-name="T97"> ++ </text:span></text:span><text:span text:style-name="Fuente_20_de_20_párrafo_20_predeter."><text:span text:style-name="T100">param2</text:span></text:span></text:p>
      <text:p text:style-name="P107"><text:span text:style-name="Fuente_20_de_20_párrafo_20_predeter."><text:span text:style-name="T97"><text:tab/>errorh</text:span></text:span><text:span text:style-name="Fuente_20_de_20_párrafo_20_predeter."><text:span text:style-name="T100">3</text:span></text:span><text:span text:style-name="Fuente_20_de_20_párrafo_20_predeter."><text:span text:style-name="T97"> = errorh</text:span></text:span><text:span text:style-name="Fuente_20_de_20_párrafo_20_predeter."><text:span text:style-name="T100">1</text:span></text:span><text:span text:style-name="Fuente_20_de_20_párrafo_20_predeter."><text:span text:style-name="T97"> v error</text:span></text:span><text:span text:style-name="Fuente_20_de_20_párrafo_20_predeter."><text:span text:style-name="T100">2</text:span></text:span><text:span text:style-name="Fuente_20_de_20_párrafo_20_predeter."><text:span text:style-name="T97"> v </text:span></text:span><text:span text:style-name="Fuente_20_de_20_párrafo_20_predeter."><text:span text:style-name="T100">(</text:span></text:span><text:span text:style-name="Fuente_20_de_20_párrafo_20_predeter."><text:span text:style-name="T97">existeID(ts,id</text:span></text:span><text:span text:style-name="Fuente_20_de_20_párrafo_20_predeter."><text:span text:style-name="T100">2</text:span></text:span><text:span text:style-name="Fuente_20_de_20_párrafo_20_predeter."><text:span text:style-name="T97">) <text:s/></text:span></text:span><text:span text:style-name="Fuente_20_de_20_párrafo_20_predeter."><text:span text:style-name="T133">٨ </text:span></text:span><text:span text:style-name="Fuente_20_de_20_párrafo_20_predeter."><text:span text:style-name="T136">ts</text:span></text:span><text:span text:style-name="Fuente_20_de_20_párrafo_20_predeter."><text:span text:style-name="T133">[</text:span></text:span><text:span text:style-name="Fuente_20_de_20_párrafo_20_predeter."><text:span text:style-name="T136">i</text:span></text:span><text:span text:style-name="Fuente_20_de_20_párrafo_20_predeter."><text:span text:style-name="T133">d</text:span></text:span><text:span text:style-name="Fuente_20_de_20_párrafo_20_predeter."><text:span text:style-name="T136">2</text:span></text:span><text:span text:style-name="Fuente_20_de_20_párrafo_20_predeter."><text:span text:style-name="T133">].nivel = n)</text:span></text:span></text:p>
      <text:p text:style-name="P114"><text:span text:style-name="Fuente_20_de_20_párrafo_20_predeter."><text:span text:style-name="T102"><text:tab/>ts = inserta(</text:span></text:span><text:span text:style-name="Fuente_20_de_20_párrafo_20_predeter."><text:span text:style-name="T103">ts</text:span></text:span><text:span text:style-name="Fuente_20_de_20_párrafo_20_predeter."><text:span text:style-name="T102">, </text:span></text:span><text:span text:style-name="Fuente_20_de_20_párrafo_20_predeter."><text:span text:style-name="T103">id2</text:span></text:span><text:span text:style-name="Fuente_20_de_20_párrafo_20_predeter."><text:span text:style-name="T102">, </text:span></text:span><text:span text:style-name="Fuente_20_de_20_párrafo_20_predeter."><text:span text:style-name="T103">props2</text:span></text:span><text:span text:style-name="Fuente_20_de_20_párrafo_20_predeter."><text:span text:style-name="T102">)</text:span></text:span></text:p>
      <text:p text:style-name="P107"><text:span text:style-name="Fuente_20_de_20_párrafo_20_predeter."><text:span text:style-name="T88">}</text:span></text:span></text:p>
      <text:p text:style-name="P114"><text:span text:style-name="Fuente_20_de_20_párrafo_20_predeter."><text:span text:style-name="T88">LFParametrosRec</text:span></text:span><text:span text:style-name="Fuente_20_de_20_párrafo_20_predeter."><text:span text:style-name="T91">(in:errorh</text:span></text:span><text:span text:style-name="Fuente_20_de_20_párrafo_20_predeter."><text:span text:style-name="T93">3</text:span></text:span><text:span text:style-name="Fuente_20_de_20_párrafo_20_predeter."><text:span text:style-name="T91">, paramh</text:span></text:span><text:span text:style-name="Fuente_20_de_20_párrafo_20_predeter."><text:span text:style-name="T93">3</text:span></text:span><text:span text:style-name="Fuente_20_de_20_párrafo_20_predeter."><text:span text:style-name="T91">; </text:span></text:span><text:span text:style-name="Fuente_20_de_20_párrafo_20_predeter."><text:span text:style-name="T92">out: error</text:span></text:span><text:span text:style-name="Fuente_20_de_20_párrafo_20_predeter."><text:span text:style-name="T93">3</text:span></text:span><text:span text:style-name="Fuente_20_de_20_párrafo_20_predeter."><text:span text:style-name="T92">, params</text:span></text:span><text:span text:style-name="Fuente_20_de_20_párrafo_20_predeter."><text:span text:style-name="T93">3</text:span></text:span><text:span text:style-name="Fuente_20_de_20_párrafo_20_predeter."><text:span text:style-name="T91">)</text:span></text:span></text:p>
      <text:p text:style-name="P107"><text:span text:style-name="Fuente_20_de_20_párrafo_20_predeter."><text:span text:style-name="T88">{</text:span></text:span></text:p>
      <text:p text:style-name="P107"><text:span text:style-name="Fuente_20_de_20_párrafo_20_predeter."><text:span text:style-name="T97"><text:tab/></text:span></text:span><text:span text:style-name="Fuente_20_de_20_párrafo_20_predeter."><text:span text:style-name="T100">params1 = params3</text:span></text:span></text:p>
      <text:p text:style-name="P107"><text:span text:style-name="Fuente_20_de_20_párrafo_20_predeter."><text:span text:style-name="T100"><text:tab/>error1 = error3</text:span></text:span></text:p>
      <text:p text:style-name="P107"><text:span text:style-name="Fuente_20_de_20_párrafo_20_predeter."><text:span text:style-name="T88">}</text:span></text:span></text:p>
      <text:p text:style-name="P45"><text:span text:style-name="Fuente_20_de_20_párrafo_20_predeter."><text:span text:style-name="T97"/></text:span></text:p>
      <text:p text:style-name="P53"><text:span text:style-name="Fuente_20_de_20_párrafo_20_predeter."><text:span text:style-name="T88">LFParametrosRec</text:span></text:span><text:span text:style-name="Fuente_20_de_20_párrafo_20_predeter."><text:span text:style-name="T91">(in:errorh</text:span></text:span><text:span text:style-name="Fuente_20_de_20_párrafo_20_predeter."><text:span text:style-name="T92">1</text:span></text:span><text:span text:style-name="Fuente_20_de_20_párrafo_20_predeter."><text:span text:style-name="T91">, paramh</text:span></text:span><text:span text:style-name="Fuente_20_de_20_párrafo_20_predeter."><text:span text:style-name="T92">1</text:span></text:span><text:span text:style-name="Fuente_20_de_20_párrafo_20_predeter."><text:span text:style-name="T91">; </text:span></text:span><text:span text:style-name="Fuente_20_de_20_párrafo_20_predeter."><text:span text:style-name="T92">out: error1, params1</text:span></text:span><text:span text:style-name="Fuente_20_de_20_párrafo_20_predeter."><text:span text:style-name="T91">)</text:span></text:span><text:span text:style-name="Fuente_20_de_20_párrafo_20_predeter."><text:span text:style-name="T88"> → </text:span></text:span><text:bookmark-start text:name="__DdeLink__7009_1948327631"/><text:span text:style-name="Fuente_20_de_20_párrafo_20_predeter."><text:span text:style-name="T48">λ</text:span></text:span><text:bookmark-end text:name="__DdeLink__7009_1948327631"/></text:p>
      <text:p text:style-name="P107"><text:span text:style-name="Fuente_20_de_20_párrafo_20_predeter."><text:span text:style-name="T48">{</text:span></text:span></text:p>
      <text:p text:style-name="P114"><text:span text:style-name="Fuente_20_de_20_párrafo_20_predeter."><text:span text:style-name="T97"><text:tab/></text:span></text:span><text:span text:style-name="Fuente_20_de_20_párrafo_20_predeter."><text:span text:style-name="T100">error1 = errorh1</text:span></text:span></text:p>
      <text:p text:style-name="P114"><text:span text:style-name="Fuente_20_de_20_párrafo_20_predeter."><text:span text:style-name="T100"><text:tab/>params1 = paramh1</text:span></text:span><text:bookmark-end text:name="__DdeLink__7007_1948327631"/></text:p>
      <text:p text:style-name="P107"><text:span text:style-name="Fuente_20_de_20_párrafo_20_predeter."><text:span text:style-name="T139">}</text:span></text:span></text:p>
      <text:p text:style-name="P45"><text:span text:style-name="Fuente_20_de_20_párrafo_20_predeter."><text:span text:style-name="T139"/></text:span></text:p>
      <text:p text:style-name="P45"><text:span text:style-name="Fuente_20_de_20_párrafo_20_predeter."><text:span text:style-name="T122"/></text:span></text:p>
      <text:p text:style-name="P53"><text:span text:style-name="Fuente_20_de_20_párrafo_20_predeter."><text:span text:style-name="T107">FParametro</text:span></text:span><text:bookmark-start text:name="__DdeLink__43065_2085866184"/><text:span text:style-name="Fuente_20_de_20_párrafo_20_predeter."><text:span text:style-name="T91">(out: error</text:span></text:span><text:span text:style-name="Fuente_20_de_20_párrafo_20_predeter."><text:span text:style-name="T93">1</text:span></text:span><text:span text:style-name="Fuente_20_de_20_párrafo_20_predeter."><text:span text:style-name="T91">, id</text:span></text:span><text:span text:style-name="Fuente_20_de_20_párrafo_20_predeter."><text:span text:style-name="T93">1</text:span></text:span><text:span text:style-name="Fuente_20_de_20_párrafo_20_predeter."><text:span text:style-name="T91">, props</text:span></text:span><text:span text:style-name="Fuente_20_de_20_párrafo_20_predeter."><text:span text:style-name="T93">1</text:span></text:span><text:span text:style-name="Fuente_20_de_20_párrafo_20_predeter."><text:span text:style-name="T91">, tam</text:span></text:span><text:span text:style-name="Fuente_20_de_20_párrafo_20_predeter."><text:span text:style-name="T93">1</text:span></text:span><text:span text:style-name="Fuente_20_de_20_párrafo_20_predeter."><text:span text:style-name="T91">, param</text:span></text:span><text:span text:style-name="Fuente_20_de_20_párrafo_20_predeter."><text:span text:style-name="T93">1</text:span></text:span><text:span text:style-name="Fuente_20_de_20_párrafo_20_predeter."><text:span text:style-name="T91">)</text:span></text:span><text:bookmark-end text:name="__DdeLink__43065_2085866184"/><text:span text:style-name="Fuente_20_de_20_párrafo_20_predeter."><text:span text:style-name="T107"> → </text:span></text:span></text:p>
      <text:p text:style-name="P53"><text:span text:style-name="Fuente_20_de_20_párrafo_20_predeter."><text:span text:style-name="T107"><text:tab/>var</text:span></text:span><text:span text:style-name="Fuente_20_de_20_párrafo_20_predeter."><text:span text:style-name="T113">()</text:span></text:span></text:p>
      <text:p text:style-name="P53"><text:span text:style-name="Fuente_20_de_20_párrafo_20_predeter."><text:span text:style-name="T113"><text:tab/></text:span></text:span><text:span text:style-name="Fuente_20_de_20_párrafo_20_predeter."><text:span text:style-name="T107">Tipo</text:span></text:span><text:bookmark-start text:name="__DdeLink__43061_2085866184"/><text:span text:style-name="Fuente_20_de_20_párrafo_20_predeter."><text:span text:style-name="T113">(out: </text:span></text:span><text:span text:style-name="Fuente_20_de_20_párrafo_20_predeter."><text:span text:style-name="T114">error2,</text:span></text:span><text:span text:style-name="Fuente_20_de_20_párrafo_20_predeter."><text:span text:style-name="T113"> tipo</text:span></text:span><text:span text:style-name="Fuente_20_de_20_párrafo_20_predeter."><text:span text:style-name="T114">2</text:span></text:span><text:span text:style-name="Fuente_20_de_20_párrafo_20_predeter."><text:span text:style-name="T113">)</text:span></text:span><text:bookmark-end text:name="__DdeLink__43061_2085866184"/></text:p>
      <text:p text:style-name="P53"><text:span text:style-name="Fuente_20_de_20_párrafo_20_predeter."><text:span text:style-name="T113"><text:tab/></text:span></text:span><text:span text:style-name="Fuente_20_de_20_párrafo_20_predeter."><text:span text:style-name="T107">id</text:span></text:span><text:span text:style-name="Fuente_20_de_20_párrafo_20_predeter."><text:span text:style-name="T113">(</text:span></text:span><text:bookmark-start text:name="__DdeLink__43063_2085866184"/><text:span text:style-name="Fuente_20_de_20_párrafo_20_predeter."><text:span text:style-name="T113">out: lex)</text:span></text:span><text:bookmark-end text:name="__DdeLink__43063_2085866184"/></text:p>
      <text:p text:style-name="P107"><text:span text:style-name="Fuente_20_de_20_párrafo_20_predeter."><text:span text:style-name="T107">{</text:span></text:span></text:p>
      <text:p text:style-name="P107"><text:span text:style-name="Fuente_20_de_20_párrafo_20_predeter."><text:span text:style-name="T122"><text:tab/></text:span></text:span><text:span text:style-name="Fuente_20_de_20_párrafo_20_predeter."><text:span text:style-name="T125">tam1</text:span></text:span><text:span text:style-name="Fuente_20_de_20_párrafo_20_predeter."><text:span text:style-name="T122"> <text:s text:c="5"/>= 1</text:span></text:span></text:p>
      <text:p text:style-name="P107"><text:span text:style-name="Fuente_20_de_20_párrafo_20_predeter."><text:span text:style-name="T122"><text:tab/></text:span></text:span><text:span text:style-name="Fuente_20_de_20_párrafo_20_predeter."><text:span text:style-name="T125">param1</text:span></text:span><text:span text:style-name="Fuente_20_de_20_párrafo_20_predeter."><text:span text:style-name="T122"> <text:s text:c="3"/>= &lt;modo: variable, tipo: tipo</text:span></text:span><text:span text:style-name="Fuente_20_de_20_párrafo_20_predeter."><text:span text:style-name="T126">2</text:span></text:span><text:span text:style-name="Fuente_20_de_20_párrafo_20_predeter."><text:span text:style-name="T122">, dir: </text:span></text:span><text:span text:style-name="Fuente_20_de_20_párrafo_20_predeter."><text:span text:style-name="T125">dir</text:span></text:span><text:span text:style-name="Fuente_20_de_20_párrafo_20_predeter."><text:span text:style-name="T122">&gt;</text:span></text:span></text:p>
      <text:p text:style-name="P107"><text:span text:style-name="Fuente_20_de_20_párrafo_20_predeter."><text:span text:style-name="T106"><text:tab/></text:span></text:span><text:span text:style-name="Fuente_20_de_20_párrafo_20_predeter."><text:span text:style-name="T115">id = </text:span></text:span><text:span text:style-name="Fuente_20_de_20_párrafo_20_predeter."><text:span text:style-name="T120">lex</text:span></text:span></text:p>
      <text:p text:style-name="P107"><text:span text:style-name="Fuente_20_de_20_párrafo_20_predeter."><text:span text:style-name="T115"><text:tab/></text:span></text:span><text:span text:style-name="Fuente_20_de_20_párrafo_20_predeter."><text:span text:style-name="T121">props1 </text:span></text:span><text:span text:style-name="Fuente_20_de_20_párrafo_20_predeter."><text:span text:style-name="T115">= &lt;clase: pvar, tipo: </text:span></text:span><text:span text:style-name="Fuente_20_de_20_párrafo_20_predeter."><text:span text:style-name="T121">tipo2</text:span></text:span><text:span text:style-name="Fuente_20_de_20_párrafo_20_predeter."><text:span text:style-name="T115">, nivel: </text:span></text:span><text:span text:style-name="Fuente_20_de_20_párrafo_20_predeter."><text:span text:style-name="T121">n</text:span></text:span><text:span text:style-name="Fuente_20_de_20_párrafo_20_predeter."><text:span text:style-name="T115">&gt;</text:span></text:span></text:p>
      <text:p text:style-name="P107"><text:span text:style-name="Fuente_20_de_20_párrafo_20_predeter."><text:span text:style-name="T115"><text:tab/></text:span></text:span><text:span text:style-name="Fuente_20_de_20_párrafo_20_predeter."><text:span text:style-name="T121">error1 </text:span></text:span><text:span text:style-name="Fuente_20_de_20_párrafo_20_predeter."><text:span text:style-name="T115">= </text:span></text:span><text:span text:style-name="Fuente_20_de_20_párrafo_20_predeter."><text:span text:style-name="T121">error2</text:span></text:span></text:p>
      <text:p text:style-name="P107"><text:span text:style-name="Fuente_20_de_20_párrafo_20_predeter."><text:span text:style-name="T107">}</text:span></text:span></text:p>
      <text:p text:style-name="P45"><text:span text:style-name="Fuente_20_de_20_párrafo_20_predeter."><text:span text:style-name="T122"/></text:span></text:p>
      <text:p text:style-name="P54"><text:span text:style-name="Fuente_20_de_20_párrafo_20_predeter."><text:span text:style-name="T107">FParametro</text:span></text:span><text:span text:style-name="Fuente_20_de_20_párrafo_20_predeter."><text:span text:style-name="T91">(out: error</text:span></text:span><text:span text:style-name="Fuente_20_de_20_párrafo_20_predeter."><text:span text:style-name="T93">1</text:span></text:span><text:span text:style-name="Fuente_20_de_20_párrafo_20_predeter."><text:span text:style-name="T91">, id</text:span></text:span><text:span text:style-name="Fuente_20_de_20_párrafo_20_predeter."><text:span text:style-name="T93">1</text:span></text:span><text:span text:style-name="Fuente_20_de_20_párrafo_20_predeter."><text:span text:style-name="T91">, props</text:span></text:span><text:span text:style-name="Fuente_20_de_20_párrafo_20_predeter."><text:span text:style-name="T93">1</text:span></text:span><text:span text:style-name="Fuente_20_de_20_párrafo_20_predeter."><text:span text:style-name="T91">, tam</text:span></text:span><text:span text:style-name="Fuente_20_de_20_párrafo_20_predeter."><text:span text:style-name="T93">1</text:span></text:span><text:span text:style-name="Fuente_20_de_20_párrafo_20_predeter."><text:span text:style-name="T91">, param</text:span></text:span><text:span text:style-name="Fuente_20_de_20_párrafo_20_predeter."><text:span text:style-name="T93">1</text:span></text:span><text:span text:style-name="Fuente_20_de_20_párrafo_20_predeter."><text:span text:style-name="T91">)</text:span></text:span><text:span text:style-name="Fuente_20_de_20_párrafo_20_predeter."><text:span text:style-name="T107"> →</text:span></text:span></text:p>
      <text:p text:style-name="P54"><text:span text:style-name="Fuente_20_de_20_párrafo_20_predeter."><text:span text:style-name="T107"><text:tab/>Tipo</text:span></text:span><text:span text:style-name="Fuente_20_de_20_párrafo_20_predeter."><text:span text:style-name="T113">(out: </text:span></text:span><text:span text:style-name="Fuente_20_de_20_párrafo_20_predeter."><text:span text:style-name="T114">error2,</text:span></text:span><text:span text:style-name="Fuente_20_de_20_párrafo_20_predeter."><text:span text:style-name="T113"> tipo</text:span></text:span><text:span text:style-name="Fuente_20_de_20_párrafo_20_predeter."><text:span text:style-name="T114">2</text:span></text:span><text:span text:style-name="Fuente_20_de_20_párrafo_20_predeter."><text:span text:style-name="T114">)</text:span></text:span></text:p>
      <text:p text:style-name="P54"><text:span text:style-name="Fuente_20_de_20_párrafo_20_predeter."><text:span text:style-name="T113"><text:tab/></text:span></text:span><text:span text:style-name="Fuente_20_de_20_párrafo_20_predeter."><text:span text:style-name="T107">id</text:span></text:span><text:span text:style-name="Fuente_20_de_20_párrafo_20_predeter."><text:span text:style-name="T114">(</text:span></text:span><text:span text:style-name="Fuente_20_de_20_párrafo_20_predeter."><text:span text:style-name="T113">out: lex)</text:span></text:span></text:p>
      <text:p text:style-name="P107"><text:span text:style-name="Fuente_20_de_20_párrafo_20_predeter."><text:span text:style-name="T107">{</text:span></text:span></text:p>
      <text:p text:style-name="P107"><text:span text:style-name="Fuente_20_de_20_párrafo_20_predeter."><text:span text:style-name="T115"><text:tab/></text:span></text:span><text:span text:style-name="Fuente_20_de_20_párrafo_20_predeter."><text:span text:style-name="T121">tam1 = tipo2.tam</text:span></text:span></text:p>
      <text:p text:style-name="P107"><text:span text:style-name="Fuente_20_de_20_párrafo_20_predeter."><text:span text:style-name="T115"><text:tab/></text:span></text:span><text:span text:style-name="Fuente_20_de_20_párrafo_20_predeter."><text:span text:style-name="T121">param1</text:span></text:span><text:span text:style-name="Fuente_20_de_20_párrafo_20_predeter."><text:span text:style-name="T115"> <text:s text:c="3"/>= &lt;modo: valor, tipo: </text:span></text:span><text:span text:style-name="Fuente_20_de_20_párrafo_20_predeter."><text:span text:style-name="T121">tipo2</text:span></text:span><text:span text:style-name="Fuente_20_de_20_párrafo_20_predeter."><text:span text:style-name="T115">, dir: </text:span></text:span><text:span text:style-name="Fuente_20_de_20_párrafo_20_predeter."><text:span text:style-name="T121">dir</text:span></text:span><text:span text:style-name="Fuente_20_de_20_párrafo_20_predeter."><text:span text:style-name="T115">&gt;</text:span></text:span></text:p>
      <text:p text:style-name="P90"><text:tab/><text:span text:style-name="Fuente_20_de_20_párrafo_20_predeter."><text:span text:style-name="T9">id1 = lex</text:span></text:span></text:p>
      <text:p text:style-name="P107"><text:span text:style-name="Fuente_20_de_20_párrafo_20_predeter."><text:span text:style-name="T115"><text:tab/></text:span></text:span><text:span text:style-name="Fuente_20_de_20_párrafo_20_predeter."><text:span text:style-name="T121">props1 </text:span></text:span><text:span text:style-name="Fuente_20_de_20_párrafo_20_predeter."><text:span text:style-name="T115">= &lt;clase: var, tipo: </text:span></text:span><text:span text:style-name="Fuente_20_de_20_párrafo_20_predeter."><text:span text:style-name="T121">tipo2</text:span></text:span><text:span text:style-name="Fuente_20_de_20_párrafo_20_predeter."><text:span text:style-name="T115">, nivel: </text:span></text:span><text:span text:style-name="Fuente_20_de_20_párrafo_20_predeter."><text:span text:style-name="T121">n</text:span></text:span><text:span text:style-name="Fuente_20_de_20_párrafo_20_predeter."><text:span text:style-name="T115">&gt;</text:span></text:span></text:p>
      <text:p text:style-name="P90"><text:span text:style-name="Fuente_20_de_20_párrafo_20_predeter."><text:span text:style-name="T3"><text:tab/></text:span></text:span><text:span text:style-name="Fuente_20_de_20_párrafo_20_predeter."><text:span text:style-name="T9">param1</text:span></text:span><text:span text:style-name="Fuente_20_de_20_párrafo_20_predeter."><text:span text:style-name="T3"> = &lt;modo: </text:span></text:span><text:span text:style-name="Fuente_20_de_20_párrafo_20_predeter."><text:span text:style-name="T150">valor</text:span></text:span><text:span text:style-name="Fuente_20_de_20_párrafo_20_predeter."><text:span text:style-name="T3">, tipo: tipo</text:span></text:span><text:span text:style-name="Fuente_20_de_20_párrafo_20_predeter."><text:span text:style-name="T9">2</text:span></text:span><text:span text:style-name="Fuente_20_de_20_párrafo_20_predeter."><text:span text:style-name="T3">&gt;</text:span></text:span></text:p>
      <text:p text:style-name="P74"><text:span text:style-name="Fuente_20_de_20_párrafo_20_predeter."><text:span text:style-name="T3"><text:tab/></text:span></text:span><text:span text:style-name="Fuente_20_de_20_párrafo_20_predeter."><text:span text:style-name="T9">error1 = error2</text:span></text:span></text:p>
      <text:p text:style-name="P107"><text:span text:style-name="Fuente_20_de_20_párrafo_20_predeter."><text:span text:style-name="T107">}</text:span></text:span></text:p>
      <text:p text:style-name="P128"/>
      <text:p text:style-name="P38">Tipo<text:bookmark-start text:name="__DdeLink__43068_2085866184"/><text:span text:style-name="T195">(out: error1, tipo1)</text:span><text:bookmark-end text:name="__DdeLink__43068_2085866184"/> → </text:p>
      <text:p text:style-name="P38"><text:tab/>id<text:span text:style-name="T195">(out: lex)</text:span></text:p>
      <text:p text:style-name="P87">{</text:p>
      <text:p text:style-name="P90"><text:s text:c="4"/><text:span text:style-name="T196">tipo1</text:span> =</text:p>
      <text:p text:style-name="P90"><text:s text:c="8"/>&lt;</text:p>
      <text:p text:style-name="P90"><text:s text:c="12"/>t:ref,</text:p>
      <text:p text:style-name="P90"><text:s text:c="12"/>id:lex,</text:p>
      <text:p text:style-name="P90"><text:s text:c="12"/>tam:<text:span text:style-name="T196">ts</text:span>[lex].tipo.tam</text:p>
      <text:p text:style-name="P89"><text:s text:c="8"/>&gt;</text:p>
      <text:p text:style-name="P73"><text:tab/>error<text:span text:style-name="T196">1</text:span> = <text:s/>si existeID(<text:span text:style-name="T196">ts</text:span>,lex)</text:p>
      <text:p text:style-name="P73"><text:tab/><text:tab/><text:tab/><text:span text:style-name="T196">ts</text:span>[lex].clase != tipo</text:p>
      <text:p text:style-name="P73"><text:tab/><text:tab/> <text:s text:c="7"/>sino </text:p>
      <text:p text:style-name="P131"><text:span text:style-name="Fuente_20_de_20_párrafo_20_predeter."><text:span text:style-name="T70">false</text:span></text:span><text:span text:style-name="Fuente_20_de_20_párrafo_20_predeter."><text:span text:style-name="T68"><text:tab/><text:tab/></text:span></text:span></text:p>
      <text:p text:style-name="P73"><text:tab/><text:span text:style-name="T196">pend</text:span> <text:span text:style-name="T196">+</text:span>= <text:s/>si (¬existeID(<text:span text:style-name="T196">ts</text:span>,<text:span text:style-name="T196">lex</text:span>))</text:p>
      <text:p text:style-name="P73"><text:soft-page-break/><text:tab/><text:tab/><text:tab/>{<text:span text:style-name="T196">lex</text:span>}</text:p>
      <text:p text:style-name="P73"><text:tab/><text:tab/> <text:s text:c="7"/>sino </text:p>
      <text:p text:style-name="P132"><text:span text:style-name="Fuente_20_de_20_párrafo_20_predeter."><text:span text:style-name="T78">ⵁ</text:span></text:span></text:p>
      <text:p text:style-name="P94"><text:span text:style-name="Fuente_20_de_20_párrafo_20_predeter."><text:span text:style-name="T79">}</text:span></text:span><text:span text:style-name="Fuente_20_de_20_párrafo_20_predeter."><text:span text:style-name="T77"><text:tab/></text:span></text:span></text:p>
      <text:p text:style-name="P94"><text:span text:style-name="Fuente_20_de_20_párrafo_20_predeter."><text:span text:style-name="T77"/></text:span></text:p>
      <text:p text:style-name="P120">Tipo<text:span text:style-name="T140">(out: error1, tipo1)</text:span> → Boolean</text:p>
      <text:p text:style-name="P95">{</text:p>
      <text:p text:style-name="P96"><text:tab/>tipo<text:span text:style-name="T196">1</text:span> = &lt;t:boolean,tam:1&gt;</text:p>
      <text:p text:style-name="P96"><text:span text:style-name="Fuente_20_de_20_párrafo_20_predeter."><text:span text:style-name="T12"><text:tab/></text:span></text:span><text:span text:style-name="Fuente_20_de_20_párrafo_20_predeter."><text:span text:style-name="T40">error1 </text:span></text:span><text:span text:style-name="Fuente_20_de_20_párrafo_20_predeter."><text:span text:style-name="T11">= false</text:span></text:span></text:p>
      <text:p text:style-name="P96"><text:span text:style-name="T2">}</text:span></text:p>
      <text:p text:style-name="P95"/>
      <text:p text:style-name="P119"/>
      <text:p text:style-name="P120">Tipo<text:span text:style-name="T140">(out: error1, tipo1)</text:span> → Character</text:p>
      <text:p text:style-name="P97">{</text:p>
      <text:p text:style-name="P98"><text:tab/><text:span text:style-name="T196">tipo1</text:span> = &lt;t:character,tam:1&gt;</text:p>
      <text:p text:style-name="P107"><text:span text:style-name="Fuente_20_de_20_párrafo_20_predeter."><text:span text:style-name="T22"><text:tab/></text:span></text:span><text:span text:style-name="Fuente_20_de_20_párrafo_20_predeter."><text:span text:style-name="T28">error1</text:span></text:span><text:span text:style-name="Fuente_20_de_20_párrafo_20_predeter."><text:span text:style-name="T23"> = false</text:span></text:span></text:p>
      <text:p text:style-name="P96"><text:span text:style-name="Fuente_20_de_20_párrafo_20_predeter."><text:span text:style-name="T65">}</text:span></text:span></text:p>
      <text:p text:style-name="P119"/>
      <text:p text:style-name="P120">Tipo<text:span text:style-name="T140">(out: error1, tipo1)</text:span> → Float</text:p>
      <text:p text:style-name="P95">{</text:p>
      <text:p text:style-name="P96"><text:tab/><text:span text:style-name="T196">tipo1</text:span> = &lt;t:float,tam:1&gt;</text:p>
      <text:p text:style-name="P107"><text:span text:style-name="Fuente_20_de_20_párrafo_20_predeter."><text:span text:style-name="T34"><text:tab/></text:span></text:span><text:span text:style-name="Fuente_20_de_20_párrafo_20_predeter."><text:span text:style-name="T37">error1</text:span></text:span><text:span text:style-name="Fuente_20_de_20_párrafo_20_predeter."><text:span text:style-name="T35"> = false</text:span></text:span></text:p>
      <text:p text:style-name="P95">}</text:p>
      <text:p text:style-name="P119"/>
      <text:p text:style-name="P120">Tipo<text:span text:style-name="T140">(out: error1, tipo1)</text:span> → Natural</text:p>
      <text:p text:style-name="P95">{</text:p>
      <text:p text:style-name="P96"><text:tab/><text:span text:style-name="T196">tipo1</text:span> = &lt;t:natural,tam:1&gt;</text:p>
      <text:p text:style-name="P107"><text:span text:style-name="Fuente_20_de_20_párrafo_20_predeter."><text:span text:style-name="T36"><text:tab/></text:span></text:span><text:span text:style-name="Fuente_20_de_20_párrafo_20_predeter."><text:span text:style-name="T37">error1</text:span></text:span><text:span text:style-name="Fuente_20_de_20_párrafo_20_predeter."><text:span text:style-name="T35"> = false</text:span></text:span></text:p>
      <text:p text:style-name="P95">}</text:p>
      <text:p text:style-name="P95"/>
      <text:p text:style-name="P120">Tipo<text:span text:style-name="T140">(out: error1, tipo1)</text:span> → Integer</text:p>
      <text:p text:style-name="P95">{</text:p>
      <text:p text:style-name="P96"><text:tab/><text:span text:style-name="T196">tipo1</text:span> = &lt;t:integer,tam:1&gt;</text:p>
      <text:p text:style-name="P107"><text:span text:style-name="Fuente_20_de_20_párrafo_20_predeter."><text:span text:style-name="T36"><text:tab/></text:span></text:span><text:span text:style-name="Fuente_20_de_20_párrafo_20_predeter."><text:span text:style-name="T37">e</text:span></text:span><text:span text:style-name="Fuente_20_de_20_párrafo_20_predeter."><text:span text:style-name="T38">rror1</text:span></text:span><text:span text:style-name="Fuente_20_de_20_párrafo_20_predeter."><text:span text:style-name="T35"> = false</text:span></text:span></text:p>
      <text:p text:style-name="P96"><text:span text:style-name="Fuente_20_de_20_párrafo_20_predeter."><text:span text:style-name="T79">}</text:span></text:span></text:p>
      <text:p text:style-name="P33"/>
      <text:p text:style-name="P39">Tipo<text:span text:style-name="T195">(out: error1, tipo1)</text:span> → </text:p>
      <text:p text:style-name="P39"><text:tab/>array<text:span text:style-name="T197">()</text:span></text:p>
      <text:p text:style-name="P39"><text:span text:style-name="T197"><text:tab/>abreCorchete()</text:span></text:p>
      <text:p text:style-name="P39"><text:span text:style-name="T197"><text:tab/></text:span>num<text:span text:style-name="T197">(out:lex)</text:span></text:p>
      <text:p text:style-name="P39"><text:tab/><text:span text:style-name="T197">cierraCorchete()</text:span></text:p>
      <text:p text:style-name="P39"><text:span text:style-name="T197"><text:tab/>of()</text:span></text:p>
      <text:p text:style-name="P39"><text:span text:style-name="T197"><text:tab/></text:span>Tipo<text:span text:style-name="T197">(out: error2, tipo2)</text:span></text:p>
      <text:p text:style-name="P87">{</text:p>
      <text:p text:style-name="P90"><text:s/><text:tab/>tipo<text:span text:style-name="T197">1</text:span> =</text:p>
      <text:p text:style-name="P90"><text:s text:c="8"/><text:tab/><text:tab/>&lt;</text:p>
      <text:p text:style-name="P90"><text:tab/> <text:s text:c="11"/>t:array,</text:p>
      <text:p text:style-name="P90"><text:tab/> <text:s text:c="11"/>nelems:valorDe(lex),</text:p>
      <text:p text:style-name="P90"><text:tab/> <text:s text:c="11"/>tbase:tipo<text:span text:style-name="T197">2</text:span>,</text:p>
      <text:p text:style-name="P90"><text:tab/> <text:s text:c="11"/>tam:valorDe(lex)*tipo<text:span text:style-name="T197">2</text:span>.tam</text:p>
      <text:p text:style-name="P90"><text:tab/> <text:s text:c="7"/>&gt;</text:p>
      <text:p text:style-name="P90"><text:span text:style-name="Fuente_20_de_20_párrafo_20_predeter."><text:span text:style-name="T44"><text:tab/></text:span></text:span><text:span text:style-name="Fuente_20_de_20_párrafo_20_predeter."><text:span text:style-name="T86">error1</text:span></text:span><text:span text:style-name="Fuente_20_de_20_párrafo_20_predeter."><text:span text:style-name="T44"> = </text:span></text:span><text:span text:style-name="Fuente_20_de_20_párrafo_20_predeter."><text:span text:style-name="T86">tipo2</text:span></text:span><text:span text:style-name="Fuente_20_de_20_párrafo_20_predeter."><text:span text:style-name="T44">.error v ¬existeRef (</text:span></text:span><text:span text:style-name="Fuente_20_de_20_párrafo_20_predeter."><text:span text:style-name="T86">ts</text:span></text:span><text:span text:style-name="Fuente_20_de_20_párrafo_20_predeter."><text:span text:style-name="T44"> ,</text:span></text:span><text:span text:style-name="Fuente_20_de_20_párrafo_20_predeter."><text:span text:style-name="T86">tipo2</text:span></text:span></text:p>
      <text:p text:style-name="P87">}</text:p>
      <text:p text:style-name="P33"/>
      <text:p text:style-name="P38">Tipo<text:span text:style-name="T195">(out: error1, tipo1)</text:span> → ^Tipo<text:span text:style-name="T197">(out: error2, tipo2)</text:span></text:p>
      <text:p text:style-name="P87">{</text:p>
      <text:p text:style-name="P90"><text:tab/><text:span text:style-name="T197">tipo1</text:span> =</text:p>
      <text:p text:style-name="P90"><text:tab/> <text:s text:c="7"/>&lt;</text:p>
      <text:p text:style-name="P90"><text:tab/> <text:s text:c="11"/>t:puntero,</text:p>
      <text:p text:style-name="P90"><text:tab/> <text:s text:c="11"/>tbase:<text:span text:style-name="T197">tipo2,</text:span></text:p>
      <text:p text:style-name="P90"><text:soft-page-break/><text:tab/> <text:s text:c="11"/>tam:1</text:p>
      <text:p text:style-name="P90"><text:tab/> <text:s text:c="7"/>&gt;</text:p>
      <text:p text:style-name="P90"><text:span text:style-name="Fuente_20_de_20_párrafo_20_predeter."><text:span text:style-name="T44"><text:tab/></text:span></text:span><text:span text:style-name="Fuente_20_de_20_párrafo_20_predeter."><text:span text:style-name="T86">error1 = error2</text:span></text:span></text:p>
      <text:p text:style-name="P87">}</text:p>
      <text:p text:style-name="P87"/>
      <text:p text:style-name="P35"/>
      <text:p text:style-name="P39">Tipo<text:span text:style-name="T195">(out: error1, tipo1)</text:span> → </text:p>
      <text:p text:style-name="P39"><text:tab/>reg<text:span text:style-name="T197">()</text:span></text:p>
      <text:p text:style-name="P88">Campos<text:bookmark-start text:name="__DdeLink__43071_2085866184"/><text:span text:style-name="T197">(out: error2, campos2, </text:span><text:span text:style-name="T198">tam2</text:span><text:span text:style-name="T197">)</text:span><text:bookmark-end text:name="__DdeLink__43071_2085866184"/></text:p>
      <text:p text:style-name="P88">freg<text:span text:style-name="T197">()</text:span></text:p>
      <text:p text:style-name="P87">{</text:p>
      <text:p text:style-name="P90"><text:s/><text:tab/>Tipo.tipo =</text:p>
      <text:p text:style-name="P90"><text:tab/> <text:s text:c="7"/>&lt;</text:p>
      <text:p text:style-name="P90"><text:tab/> <text:s text:c="11"/>t:array,</text:p>
      <text:p text:style-name="P90"><text:tab/> <text:s text:c="11"/>campos: campos<text:span text:style-name="T198">2</text:span>,</text:p>
      <text:p text:style-name="P90"><text:tab/> <text:s text:c="11"/>tam: <text:span text:style-name="T198">tam2</text:span></text:p>
      <text:p text:style-name="P90"><text:tab/> <text:s text:c="7"/>&gt;</text:p>
      <text:p text:style-name="P45"><text:span text:style-name="Fuente_20_de_20_párrafo_20_predeter."><text:span text:style-name="T72"><text:tab/><text:tab/></text:span></text:span><text:span text:style-name="Fuente_20_de_20_párrafo_20_predeter."><text:span text:style-name="T75">error1 = error2</text:span></text:span></text:p>
      <text:p text:style-name="P99">}</text:p>
      <text:p text:style-name="P43"/>
      <text:p text:style-name="P55"><text:span text:style-name="Fuente_20_de_20_párrafo_20_predeter."><text:span text:style-name="T87">Campos</text:span></text:span><text:span text:style-name="Fuente_20_de_20_párrafo_20_predeter."><text:span text:style-name="T94">(out: error</text:span></text:span><text:span text:style-name="Fuente_20_de_20_párrafo_20_predeter."><text:span text:style-name="T95">1</text:span></text:span><text:span text:style-name="Fuente_20_de_20_párrafo_20_predeter."><text:span text:style-name="T94">, campos</text:span></text:span><text:span text:style-name="Fuente_20_de_20_párrafo_20_predeter."><text:span text:style-name="T95">1</text:span></text:span><text:span text:style-name="Fuente_20_de_20_párrafo_20_predeter."><text:span text:style-name="T94">, </text:span></text:span><text:span text:style-name="Fuente_20_de_20_párrafo_20_predeter."><text:span text:style-name="T95">tam1</text:span></text:span><text:span text:style-name="Fuente_20_de_20_párrafo_20_predeter."><text:span text:style-name="T94">)</text:span></text:span><text:span text:style-name="Fuente_20_de_20_párrafo_20_predeter."><text:span text:style-name="T87"> → </text:span></text:span></text:p>
      <text:p text:style-name="P107"><text:span text:style-name="Fuente_20_de_20_párrafo_20_predeter."><text:span text:style-name="T87">{</text:span></text:span></text:p>
      <text:p text:style-name="P107"><text:span text:style-name="Fuente_20_de_20_párrafo_20_predeter."><text:span text:style-name="T97"><text:tab/></text:span></text:span><text:span text:style-name="Fuente_20_de_20_párrafo_20_predeter."><text:span text:style-name="T101">desh2 = 0</text:span></text:span></text:p>
      <text:p text:style-name="P107"><text:span text:style-name="Fuente_20_de_20_párrafo_20_predeter."><text:span text:style-name="T87">}</text:span></text:span></text:p>
      <text:p text:style-name="P107"><text:span text:style-name="Fuente_20_de_20_párrafo_20_predeter."><text:span text:style-name="T87">Campo</text:span></text:span><text:bookmark-start text:name="__DdeLink__43076_2085866184"/><text:span text:style-name="Fuente_20_de_20_párrafo_20_predeter."><text:span text:style-name="T96">(in: desh2; out: error2, id2, campo2, tam2)</text:span></text:span><text:bookmark-end text:name="__DdeLink__43076_2085866184"/></text:p>
      <text:p text:style-name="P107"><text:span text:style-name="Fuente_20_de_20_párrafo_20_predeter."><text:span text:style-name="T87">{</text:span></text:span></text:p>
      <text:p text:style-name="P107"><text:span text:style-name="Fuente_20_de_20_párrafo_20_predeter."><text:span text:style-name="T97"><text:tab/></text:span></text:span><text:span text:style-name="Fuente_20_de_20_párrafo_20_predeter."><text:span text:style-name="T101">camposh3</text:span></text:span><text:span text:style-name="Fuente_20_de_20_párrafo_20_predeter."><text:span text:style-name="T97"> = [campo</text:span></text:span><text:span text:style-name="Fuente_20_de_20_párrafo_20_predeter."><text:span text:style-name="T101">2</text:span></text:span><text:span text:style-name="Fuente_20_de_20_párrafo_20_predeter."><text:span text:style-name="T97">]</text:span></text:span></text:p>
      <text:p text:style-name="P72"><text:span text:style-name="T3"><text:tab/></text:span><text:span text:style-name="T10">errorh3</text:span><text:span text:style-name="T3"> = </text:span><text:span text:style-name="T10">error2</text:span></text:p>
      <text:p text:style-name="P72"><text:span text:style-name="Fuente_20_de_20_párrafo_20_predeter."><text:span text:style-name="T157"><text:tab/></text:span></text:span><text:span text:style-name="Fuente_20_de_20_párrafo_20_predeter."><text:span text:style-name="T158">desh3 = tam2</text:span></text:span></text:p>
      <text:p text:style-name="P107"><text:span text:style-name="Fuente_20_de_20_párrafo_20_predeter."><text:span text:style-name="T87">}</text:span></text:span></text:p>
      <text:p text:style-name="P115"><text:span text:style-name="Fuente_20_de_20_párrafo_20_predeter."><text:span text:style-name="T87">CamposRec</text:span></text:span><text:bookmark-start text:name="__DdeLink__43074_2085866184"/><text:span text:style-name="Fuente_20_de_20_párrafo_20_predeter."><text:span text:style-name="T96">(in: errorh3, camposh3, desh3; out: error3, campos3, tam3)</text:span></text:span><text:bookmark-end text:name="__DdeLink__43074_2085866184"/></text:p>
      <text:p text:style-name="P107"><text:span text:style-name="Fuente_20_de_20_párrafo_20_predeter."><text:span text:style-name="T87">{</text:span></text:span></text:p>
      <text:p text:style-name="P107"><text:span text:style-name="Fuente_20_de_20_párrafo_20_predeter."><text:span text:style-name="T97"><text:tab/></text:span></text:span><text:span text:style-name="Fuente_20_de_20_párrafo_20_predeter."><text:span text:style-name="T101">error1 = error3</text:span></text:span></text:p>
      <text:p text:style-name="P107"><text:span text:style-name="Fuente_20_de_20_párrafo_20_predeter."><text:span text:style-name="T101"><text:tab/>campos1 = campos3</text:span></text:span></text:p>
      <text:p text:style-name="P107"><text:span text:style-name="Fuente_20_de_20_párrafo_20_predeter."><text:span text:style-name="T101"><text:tab/>tam1 = tam3</text:span></text:span></text:p>
      <text:p text:style-name="P107"><text:span text:style-name="Fuente_20_de_20_párrafo_20_predeter."><text:span text:style-name="T87">}</text:span></text:span></text:p>
      <text:p text:style-name="P45"><text:span text:style-name="Fuente_20_de_20_párrafo_20_predeter."><text:span text:style-name="T87"><text:tab/></text:span></text:span></text:p>
      <text:p text:style-name="P45"><text:span text:style-name="Fuente_20_de_20_párrafo_20_predeter."><text:span text:style-name="T87"/></text:span></text:p>
      <text:p text:style-name="P45"><text:span text:style-name="Fuente_20_de_20_párrafo_20_predeter."><text:span text:style-name="T87"/></text:span></text:p>
      <text:p text:style-name="P45"><text:span text:style-name="Fuente_20_de_20_párrafo_20_predeter."><text:span text:style-name="T87"/></text:span></text:p>
      <text:p text:style-name="P45"><text:span text:style-name="Fuente_20_de_20_párrafo_20_predeter."><text:span text:style-name="T87"/></text:span></text:p>
      <text:p text:style-name="P45"><text:span text:style-name="Fuente_20_de_20_párrafo_20_predeter."><text:span text:style-name="T87"/></text:span></text:p>
      <text:p text:style-name="P45"><text:span text:style-name="Fuente_20_de_20_párrafo_20_predeter."><text:span text:style-name="T87"/></text:span></text:p>
      <text:p text:style-name="P45"><text:span text:style-name="Fuente_20_de_20_párrafo_20_predeter."><text:span text:style-name="T87"/></text:span></text:p>
      <text:p text:style-name="P45"><text:span text:style-name="Fuente_20_de_20_párrafo_20_predeter."><text:span text:style-name="T87"/></text:span></text:p>
      <text:p text:style-name="P45"><text:span text:style-name="Fuente_20_de_20_párrafo_20_predeter."><text:span text:style-name="T87"/></text:span></text:p>
      <text:p text:style-name="P55"><text:span text:style-name="Fuente_20_de_20_párrafo_20_predeter."><text:span text:style-name="T87">CamposRec</text:span></text:span><text:bookmark-start text:name="__DdeLink__43078_2085866184"/><text:span text:style-name="Fuente_20_de_20_párrafo_20_predeter."><text:span text:style-name="T96">(in: errorh1, camposh1 desh1; out: error1, campos1, tam1)</text:span></text:span><text:bookmark-end text:name="__DdeLink__43078_2085866184"/><text:span text:style-name="Fuente_20_de_20_párrafo_20_predeter."><text:span text:style-name="T87"> →</text:span></text:span></text:p>
      <text:p text:style-name="P55"><text:span text:style-name="Fuente_20_de_20_párrafo_20_predeter."><text:span text:style-name="T87"><text:tab/></text:span></text:span><text:span text:style-name="Fuente_20_de_20_párrafo_20_predeter."><text:span text:style-name="T96">puntoYComa()</text:span></text:span></text:p>
      <text:p text:style-name="P107"><text:span text:style-name="Fuente_20_de_20_párrafo_20_predeter."><text:span text:style-name="T87">{</text:span></text:span></text:p>
      <text:p text:style-name="P107"><text:span text:style-name="Fuente_20_de_20_párrafo_20_predeter."><text:span text:style-name="T20"><text:tab/></text:span></text:span><text:span text:style-name="Fuente_20_de_20_párrafo_20_predeter."><text:span text:style-name="T19">desh2 = desh1</text:span></text:span></text:p>
      <text:p text:style-name="P107"><text:span text:style-name="Fuente_20_de_20_párrafo_20_predeter."><text:span text:style-name="T87">}</text:span></text:span></text:p>
      <text:p text:style-name="P115"><text:span text:style-name="Fuente_20_de_20_párrafo_20_predeter."><text:span text:style-name="T87">Campo</text:span></text:span><text:bookmark-start text:name="__DdeLink__43080_2085866184"/><text:span text:style-name="Fuente_20_de_20_párrafo_20_predeter."><text:span text:style-name="T96">(in: desh2; out: error2, id2, campo2, tam2)</text:span></text:span><text:bookmark-end text:name="__DdeLink__43080_2085866184"/></text:p>
      <text:p text:style-name="P107"><text:span text:style-name="Fuente_20_de_20_párrafo_20_predeter."><text:span text:style-name="T87">{</text:span></text:span></text:p>
      <text:p text:style-name="P107"><text:span text:style-name="Fuente_20_de_20_párrafo_20_predeter."><text:span text:style-name="T87"><text:tab/></text:span></text:span><text:span text:style-name="Fuente_20_de_20_párrafo_20_predeter."><text:span text:style-name="T101">camposh3 = camposh1 ++ campo2</text:span></text:span></text:p>
      <text:p text:style-name="P107"><text:span text:style-name="Fuente_20_de_20_párrafo_20_predeter."><text:span text:style-name="T101"><text:tab/>errorh3 = errorh1 v error2 v existeCampo(camposh1, id2)</text:span></text:span></text:p>
      <text:p text:style-name="P107"><text:span text:style-name="Fuente_20_de_20_párrafo_20_predeter."><text:span text:style-name="T64"><text:tab/>desh3 = tam2 + desh1</text:span></text:span></text:p>
      <text:p text:style-name="P107"><text:span text:style-name="Fuente_20_de_20_párrafo_20_predeter."><text:span text:style-name="T87">}</text:span></text:span></text:p>
      <text:p text:style-name="P115"><text:span text:style-name="Fuente_20_de_20_párrafo_20_predeter."><text:span text:style-name="T87">CamposRec</text:span></text:span><text:span text:style-name="Fuente_20_de_20_párrafo_20_predeter."><text:span text:style-name="T96">(in: errorh3, camposh3, desh3; out: error3, campos3, tam3)</text:span></text:span></text:p>
      <text:p text:style-name="P107"><text:span text:style-name="Fuente_20_de_20_párrafo_20_predeter."><text:span text:style-name="T87">{</text:span></text:span></text:p>
      <text:p text:style-name="P115"><text:span text:style-name="Fuente_20_de_20_párrafo_20_predeter."><text:span text:style-name="T97"><text:tab/></text:span></text:span><text:span text:style-name="Fuente_20_de_20_párrafo_20_predeter."><text:span text:style-name="T101">error1 = error3</text:span></text:span></text:p>
      <text:p text:style-name="P115"><text:soft-page-break/><text:span text:style-name="Fuente_20_de_20_párrafo_20_predeter."><text:span text:style-name="T101"><text:tab/>campos1 = campos3</text:span></text:span></text:p>
      <text:p text:style-name="P115"><text:span text:style-name="Fuente_20_de_20_párrafo_20_predeter."><text:span text:style-name="T101"><text:tab/>tam1 = tam3</text:span></text:span></text:p>
      <text:p text:style-name="P107"><text:span text:style-name="Fuente_20_de_20_párrafo_20_predeter."><text:span text:style-name="T87">}</text:span></text:span></text:p>
      <text:p text:style-name="P45"><text:span text:style-name="Fuente_20_de_20_párrafo_20_predeter."><text:span text:style-name="T87"><text:tab/></text:span></text:span></text:p>
      <text:p text:style-name="P45"><text:span text:style-name="Fuente_20_de_20_párrafo_20_predeter."><text:span text:style-name="T97"/></text:span></text:p>
      <text:p text:style-name="P55"><text:span text:style-name="Fuente_20_de_20_párrafo_20_predeter."><text:span text:style-name="T87">CamposRec</text:span></text:span><text:span text:style-name="Fuente_20_de_20_párrafo_20_predeter."><text:span text:style-name="T96">(in: errorh1, camposh1 desh1; out: error1, campos1, tam1)</text:span></text:span><text:span text:style-name="Fuente_20_de_20_párrafo_20_predeter."><text:span text:style-name="T87"> → </text:span></text:span><text:span text:style-name="Fuente_20_de_20_párrafo_20_predeter."><text:span text:style-name="T48">λ</text:span></text:span></text:p>
      <text:p text:style-name="P107"><text:span text:style-name="Fuente_20_de_20_párrafo_20_predeter."><text:span text:style-name="T48">{</text:span></text:span></text:p>
      <text:p text:style-name="P107"><text:span text:style-name="Fuente_20_de_20_párrafo_20_predeter."><text:span text:style-name="T48"><text:tab/></text:span></text:span><text:span text:style-name="Fuente_20_de_20_párrafo_20_predeter."><text:span text:style-name="T64">error1= errorh1;</text:span></text:span></text:p>
      <text:p text:style-name="P107"><text:span text:style-name="Fuente_20_de_20_párrafo_20_predeter."><text:span text:style-name="T64"><text:tab/>campos1 = camposh1</text:span></text:span></text:p>
      <text:p text:style-name="P107"><text:span text:style-name="Fuente_20_de_20_párrafo_20_predeter."><text:span text:style-name="T64"><text:tab/>tam1 = desh1</text:span></text:span></text:p>
      <text:p text:style-name="P90"><text:span text:style-name="Fuente_20_de_20_párrafo_20_predeter."><text:span text:style-name="T66">}</text:span></text:span></text:p>
      <text:p text:style-name="P25"><text:span text:style-name="Fuente_20_de_20_párrafo_20_predeter."><text:span text:style-name="T67"/></text:span></text:p>
      <text:p text:style-name="P129"/>
      <text:p text:style-name="P121">Campo<text:span text:style-name="Fuente_20_de_20_párrafo_20_predeter."><text:span text:style-name="T105">(in: desh1; out: error1, id1, campo1, tam1)</text:span></text:span> → </text:p>
      <text:p text:style-name="P121"><text:tab/>id<text:span text:style-name="T198">(out: lex)</text:span></text:p>
      <text:p text:style-name="P121"><text:span text:style-name="T198"><text:tab/>dosPuntos()</text:span> </text:p>
      <text:p text:style-name="P82">Tipo<text:span text:style-name="T198">(out: error2, tipo2)</text:span></text:p>
      <text:p text:style-name="P82">{</text:p>
      <text:p text:style-name="P80"><text:s text:c="4"/><text:span text:style-name="T198">campo1</text:span> =</text:p>
      <text:p text:style-name="P80"><text:s text:c="8"/>&lt;</text:p>
      <text:p text:style-name="P80"><text:s text:c="12"/>id:<text:span text:style-name="T198">lex,</text:span></text:p>
      <text:p text:style-name="P80"><text:s text:c="12"/>tipo:<text:span text:style-name="T198">tipo2</text:span>,</text:p>
      <text:p text:style-name="P80"><text:s text:c="12"/>desp:desh<text:span text:style-name="T198">1</text:span></text:p>
      <text:p text:style-name="P80"><text:s text:c="8"/>&gt;</text:p>
      <text:p text:style-name="P80"><text:s text:c="4"/><text:span text:style-name="T198">tam1</text:span> <text:s text:c="2"/>= <text:span text:style-name="T198">tipo2</text:span>.tam</text:p>
      <text:p text:style-name="P130"><text:span text:style-name="T199">erro</text:span>r<text:span text:style-name="T199">1</text:span> = <text:span text:style-name="T199">error2</text:span> v ¬existeRef(<text:span text:style-name="T199">ts</text:span>,<text:span text:style-name="T199">tipo2</text:span>)</text:p>
      <text:p text:style-name="P82">}</text:p>
      <text:p text:style-name="P122"/>
      <text:p text:style-name="P122"/>
      <text:p text:style-name="P26">Instrucciones →</text:p>
      <text:p text:style-name="P72">{</text:p>
      <text:p text:style-name="P71"><text:tab/>Instruccion.tsh = Instrucciones.tsh</text:p>
      <text:p text:style-name="P71"><text:span text:style-name="Fuente_20_de_20_párrafo_20_predeter."><text:span text:style-name="T29"><text:tab/>Instruccion.etqh = Instrucciones.etqh</text:span></text:span></text:p>
      <text:p text:style-name="P72">}</text:p>
      <text:p text:style-name="P72">Instrucción</text:p>
      <text:p text:style-name="P72">{</text:p>
      <text:p text:style-name="P71"><text:tab/>InstrucciónesRec.tsh = Instrucciones.tsh</text:p>
      <text:p text:style-name="P71"><text:tab/>InstruccionesRec.errorh = Instrucción.error</text:p>
      <text:p text:style-name="P107"><text:span text:style-name="Fuente_20_de_20_párrafo_20_predeter."><text:span text:style-name="T24"><text:tab/>InstruccionesRec.etqh = Instruccion.etq</text:span></text:span></text:p>
      <text:p text:style-name="P71"><text:span text:style-name="Fuente_20_de_20_párrafo_20_predeter."><text:span text:style-name="T29"><text:tab/>InstruccionesRec.codh = Instruccion.cod</text:span></text:span></text:p>
      <text:p text:style-name="P72">}</text:p>
      <text:p text:style-name="P72">InstruccionesRec</text:p>
      <text:p text:style-name="P72">{</text:p>
      <text:p text:style-name="P71"><text:tab/>Instrucciones.error = InstruccionesRec.error</text:p>
      <text:p text:style-name="P107"><text:span text:style-name="Fuente_20_de_20_párrafo_20_predeter."><text:span text:style-name="T24"><text:tab/>Instrucciones.etq = InstruccionesRec.etq</text:span></text:span></text:p>
      <text:p text:style-name="P72"><text:span text:style-name="Fuente_20_de_20_párrafo_20_predeter."><text:span text:style-name="T13"><text:tab/>Instrucciones.cod = InstruccionRec.cod</text:span></text:span></text:p>
      <text:p text:style-name="P72">}</text:p>
      <text:p text:style-name="P25"/>
      <text:p text:style-name="P25"><text:tab/></text:p>
      <text:p text:style-name="P26">InstruccionesRec → ;</text:p>
      <text:p text:style-name="P72">{</text:p>
      <text:p text:style-name="P72"><text:tab/><text:span text:style-name="T3">Instruccion.tsh = InstruccionesRec0.tsh</text:span></text:p>
      <text:p text:style-name="P72"><text:span text:style-name="Fuente_20_de_20_párrafo_20_predeter."><text:span text:style-name="T13"><text:tab/>Instruccion.etqh = InstruccionesRec0.etqh</text:span></text:span></text:p>
      <text:p text:style-name="P72">}</text:p>
      <text:p text:style-name="P72">Instrucción</text:p>
      <text:p text:style-name="P72">{</text:p>
      <text:p text:style-name="P71"><text:tab/>InstruccionesRec1.tsh = InstruccionesRec0.tsh</text:p>
      <text:p text:style-name="P71"><text:tab/>InstruccionesRec1.errorh = Instrucción.error v InstruccionesRec0.errorh</text:p>
      <text:p text:style-name="P107"><text:span text:style-name="Fuente_20_de_20_párrafo_20_predeter."><text:span text:style-name="T24"><text:tab/>InstruccionesRec1.etqh = Instruccion.etq</text:span></text:span></text:p>
      <text:p text:style-name="P71"><text:span text:style-name="Fuente_20_de_20_párrafo_20_predeter."><text:span text:style-name="T29"><text:tab/>InstruccionesRec1.codh = InstruccionesRec0.cod | | Instruccion.cod</text:span></text:span></text:p>
      <text:p text:style-name="P72"><text:soft-page-break/>}</text:p>
      <text:p text:style-name="P72">InstruccionesRec</text:p>
      <text:p text:style-name="P72">{</text:p>
      <text:p text:style-name="P71"><text:tab/>InstruccionesRec0.error = InstruccionesRec1.error</text:p>
      <text:p text:style-name="P107"><text:span text:style-name="Fuente_20_de_20_párrafo_20_predeter."><text:span text:style-name="T24"><text:tab/>InstruccionesRec0.cod = InstruccionesRec1.cod</text:span></text:span></text:p>
      <text:p text:style-name="P71"><text:span text:style-name="Fuente_20_de_20_párrafo_20_predeter."><text:span text:style-name="T29"><text:tab/>InstruccionesRec0.etq = InstruccionesRec1.etq</text:span></text:span></text:p>
      <text:p text:style-name="P72">}</text:p>
      <text:p text:style-name="P26"><text:tab/></text:p>
      <text:p text:style-name="P25"/>
      <text:p text:style-name="P25"><text:tab/></text:p>
      <text:p text:style-name="P26">InstruccionesRec → <text:bookmark-start text:name="__DdeLink__20807_213522392"/>λ<text:bookmark-end text:name="__DdeLink__20807_213522392"/></text:p>
      <text:p text:style-name="P72">{</text:p>
      <text:p text:style-name="P72"><text:tab/><text:span text:style-name="T3">InstruccionesRec.error = InstruccionesRec.errorh</text:span></text:p>
      <text:p text:style-name="P45"><text:span text:style-name="Fuente_20_de_20_párrafo_20_predeter."><text:span text:style-name="T24"><text:tab/><text:tab/>InstruccionesRec.etq = InstruccionesRec.etqh</text:span></text:span></text:p>
      <text:p text:style-name="P72"><text:span text:style-name="Fuente_20_de_20_párrafo_20_predeter."><text:span text:style-name="T13"><text:tab/>InstruccionesRec.cod = InstruccionesRec.codh</text:span></text:span></text:p>
      <text:p text:style-name="P107"><text:span text:style-name="Fuente_20_de_20_párrafo_20_predeter."><text:span text:style-name="T25">}</text:span></text:span></text:p>
      <text:p text:style-name="P45"><text:span text:style-name="Fuente_20_de_20_párrafo_20_predeter."><text:span text:style-name="T24"/></text:span></text:p>
      <text:p text:style-name="P31"><text:span text:style-name="Fuente_20_de_20_párrafo_20_predeter."><text:span text:style-name="T24"/></text:span></text:p>
      <text:p text:style-name="P31"/>
      <text:p text:style-name="P45"><text:span text:style-name="Fuente_20_de_20_párrafo_20_predeter."><text:span text:style-name="T68">Instrucción → </text:span></text:span></text:p>
      <text:p text:style-name="P107"><text:span text:style-name="Fuente_20_de_20_párrafo_20_predeter."><text:span text:style-name="T68">{</text:span></text:span></text:p>
      <text:p text:style-name="P107"><text:span text:style-name="Fuente_20_de_20_párrafo_20_predeter."><text:span text:style-name="T68"><text:tab/></text:span></text:span><text:bookmark-start text:name="__DdeLink__20853_213522392"/><text:span text:style-name="Fuente_20_de_20_párrafo_20_predeter."><text:span text:style-name="T72">InsProcedimiento.tsh = Instrucción.tsh</text:span></text:span><text:bookmark-end text:name="__DdeLink__20853_213522392"/></text:p>
      <text:p text:style-name="P107"><text:span text:style-name="Fuente_20_de_20_párrafo_20_predeter."><text:span text:style-name="T72"><text:tab/>InsProcedimiento.etqh = Instrucción.etqh</text:span></text:span></text:p>
      <text:p text:style-name="P107"><text:span text:style-name="Fuente_20_de_20_párrafo_20_predeter."><text:span text:style-name="T68">}</text:span></text:span></text:p>
      <text:p text:style-name="P107"><text:span text:style-name="Fuente_20_de_20_párrafo_20_predeter."><text:span text:style-name="T68">InsProcedimiento</text:span></text:span></text:p>
      <text:p text:style-name="P107"><text:span text:style-name="Fuente_20_de_20_párrafo_20_predeter."><text:span text:style-name="T68">{</text:span></text:span></text:p>
      <text:p text:style-name="P107"><text:span text:style-name="Fuente_20_de_20_párrafo_20_predeter."><text:span text:style-name="T72"><text:tab/>Instrucción.error = InsProcedimiento.error</text:span></text:span></text:p>
      <text:p text:style-name="P107"><text:span text:style-name="Fuente_20_de_20_párrafo_20_predeter."><text:span text:style-name="T72"><text:tab/>Instrucción.cod = InstruccionProcedimiento.cod</text:span></text:span></text:p>
      <text:p text:style-name="P107"><text:span text:style-name="Fuente_20_de_20_párrafo_20_predeter."><text:span text:style-name="T72"><text:tab/>Instrucción.etq = InstruccionProcedimiento.etq</text:span></text:span></text:p>
      <text:p text:style-name="P107"><text:span text:style-name="Fuente_20_de_20_párrafo_20_predeter."><text:span text:style-name="T68">}</text:span></text:span></text:p>
      <text:p text:style-name="P32"/>
      <text:p text:style-name="P32">Instrucción → </text:p>
      <text:p text:style-name="P107">{</text:p>
      <text:p text:style-name="P81"><text:bookmark-start text:name="__DdeLink__20855_213522392"/><text:tab/>InsLectura.tsh = Instrucción.tsh<text:bookmark-end text:name="__DdeLink__20855_213522392"/></text:p>
      <text:p text:style-name="P81"><text:tab/>InsLectura.etqh = Instrucción.eth</text:p>
      <text:p text:style-name="P83">}</text:p>
      <text:p text:style-name="P83">InsLectura</text:p>
      <text:p text:style-name="P83">{</text:p>
      <text:p text:style-name="P83"><text:span text:style-name="Fuente_20_de_20_párrafo_20_predeter."><text:span text:style-name="T3"><text:tab/>Instrucción.error = InsLectura.error</text:span></text:span></text:p>
      <text:p text:style-name="P83"><text:span text:style-name="Fuente_20_de_20_párrafo_20_predeter."><text:span text:style-name="T3"><text:tab/>Instrucción.cod = InsLectura.cod</text:span></text:span></text:p>
      <text:p text:style-name="P83"><text:span text:style-name="Fuente_20_de_20_párrafo_20_predeter."><text:span text:style-name="T3"><text:tab/>Instrucción.etq = InsLectura.etq</text:span></text:span></text:p>
      <text:p text:style-name="P83">}</text:p>
      <text:p text:style-name="P32"/>
      <text:p text:style-name="P32">Instrucción → </text:p>
      <text:p text:style-name="P107">{<text:bookmark-start text:name="__DdeLink__20836_213522392"/><text:bookmark-end text:name="__DdeLink__20836_213522392"/></text:p>
      <text:p text:style-name="P81"><text:bookmark-start text:name="__DdeLink__20857_213522392"/><text:tab/>InsEscritura.tsh = Instrucción.tsh<text:bookmark-end text:name="__DdeLink__20857_213522392"/></text:p>
      <text:p text:style-name="P81"><text:tab/>InsEscritura.etqh = Instrucción.etqh</text:p>
      <text:p text:style-name="P83">}</text:p>
      <text:p text:style-name="P83">InsEscritura</text:p>
      <text:p text:style-name="P83">{</text:p>
      <text:p text:style-name="P83"><text:span text:style-name="Fuente_20_de_20_párrafo_20_predeter."><text:span text:style-name="T3"><text:tab/></text:span></text:span><text:bookmark-start text:name="__DdeLink__20870_213522392"/><text:span text:style-name="Fuente_20_de_20_párrafo_20_predeter."><text:span text:style-name="T3">Instrucción</text:span></text:span><text:bookmark-end text:name="__DdeLink__20870_213522392"/><text:span text:style-name="Fuente_20_de_20_párrafo_20_predeter."><text:span text:style-name="T3">.error = InsEscritura.error</text:span></text:span></text:p>
      <text:p text:style-name="P83"><text:span text:style-name="Fuente_20_de_20_párrafo_20_predeter."><text:span text:style-name="T3"><text:tab/>Instruccion.cod = InsEscritura.cod</text:span></text:span></text:p>
      <text:p text:style-name="P83"><text:span text:style-name="Fuente_20_de_20_párrafo_20_predeter."><text:span text:style-name="T3"><text:tab/>Instrucción.etq = InsEscritura.etq</text:span></text:span></text:p>
      <text:p text:style-name="P83">{</text:p>
      <text:p text:style-name="P32"/>
      <text:p text:style-name="P32">Instrucción → </text:p>
      <text:p text:style-name="P84">{</text:p>
      <text:p text:style-name="P81"><text:bookmark-start text:name="__DdeLink__20859_213522392"/><text:tab/>InsAsignacion.tsh = Instrucción.tsh<text:bookmark-end text:name="__DdeLink__20859_213522392"/></text:p>
      <text:p text:style-name="P81"><text:tab/>InsAsignacion.etqh = Instrucción.etqh</text:p>
      <text:p text:style-name="P83"><text:soft-page-break/>}</text:p>
      <text:p text:style-name="P83">InsAsignación</text:p>
      <text:p text:style-name="P83">{</text:p>
      <text:p text:style-name="P81"><text:tab/>Instrucción.error = InsAsignacion.error <text:s/></text:p>
      <text:p text:style-name="P83"><text:span text:style-name="Fuente_20_de_20_párrafo_20_predeter."><text:span text:style-name="T3"><text:tab/> Instrucción.cod = InsAsignación.cod</text:span></text:span></text:p>
      <text:p text:style-name="P83"><text:span text:style-name="Fuente_20_de_20_párrafo_20_predeter."><text:span text:style-name="T3"><text:tab/> Instrucción.etq = InsAsignacion.etq</text:span></text:span></text:p>
      <text:p text:style-name="P83">}</text:p>
      <text:p text:style-name="P35"/>
      <text:p text:style-name="P35">Instrucción → </text:p>
      <text:p text:style-name="P107">{</text:p>
      <text:p text:style-name="P71"><text:bookmark-start text:name="__DdeLink__20861_213522392"/><text:tab/>InsCompuesta.tsh = Instrucción.tsh<text:bookmark-end text:name="__DdeLink__20861_213522392"/></text:p>
      <text:p text:style-name="P71"><text:tab/>InsCompuesta.etqh = Instrucción.etqh</text:p>
      <text:p text:style-name="P87">}</text:p>
      <text:p text:style-name="P87">InsCompuesta</text:p>
      <text:p text:style-name="P87">{</text:p>
      <text:p text:style-name="P87"><text:span text:style-name="Fuente_20_de_20_párrafo_20_predeter."><text:span text:style-name="T45"><text:tab/>Instrucción.error = InsCompuesta.error</text:span></text:span></text:p>
      <text:p text:style-name="P87"><text:span text:style-name="Fuente_20_de_20_párrafo_20_predeter."><text:span text:style-name="T45"><text:tab/>Instrucción.cod = InsCompuesta.cod</text:span></text:span></text:p>
      <text:p text:style-name="P87"><text:span text:style-name="Fuente_20_de_20_párrafo_20_predeter."><text:span text:style-name="T45"><text:tab/></text:span></text:span><text:bookmark-start text:name="__DdeLink__20873_213522392"/><text:span text:style-name="Fuente_20_de_20_párrafo_20_predeter."><text:span text:style-name="T45">Instrucción</text:span></text:span><text:bookmark-end text:name="__DdeLink__20873_213522392"/><text:span text:style-name="Fuente_20_de_20_párrafo_20_predeter."><text:span text:style-name="T45">.etq = InsCompuesta.etq</text:span></text:span></text:p>
      <text:p text:style-name="P87">}</text:p>
      <text:p text:style-name="P87"/>
      <text:p text:style-name="P35">Instrucción → </text:p>
      <text:p text:style-name="P107">{</text:p>
      <text:p text:style-name="P71"><text:bookmark-start text:name="__DdeLink__20863_213522392"/><text:tab/>InsIf.tsh = Instrucción.tsh<text:bookmark-end text:name="__DdeLink__20863_213522392"/></text:p>
      <text:p text:style-name="P71"><text:tab/>InsIf.etqh = Instrucción.etqh</text:p>
      <text:p text:style-name="P87">}</text:p>
      <text:p text:style-name="P87">InsIf</text:p>
      <text:p text:style-name="P87">{</text:p>
      <text:p text:style-name="P87"><text:span text:style-name="Fuente_20_de_20_párrafo_20_predeter."><text:span text:style-name="T45"><text:tab/>Instrucción.error = InsIf.error</text:span></text:span></text:p>
      <text:p text:style-name="P87"><text:span text:style-name="Fuente_20_de_20_párrafo_20_predeter."><text:span text:style-name="T45"><text:tab/>Instrucción.cod = InsIf.cod</text:span></text:span></text:p>
      <text:p text:style-name="P87"><text:span text:style-name="Fuente_20_de_20_párrafo_20_predeter."><text:span text:style-name="T45"><text:tab/>Instrucción.etq = InsIf.etq</text:span></text:span></text:p>
      <text:p text:style-name="P87">}</text:p>
      <text:p text:style-name="P35"/>
      <text:p text:style-name="P35">Instrucción →</text:p>
      <text:p text:style-name="P90">{</text:p>
      <text:p text:style-name="P71"><text:bookmark-start text:name="__DdeLink__20865_213522392"/><text:tab/>InsWhile.tsh = Instrucción.tsh<text:bookmark-end text:name="__DdeLink__20865_213522392"/></text:p>
      <text:p text:style-name="P71"><text:tab/>InsWhile.etqh = Instrucción.etqh</text:p>
      <text:p text:style-name="P87">}</text:p>
      <text:p text:style-name="P87">InsWhile</text:p>
      <text:p text:style-name="P87">{</text:p>
      <text:p text:style-name="P71"><text:tab/>Instrucción.error = InsWhile.error</text:p>
      <text:p text:style-name="P71"><text:tab/><text:span text:style-name="Fuente_20_de_20_párrafo_20_predeter.">Instrucción.</text:span><text:span text:style-name="Fuente_20_de_20_párrafo_20_predeter.">cod = InsWhile.cod</text:span></text:p>
      <text:p text:style-name="P71"><text:span text:style-name="Fuente_20_de_20_párrafo_20_predeter."><text:tab/>Instrucción.</text:span><text:span text:style-name="Fuente_20_de_20_párrafo_20_predeter.">etq = InsWhile.etq</text:span></text:p>
      <text:p text:style-name="P87">}</text:p>
      <text:p text:style-name="P35"/>
      <text:p text:style-name="P35">Instrucción →</text:p>
      <text:p text:style-name="P90">{</text:p>
      <text:p text:style-name="P71"><text:bookmark-start text:name="__DdeLink__20867_213522392"/><text:tab/>InsFor.tsh = Instrucción.tsh<text:bookmark-end text:name="__DdeLink__20867_213522392"/></text:p>
      <text:p text:style-name="P71"><text:tab/>InsFor.etqh = Instrucción.etqh</text:p>
      <text:p text:style-name="P87">}</text:p>
      <text:p text:style-name="P87">InsFor</text:p>
      <text:p text:style-name="P87">{</text:p>
      <text:p text:style-name="P71"><text:tab/>Instrucción.error = InsFor.error</text:p>
      <text:p text:style-name="P71"><text:tab/><text:span text:style-name="Fuente_20_de_20_párrafo_20_predeter.">Instrucción.</text:span><text:span text:style-name="Fuente_20_de_20_párrafo_20_predeter.">cod = InsFor.cod</text:span></text:p>
      <text:p text:style-name="P71"><text:span text:style-name="Fuente_20_de_20_párrafo_20_predeter."><text:tab/>Instrucción.</text:span><text:span text:style-name="Fuente_20_de_20_párrafo_20_predeter.">etq = InsFor.etq</text:span></text:p>
      <text:p text:style-name="P87">}</text:p>
      <text:p text:style-name="P35">Instrucción → </text:p>
      <text:p text:style-name="P87">{</text:p>
      <text:p text:style-name="P87"><text:tab/><text:span text:style-name="T3">InsNew.etqh = instrucción.etqh</text:span></text:p>
      <text:p text:style-name="P87">}</text:p>
      <text:p text:style-name="P87"><text:soft-page-break/>InsNew</text:p>
      <text:p text:style-name="P87">{</text:p>
      <text:p text:style-name="P87"><text:span text:style-name="Fuente_20_de_20_párrafo_20_predeter."><text:span text:style-name="T45"><text:tab/>Instrucción.error =InsNew.error</text:span></text:span></text:p>
      <text:p text:style-name="P87"><text:span text:style-name="Fuente_20_de_20_párrafo_20_predeter."><text:span text:style-name="T45"><text:tab/>Instrucción.cod = InsNew.cod</text:span></text:span></text:p>
      <text:p text:style-name="P87"><text:span text:style-name="Fuente_20_de_20_párrafo_20_predeter."><text:span text:style-name="T45"><text:tab/>Instrucción.etq = InsNew.etq</text:span></text:span></text:p>
      <text:p text:style-name="P87">}</text:p>
      <text:p text:style-name="P35"/>
      <text:p text:style-name="P35">Instrucción →</text:p>
      <text:p text:style-name="P87">{</text:p>
      <text:p text:style-name="P87"><text:tab/><text:span text:style-name="T3">InsDis.etqh = Instrucción.etqh</text:span></text:p>
      <text:p text:style-name="P87">}</text:p>
      <text:p text:style-name="P87">InsDis</text:p>
      <text:p text:style-name="P87">{</text:p>
      <text:p text:style-name="P87"><text:span text:style-name="Fuente_20_de_20_párrafo_20_predeter."><text:span text:style-name="T45"><text:tab/>Instrucción.error = InsDis.error</text:span></text:span></text:p>
      <text:p text:style-name="P87"><text:span text:style-name="Fuente_20_de_20_párrafo_20_predeter."><text:span text:style-name="T45"><text:tab/>Instrucción.cod = InsDis.cod</text:span></text:span></text:p>
      <text:p text:style-name="P87"><text:span text:style-name="Fuente_20_de_20_párrafo_20_predeter."><text:span text:style-name="T45"><text:tab/>Instrucción.etq = InsDis.etq</text:span></text:span></text:p>
      <text:p text:style-name="P87">}</text:p>
      <text:p text:style-name="P84"/>
      <text:p text:style-name="P31"/>
      <text:p text:style-name="P45"><text:span text:style-name="Fuente_20_de_20_párrafo_20_predeter."><text:span text:style-name="T68">InsProcedimiento → id</text:span></text:span></text:p>
      <text:p text:style-name="P107"><text:span text:style-name="Fuente_20_de_20_párrafo_20_predeter."><text:span text:style-name="T68">{</text:span></text:span></text:p>
      <text:p text:style-name="P107"><text:span text:style-name="Fuente_20_de_20_párrafo_20_predeter."><text:span text:style-name="T72"><text:tab/>AParametros.tsh = InsProcedimiento.tsh</text:span></text:span></text:p>
      <text:p text:style-name="P107"><text:span text:style-name="Fuente_20_de_20_párrafo_20_predeter."><text:span text:style-name="T72"><text:tab/>AParametros.fparametrosh = InsProcedimiento.tsh[id.lex].tipo.parametros</text:span></text:span></text:p>
      <text:p text:style-name="P107"><text:span text:style-name="Fuente_20_de_20_párrafo_20_predeter."><text:span text:style-name="T72"><text:tab/>AParametros.etqh <text:s text:c="11"/>= InsProcedimiento.etqh + longApilaRet</text:span></text:span></text:p>
      <text:p text:style-name="P107"><text:span text:style-name="Fuente_20_de_20_párrafo_20_predeter."><text:span text:style-name="T68">}</text:span></text:span></text:p>
      <text:p text:style-name="P107"><text:span text:style-name="Fuente_20_de_20_párrafo_20_predeter."><text:span text:style-name="T68">AParametros</text:span></text:span></text:p>
      <text:p text:style-name="P107"><text:span text:style-name="Fuente_20_de_20_párrafo_20_predeter."><text:span text:style-name="T68">{</text:span></text:span></text:p>
      <text:p text:style-name="P107"><text:span text:style-name="Fuente_20_de_20_párrafo_20_predeter."><text:span text:style-name="T68"><text:tab/></text:span></text:span><text:span text:style-name="Fuente_20_de_20_párrafo_20_predeter."><text:span text:style-name="T72">InsProcedimiento.error = ¬existeID(InsProcedimiento.tsh,id.lex) v </text:span></text:span></text:p>
      <text:p text:style-name="P107"><text:span text:style-name="Fuente_20_de_20_párrafo_20_predeter."><text:span text:style-name="T72"><text:tab/><text:tab/><text:tab/><text:tab/>InsProcedimiento.tsh[id.lex].clase != proc v Aparametros.error</text:span></text:span></text:p>
      <text:p text:style-name="P107"><text:span text:style-name="Fuente_20_de_20_párrafo_20_predeter."><text:span text:style-name="T72"><text:tab/>InsProcedimiento.cod <text:s text:c="3"/>=</text:span></text:span></text:p>
      <text:p text:style-name="P107"><text:span text:style-name="Fuente_20_de_20_párrafo_20_predeter."><text:span text:style-name="T72"><text:tab/> <text:s text:c="3"/>apila-ret(InsProcedimiento.etq) <text:s text:c="8"/>||</text:span></text:span></text:p>
      <text:p text:style-name="P107"><text:span text:style-name="Fuente_20_de_20_párrafo_20_predeter."><text:span text:style-name="T72"><text:tab/> <text:s text:c="3"/>AParametros.cod <text:s text:c="24"/>||</text:span></text:span></text:p>
      <text:p text:style-name="P107"><text:span text:style-name="Fuente_20_de_20_párrafo_20_predeter."><text:span text:style-name="T72"><text:tab/> <text:s text:c="3"/>ir-a(InsProcedimiento.tsh[iden.lex].inicio)</text:span></text:span></text:p>
      <text:p text:style-name="P107"><text:span text:style-name="Fuente_20_de_20_párrafo_20_predeter."><text:span text:style-name="T72"><text:tab/>InsProcedimiento.etq <text:s text:c="3"/>= AParametros.etq + 1</text:span></text:span></text:p>
      <text:p text:style-name="P107"><text:span text:style-name="Fuente_20_de_20_párrafo_20_predeter."><text:span text:style-name="T68">}</text:span></text:span></text:p>
      <text:p text:style-name="P45"><text:span text:style-name="Fuente_20_de_20_párrafo_20_predeter."><text:span text:style-name="T68"/></text:span></text:p>
      <text:p text:style-name="P45"><text:span text:style-name="Fuente_20_de_20_párrafo_20_predeter."><text:span text:style-name="T68"/></text:span></text:p>
      <text:p text:style-name="P45"><text:span text:style-name="Fuente_20_de_20_párrafo_20_predeter."><text:span text:style-name="T68"/></text:span></text:p>
      <text:p text:style-name="P45"><text:span text:style-name="Fuente_20_de_20_párrafo_20_predeter."><text:span text:style-name="T68"/></text:span></text:p>
      <text:p text:style-name="P45"><text:span text:style-name="Fuente_20_de_20_párrafo_20_predeter."><text:span text:style-name="T68"/></text:span></text:p>
      <text:p text:style-name="P45"><text:span text:style-name="Fuente_20_de_20_párrafo_20_predeter."><text:span text:style-name="T68"/></text:span></text:p>
      <text:p text:style-name="P45"><text:span text:style-name="Fuente_20_de_20_párrafo_20_predeter."><text:span text:style-name="T68"/></text:span></text:p>
      <text:p text:style-name="P45"><text:span text:style-name="Fuente_20_de_20_párrafo_20_predeter."><text:span text:style-name="T68"/></text:span></text:p>
      <text:p text:style-name="P45"><text:span text:style-name="Fuente_20_de_20_párrafo_20_predeter."><text:span text:style-name="T68">AParametros → </text:span></text:span></text:p>
      <text:p text:style-name="P107"><text:span text:style-name="Fuente_20_de_20_párrafo_20_predeter."><text:span text:style-name="T68">{</text:span></text:span></text:p>
      <text:p text:style-name="P107"><text:span text:style-name="Fuente_20_de_20_párrafo_20_predeter."><text:span text:style-name="T72"><text:tab/>LAParametros.tsh = Aparametros.tsh</text:span></text:span></text:p>
      <text:p text:style-name="P107"><text:span text:style-name="Fuente_20_de_20_párrafo_20_predeter."><text:span text:style-name="T72"><text:tab/>LAParametros.fparametrosh = Aparametros.fparametrosh</text:span></text:span></text:p>
      <text:p text:style-name="P107"><text:span text:style-name="Fuente_20_de_20_párrafo_20_predeter."><text:span text:style-name="T68">}</text:span></text:span></text:p>
      <text:p text:style-name="P107"><text:span text:style-name="Fuente_20_de_20_párrafo_20_predeter."><text:span text:style-name="T68">(LAParametros)</text:span></text:span></text:p>
      <text:p text:style-name="P107"><text:span text:style-name="Fuente_20_de_20_párrafo_20_predeter."><text:span text:style-name="T68">{</text:span></text:span></text:p>
      <text:p text:style-name="P107"><text:span text:style-name="Fuente_20_de_20_párrafo_20_predeter."><text:span text:style-name="T68"><text:tab/></text:span></text:span><text:span text:style-name="Fuente_20_de_20_párrafo_20_predeter."><text:span text:style-name="T72">AParametros.error = LAParametros.error v |Aparametros.fparametrosh| != LAParametros.nparametros</text:span></text:span></text:p>
      <text:p text:style-name="P107"><text:span text:style-name="Fuente_20_de_20_párrafo_20_predeter."><text:span text:style-name="T72"><text:tab/>AParametros.cod <text:s text:c="4"/>= inicio-paso || LAParametros.cod || fin-paso</text:span></text:span></text:p>
      <text:p text:style-name="P107"><text:span text:style-name="Fuente_20_de_20_párrafo_20_predeter."><text:span text:style-name="T72"><text:tab/>AParametros.etq <text:s text:c="4"/>= LAParametros.etq + longFinPaso</text:span></text:span></text:p>
      <text:p text:style-name="P107"><text:span text:style-name="Fuente_20_de_20_párrafo_20_predeter."><text:span text:style-name="T68">}</text:span></text:span></text:p>
      <text:p text:style-name="P45"><text:span text:style-name="Fuente_20_de_20_párrafo_20_predeter."><text:span text:style-name="T76">AParametros</text:span></text:span><text:span text:style-name="Fuente_20_de_20_párrafo_20_predeter."><text:span text:style-name="T68"> → </text:span></text:span><text:span text:style-name="Fuente_20_de_20_párrafo_20_predeter."><text:span text:style-name="T81">λ</text:span></text:span></text:p>
      <text:p text:style-name="P107"><text:span text:style-name="Fuente_20_de_20_párrafo_20_predeter."><text:span text:style-name="T81">{</text:span></text:span></text:p>
      <text:p text:style-name="P107"><text:span text:style-name="Fuente_20_de_20_párrafo_20_predeter."><text:span text:style-name="T63"><text:tab/>AParametros.error = |AParametros.fparametrosh | &gt; 0</text:span></text:span></text:p>
      <text:p text:style-name="P107"><text:span text:style-name="Fuente_20_de_20_párrafo_20_predeter."><text:span text:style-name="T63"><text:tab/>AParametros.cod <text:s text:c="4"/>= λ</text:span></text:span></text:p>
      <text:p text:style-name="P107"><text:span text:style-name="Fuente_20_de_20_párrafo_20_predeter."><text:span text:style-name="T63"><text:tab/>AParametros.etq <text:s text:c="4"/>= AParametros.etqh</text:span></text:span></text:p>
      <text:p text:style-name="P107"><text:span text:style-name="Fuente_20_de_20_párrafo_20_predeter."><text:span text:style-name="T81">}</text:span></text:span></text:p>
      <text:p text:style-name="P45"><text:soft-page-break/><text:span text:style-name="Fuente_20_de_20_párrafo_20_predeter."><text:span text:style-name="T69"/></text:span></text:p>
      <text:p text:style-name="P45"><text:span text:style-name="Fuente_20_de_20_párrafo_20_predeter."><text:span text:style-name="T69"/></text:span></text:p>
      <text:p text:style-name="P26"><text:span text:style-name="Fuente_20_de_20_párrafo_20_predeter."/></text:p>
      <text:p text:style-name="P26"><text:span text:style-name="Fuente_20_de_20_párrafo_20_predeter.">LAParametros → </text:span></text:p>
      <text:p text:style-name="P72"><text:span text:style-name="Fuente_20_de_20_párrafo_20_predeter.">{</text:span></text:p>
      <text:p text:style-name="P72"><text:span text:style-name="Fuente_20_de_20_párrafo_20_predeter."><text:span text:style-name="T142"><text:tab/>Expresion.tsh = LAParametros.tsh</text:span></text:span></text:p>
      <text:p text:style-name="P45"><text:span text:style-name="Fuente_20_de_20_párrafo_20_predeter."><text:span text:style-name="T24"><text:tab/><text:tab/>Expresion.etqh = LAParametros.etqh + 1</text:span></text:span></text:p>
      <text:p text:style-name="P72"><text:span text:style-name="Fuente_20_de_20_párrafo_20_predeter."><text:span text:style-name="T31"><text:tab/>Expresion.parh = </text:span></text:span><text:span text:style-name="Fuente_20_de_20_párrafo_20_predeter."><text:span text:style-name="T32"><text:s/>LAParametros.fparametrosh[LAParametros.nparametros_h].modo == var</text:span></text:span></text:p>
      <text:p text:style-name="P72"><text:span text:style-name="Fuente_20_de_20_párrafo_20_predeter.">}</text:span></text:p>
      <text:p text:style-name="P72"><text:span text:style-name="Fuente_20_de_20_párrafo_20_predeter.">Expresion</text:span></text:p>
      <text:p text:style-name="P72"><text:span text:style-name="Fuente_20_de_20_párrafo_20_predeter.">{</text:span></text:p>
      <text:p text:style-name="P72"><text:span text:style-name="Fuente_20_de_20_párrafo_20_predeter."><text:span text:style-name="T142"><text:tab/>LAParametrosRec.nparametros_h = 1</text:span></text:span></text:p>
      <text:p text:style-name="P72"><text:span text:style-name="Fuente_20_de_20_párrafo_20_predeter."><text:span text:style-name="T142"><text:tab/>LAParametrosRec.tsh = LAParametros.tsh</text:span></text:span></text:p>
      <text:p text:style-name="P72"><text:span text:style-name="Fuente_20_de_20_párrafo_20_predeter."><text:span text:style-name="T142"><text:tab/>LAParametrosRec.fparametrosh = LAParametros.fparametrosh</text:span></text:span></text:p>
      <text:p text:style-name="P72"><text:span text:style-name="Fuente_20_de_20_párrafo_20_predeter."><text:span text:style-name="T142"><text:tab/>LAParametrosRec.errorh = Expresion.error v | LAParametros.fparametrosh | &lt; 1 v</text:span></text:span></text:p>
      <text:p text:style-name="P72"><text:span text:style-name="Fuente_20_de_20_párrafo_20_predeter."><text:span text:style-name="T3"><text:tab/><text:tab/><text:tab/>LAParametros.parametrosh[0].modo = var </text:span></text:span><text:bookmark-start text:name="__DdeLink__14735_1844718597"/><text:span text:style-name="Fuente_20_de_20_párrafo_20_predeter."><text:span text:style-name="T142">٨</text:span></text:span><text:bookmark-end text:name="__DdeLink__14735_1844718597"/><text:span text:style-name="Fuente_20_de_20_párrafo_20_predeter."><text:span text:style-name="T142"> <text:tab/>Expresion.modo = val </text:span></text:span></text:p>
      <text:p text:style-name="P72"><text:span text:style-name="Fuente_20_de_20_párrafo_20_predeter."><text:span text:style-name="T142"><text:tab/><text:tab/><text:tab/>not compatibles(LAParametros.fparametrosh[0].tipo, Expresion.tipo, LAParametros.tsh)</text:span></text:span></text:p>
      <text:p text:style-name="P45"><text:span text:style-name="Fuente_20_de_20_párrafo_20_predeter."><text:span text:style-name="T24"><text:tab/><text:tab/>LAParametrosRec.codh = </text:span></text:span></text:p>
      <text:p text:style-name="P45"><text:span text:style-name="Fuente_20_de_20_párrafo_20_predeter."><text:span text:style-name="T24"><text:tab/><text:tab/><text:tab/>copia ||</text:span></text:span></text:p>
      <text:p text:style-name="P45"><text:span text:style-name="Fuente_20_de_20_párrafo_20_predeter."><text:span text:style-name="T24"><text:tab/><text:tab/><text:tab/>Expresion.cod ||</text:span></text:span></text:p>
      <text:p text:style-name="P45"><text:span text:style-name="Fuente_20_de_20_párrafo_20_predeter."><text:span text:style-name="T24"><text:tab/><text:tab/><text:tab/>pasoParametro(Exp.modo,LAParametros.fparametrosh[0])</text:span></text:span></text:p>
      <text:p text:style-name="P126"><text:span text:style-name="Fuente_20_de_20_párrafo_20_predeter."><text:tab/><text:tab/>LAParametrosRec.etqh = Expresion.etq </text:span><text:span text:style-name="Fuente_20_de_20_párrafo_20_predeter.">+ longPaseoParametro</text:span></text:p>
      <text:p text:style-name="P72"><text:span text:style-name="Fuente_20_de_20_párrafo_20_predeter.">}</text:span></text:p>
      <text:p text:style-name="P72"><text:span text:style-name="Fuente_20_de_20_párrafo_20_predeter.">LAParametrosRec</text:span></text:p>
      <text:p text:style-name="P72"><text:span text:style-name="Fuente_20_de_20_párrafo_20_predeter.">{</text:span></text:p>
      <text:p text:style-name="P72"><text:span text:style-name="Fuente_20_de_20_párrafo_20_predeter."><text:span text:style-name="T142"><text:tab/>LAParametros.error = LAParametrosRec.error</text:span></text:span></text:p>
      <text:p text:style-name="P45"><text:span text:style-name="Fuente_20_de_20_párrafo_20_predeter."><text:span text:style-name="T24"><text:tab/><text:tab/>LAParametros.cod = LAParametrosRec.cod</text:span></text:span></text:p>
      <text:p text:style-name="P72"><text:span text:style-name="Fuente_20_de_20_párrafo_20_predeter."><text:span text:style-name="T31"><text:tab/>LAParametros.etq = LAParametrosRec.etq</text:span></text:span></text:p>
      <text:p text:style-name="P72"><text:span text:style-name="Fuente_20_de_20_párrafo_20_predeter.">}</text:span></text:p>
      <text:p text:style-name="P26"><text:span text:style-name="Fuente_20_de_20_párrafo_20_predeter."><text:span text:style-name="T142"/></text:span></text:p>
      <text:p text:style-name="P26"><text:span text:style-name="Fuente_20_de_20_párrafo_20_predeter."><text:span text:style-name="T142"/></text:span></text:p>
      <text:p text:style-name="P26"><text:span text:style-name="Fuente_20_de_20_párrafo_20_predeter."/></text:p>
      <text:p text:style-name="P26"><text:span text:style-name="Fuente_20_de_20_párrafo_20_predeter.">LAParametrosRec → ',' </text:span></text:p>
      <text:p text:style-name="P72"><text:span text:style-name="Fuente_20_de_20_párrafo_20_predeter.">{</text:span></text:p>
      <text:p text:style-name="P72"><text:span text:style-name="Fuente_20_de_20_párrafo_20_predeter."><text:span text:style-name="T3"><text:tab/>Expresion.tsh = LAParametrosRec0.tsh</text:span></text:span></text:p>
      <text:p text:style-name="P45"><text:span text:style-name="Fuente_20_de_20_párrafo_20_predeter."><text:span text:style-name="T24"><text:tab/><text:tab/>Expresion.etqh = LAParametrosRec0.etqh + 1 + longDireccionParFormal</text:span></text:span></text:p>
      <text:p text:style-name="P72"><text:span text:style-name="Fuente_20_de_20_párrafo_20_predeter."><text:span text:style-name="T13"><text:tab/>Expresion.parh = LAParametrosRec0.fParametrosh[LAParametros0Rec.nParametros_h].modo == var</text:span></text:span></text:p>
      <text:p text:style-name="P72"><text:span text:style-name="Fuente_20_de_20_párrafo_20_predeter.">}</text:span></text:p>
      <text:p text:style-name="P72"><text:span text:style-name="Fuente_20_de_20_párrafo_20_predeter.">Expresion</text:span></text:p>
      <text:p text:style-name="P72"><text:span text:style-name="Fuente_20_de_20_párrafo_20_predeter.">{</text:span></text:p>
      <text:p text:style-name="P72"><text:span text:style-name="Fuente_20_de_20_párrafo_20_predeter."><text:span text:style-name="T3"><text:tab/>LAParametrosRec1.nparametros_h = LAParametrosRec0.nparametros_h + 1</text:span></text:span></text:p>
      <text:p text:style-name="P72"><text:span text:style-name="Fuente_20_de_20_párrafo_20_predeter."><text:span text:style-name="T3"><text:tab/>LAParametrosRec1.tsh = LAParametrosRec0.tsh</text:span></text:span></text:p>
      <text:p text:style-name="P72"><text:span text:style-name="Fuente_20_de_20_párrafo_20_predeter."><text:span text:style-name="T3"><text:tab/>LAParametrosRec1.fparametrosh = LAParametrosRec0.fparametrosh</text:span></text:span></text:p>
      <text:p text:style-name="P72"><text:span text:style-name="Fuente_20_de_20_párrafo_20_predeter."><text:span text:style-name="T3"><text:tab/>LAParametrosRec1.errorh = </text:span></text:span></text:p>
      <text:p text:style-name="P72"><text:span text:style-name="Fuente_20_de_20_párrafo_20_predeter."><text:span text:style-name="T3"><text:tab/><text:tab/><text:tab/>LAParametrosRec0.error v <text:s/>Expresion.error v</text:span></text:span></text:p>
      <text:p text:style-name="P72"><text:span text:style-name="Fuente_20_de_20_párrafo_20_predeter."><text:span text:style-name="T3"><text:tab/><text:tab/><text:tab/>| LAParametros.fparametrosh | &lt; LAParametrosRec0.nparametros_h + 1 <text:s/>v</text:span></text:span></text:p>
      <text:p text:style-name="P72"><text:span text:style-name="Fuente_20_de_20_párrafo_20_predeter."><text:span text:style-name="T3"><text:tab/><text:tab/><text:tab/>LAParametrosRec0.parametrosh[LAParametrosRec0.nparametros_h].modo = var <text:s/></text:span></text:span><text:span text:style-name="Fuente_20_de_20_párrafo_20_predeter."><text:span text:style-name="T142">٨ <text:tab/><text:tab/><text:tab/><text:tab/><text:tab/><text:tab/><text:tab/><text:tab/><text:tab/><text:tab/><text:tab/><text:tab/><text:tab/><text:tab/><text:tab/>Expresion.modo = val v</text:span></text:span></text:p>
      <text:p text:style-name="P72"><text:span text:style-name="Fuente_20_de_20_párrafo_20_predeter."><text:span text:style-name="T142"><text:tab/><text:tab/><text:tab/>not compatibles(LAParametrosRec0.fparametrosh</text:span></text:span></text:p>
      <text:p text:style-name="P72"><text:span text:style-name="Fuente_20_de_20_párrafo_20_predeter."><text:span text:style-name="T142"><text:tab/><text:tab/><text:tab/><text:tab/>[LAParametrosRec0.nparametros_h].tipo, Expresion.tipo, LAParametrosRec0.tsh)</text:span></text:span></text:p>
      <text:p text:style-name="P72"><text:span text:style-name="Fuente_20_de_20_párrafo_20_predeter."><text:span text:style-name="T142"><text:tab/></text:span></text:span><text:span text:style-name="Fuente_20_de_20_párrafo_20_predeter."><text:span text:style-name="T31"><text:tab/>LAParametrosRec1.etqh = Expresion.etq + longPasoParametro</text:span></text:span></text:p>
      <text:p text:style-name="P45"><text:span text:style-name="Fuente_20_de_20_párrafo_20_predeter."><text:span text:style-name="T24"><text:tab/><text:tab/>LAParametrosRec1.codh = </text:span></text:span></text:p>
      <text:p text:style-name="P45"><text:span text:style-name="Fuente_20_de_20_párrafo_20_predeter."><text:span text:style-name="T24"><text:tab/><text:tab/><text:tab/>LAParametrosRec0.codh ||</text:span></text:span></text:p>
      <text:p text:style-name="P45"><text:span text:style-name="Fuente_20_de_20_párrafo_20_predeter."><text:span text:style-name="T24"><text:tab/><text:tab/><text:tab/>copia ||</text:span></text:span></text:p>
      <text:p text:style-name="P45"><text:span text:style-name="Fuente_20_de_20_párrafo_20_predeter."><text:span text:style-name="T24"><text:tab/><text:tab/><text:tab/>direccionParFormal(LAParametrosRec0.fparametrosh[LAParametrosRec0.nparametros_h]) ||</text:span></text:span></text:p>
      <text:p text:style-name="P45"><text:span text:style-name="Fuente_20_de_20_párrafo_20_predeter."><text:span text:style-name="T24"><text:tab/><text:tab/><text:tab/>Expresion.cod ||</text:span></text:span></text:p>
      <text:p text:style-name="P72"><text:span text:style-name="Fuente_20_de_20_párrafo_20_predeter."><text:span text:style-name="T31"><text:tab/><text:tab/><text:tab/>pasoParametro(Expresion.modo, <text:tab/><text:tab/><text:tab/><text:tab/><text:tab/><text:tab/><text:tab/><text:tab/><text:tab/><text:tab/><text:tab/><text:tab/><text:tab/><text:tab/><text:tab/><text:tab/>LAParametrosRec0.fparametrosh[LAParametrosRec0.nparametros_h])</text:span></text:span></text:p>
      <text:p text:style-name="P72"><text:span text:style-name="Fuente_20_de_20_párrafo_20_predeter.">}</text:span></text:p>
      <text:p text:style-name="P72"><text:span text:style-name="Fuente_20_de_20_párrafo_20_predeter.">LAParametrosRec</text:span></text:p>
      <text:p text:style-name="P72"><text:soft-page-break/><text:span text:style-name="Fuente_20_de_20_párrafo_20_predeter.">{</text:span></text:p>
      <text:p text:style-name="P72"><text:span text:style-name="Fuente_20_de_20_párrafo_20_predeter."><text:span text:style-name="T142"><text:tab/>LAParametrosRec0.error = LAParametrosRec1.error</text:span></text:span></text:p>
      <text:p text:style-name="P45"><text:span text:style-name="Fuente_20_de_20_párrafo_20_predeter."><text:span text:style-name="T24"><text:tab/><text:tab/>LAParametrosRec0.etq = LAParametrosRec1.etq</text:span></text:span></text:p>
      <text:p text:style-name="P72"><text:span text:style-name="Fuente_20_de_20_párrafo_20_predeter."><text:span text:style-name="T31"><text:tab/>LAParametrosRec0.cod = LAParametrosRec1.cod</text:span></text:span></text:p>
      <text:p text:style-name="P72"><text:span text:style-name="Fuente_20_de_20_párrafo_20_predeter.">}</text:span></text:p>
      <text:p text:style-name="P26"><text:span text:style-name="Fuente_20_de_20_párrafo_20_predeter."><text:tab/></text:span></text:p>
      <text:p text:style-name="P26"><text:span text:style-name="Fuente_20_de_20_párrafo_20_predeter."><text:span text:style-name="T3"><text:tab/></text:span></text:span></text:p>
      <text:p text:style-name="P26"><text:span text:style-name="Fuente_20_de_20_párrafo_20_predeter."><text:tab/></text:span></text:p>
      <text:p text:style-name="P26"><text:span text:style-name="Fuente_20_de_20_párrafo_20_predeter."><text:span text:style-name="T142"/></text:span></text:p>
      <text:p text:style-name="P26"><text:span text:style-name="Fuente_20_de_20_párrafo_20_predeter.">LAParametrosRec → λ</text:span></text:p>
      <text:p text:style-name="P72"><text:span text:style-name="Fuente_20_de_20_párrafo_20_predeter.">{</text:span></text:p>
      <text:p text:style-name="P72"><text:span text:style-name="Fuente_20_de_20_párrafo_20_predeter."><text:tab/></text:span><text:span text:style-name="Fuente_20_de_20_párrafo_20_predeter."><text:span text:style-name="T3">LAParametros.error = LAParametrosRec.errorh</text:span></text:span></text:p>
      <text:p text:style-name="P45"><text:span text:style-name="Fuente_20_de_20_párrafo_20_predeter."><text:span text:style-name="T24"><text:tab/><text:tab/>LAParametrosRec.cod = LAParametrosRec.codh</text:span></text:span></text:p>
      <text:p text:style-name="P72"><text:span text:style-name="Fuente_20_de_20_párrafo_20_predeter."><text:span text:style-name="T13"><text:tab/>LAParametrosRec.etq = LAParametrosRec.etqh</text:span></text:span></text:p>
      <text:p text:style-name="P107"><text:span text:style-name="Fuente_20_de_20_párrafo_20_predeter."><text:span text:style-name="T2">}</text:span></text:span></text:p>
      <text:p text:style-name="P45"><text:span text:style-name="Fuente_20_de_20_párrafo_20_predeter."><text:span text:style-name="T26"/></text:span></text:p>
      <text:p text:style-name="P32">InsLectura → <text:s/>in(id)</text:p>
      <text:p text:style-name="P83">{</text:p>
      <text:p text:style-name="P83"><text:span text:style-name="Fuente_20_de_20_párrafo_20_predeter."><text:span text:style-name="T161"><text:tab/>InsLectura.error = NOT existeID(InsLectura.tsh,id.lex)</text:span></text:span></text:p>
      <text:p text:style-name="P81"><text:tab/>InsLectura.cod <text:s/>= in InsLectura.tsh[id.lex].dir</text:p>
      <text:p text:style-name="P83"><text:span text:style-name="Fuente_20_de_20_párrafo_20_predeter."><text:span text:style-name="T161"><text:tab/>InsLectura.etq <text:s/>= InsLectura.etqh + 1</text:span></text:span></text:p>
      <text:p text:style-name="P83">}</text:p>
      <text:p text:style-name="P32"/>
      <text:p text:style-name="P32">InsEscritura → out</text:p>
      <text:p text:style-name="P83">{</text:p>
      <text:p text:style-name="P83"><text:tab/></text:p>
      <text:p text:style-name="P81"><text:tab/>Expresion.etqh <text:s text:c="10"/>= InsEscritura.etqh</text:p>
      <text:p text:style-name="P81"><text:tab/>Expresion.parh <text:s text:c="10"/>= false</text:p>
      <text:p text:style-name="P81"/>
      <text:p text:style-name="P83">}</text:p>
      <text:p text:style-name="P83">(Expresion)</text:p>
      <text:p text:style-name="P83">{</text:p>
      <text:p text:style-name="P81"><text:tab/>InsEscritura.error = (Expresion.tipo = &lt;t:error&gt;)</text:p>
      <text:p text:style-name="P81"><text:tab/>InsEscritura.etq <text:s text:c="2"/>= Expresion.etq + 1</text:p>
      <text:p text:style-name="P81"><text:tab/>InsEscritura.cod <text:s text:c="2"/>= Expresion.cod || out</text:p>
      <text:p text:style-name="P83">}</text:p>
      <text:p text:style-name="P32"/>
      <text:p text:style-name="P32"/>
      <text:p text:style-name="P35"/>
      <text:p text:style-name="P35"/>
      <text:p text:style-name="P35"/>
      <text:p text:style-name="P35"/>
      <text:p text:style-name="P35">InsAsignación → </text:p>
      <text:p text:style-name="P87">{</text:p>
      <text:p text:style-name="P91"><text:tab/>Mem.etqh <text:s text:c="9"/>= InsAsignación.etqh</text:p>
      <text:p text:style-name="P71"><text:tab/>Mem.tsh = InsAsignacion.tsh</text:p>
      <text:p text:style-name="P87">}</text:p>
      <text:p text:style-name="P87">Mem := </text:p>
      <text:p text:style-name="P87">{</text:p>
      <text:p text:style-name="P91"><text:tab/>Expresion.parh <text:s text:c="9"/>= false</text:p>
      <text:p text:style-name="P91"><text:tab/>Expresion.etqh <text:s text:c="9"/>= Mem.etq</text:p>
      <text:p text:style-name="P71"><text:tab/>Expresion.tsh = InsAsignacion.tsh</text:p>
      <text:p text:style-name="P87">}</text:p>
      <text:p text:style-name="P87">Expresión</text:p>
      <text:p text:style-name="P87">{</text:p>
      <text:p text:style-name="P91"><text:tab/>InsAsignación.etq = Expresion.etq + 1</text:p>
      <text:p text:style-name="P91"><text:tab/>InsAsignación.cod =</text:p>
      <text:p text:style-name="P91"><text:tab/><text:tab/>si esCompatibleConTipoBasico(Mem.tipo,Expresion.tsh)</text:p>
      <text:p text:style-name="P91"><text:tab/> <text:s text:c="8"/><text:tab/><text:tab/>Mem.cod || Expresion.cod || desapila-ind</text:p>
      <text:p text:style-name="P91"><text:tab/><text:tab/>si no</text:p>
      <text:p text:style-name="P91"><text:soft-page-break/><text:tab/><text:tab/><text:tab/>Mem.cod || Expresion.cod || mueve(Mem.tipo.tam)</text:p>
      <text:p text:style-name="P71"><text:tab/>InsAsignacion.error = ¬ esCompatible(Mem.tipo, Expresion.tipo, InsAsignacion.tsh)</text:p>
      <text:p text:style-name="P87">}</text:p>
      <text:p text:style-name="P33"/>
      <text:p text:style-name="P35">InsCompuesta → </text:p>
      <text:p text:style-name="P87">{</text:p>
      <text:p text:style-name="P71"><text:tab/>Instrucciones.tsh = InsCompuesta.tsh</text:p>
      <text:p text:style-name="P91"><text:tab/>Instrucciones.etqh <text:s text:c="12"/>= InsCompuesta.etqh</text:p>
      <text:p text:style-name="P87">}</text:p>
      <text:p text:style-name="P87">'{' Instrucciones '}'</text:p>
      <text:p text:style-name="P87">{</text:p>
      <text:p text:style-name="P71"><text:tab/>InsCompuesta.error <text:s/>= Instrucciones.error</text:p>
      <text:p text:style-name="P91"><text:tab/>InsCompuesta.cod <text:s text:c="3"/>= Instrucciones.cod</text:p>
      <text:p text:style-name="P91"><text:tab/>InsCompuesta.etq <text:s text:c="3"/>= Instrucciones.etq</text:p>
      <text:p text:style-name="P87">}</text:p>
      <text:p text:style-name="P33"/>
      <text:p text:style-name="P41">InsIf → if </text:p>
      <text:p text:style-name="P92">{</text:p>
      <text:p text:style-name="P77"><text:tab/>Expresion.tsh =InsIf.tsh</text:p>
      <text:p text:style-name="P77"><text:tab/>Expresion.etqh <text:s text:c="5"/>= InsIf.etqh</text:p>
      <text:p text:style-name="P77"><text:tab/>Expresion.parh <text:s text:c="5"/>= false</text:p>
      <text:p text:style-name="P92">}</text:p>
      <text:p text:style-name="P92">Expresion then </text:p>
      <text:p text:style-name="P92">{</text:p>
      <text:p text:style-name="P71"><text:span text:style-name="T160"><text:tab/>Instrucción.tsh = InsIf.tsh</text:span></text:p>
      <text:p text:style-name="P77"><text:tab/>Instruccion.etqh <text:s text:c="3"/>= Expresion.etq + 1</text:p>
      <text:p text:style-name="P92">}</text:p>
      <text:p text:style-name="P92">Instrucción </text:p>
      <text:p text:style-name="P92">{</text:p>
      <text:p text:style-name="P87"><text:span text:style-name="T160"><text:tab/></text:span><text:span text:style-name="T161">Pelse.tsh = InsIf.tsh</text:span></text:p>
      <text:p text:style-name="P93"><text:tab/>PElse.etqh <text:s text:c="9"/>= Instruccion.etq + 1</text:p>
      <text:p text:style-name="P92">}</text:p>
      <text:p text:style-name="P92">Pelse</text:p>
      <text:p text:style-name="P92">{</text:p>
      <text:p text:style-name="P87"><text:span text:style-name="Fuente_20_de_20_párrafo_20_predeter."><text:span text:style-name="T80"><text:tab/>InsIf.error = Expresion.tipo != &lt;t:bool&gt; v Instrucción.error v Pelse.error</text:span></text:span></text:p>
      <text:p text:style-name="P87"><text:span text:style-name="Fuente_20_de_20_párrafo_20_predeter."><text:span text:style-name="T80"><text:tab/>InsIf.etq <text:s text:c="10"/>= PElse.etq</text:span></text:span></text:p>
      <text:p text:style-name="P87"><text:span text:style-name="Fuente_20_de_20_párrafo_20_predeter."><text:span text:style-name="T80"><text:tab/>InsIf.cod <text:s text:c="10"/>=</text:span></text:span></text:p>
      <text:p text:style-name="P87"><text:span text:style-name="Fuente_20_de_20_párrafo_20_predeter."><text:span text:style-name="T80"><text:tab/><text:tab/>Expresion.cod || </text:span></text:span></text:p>
      <text:p text:style-name="P87"><text:span text:style-name="Fuente_20_de_20_párrafo_20_predeter."><text:span text:style-name="T80"><text:tab/><text:tab/>ir-f(Instruccion.etq + 1) || </text:span></text:span></text:p>
      <text:p text:style-name="P87"><text:span text:style-name="Fuente_20_de_20_párrafo_20_predeter."><text:span text:style-name="T80"><text:tab/><text:tab/>Instruccion.cod || </text:span></text:span></text:p>
      <text:p text:style-name="P87"><text:span text:style-name="Fuente_20_de_20_párrafo_20_predeter."><text:span text:style-name="T80"><text:tab/><text:tab/>ir-a(PElse.etq) || </text:span></text:span></text:p>
      <text:p text:style-name="P87"><text:span text:style-name="Fuente_20_de_20_párrafo_20_predeter."><text:span text:style-name="T80"><text:tab/><text:tab/>PElse.cod</text:span></text:span></text:p>
      <text:p text:style-name="P92">}</text:p>
      <text:p text:style-name="P42"/>
      <text:p text:style-name="P41">PElse → else </text:p>
      <text:p text:style-name="P92">{</text:p>
      <text:p text:style-name="P77"><text:tab/>Instrucción.tsh = PElse.tsh</text:p>
      <text:p text:style-name="P77"><text:tab/>Instruccion.etqh <text:s text:c="3"/>= PElse.etqh</text:p>
      <text:p text:style-name="P92">}</text:p>
      <text:p text:style-name="P92">Instrucción</text:p>
      <text:p text:style-name="P92">{</text:p>
      <text:p text:style-name="P92"><text:span text:style-name="Fuente_20_de_20_párrafo_20_predeter."><text:span text:style-name="T45"><text:tab/>PElse.error = Instrucción.error</text:span></text:span></text:p>
      <text:p text:style-name="P117"><text:span text:style-name="Fuente_20_de_20_párrafo_20_predeter."><text:span text:style-name="T45"><text:tab/><text:tab/>PElse.cod <text:s text:c="10"/>= Instruccion.cod</text:span></text:span></text:p>
      <text:p text:style-name="P117"><text:span text:style-name="Fuente_20_de_20_párrafo_20_predeter."><text:span text:style-name="T45"><text:tab/><text:tab/>PElse.etq <text:s text:c="10"/>= Instruccion.etq</text:span></text:span></text:p>
      <text:p text:style-name="P92">}</text:p>
      <text:p text:style-name="P45"><text:span text:style-name="Fuente_20_de_20_párrafo_20_predeter."><text:span text:style-name="T127"/></text:span></text:p>
      <text:p text:style-name="P45"><text:span text:style-name="Fuente_20_de_20_párrafo_20_predeter."><text:span text:style-name="T127">PElse </text:span></text:span><text:span text:style-name="Fuente_20_de_20_párrafo_20_predeter."><text:span text:style-name="T104">→ </text:span></text:span><text:span text:style-name="Fuente_20_de_20_párrafo_20_predeter."><text:span text:style-name="T88">λ</text:span></text:span></text:p>
      <text:p text:style-name="P107"><text:span text:style-name="Fuente_20_de_20_párrafo_20_predeter."><text:span text:style-name="T88">{</text:span></text:span></text:p>
      <text:p text:style-name="P107"><text:span text:style-name="Fuente_20_de_20_párrafo_20_predeter."><text:span text:style-name="T63"><text:tab/>PElse.error = false</text:span></text:span></text:p>
      <text:p text:style-name="P107"><text:span text:style-name="Fuente_20_de_20_párrafo_20_predeter."><text:span text:style-name="T63"><text:tab/>PElse.cod <text:s/>= λ</text:span></text:span></text:p>
      <text:p text:style-name="P107"><text:soft-page-break/><text:span text:style-name="Fuente_20_de_20_párrafo_20_predeter."><text:span text:style-name="T63"><text:tab/>PElse.etq <text:s/>= PElse.etqh</text:span></text:span></text:p>
      <text:p text:style-name="P107"><text:span text:style-name="Fuente_20_de_20_párrafo_20_predeter."><text:span text:style-name="T88">}</text:span></text:span></text:p>
      <text:p text:style-name="P42"/>
      <text:p text:style-name="P41">InsWhile → while </text:p>
      <text:p text:style-name="P92">{</text:p>
      <text:p text:style-name="P77"><text:tab/>Expresion.etqh <text:s text:c="5"/>= InsWhile.etqh</text:p>
      <text:p text:style-name="P77"><text:tab/>Expresion.tsh = InsWhile.tsh</text:p>
      <text:p text:style-name="P92">}</text:p>
      <text:p text:style-name="P92">Expresion do </text:p>
      <text:p text:style-name="P92">{</text:p>
      <text:p text:style-name="P76"><text:tab/><text:span text:style-name="T3">Instrucción.tsh </text:span><text:bookmark-start text:name="__DdeLink__28824_213522392"/><text:span text:style-name="T3">= InsWhile.tsh</text:span><text:bookmark-end text:name="__DdeLink__28824_213522392"/></text:p>
      <text:p text:style-name="P77"><text:tab/>Instruccion.etqh <text:s text:c="3"/>= Expresion.etq + 1</text:p>
      <text:p text:style-name="P92">}</text:p>
      <text:p text:style-name="P92">Instrucción</text:p>
      <text:p text:style-name="P92">{</text:p>
      <text:p text:style-name="P77"><text:tab/>InsWhile.error = Expresion.tipo != &lt;t:bool&gt; v Instrucción.error</text:p>
      <text:p text:style-name="P77"><text:tab/>InsWhile.etq <text:s text:c="7"/>= Instruccion.etq + 1</text:p>
      <text:p text:style-name="P77"><text:tab/>InsWhile.cod <text:s text:c="7"/>=</text:p>
      <text:p text:style-name="P77"><text:s text:c="4"/><text:tab/><text:tab/>Expresion.cod <text:s text:c="14"/>||</text:p>
      <text:p text:style-name="P77"><text:tab/><text:tab/> <text:s text:c="3"/>ir-f(Instruccion.etq + 1) <text:s text:c="2"/>||</text:p>
      <text:p text:style-name="P77"><text:tab/><text:tab/> <text:s text:c="3"/>Instruccion.cod <text:s text:c="12"/>||</text:p>
      <text:p text:style-name="P77"><text:tab/><text:tab/> <text:s text:c="3"/>ir-a(InsWhile.etqh)</text:p>
      <text:p text:style-name="P92">}</text:p>
      <text:p text:style-name="P42"/>
      <text:p text:style-name="P41">InsFor → 'for' id=</text:p>
      <text:p text:style-name="P92">{</text:p>
      <text:p text:style-name="P92"><text:span text:style-name="T3"><text:tab/></text:span><text:span text:style-name="Fuente_20_de_20_párrafo_20_predeter."><text:span text:style-name="T82">Expresion0.tsh = InsFor.tsh</text:span></text:span></text:p>
      <text:p text:style-name="P92"><text:span text:style-name="Fuente_20_de_20_párrafo_20_predeter."><text:span text:style-name="T82"><text:tab/>Expresion0.etqh <text:s text:c="2"/>= InsFor.etqh</text:span></text:span></text:p>
      <text:p text:style-name="P92">}</text:p>
      <text:p text:style-name="P92">Expresion 'to' </text:p>
      <text:p text:style-name="P92">{</text:p>
      <text:p text:style-name="P92"><text:span text:style-name="Fuente_20_de_20_párrafo_20_predeter."><text:span text:style-name="T82"><text:tab/>Expresion1.tsh = InsFor.tsh</text:span></text:span></text:p>
      <text:p text:style-name="P92"><text:span text:style-name="Fuente_20_de_20_párrafo_20_predeter."><text:span text:style-name="T82"><text:tab/>Expresion1.etqh <text:s text:c="2"/>= Expresion0.etq + 1</text:span></text:span></text:p>
      <text:p text:style-name="P92">}</text:p>
      <text:p text:style-name="P92">Expresion 'do' </text:p>
      <text:p text:style-name="P92">{</text:p>
      <text:p text:style-name="P93"><text:tab/><text:span text:style-name="Fuente_20_de_20_párrafo_20_predeter."><text:span text:style-name="T83">Instrucción.tsh = InsFor.tsh</text:span></text:span></text:p>
      <text:p text:style-name="P93"><text:span text:style-name="Fuente_20_de_20_párrafo_20_predeter."><text:span text:style-name="T83"><text:tab/>Instruccion.etqh <text:s/>= Expresion1.etq + 4</text:span></text:span></text:p>
      <text:p text:style-name="P92">}</text:p>
      <text:p text:style-name="P92">Instruccion</text:p>
      <text:p text:style-name="P92">{</text:p>
      <text:p text:style-name="P93"><text:tab/><text:span text:style-name="Fuente_20_de_20_párrafo_20_predeter."><text:span text:style-name="T44">InsFor.error = <text:tab/>(Expresion0.tipo != &lt;t:natural&gt; </text:span></text:span><text:span text:style-name="Fuente_20_de_20_párrafo_20_predeter."><text:span text:style-name="T83">˄</text:span></text:span><text:span text:style-name="Fuente_20_de_20_párrafo_20_predeter."><text:span text:style-name="T44"> Expresion0.tipo != &lt;t:integer&gt;) </text:span></text:span><text:span text:style-name="Fuente_20_de_20_párrafo_20_predeter."><text:span text:style-name="T83">v</text:span></text:span></text:p>
      <text:p text:style-name="P28"><text:tab/><text:tab/><text:tab/><text:tab/><text:tab/>(Expresion1.tipo != &lt;t:natural&gt; ˄ Expresion1.tipo != &lt;t:integer&gt;) v</text:p>
      <text:p text:style-name="P93"><text:span text:style-name="Fuente_20_de_20_párrafo_20_predeter."><text:span text:style-name="T83"><text:tab/><text:tab/><text:tab/><text:tab/>(id.tipo != &lt;t:natural&gt; ˄ id.tipo != &lt;t:integer&gt;)</text:span></text:span></text:p>
      <text:p text:style-name="P93"><text:span text:style-name="Fuente_20_de_20_párrafo_20_predeter."><text:span text:style-name="T83"><text:tab/>InsFor.etq <text:s text:c="7"/>= Instruccion.etq + 6</text:span></text:span></text:p>
      <text:p text:style-name="P93"><text:span text:style-name="Fuente_20_de_20_párrafo_20_predeter."><text:span text:style-name="T83"><text:tab/>InsFor.cod <text:s/>=</text:span></text:span></text:p>
      <text:p text:style-name="P93"><text:span text:style-name="Fuente_20_de_20_párrafo_20_predeter."><text:span text:style-name="T83"><text:tab/><text:tab/> <text:s text:c="3"/>Expresion0.cod <text:s text:c="21"/>||</text:span></text:span></text:p>
      <text:p text:style-name="P93"><text:span text:style-name="Fuente_20_de_20_párrafo_20_predeter."><text:span text:style-name="T83"><text:tab/><text:tab/> <text:s text:c="3"/>desapila-dir InsFor.tsh[id.lex].dir ||</text:span></text:span></text:p>
      <text:p text:style-name="P93"><text:span text:style-name="Fuente_20_de_20_párrafo_20_predeter."><text:span text:style-name="T83"><text:tab/><text:tab/> <text:s text:c="3"/>Expresion1.cod <text:s text:c="21"/>||</text:span></text:span></text:p>
      <text:p text:style-name="P93"><text:span text:style-name="Fuente_20_de_20_párrafo_20_predeter."><text:span text:style-name="T83"><text:tab/><text:tab/> <text:s text:c="3"/>dup <text:s text:c="32"/>||</text:span></text:span></text:p>
      <text:p text:style-name="P93"><text:span text:style-name="Fuente_20_de_20_párrafo_20_predeter."><text:span text:style-name="T83"><text:tab/><text:tab/> <text:s text:c="3"/>apila-dir InsFor.tsh[id.lex].dir <text:s text:c="3"/>||</text:span></text:span></text:p>
      <text:p text:style-name="P93"><text:span text:style-name="Fuente_20_de_20_párrafo_20_predeter."><text:span text:style-name="T83"><text:tab/><text:tab/> <text:s text:c="3"/>igual <text:s text:c="30"/>||</text:span></text:span></text:p>
      <text:p text:style-name="P93"><text:span text:style-name="Fuente_20_de_20_párrafo_20_predeter."><text:span text:style-name="T83"><text:tab/><text:tab/> <text:s text:c="3"/>ir-v( InsFor.etq - 1) <text:s text:c="14"/>||</text:span></text:span></text:p>
      <text:p text:style-name="P93"><text:span text:style-name="Fuente_20_de_20_párrafo_20_predeter."><text:span text:style-name="T83"><text:tab/><text:tab/> <text:s text:c="3"/>Instruccion.cod <text:s text:c="20"/>||</text:span></text:span></text:p>
      <text:p text:style-name="P93"><text:span text:style-name="Fuente_20_de_20_párrafo_20_predeter."><text:span text:style-name="T83"><text:tab/><text:tab/> <text:s text:c="3"/>apila-dir InsFor.tsh[id.lex].dir <text:s text:c="3"/>||</text:span></text:span></text:p>
      <text:p text:style-name="P93"><text:span text:style-name="Fuente_20_de_20_párrafo_20_predeter."><text:span text:style-name="T83"><text:tab/><text:tab/> <text:s text:c="3"/>apilar 1 <text:s text:c="27"/>||</text:span></text:span></text:p>
      <text:p text:style-name="P93"><text:span text:style-name="Fuente_20_de_20_párrafo_20_predeter."><text:span text:style-name="T83"><text:tab/><text:tab/> <text:s text:c="3"/>sumar <text:s text:c="30"/>||</text:span></text:span></text:p>
      <text:p text:style-name="P93"><text:span text:style-name="Fuente_20_de_20_párrafo_20_predeter."><text:span text:style-name="T83"><text:tab/><text:tab/> <text:s text:c="3"/>desapila-dir InsFor.tsh[id.lex].dir ||</text:span></text:span></text:p>
      <text:p text:style-name="P93"><text:span text:style-name="Fuente_20_de_20_párrafo_20_predeter."><text:span text:style-name="T83"><text:tab/><text:tab/> <text:s text:c="3"/>ir-a (Expresion1.etq)</text:span></text:span></text:p>
      <text:p text:style-name="P93"><text:span text:style-name="Fuente_20_de_20_párrafo_20_predeter."><text:span text:style-name="T83"><text:tab/><text:tab/> <text:s text:c="3"/>pop</text:span></text:span></text:p>
      <text:p text:style-name="P92"><text:soft-page-break/>}</text:p>
      <text:p text:style-name="P42"/>
      <text:p text:style-name="P41">InsNew → new </text:p>
      <text:p text:style-name="P92">{</text:p>
      <text:p text:style-name="P92"><text:tab/><text:span text:style-name="T3">Mem.tsh = InsNew.tsh</text:span></text:p>
      <text:p text:style-name="P93"><text:tab/>Mem.etqh <text:s text:c="3"/>= InsNew.etqh</text:p>
      <text:p text:style-name="P92">}<text:tab/></text:p>
      <text:p text:style-name="P92">Mem</text:p>
      <text:p text:style-name="P92">{</text:p>
      <text:p text:style-name="P92"><text:span text:style-name="Fuente_20_de_20_párrafo_20_predeter."><text:span text:style-name="T45"><text:tab/>InsNew.error = Mem.tipo.t != &lt;t:puntero&gt;</text:span></text:span></text:p>
      <text:p text:style-name="P92"><text:span text:style-name="Fuente_20_de_20_párrafo_20_predeter."><text:span text:style-name="T45"><text:tab/>InsNew.etq <text:s/>= Mem.etq + 2</text:span></text:span></text:p>
      <text:p text:style-name="P93"><text:tab/>InsNew.cod <text:s/>=</text:p>
      <text:p text:style-name="P93"><text:tab/><text:tab/>Mem.cod ||</text:p>
      <text:p text:style-name="P93"><text:tab/><text:tab/>new(</text:p>
      <text:p text:style-name="P93"><text:tab/><text:tab/><text:tab/>si Mem.tipo.tbase = ref</text:p>
      <text:p text:style-name="P93"><text:tab/><text:tab/><text:tab/><text:tab/>InsNew.tsh[Mem.tipo.tbase.id].tam</text:p>
      <text:p text:style-name="P93"><text:tab/><text:tab/><text:tab/>si no</text:p>
      <text:p text:style-name="P93"><text:tab/><text:tab/><text:tab/><text:tab/>1</text:p>
      <text:p text:style-name="P93"><text:tab/><text:tab/> <text:s text:c="7"/>)</text:p>
      <text:p text:style-name="P92"><text:span text:style-name="Fuente_20_de_20_párrafo_20_predeter."><text:span text:style-name="T3"><text:tab/> <text:s text:c="7"/>|| desapila-ind</text:span></text:span></text:p>
      <text:p text:style-name="P92">}</text:p>
      <text:p text:style-name="P42"/>
      <text:p text:style-name="P41">InsDis → dispose </text:p>
      <text:p text:style-name="P92">{</text:p>
      <text:p text:style-name="P92"><text:span text:style-name="Fuente_20_de_20_párrafo_20_predeter."><text:span text:style-name="T45"><text:tab/>Mem.tsh = InsDis.tsh</text:span></text:span></text:p>
      <text:p text:style-name="P92"><text:span text:style-name="Fuente_20_de_20_párrafo_20_predeter."><text:span text:style-name="T45"><text:tab/>Mem.etqh <text:s text:c="3"/>= InsDis.etqh</text:span></text:span></text:p>
      <text:p text:style-name="P92">}</text:p>
      <text:p text:style-name="P92">Mem</text:p>
      <text:p text:style-name="P92">{</text:p>
      <text:p text:style-name="P92"><text:span text:style-name="Fuente_20_de_20_párrafo_20_predeter."><text:span text:style-name="T45"><text:tab/>InsDis.error = Mem.tipo.t != &lt;t:puntero&gt;</text:span></text:span></text:p>
      <text:p text:style-name="P92"><text:span text:style-name="Fuente_20_de_20_párrafo_20_predeter."><text:span text:style-name="T45"><text:tab/>InsDis.etq <text:s/>= Mem.etq + 1</text:span></text:span></text:p>
      <text:p text:style-name="P92"><text:span text:style-name="Fuente_20_de_20_párrafo_20_predeter."><text:span text:style-name="T45"><text:tab/>InsDis.cod <text:s/>=</text:span></text:span></text:p>
      <text:p text:style-name="P92"><text:span text:style-name="Fuente_20_de_20_párrafo_20_predeter."><text:span text:style-name="T45"><text:tab/><text:tab/>Mem.cod ||</text:span></text:span></text:p>
      <text:p text:style-name="P92"><text:span text:style-name="Fuente_20_de_20_párrafo_20_predeter."><text:span text:style-name="T45"><text:tab/><text:tab/>del(</text:span></text:span></text:p>
      <text:p text:style-name="P92"><text:span text:style-name="Fuente_20_de_20_párrafo_20_predeter."><text:span text:style-name="T45"><text:tab/><text:tab/><text:tab/>si Mem.tipo.tbase = ref</text:span></text:span></text:p>
      <text:p text:style-name="P92"><text:span text:style-name="Fuente_20_de_20_párrafo_20_predeter."><text:span text:style-name="T45"><text:tab/><text:tab/><text:tab/><text:tab/>InsDis.tsh[Mem.tipo.tbase.id].tam</text:span></text:span></text:p>
      <text:p text:style-name="P92"><text:span text:style-name="Fuente_20_de_20_párrafo_20_predeter."><text:span text:style-name="T45"><text:tab/><text:tab/><text:tab/>si no</text:span></text:span></text:p>
      <text:p text:style-name="P92"><text:span text:style-name="Fuente_20_de_20_párrafo_20_predeter."><text:span text:style-name="T45"><text:tab/><text:tab/><text:tab/><text:tab/>1</text:span></text:span></text:p>
      <text:p text:style-name="P92"><text:span text:style-name="Fuente_20_de_20_párrafo_20_predeter."><text:span text:style-name="T45"><text:tab/><text:tab/> <text:s text:c="7"/>)</text:span></text:span></text:p>
      <text:p text:style-name="P92">}</text:p>
      <text:p text:style-name="P42"/>
      <text:p text:style-name="P41"/>
      <text:p text:style-name="P26">Mem → id </text:p>
      <text:p text:style-name="P72">{</text:p>
      <text:p text:style-name="P25"><text:tab/><text:tab/>MemRec.tsh = Mem.tsh</text:p>
      <text:p text:style-name="P26"><text:span text:style-name="T3"><text:tab/><text:tab/>MemRec.tipoh = si existe(Mem.tsh, id.lex)</text:span></text:p>
      <text:p text:style-name="P25"><text:tab/><text:tab/><text:tab/><text:tab/><text:tab/><text:tab/>si Mem.tsh[id.lex].clase = var</text:p>
      <text:p text:style-name="P25"><text:tab/><text:tab/><text:tab/><text:tab/><text:tab/><text:tab/><text:tab/>ref!(Mem.tsh[id.lex].tipo,Mem.tsh)</text:p>
      <text:p text:style-name="P25"><text:tab/><text:tab/><text:tab/><text:tab/><text:tab/><text:tab/>sino &lt;t:error&gt;</text:p>
      <text:p text:style-name="P71"><text:tab/><text:tab/><text:tab/><text:tab/>sino &lt;t:error&gt;</text:p>
      <text:p text:style-name="P71"><text:span text:style-name="Fuente_20_de_20_párrafo_20_predeter."><text:span text:style-name="T29"><text:tab/>MemRec.etqh = Mem.etqh + longAcessoVar(Mem.tsh[id.lex])</text:span></text:span></text:p>
      <text:p text:style-name="P71"><text:span text:style-name="Fuente_20_de_20_párrafo_20_predeter."><text:span text:style-name="T29"><text:tab/>MemRec.codh = accesoVar(Mem.tsh[id.lex])</text:span></text:span></text:p>
      <text:p text:style-name="P72">}</text:p>
      <text:p text:style-name="P72">MemRec</text:p>
      <text:p text:style-name="P72">{</text:p>
      <text:p text:style-name="P72"><text:tab/><text:span text:style-name="T3">Mem.tipo = MemRec.tipo</text:span></text:p>
      <text:p text:style-name="P45"><text:span text:style-name="Fuente_20_de_20_párrafo_20_predeter."><text:span text:style-name="T24"><text:tab/><text:tab/>Mem.cod = <text:s/>MemRec.cod</text:span></text:span></text:p>
      <text:p text:style-name="P71"><text:span text:style-name="Fuente_20_de_20_párrafo_20_predeter."><text:span text:style-name="T29"><text:tab/>Mem.etq = MemRec.etq</text:span></text:span></text:p>
      <text:p text:style-name="P72">}</text:p>
      <text:p text:style-name="P25"/>
      <text:p text:style-name="P26"><text:soft-page-break/></text:p>
      <text:p text:style-name="P26">MemRec → '^'</text:p>
      <text:p text:style-name="P72">{</text:p>
      <text:p text:style-name="P71"><text:tab/>MemRec1.tsh = MemRec0.tsh</text:p>
      <text:p text:style-name="P71"><text:tab/>MemRec1.tipoh = si (MemRec0.tipoh.t = puntero</text:p>
      <text:p text:style-name="P71"><text:tab/><text:tab/><text:tab/><text:tab/><text:tab/>ref!(MemRec0.tipoh.tbase,MemRec0.tsh)</text:p>
      <text:p text:style-name="P71"><text:tab/><text:tab/><text:tab/><text:tab/> <text:s/>sino &lt;t:error&gt;</text:p>
      <text:p text:style-name="P71"><text:tab/><text:span text:style-name="Fuente_20_de_20_párrafo_20_predeter."><text:span text:style-name="T29">MemRec1.etqh = MemRec0.etqh + 1</text:span></text:span></text:p>
      <text:p text:style-name="P71"><text:span text:style-name="Fuente_20_de_20_párrafo_20_predeter."><text:span text:style-name="T29"><text:tab/>MemRec1.codh = MemRec0.codh || apila-ind</text:span></text:span></text:p>
      <text:p text:style-name="P72">}</text:p>
      <text:p text:style-name="P72">MemRec</text:p>
      <text:p text:style-name="P72">{</text:p>
      <text:p text:style-name="P72"><text:tab/><text:span text:style-name="T3">MemRec0.tipo = MemRec1.tipo</text:span></text:p>
      <text:p text:style-name="P71"><text:span text:style-name="Fuente_20_de_20_párrafo_20_predeter."><text:span text:style-name="T29"><text:tab/>MemRec0.etq = MemRec1.etq</text:span></text:span></text:p>
      <text:p text:style-name="P71"><text:span text:style-name="Fuente_20_de_20_párrafo_20_predeter."><text:span text:style-name="T29"><text:tab/>MemRec0.cod = MemRec1.cod</text:span></text:span></text:p>
      <text:p text:style-name="P72">}</text:p>
      <text:p text:style-name="P26"><text:tab/></text:p>
      <text:p text:style-name="P26">MemRec → '['</text:p>
      <text:p text:style-name="P72">{</text:p>
      <text:p text:style-name="P72"><text:tab/><text:span text:style-name="T3">Expresion.tsh = MemRec0.tsh</text:span></text:p>
      <text:p text:style-name="P72"><text:span text:style-name="Fuente_20_de_20_párrafo_20_predeter."><text:span text:style-name="T13"><text:tab/>Expresion.etq = MemRec0.etqh</text:span></text:span></text:p>
      <text:p text:style-name="P72">}</text:p>
      <text:p text:style-name="P72">Expresion']' </text:p>
      <text:p text:style-name="P72">{</text:p>
      <text:p text:style-name="P71"><text:tab/>MemRec1.tsh = MemRec0.tsh</text:p>
      <text:p text:style-name="P72"><text:span text:style-name="Fuente_20_de_20_párrafo_20_predeter."><text:span text:style-name="T13"><text:tab/>MemRec1.etqh = Expresion.etq + 3</text:span></text:span></text:p>
      <text:p text:style-name="P72"><text:span text:style-name="Fuente_20_de_20_párrafo_20_predeter."><text:span text:style-name="T13"><text:tab/>MemRec1.codh = MemRec0.codh || Exp.cod || apila Mem1.tipo.tbase.tam || multiplica || suma</text:span></text:span></text:p>
      <text:p text:style-name="P71"><text:tab/>MemRec1.tipoh = si MemRec0.tipo.t = array AND Expresion.tipo.t = num</text:p>
      <text:p text:style-name="P71"><text:tab/><text:tab/><text:tab/><text:tab/><text:tab/>ref!(MemRec0.tipoh.tbase,MemRec0.tsh)</text:p>
      <text:p text:style-name="P71"><text:tab/><text:tab/><text:tab/><text:tab/> <text:s/>sino &lt;t:error&gt;</text:p>
      <text:p text:style-name="P72">}</text:p>
      <text:p text:style-name="P72">MemRec</text:p>
      <text:p text:style-name="P72">{</text:p>
      <text:p text:style-name="P71"><text:tab/>MemRec0.tipo = MemRec1.tipo</text:p>
      <text:p text:style-name="P45"><text:span text:style-name="Fuente_20_de_20_párrafo_20_predeter."><text:span text:style-name="T24"><text:tab/><text:tab/>MemRec0.etq = MemRec1.etq</text:span></text:span></text:p>
      <text:p text:style-name="P72"><text:span text:style-name="Fuente_20_de_20_párrafo_20_predeter."><text:span text:style-name="T13"><text:tab/>Memrec0.cod = MemRec1.cod</text:span></text:span></text:p>
      <text:p text:style-name="P72">}</text:p>
      <text:p text:style-name="P26"><text:tab/></text:p>
      <text:p text:style-name="P45"><text:span text:style-name="Fuente_20_de_20_párrafo_20_predeter."><text:span text:style-name="T24"><text:tab/></text:span></text:span></text:p>
      <text:p text:style-name="P45"><text:span text:style-name="Fuente_20_de_20_párrafo_20_predeter."><text:span text:style-name="T24"/></text:span></text:p>
      <text:p text:style-name="P26"><text:span text:style-name="Fuente_20_de_20_párrafo_20_predeter."><text:span text:style-name="T24"/></text:span></text:p>
      <text:p text:style-name="P25"><text:tab/></text:p>
      <text:p text:style-name="P26">MemRec → '.'id</text:p>
      <text:p text:style-name="P72">{</text:p>
      <text:p text:style-name="P71"><text:tab/>MemRec1.tsh = MemRec0.tsh</text:p>
      <text:p text:style-name="P72"><text:span text:style-name="Fuente_20_de_20_párrafo_20_predeter."><text:span text:style-name="T13"><text:tab/>MemRec1.etqh = MemRec0.etqh + 2</text:span></text:span></text:p>
      <text:p text:style-name="P72"><text:tab/><text:span text:style-name="T3">MemRec1.tipoh =<text:tab/> si MemRec0.tipoh.t = rec</text:span></text:p>
      <text:p text:style-name="P25"><text:tab/><text:tab/><text:tab/><text:tab/><text:tab/><text:tab/><text:tab/>si campo?(MemRec0.tipoh.campos, id.lex)</text:p>
      <text:p text:style-name="P25"><text:tab/><text:tab/><text:tab/><text:tab/><text:tab/><text:tab/><text:tab/><text:tab/>ref!(MemRec0.tipoh.campos[id.lex].tipo, MemRec0.tsh)</text:p>
      <text:p text:style-name="P25"><text:tab/><text:tab/><text:tab/><text:tab/><text:tab/><text:tab/><text:tab/>sino &lt;t:error&gt;</text:p>
      <text:p text:style-name="P71"><text:tab/><text:tab/><text:tab/><text:tab/><text:tab/>sino &lt;t:error&gt;</text:p>
      <text:p text:style-name="P71"><text:tab/><text:span text:style-name="Fuente_20_de_20_párrafo_20_predeter."><text:span text:style-name="T29">MemRec1.codh = MemRec0.codh || apila(MemRec0.tipo.campos[id.lex].desp || suma</text:span></text:span></text:p>
      <text:p text:style-name="P72">}</text:p>
      <text:p text:style-name="P72">MemRec</text:p>
      <text:p text:style-name="P72">{</text:p>
      <text:p text:style-name="P71"><text:tab/>MemRec0.tipo = MemRec1.tipo</text:p>
      <text:p text:style-name="P71"><text:span text:style-name="Fuente_20_de_20_párrafo_20_predeter."><text:span text:style-name="T29"><text:tab/>MemRec0.etq = MemRec1.etq</text:span></text:span></text:p>
      <text:p text:style-name="P71"><text:span text:style-name="Fuente_20_de_20_párrafo_20_predeter."><text:span text:style-name="T29"><text:tab/>Memrec0.cod = MemRec1.cod</text:span></text:span></text:p>
      <text:p text:style-name="P72">}</text:p>
      <text:p text:style-name="P25"/>
      <text:p text:style-name="P25"><text:soft-page-break/><text:tab/></text:p>
      <text:p text:style-name="P26">MemRec → λ</text:p>
      <text:p text:style-name="P72">{</text:p>
      <text:p text:style-name="P77"><text:tab/>MemRec.tipo = MemRec.tipoh</text:p>
      <text:p text:style-name="P45"><text:span text:style-name="Fuente_20_de_20_párrafo_20_predeter."><text:span text:style-name="T24"><text:tab/><text:tab/>MemRec.etq = MemRec.etqh</text:span></text:span></text:p>
      <text:p text:style-name="P77"><text:span text:style-name="Fuente_20_de_20_párrafo_20_predeter."><text:span text:style-name="T21"><text:tab/>MemRec.cod = MemRec.codh</text:span></text:span></text:p>
      <text:p text:style-name="P76">}</text:p>
      <text:p text:style-name="P27"/>
      <text:p text:style-name="P26"><text:span text:style-name="Fuente_20_de_20_párrafo_20_predeter.">Expresion → </text:span></text:p>
      <text:p text:style-name="P72"><text:span text:style-name="Fuente_20_de_20_párrafo_20_predeter.">{</text:span></text:p>
      <text:p text:style-name="P72"><text:span text:style-name="Fuente_20_de_20_párrafo_20_predeter."><text:tab/></text:span><text:span text:style-name="Fuente_20_de_20_párrafo_20_predeter."><text:span text:style-name="T146">ExpresionNiv1.tsh = Expresion.tsh</text:span></text:span></text:p>
      <text:p text:style-name="P72"><text:span text:style-name="Fuente_20_de_20_párrafo_20_predeter."><text:span text:style-name="T13"><text:tab/>ExpresionNiv1.etqh = Expresion.etqh</text:span></text:span></text:p>
      <text:p text:style-name="P72"><text:span text:style-name="Fuente_20_de_20_párrafo_20_predeter."><text:span text:style-name="T13"><text:tab/>ExpresionNiv1.parh = true </text:span></text:span><text:span text:style-name="Fuente_20_de_20_párrafo_20_predeter."><text:span text:style-name="T29">&lt;--</text:span></text:span><text:span text:style-name="Fuente_20_de_20_párrafo_20_predeter."><text:span text:style-name="T151">(cuidado debería ser false si ExpresionFact no es vacía, <text:tab/><text:tab/><text:tab/><text:tab/><text:tab/><text:tab/><text:tab/><text:tab/><text:tab/>pero cómo saber?)</text:span></text:span></text:p>
      <text:p text:style-name="P72"><text:span text:style-name="Fuente_20_de_20_párrafo_20_predeter."><text:tab/></text:span></text:p>
      <text:p text:style-name="P72"><text:span text:style-name="Fuente_20_de_20_párrafo_20_predeter.">}</text:span></text:p>
      <text:p text:style-name="P72"><text:span text:style-name="Fuente_20_de_20_párrafo_20_predeter.">ExpresiónNiv1</text:span></text:p>
      <text:p text:style-name="P72"><text:span text:style-name="Fuente_20_de_20_párrafo_20_predeter.">{</text:span></text:p>
      <text:p text:style-name="P72"><text:span text:style-name="Fuente_20_de_20_párrafo_20_predeter."><text:span text:style-name="T3"><text:tab/></text:span></text:span><text:span text:style-name="Fuente_20_de_20_párrafo_20_predeter."><text:span text:style-name="T146">ExpresionFact.tipoh = ExpresionNiv1.tipo</text:span></text:span></text:p>
      <text:p text:style-name="P78"><text:span text:style-name="Fuente_20_de_20_párrafo_20_predeter."><text:span text:style-name="T3"><text:tab/></text:span></text:span><text:span text:style-name="Fuente_20_de_20_párrafo_20_predeter."><text:span text:style-name="T159">ExpresionFact.tsh = Expresion.tsh</text:span></text:span></text:p>
      <text:p text:style-name="P67"><text:span text:style-name="Fuente_20_de_20_párrafo_20_predeter."><text:span text:style-name="T3"><text:tab/>ExpresionFact.modoh = ExpresionNiv1.modo</text:span></text:span></text:p>
      <text:p text:style-name="P45"><text:span text:style-name="Fuente_20_de_20_párrafo_20_predeter."><text:span text:style-name="T24"><text:tab/><text:tab/>ExpresionFact.etqh = ExpresionNiv1.etq &lt;--(estaba Expresion.etqh)</text:span></text:span></text:p>
      <text:p text:style-name="P45"><text:span text:style-name="Fuente_20_de_20_párrafo_20_predeter."><text:span text:style-name="T24"><text:tab/><text:tab/>ExpresionFact.codh = ExpresionNiv1.cod</text:span></text:span></text:p>
      <text:p text:style-name="P72"><text:span text:style-name="Fuente_20_de_20_párrafo_20_predeter."><text:span text:style-name="T41">}</text:span></text:span></text:p>
      <text:p text:style-name="P72"><text:span text:style-name="Fuente_20_de_20_párrafo_20_predeter.">ExpresiónFact</text:span></text:p>
      <text:p text:style-name="P72"><text:span text:style-name="Fuente_20_de_20_párrafo_20_predeter.">{</text:span></text:p>
      <text:p text:style-name="P72"><text:span text:style-name="Fuente_20_de_20_párrafo_20_predeter."><text:span text:style-name="T3"><text:tab/></text:span></text:span><text:span text:style-name="Fuente_20_de_20_párrafo_20_predeter."><text:span text:style-name="T157">Expresion.tipo = ExpresionFact.tipo</text:span></text:span></text:p>
      <text:p text:style-name="P72"><text:span text:style-name="Fuente_20_de_20_párrafo_20_predeter."><text:span text:style-name="T157"><text:tab/>Expresion.modo=ExpresionFact.modo</text:span></text:span></text:p>
      <text:p text:style-name="P78"><text:span text:style-name="Fuente_20_de_20_párrafo_20_predeter."><text:span text:style-name="T27"><text:tab/>Expresion.cod = ExpresionFact.cod</text:span></text:span></text:p>
      <text:p text:style-name="P84"><text:span text:style-name="Fuente_20_de_20_párrafo_20_predeter."><text:span text:style-name="T2">}</text:span></text:span></text:p>
      <text:p text:style-name="P30"><text:span text:style-name="Fuente_20_de_20_párrafo_20_predeter."><text:span text:style-name="T159"/></text:span></text:p>
      <text:p text:style-name="P30"><text:span text:style-name="Fuente_20_de_20_párrafo_20_predeter."><text:span text:style-name="T159"/></text:span></text:p>
      <text:p text:style-name="P30"><text:span text:style-name="Fuente_20_de_20_párrafo_20_predeter."><text:span text:style-name="T159"/></text:span></text:p>
      <text:p text:style-name="P30"><text:span text:style-name="Fuente_20_de_20_párrafo_20_predeter."><text:span text:style-name="T159"/></text:span></text:p>
      <text:p text:style-name="P30"><text:span text:style-name="Fuente_20_de_20_párrafo_20_predeter."><text:span text:style-name="T159"/></text:span></text:p>
      <text:p text:style-name="P30"><text:span text:style-name="Fuente_20_de_20_párrafo_20_predeter."><text:span text:style-name="T159"/></text:span></text:p>
      <text:p text:style-name="P30"><text:span text:style-name="Fuente_20_de_20_párrafo_20_predeter."><text:span text:style-name="T159"/></text:span></text:p>
      <text:p text:style-name="P30"><text:span text:style-name="Fuente_20_de_20_párrafo_20_predeter."><text:span text:style-name="T159"/></text:span></text:p>
      <text:p text:style-name="P30"><text:span text:style-name="Fuente_20_de_20_párrafo_20_predeter."><text:span text:style-name="T159"/></text:span></text:p>
      <text:p text:style-name="P30"><text:span text:style-name="Fuente_20_de_20_párrafo_20_predeter."><text:span text:style-name="T159"/></text:span></text:p>
      <text:p text:style-name="P30"><text:span text:style-name="Fuente_20_de_20_párrafo_20_predeter."><text:span text:style-name="T159"/></text:span></text:p>
      <text:p text:style-name="P30"><text:span text:style-name="Fuente_20_de_20_párrafo_20_predeter."><text:span text:style-name="T159"/></text:span></text:p>
      <text:p text:style-name="P26"><text:span text:style-name="Fuente_20_de_20_párrafo_20_predeter."><text:span text:style-name="T41">ExpresionFact → OpNiv0 </text:span></text:span></text:p>
      <text:p text:style-name="P72"><text:span text:style-name="Fuente_20_de_20_párrafo_20_predeter."><text:span text:style-name="T41">{</text:span></text:span></text:p>
      <text:p text:style-name="P72"><text:span text:style-name="Fuente_20_de_20_párrafo_20_predeter."><text:span text:style-name="T41"><text:tab/></text:span></text:span><text:span text:style-name="Fuente_20_de_20_párrafo_20_predeter."><text:span text:style-name="T157">ExpresionNiv1.tsh = ExpresionFact.tsh</text:span></text:span></text:p>
      <text:p text:style-name="P45"><text:span text:style-name="Fuente_20_de_20_párrafo_20_predeter."><text:span text:style-name="T24"><text:tab/><text:tab/>ExpresionNiv1.parh= false</text:span></text:span></text:p>
      <text:p text:style-name="P72"><text:span text:style-name="Fuente_20_de_20_párrafo_20_predeter."><text:span text:style-name="T13"><text:tab/>ExpresionNiv1.etqh = ExpresionFact.etqh</text:span></text:span></text:p>
      <text:p text:style-name="P72"><text:span text:style-name="Fuente_20_de_20_párrafo_20_predeter."><text:span text:style-name="T41">}</text:span></text:span></text:p>
      <text:p text:style-name="P72"><text:span text:style-name="Fuente_20_de_20_párrafo_20_predeter."><text:span text:style-name="T41">ExpresionNiv1</text:span></text:span></text:p>
      <text:p text:style-name="P72"><text:span text:style-name="Fuente_20_de_20_párrafo_20_predeter."><text:span text:style-name="T41">{</text:span></text:span></text:p>
      <text:p text:style-name="P100"><text:tab/><text:span text:style-name="T141">ExpresionFact.tipo = si (ExpresionFact.tipoh = &lt;t:error&gt; v ExpresionNiv1.tipo = &lt;t:error&gt;) v</text:span></text:p>
      <text:p text:style-name="P101"><text:tab/><text:tab/> <text:tab/> <text:s text:c="5"/>( ExpresionFact.tipoh = <text:bookmark-start text:name="__DdeLink__14752_1844718597"/>&lt;t:<text:bookmark-end text:name="__DdeLink__14752_1844718597"/>character&gt; v ExpresionNiv1.tipo =/= &lt;t:character&gt;) v</text:p>
      <text:p text:style-name="P101"><text:tab/><text:tab/><text:tab/> <text:s text:c="5"/>( ExpresionFact.tipoh =/= &lt;t:character&gt; ᴧ ExpresionNiv1.tipo = &lt;t:character&gt;)</text:p>
      <text:p text:style-name="P101"><text:tab/><text:tab/> <text:tab/> <text:s text:c="5"/>(ExpresionFact.tipoh = &lt;t:boolean&gt; ᴧ ExpresionNiv1.tipo =/= &lt;t:boolean&gt;) v</text:p>
      <text:p text:style-name="P101"><text:tab/><text:tab/><text:tab/> <text:s text:c="5"/>( ExpresionFact.tipoh =/= &lt;t:boolean&gt; ᴧ ExpresionNiv1.tipo = &lt;t:boolean&gt;))</text:p>
      <text:p text:style-name="P101"><text:tab/><text:tab/><text:tab/> <text:s text:c="13"/>error</text:p>
      <text:p text:style-name="P101"><text:tab/><text:tab/><text:tab/> <text:s/>sino <text:s/>boolean</text:p>
      <text:p text:style-name="P79"><text:span text:style-name="Fuente_20_de_20_párrafo_20_predeter."><text:span text:style-name="T3"><text:tab/>ExpresionFact.modo = val</text:span></text:span></text:p>
      <text:p text:style-name="P45"><text:span text:style-name="Fuente_20_de_20_párrafo_20_predeter."><text:span text:style-name="T24"><text:tab/></text:span></text:span></text:p>
      <text:p text:style-name="P45"><text:span text:style-name="Fuente_20_de_20_párrafo_20_predeter."><text:span text:style-name="T24"><text:tab/><text:tab/>ExpresionFact.cod =</text:span></text:span></text:p>
      <text:p text:style-name="P45"><text:soft-page-break/><text:span text:style-name="Fuente_20_de_20_párrafo_20_predeter."><text:span text:style-name="T24"><text:tab/><text:tab/><text:tab/>ExpresijonFact.codh ||</text:span></text:span></text:p>
      <text:p text:style-name="P45"><text:span text:style-name="Fuente_20_de_20_párrafo_20_predeter."><text:span text:style-name="T24"><text:tab/><text:tab/><text:tab/>ExpresionNiv1.cod ||</text:span></text:span></text:p>
      <text:p text:style-name="P45"><text:span text:style-name="Fuente_20_de_20_párrafo_20_predeter."><text:span text:style-name="T24"><text:tab/><text:tab/><text:tab/>case (OpNiv0)</text:span></text:span></text:p>
      <text:p text:style-name="P45"><text:span text:style-name="Fuente_20_de_20_párrafo_20_predeter."><text:span text:style-name="T24"><text:tab/><text:tab/><text:tab/><text:tab/>menor: menor</text:span></text:span></text:p>
      <text:p text:style-name="P45"><text:span text:style-name="Fuente_20_de_20_párrafo_20_predeter."><text:span text:style-name="T24"><text:tab/><text:tab/><text:tab/><text:tab/>mayor: mayor</text:span></text:span></text:p>
      <text:p text:style-name="P45"><text:span text:style-name="Fuente_20_de_20_párrafo_20_predeter."><text:span text:style-name="T24"><text:tab/><text:tab/><text:tab/><text:tab/>menor-ig: menorIg</text:span></text:span></text:p>
      <text:p text:style-name="P45"><text:span text:style-name="Fuente_20_de_20_párrafo_20_predeter."><text:span text:style-name="T24"><text:tab/><text:tab/><text:tab/><text:tab/>mayor-ig: mayorIg</text:span></text:span></text:p>
      <text:p text:style-name="P45"><text:span text:style-name="Fuente_20_de_20_párrafo_20_predeter."><text:span text:style-name="T24"><text:tab/><text:tab/><text:tab/><text:tab/>igual : igual</text:span></text:span></text:p>
      <text:p text:style-name="P45"><text:span text:style-name="Fuente_20_de_20_párrafo_20_predeter."><text:span text:style-name="T24"><text:tab/><text:tab/><text:tab/><text:tab/>no-igual: no-igual</text:span></text:span></text:p>
      <text:p text:style-name="P79"><text:span text:style-name="Fuente_20_de_20_párrafo_20_predeter."><text:span text:style-name="T13"/></text:span></text:p>
      <text:p text:style-name="P79"><text:span text:style-name="Fuente_20_de_20_párrafo_20_predeter."><text:span text:style-name="T13"><text:tab/>ExpresionFact.etq = ExpresionNiv1.etq + 1</text:span></text:span></text:p>
      <text:p text:style-name="P72"><text:span text:style-name="Fuente_20_de_20_párrafo_20_predeter."><text:span text:style-name="T41">}</text:span></text:span></text:p>
      <text:p text:style-name="P29"><text:span text:style-name="Fuente_20_de_20_párrafo_20_predeter."><text:span text:style-name="T157"><text:tab/></text:span></text:span></text:p>
      <text:p text:style-name="P26"><text:span text:style-name="Fuente_20_de_20_párrafo_20_predeter.">ExpresionFact → λ</text:span></text:p>
      <text:p text:style-name="P72"><text:span text:style-name="Fuente_20_de_20_párrafo_20_predeter.">{</text:span></text:p>
      <text:p text:style-name="P72"><text:span text:style-name="Fuente_20_de_20_párrafo_20_predeter."><text:span text:style-name="T3"><text:tab/>ExpresionFact.modo = ExpresionFact.modoh</text:span></text:span></text:p>
      <text:p text:style-name="P70"><text:span text:style-name="Fuente_20_de_20_párrafo_20_predeter."><text:span text:style-name="T3"><text:tab/>ExpresionFact.tipo = ExpresionFact.tipoh</text:span></text:span></text:p>
      <text:p text:style-name="P45"><text:span text:style-name="Fuente_20_de_20_párrafo_20_predeter."><text:span text:style-name="T24"><text:tab/><text:tab/>ExpresionFact.cod = ExpresionFact.codh</text:span></text:span></text:p>
      <text:p text:style-name="P70"><text:span text:style-name="Fuente_20_de_20_párrafo_20_predeter."><text:span text:style-name="T39"><text:tab/>ExpresionFact.etq = ExpresionFact.etqh</text:span></text:span></text:p>
      <text:p text:style-name="P100"><text:span text:style-name="Fuente_20_de_20_párrafo_20_predeter.">}</text:span></text:p>
      <text:p text:style-name="P31"/>
      <text:p text:style-name="P15">ExpresiónNiv1 → </text:p>
      <text:p text:style-name="P102">{</text:p>
      <text:p text:style-name="P103"><text:tab/>ExpresionNiv2.tsh = ExpresionNiv1.tsh</text:p>
      <text:p text:style-name="P107"><text:span text:style-name="Fuente_20_de_20_párrafo_20_predeter."><text:span text:style-name="T27"><text:tab/>ExpresionNiv2.etqh = ExpresionNiv1.etqh</text:span></text:span></text:p>
      <text:p text:style-name="P103"><text:span text:style-name="Fuente_20_de_20_párrafo_20_predeter."><text:span text:style-name="T29"><text:tab/>ExpresionNiv2.parh = ExpresionNiv1.parh </text:span></text:span><text:span text:style-name="Fuente_20_de_20_párrafo_20_predeter."><text:span text:style-name="T152">(deberia ser false si ExprNiv1Rec no es vacio)</text:span></text:span></text:p>
      <text:p text:style-name="P102">}</text:p>
      <text:p text:style-name="P102">ExpresiónNiv2</text:p>
      <text:p text:style-name="P102">{</text:p>
      <text:p text:style-name="P102"><text:tab/><text:span text:style-name="Fuente_20_de_20_párrafo_20_predeter."><text:span text:style-name="T3">ExpresionNiv1Rec.tsh = ExpresionNiv1.tsh</text:span></text:span><text:span text:style-name="Fuente_20_de_20_párrafo_20_predeter."><text:tab/></text:span></text:p>
      <text:p text:style-name="P107"><text:span text:style-name="Fuente_20_de_20_párrafo_20_predeter."><text:span text:style-name="T147"><text:tab/></text:span></text:span><text:span text:style-name="Fuente_20_de_20_párrafo_20_predeter."><text:span text:style-name="T148">ExpresionNiv1Rec.tipoh = ExpresiónNiv2.tipo.</text:span></text:span></text:p>
      <text:p text:style-name="P102"><text:span text:style-name="Fuente_20_de_20_párrafo_20_predeter."><text:span text:style-name="T3"><text:tab/>ExpresionNiv1Rec.modoh = ExpresionNiv2.modo</text:span></text:span></text:p>
      <text:p text:style-name="P102"><text:span text:style-name="Fuente_20_de_20_párrafo_20_predeter."><text:span text:style-name="T13"><text:tab/>ExpresionNiv1Rec.etqh = ExpresionNiv2.etq</text:span></text:span></text:p>
      <text:p text:style-name="P102"><text:span text:style-name="Fuente_20_de_20_párrafo_20_predeter."><text:span text:style-name="T13"><text:s/><text:tab/>ExpresionNiv1Rec.codh = ExpresionNiv2.cod</text:span></text:span></text:p>
      <text:p text:style-name="P102">}</text:p>
      <text:p text:style-name="P102">ExpresionNiv1Rec</text:p>
      <text:p text:style-name="P102">{</text:p>
      <text:p text:style-name="P103"><text:tab/>ExpresionNiv1.tipo = ExpresiónNiv2Rec.tipo</text:p>
      <text:p text:style-name="P107"><text:span text:style-name="Fuente_20_de_20_párrafo_20_predeter."><text:span text:style-name="T24"><text:tab/>ExpresionNiv1.cod = ExpresionNiv1Rec.cod</text:span></text:span></text:p>
      <text:p text:style-name="P107"><text:span text:style-name="Fuente_20_de_20_párrafo_20_predeter."><text:span text:style-name="T24"><text:tab/>ExpresionNiv1.etq = ExpresionNiv1Rec.etq</text:span></text:span></text:p>
      <text:p text:style-name="P103"><text:span text:style-name="Fuente_20_de_20_párrafo_20_predeter."><text:span text:style-name="T29"><text:tab/>ExpresionNiv1.modo = ExpresionNiv1Rec.modo</text:span></text:span></text:p>
      <text:p text:style-name="P102">}</text:p>
      <text:p text:style-name="P15">ExpresiónNiv1Rec → OpNiv1 </text:p>
      <text:p text:style-name="P102">{</text:p>
      <text:p text:style-name="P101"><text:span text:style-name="Fuente_20_de_20_párrafo_20_predeter."><text:span text:style-name="T3"><text:tab/>ExpresionNiv2.tsh = ExpresionNiv1Rec</text:span></text:span><text:span text:style-name="Fuente_20_de_20_párrafo_20_predeter."><text:span text:style-name="T164">o</text:span></text:span><text:span text:style-name="Fuente_20_de_20_párrafo_20_predeter."><text:span text:style-name="T3">.tsh</text:span></text:span></text:p>
      <text:p text:style-name="P101"><text:span text:style-name="Fuente_20_de_20_párrafo_20_predeter."><text:span text:style-name="T13"><text:tab/>ExpresionNiv2.parh = false</text:span></text:span></text:p>
      <text:p text:style-name="P101"><text:span text:style-name="Fuente_20_de_20_párrafo_20_predeter."><text:span text:style-name="T13"><text:tab/>if (opNiv1.op == or):</text:span></text:span></text:p>
      <text:p text:style-name="P101"><text:span text:style-name="Fuente_20_de_20_párrafo_20_predeter."><text:span text:style-name="T13"><text:tab/><text:tab/>ExpresionNiv2.etqh = ExpresionNiv1Rec0.etqh + 3</text:span></text:span></text:p>
      <text:p text:style-name="P101"><text:span text:style-name="Fuente_20_de_20_párrafo_20_predeter."><text:span text:style-name="T13"><text:tab/>else</text:span></text:span></text:p>
      <text:p text:style-name="P101"><text:span text:style-name="Fuente_20_de_20_párrafo_20_predeter."><text:span text:style-name="T13"><text:tab/><text:tab/>ExpresionNiv2.etqh = ExpresionNiv1Rec0.etqh</text:span></text:span></text:p>
      <text:p text:style-name="P102">}</text:p>
      <text:p text:style-name="P102">ExpresiónNiv2</text:p>
      <text:p text:style-name="P102">{</text:p>
      <text:p text:style-name="P102"><text:span text:style-name="Fuente_20_de_20_párrafo_20_predeter."><text:span text:style-name="T3"><text:tab/>ExpresionNiv1Rec1.tsh = ExpresionNiv1Rec0.tsh</text:span></text:span></text:p>
      <text:p text:style-name="P102"><text:span text:style-name="Fuente_20_de_20_párrafo_20_predeter."><text:span text:style-name="T3"><text:tab/>ExpresionNiv1Rec1.modoh = ExpresionNiv1Rec0.modh</text:span></text:span></text:p>
      <text:p text:style-name="P107"><text:span text:style-name="Fuente_20_de_20_párrafo_20_predeter."><text:span text:style-name="T147"><text:tab/></text:span></text:span><text:span text:style-name="Fuente_20_de_20_párrafo_20_predeter."><text:span text:style-name="T148">ExpresionNiv1Rec1.tipoh =</text:span></text:span></text:p>
      <text:p text:style-name="P107"><text:span text:style-name="Fuente_20_de_20_párrafo_20_predeter."><text:span text:style-name="T148"><text:tab/><text:tab/>si (ExpresionNiv1Rec</text:span></text:span><text:span text:style-name="Fuente_20_de_20_párrafo_20_predeter."><text:span text:style-name="T165">o</text:span></text:span><text:span text:style-name="Fuente_20_de_20_párrafo_20_predeter."><text:span text:style-name="T148">.tipoh = </text:span></text:span><text:bookmark-start text:name="__DdeLink__14763_1844718597"/><text:span text:style-name="Fuente_20_de_20_párrafo_20_predeter."><text:span text:style-name="T148">&lt;t:</text:span></text:span><text:bookmark-end text:name="__DdeLink__14763_1844718597"/><text:span text:style-name="Fuente_20_de_20_párrafo_20_predeter."><text:span text:style-name="T148">error&gt; v ExpresionNiv2.tipo = &lt;t:error&gt; v</text:span></text:span></text:p>
      <text:p text:style-name="P107"><text:span text:style-name="Fuente_20_de_20_párrafo_20_predeter."><text:span text:style-name="T148"><text:tab/><text:tab/> <text:s text:c="4"/>ExpresionNiv1Rec</text:span></text:span><text:span text:style-name="Fuente_20_de_20_párrafo_20_predeter."><text:span text:style-name="T165">o</text:span></text:span><text:span text:style-name="Fuente_20_de_20_párrafo_20_predeter."><text:span text:style-name="T148">.tipoh = &lt;t:character&gt; v ExpresionNiv2.tipo = &lt;t:character&gt; v</text:span></text:span></text:p>
      <text:p text:style-name="P107"><text:span text:style-name="Fuente_20_de_20_párrafo_20_predeter."><text:span text:style-name="T148"><text:tab/><text:tab/> <text:s text:c="3"/>(ExpresionNiv1Rec</text:span></text:span><text:span text:style-name="Fuente_20_de_20_párrafo_20_predeter."><text:span text:style-name="T165">o</text:span></text:span><text:span text:style-name="Fuente_20_de_20_párrafo_20_predeter."><text:span text:style-name="T148">.tipoh = &lt;t:boolean&gt; ᴧ ExpresionNiv2.tipo =/= &lt;t:boolean&gt;) v</text:span></text:span></text:p>
      <text:p text:style-name="P107"><text:span text:style-name="Fuente_20_de_20_párrafo_20_predeter."><text:span text:style-name="T148"><text:tab/> <text:s text:c="13"/>(ExpresionNiv1Rec</text:span></text:span><text:span text:style-name="Fuente_20_de_20_párrafo_20_predeter."><text:span text:style-name="T165">o</text:span></text:span><text:span text:style-name="Fuente_20_de_20_párrafo_20_predeter."><text:span text:style-name="T148">.tipoh =/= </text:span></text:span><text:bookmark-start text:name="__DdeLink__14767_1844718597"/><text:span text:style-name="Fuente_20_de_20_párrafo_20_predeter."><text:span text:style-name="T148">&lt;t:</text:span></text:span><text:bookmark-end text:name="__DdeLink__14767_1844718597"/><text:span text:style-name="Fuente_20_de_20_párrafo_20_predeter."><text:span text:style-name="T148">boolean&gt; ᴧ ExpresionNiv2.tipo = &lt;t:boolean&gt;))</text:span></text:span></text:p>
      <text:p text:style-name="P101"><text:soft-page-break/><text:tab/><text:tab/><text:tab/><text:span text:style-name="Fuente_20_de_20_párrafo_20_predeter.">&lt;t:</text:span>error<text:bookmark-start text:name="__DdeLink__14765_1844718597"/>&gt;<text:bookmark-end text:name="__DdeLink__14765_1844718597"/></text:p>
      <text:p text:style-name="P101"><text:tab/><text:tab/>sino case (OpNiv1.op)</text:p>
      <text:p text:style-name="P101"><text:tab/><text:tab/><text:tab/>suma,resta:</text:p>
      <text:p text:style-name="P107"><text:span text:style-name="Fuente_20_de_20_párrafo_20_predeter."><text:span text:style-name="T148"><text:tab/><text:tab/><text:tab/> <text:s text:c="8"/>si (ExpresionNiv1Rec</text:span></text:span><text:span text:style-name="Fuente_20_de_20_párrafo_20_predeter."><text:span text:style-name="T165">o</text:span></text:span><text:span text:style-name="Fuente_20_de_20_párrafo_20_predeter."><text:span text:style-name="T148">.tipoh=&lt;t:float&gt; v ExpresionNiv2.tipo = &lt;t:float&gt;)</text:span></text:span></text:p>
      <text:p text:style-name="P101"><text:tab/><text:tab/><text:tab/><text:tab/><text:span text:style-name="Fuente_20_de_20_párrafo_20_predeter.">&lt;t:</text:span>float&gt;</text:p>
      <text:p text:style-name="P107"><text:span text:style-name="Fuente_20_de_20_párrafo_20_predeter."><text:span text:style-name="T148"><text:tab/><text:tab/><text:tab/> <text:s text:c="8"/>sino si (ExpresionNiv1Rec</text:span></text:span><text:span text:style-name="Fuente_20_de_20_párrafo_20_predeter."><text:span text:style-name="T165">o</text:span></text:span><text:span text:style-name="Fuente_20_de_20_párrafo_20_predeter."><text:span text:style-name="T148">.tipoh = &lt;t:integer&gt; v ExpresionNiv2.tipo = &lt;t:integer&gt;)</text:span></text:span></text:p>
      <text:p text:style-name="P101"><text:tab/><text:tab/><text:tab/><text:tab/> <text:span text:style-name="Fuente_20_de_20_párrafo_20_predeter.">&lt;t:</text:span>integer&gt;</text:p>
      <text:p text:style-name="P107"><text:span text:style-name="Fuente_20_de_20_párrafo_20_predeter."><text:span text:style-name="T148"><text:tab/><text:tab/><text:tab/> <text:s text:c="8"/>sino si (ExpresionNiv1Rec</text:span></text:span><text:span text:style-name="Fuente_20_de_20_párrafo_20_predeter."><text:span text:style-name="T165">o</text:span></text:span><text:span text:style-name="Fuente_20_de_20_párrafo_20_predeter."><text:span text:style-name="T148">.tipoh = &lt;t:natural&gt; ᴧ ExpresionNiv2.tipo = &lt;t:natural&gt;)</text:span></text:span></text:p>
      <text:p text:style-name="P101"><text:tab/><text:tab/><text:tab/><text:tab/> <text:span text:style-name="Fuente_20_de_20_párrafo_20_predeter.">&lt;t:</text:span>natural&gt;</text:p>
      <text:p text:style-name="P101"><text:tab/><text:tab/><text:tab/> <text:s text:c="16"/><text:span text:style-name="Fuente_20_de_20_párrafo_20_predeter.">&lt;t:</text:span>sino error&gt;</text:p>
      <text:p text:style-name="P101"><text:tab/><text:tab/><text:tab/>o: <text:s/></text:p>
      <text:p text:style-name="P107"><text:span text:style-name="Fuente_20_de_20_párrafo_20_predeter."><text:span text:style-name="T148"><text:tab/><text:tab/><text:tab/> <text:s text:c="8"/>si (ExpresionNiv1Rec</text:span></text:span><text:span text:style-name="Fuente_20_de_20_párrafo_20_predeter."><text:span text:style-name="T165">o</text:span></text:span><text:span text:style-name="Fuente_20_de_20_párrafo_20_predeter."><text:span text:style-name="T148">.tipoh = &lt;t:boolean&gt; ᴧ ExpresionNiv2.tipo = &lt;t:boolean&gt;)</text:span></text:span></text:p>
      <text:p text:style-name="P101"><text:tab/><text:tab/><text:tab/><text:tab/> <text:s text:c="3"/><text:span text:style-name="Fuente_20_de_20_párrafo_20_predeter.">&lt;t:</text:span>boolean&gt;</text:p>
      <text:p text:style-name="P101"><text:span text:style-name="T3"><text:tab/><text:tab/><text:tab/> <text:s text:c="8"/>sino </text:span><text:span text:style-name="Fuente_20_de_20_párrafo_20_predeter."><text:span text:style-name="T3">&lt;t:</text:span></text:span><text:span text:style-name="T3">error&gt;</text:span></text:p>
      <text:p text:style-name="P107"><text:span text:style-name="Fuente_20_de_20_párrafo_20_predeter."><text:span text:style-name="T24"><text:tab/>ExpresionNiv1Rec1.modoh = val<text:tab/></text:span></text:span></text:p>
      <text:p text:style-name="P107"><text:span text:style-name="Fuente_20_de_20_párrafo_20_predeter."><text:span text:style-name="T24"><text:tab/>ExpresionNiv1Rec1.tipoh = ExpresionNiv2.tipo</text:span></text:span></text:p>
      <text:p text:style-name="P107"><text:bookmark-start text:name="__DdeLink__28956_213522392"/><text:span text:style-name="Fuente_20_de_20_párrafo_20_predeter."><text:span text:style-name="T24"><text:tab/>if (opNiv1.op == or):</text:span></text:span><text:bookmark-end text:name="__DdeLink__28956_213522392"/></text:p>
      <text:p text:style-name="P107"><text:span text:style-name="Fuente_20_de_20_párrafo_20_predeter."><text:span text:style-name="T24"><text:tab/><text:tab/>ExpresionNiv1Rec1.codh =</text:span></text:span></text:p>
      <text:p text:style-name="P107"><text:span text:style-name="Fuente_20_de_20_párrafo_20_predeter."><text:span text:style-name="T24"><text:tab/><text:tab/><text:tab/>ExpresionNiv1Rec0.codh ||</text:span></text:span></text:p>
      <text:p text:style-name="P107"><text:span text:style-name="Fuente_20_de_20_párrafo_20_predeter."><text:span text:style-name="T24"><text:tab/><text:tab/><text:tab/>dup ||</text:span></text:span></text:p>
      <text:p text:style-name="P107"><text:span text:style-name="Fuente_20_de_20_párrafo_20_predeter."><text:span text:style-name="T24"><text:tab/><text:tab/><text:tab/>ir-v (ExpresionNiv2.etq) ||</text:span></text:span></text:p>
      <text:p text:style-name="P107"><text:span text:style-name="Fuente_20_de_20_párrafo_20_predeter."><text:span text:style-name="T24"><text:tab/><text:tab/><text:tab/>desapila ||</text:span></text:span></text:p>
      <text:p text:style-name="P107"><text:span text:style-name="Fuente_20_de_20_párrafo_20_predeter."><text:span text:style-name="T24"><text:tab/><text:tab/><text:tab/>ExpresionNiv2.cod</text:span></text:span></text:p>
      <text:p text:style-name="P107"><text:span text:style-name="Fuente_20_de_20_párrafo_20_predeter."><text:span text:style-name="T24"><text:tab/><text:tab/>ExpresionNiv1Rec1.etqh = ExpresionNiv2.etq</text:span></text:span></text:p>
      <text:p text:style-name="P107"><text:span text:style-name="Fuente_20_de_20_párrafo_20_predeter."><text:span text:style-name="T24"><text:tab/>else:<text:tab/></text:span></text:span></text:p>
      <text:p text:style-name="P107"><text:span text:style-name="Fuente_20_de_20_párrafo_20_predeter."><text:span text:style-name="T24"><text:tab/><text:tab/>ExpresionNiv1Rec1.etqh = ExpresionNiv2.etq + 1</text:span></text:span></text:p>
      <text:p text:style-name="P107"><text:span text:style-name="Fuente_20_de_20_párrafo_20_predeter."><text:span text:style-name="T24"><text:tab/><text:tab/>ExpresionNiv1Rec1.codh = </text:span></text:span></text:p>
      <text:p text:style-name="P107"><text:span text:style-name="Fuente_20_de_20_párrafo_20_predeter."><text:span text:style-name="T24"><text:tab/><text:tab/><text:tab/>ExpresionNiv1Rec0.codh ||</text:span></text:span></text:p>
      <text:p text:style-name="P107"><text:span text:style-name="Fuente_20_de_20_párrafo_20_predeter."><text:span text:style-name="T24"><text:tab/><text:tab/><text:tab/>ExpresionNiv2.cod ||</text:span></text:span></text:p>
      <text:p text:style-name="P107"><text:span text:style-name="Fuente_20_de_20_párrafo_20_predeter."><text:span text:style-name="T24"><text:tab/><text:tab/><text:tab/>case (OpNiv1.op)</text:span></text:span></text:p>
      <text:p text:style-name="P107"><text:span text:style-name="Fuente_20_de_20_párrafo_20_predeter."><text:span text:style-name="T24"><text:tab/><text:tab/><text:tab/><text:tab/>suma: sumar</text:span></text:span></text:p>
      <text:p text:style-name="P101"><text:span text:style-name="Fuente_20_de_20_párrafo_20_predeter."><text:span text:style-name="T13"><text:tab/><text:tab/><text:tab/><text:tab/>resta: restar</text:span></text:span></text:p>
      <text:p text:style-name="P102">}</text:p>
      <text:p text:style-name="P102">ExpresiónNiv1Rec</text:p>
      <text:p text:style-name="P102">{</text:p>
      <text:p text:style-name="P101"><text:span text:style-name="T2"><text:tab/></text:span><text:span text:style-name="Fuente_20_de_20_párrafo_20_predeter."><text:span text:style-name="T3">ExpresionNivlRec0.tipo = ExpresionNiv1Rec1.tipo</text:span></text:span></text:p>
      <text:p text:style-name="P101"><text:span text:style-name="Fuente_20_de_20_párrafo_20_predeter."><text:span text:style-name="T3"><text:tab/>ExpresionNiv1Rec0.modo = val</text:span></text:span></text:p>
      <text:p text:style-name="P107"><text:span text:style-name="Fuente_20_de_20_párrafo_20_predeter."><text:span text:style-name="T24"><text:tab/>ExpresionNiv1Rec0.etq = ExpresionNiv1Rec1.etq</text:span></text:span></text:p>
      <text:p text:style-name="P107"><text:span text:style-name="Fuente_20_de_20_párrafo_20_predeter."><text:span text:style-name="T24"><text:tab/>ExpresionNiv1Rec0.cod = ExpresionNiv1Rec1.cod</text:span></text:span></text:p>
      <text:p text:style-name="P107">}</text:p>
      <text:p text:style-name="P45"><text:span text:style-name="Fuente_20_de_20_párrafo_20_predeter."><text:span text:style-name="T24"><text:tab/><text:tab/></text:span></text:span></text:p>
      <text:p text:style-name="P16"><text:span text:style-name="Fuente_20_de_20_párrafo_20_predeter."><text:span text:style-name="T27"/></text:span></text:p>
      <text:p text:style-name="P15">ExpresionNiv1Rec → λ</text:p>
      <text:p text:style-name="P15">{</text:p>
      <text:p text:style-name="P45"><text:span text:style-name="Fuente_20_de_20_párrafo_20_predeter."><text:span text:style-name="T147"><text:tab/></text:span></text:span><text:span text:style-name="Fuente_20_de_20_párrafo_20_predeter."><text:span text:style-name="T148">ExpresionNiv1Rec.tipo = ExpresionNiv1Rec.tipoh</text:span></text:span></text:p>
      <text:p text:style-name="P31"><text:span text:style-name="Fuente_20_de_20_párrafo_20_predeter."><text:span text:style-name="T141"><text:tab/>ExpresionNiv1Rec.modo = ExpresionNiv1Rec.modoh</text:span></text:span></text:p>
      <text:p text:style-name="P45"><text:span text:style-name="Fuente_20_de_20_párrafo_20_predeter."><text:span text:style-name="T24"><text:tab/>ExpresionNiv1Rec.etq = ExpresionNiv1Rec.etqh</text:span></text:span></text:p>
      <text:p text:style-name="P31"><text:span text:style-name="Fuente_20_de_20_párrafo_20_predeter."><text:span text:style-name="T29"><text:tab/>ExpresionNiv1Rec.cod = ExpresionNiv1Rec.codh</text:span></text:span></text:p>
      <text:p text:style-name="P31"><text:span text:style-name="Fuente_20_de_20_párrafo_20_predeter."><text:span text:style-name="T149">}</text:span></text:span></text:p>
      <text:p text:style-name="P31"/>
      <text:p text:style-name="P15">ExpresiónNiv2 → </text:p>
      <text:p text:style-name="P102">{</text:p>
      <text:p text:style-name="P103"><text:tab/>ExpresionNiv3.tsh = ExpresionNiv2.tsh</text:p>
      <text:p text:style-name="P107"><text:span text:style-name="Fuente_20_de_20_párrafo_20_predeter."><text:span text:style-name="T24"><text:tab/>ExpresionNiv3.etqh = ExpresionNiv2.etqh</text:span></text:span></text:p>
      <text:p text:style-name="P103"><text:span text:style-name="Fuente_20_de_20_párrafo_20_predeter."><text:span text:style-name="T29"><text:tab/>ExpresionNiv3.parh = ExpresionNiv2.parh</text:span></text:span><text:span text:style-name="Fuente_20_de_20_párrafo_20_predeter."><text:span text:style-name="T152"> (cuidado, debería ser false si ExpN2Rec no es vacía)</text:span></text:span></text:p>
      <text:p text:style-name="P102">}</text:p>
      <text:p text:style-name="P102">ExpresionNiv3</text:p>
      <text:p text:style-name="P102">{</text:p>
      <text:p text:style-name="P107"><text:span text:style-name="Fuente_20_de_20_párrafo_20_predeter."><text:span text:style-name="T147"><text:tab/></text:span></text:span><text:span text:style-name="Fuente_20_de_20_párrafo_20_predeter."><text:span text:style-name="T148">ExpresionNiv2Rec.tipoh = ExpresiónNiv3.tipo</text:span></text:span></text:p>
      <text:p text:style-name="P101"><text:tab/>ExpresionNiv2Rec.tsh = ExpresionNiv2.tsh</text:p>
      <text:p text:style-name="P103"><text:soft-page-break/><text:tab/>ExpresionNiv2Rec.modoh = ExpresionNiv3.modo</text:p>
      <text:p text:style-name="P107"><text:span text:style-name="Fuente_20_de_20_párrafo_20_predeter."><text:span text:style-name="T24"><text:tab/>ExpresionNiv2Rec.etqh = ExpresionNiv3.etq</text:span></text:span></text:p>
      <text:p text:style-name="P107"><text:span text:style-name="Fuente_20_de_20_párrafo_20_predeter."><text:span text:style-name="T24"><text:tab/>ExpresionNiv2Rec.codh = ExpresionNiv3.cod</text:span></text:span></text:p>
      <text:p text:style-name="P102">}</text:p>
      <text:p text:style-name="P102">ExpresiónNiv2Rec</text:p>
      <text:p text:style-name="P102">{</text:p>
      <text:p text:style-name="P103"><text:tab/>ExpresionNiv2.tipo = ExpresiónNiv2Rec.tipo</text:p>
      <text:p text:style-name="P107"><text:span text:style-name="Fuente_20_de_20_párrafo_20_predeter."><text:span text:style-name="T24"><text:tab/>ExpresionNiv2.cod = ExpresionNiv2Rec.cod</text:span></text:span></text:p>
      <text:p text:style-name="P107"><text:span text:style-name="Fuente_20_de_20_párrafo_20_predeter."><text:span text:style-name="T24"><text:tab/>ExpresionNiv2.modo = ExpresionNiv2Rec.modo</text:span></text:span></text:p>
      <text:p text:style-name="P103"><text:span text:style-name="Fuente_20_de_20_párrafo_20_predeter."><text:span text:style-name="T29"><text:tab/>ExpresionNiv2.etq = ExpresionNiv2Rec.etq</text:span></text:span></text:p>
      <text:p text:style-name="P102">}</text:p>
      <text:p text:style-name="P16"><text:span text:style-name="Fuente_20_de_20_párrafo_20_predeter."><text:span text:style-name="T24"/></text:span></text:p>
      <text:p text:style-name="P16"><text:tab/></text:p>
      <text:p text:style-name="P16"/>
      <text:p text:style-name="P15">ExpresiónNiv2Rec → OpNiv2 </text:p>
      <text:p text:style-name="P102">{</text:p>
      <text:p text:style-name="P102"><text:span text:style-name="Fuente_20_de_20_párrafo_20_predeter."><text:span text:style-name="T3"><text:tab/>ExpresionNiv3.tsh = ExpresionNiv2Rec0.tsh</text:span></text:span></text:p>
      <text:p text:style-name="P102"><text:span text:style-name="Fuente_20_de_20_párrafo_20_predeter."><text:span text:style-name="T13"><text:tab/>if (OpNiv2.op == and)</text:span></text:span></text:p>
      <text:p text:style-name="P102"><text:span text:style-name="Fuente_20_de_20_párrafo_20_predeter."><text:span text:style-name="T13"><text:tab/><text:tab/>ExpresionNiv3.etqh = ExpresionNiv2Rec0.etqh + 1</text:span></text:span></text:p>
      <text:p text:style-name="P102"><text:span text:style-name="Fuente_20_de_20_párrafo_20_predeter."><text:span text:style-name="T13"><text:tab/>else</text:span></text:span></text:p>
      <text:p text:style-name="P102"><text:span text:style-name="Fuente_20_de_20_párrafo_20_predeter."><text:span text:style-name="T13"><text:tab/><text:tab/>ExpresionNiv3.etqh = ExpresionNiv2Rec0.etqh</text:span></text:span></text:p>
      <text:p text:style-name="P102">}</text:p>
      <text:p text:style-name="P102">ExpresiónNiv3</text:p>
      <text:p text:style-name="P102">{</text:p>
      <text:p text:style-name="P107"><text:span text:style-name="Fuente_20_de_20_párrafo_20_predeter."><text:span text:style-name="T148"><text:tab/>ExpresionNiv2Rec1.tsh = ExpresionNiv2Rec0.tsh</text:span></text:span></text:p>
      <text:p text:style-name="P107"><text:span text:style-name="Fuente_20_de_20_párrafo_20_predeter."><text:span text:style-name="T148"><text:tab/>ExpresionNiv2Rec1.modoh = val</text:span></text:span></text:p>
      <text:p text:style-name="P107"><text:span text:style-name="Fuente_20_de_20_párrafo_20_predeter."><text:span text:style-name="T148"><text:tab/>ExpresionNiv2Rec1.tipoh =</text:span></text:span></text:p>
      <text:p text:style-name="P107"><text:span text:style-name="Fuente_20_de_20_párrafo_20_predeter."><text:span text:style-name="T148"><text:tab/><text:tab/>si (ExpresionNiv2Rec</text:span></text:span><text:span text:style-name="Fuente_20_de_20_párrafo_20_predeter."><text:span text:style-name="T165">o</text:span></text:span><text:span text:style-name="Fuente_20_de_20_párrafo_20_predeter."><text:span text:style-name="T148">.tipoh = </text:span></text:span><text:bookmark-start text:name="__DdeLink__14769_1844718597"/><text:span text:style-name="Fuente_20_de_20_párrafo_20_predeter."><text:span text:style-name="T148">&lt;t:</text:span></text:span><text:bookmark-end text:name="__DdeLink__14769_1844718597"/><text:span text:style-name="Fuente_20_de_20_párrafo_20_predeter."><text:span text:style-name="T148">error</text:span></text:span><text:bookmark-start text:name="__DdeLink__14771_1844718597"/><text:span text:style-name="Fuente_20_de_20_párrafo_20_predeter."><text:span text:style-name="T148">&gt;</text:span></text:span><text:bookmark-end text:name="__DdeLink__14771_1844718597"/><text:span text:style-name="Fuente_20_de_20_párrafo_20_predeter."><text:span text:style-name="T148"> v ExpresionNiv3.tipo = &lt;t:error&gt; v</text:span></text:span></text:p>
      <text:p text:style-name="P107"><text:span text:style-name="Fuente_20_de_20_párrafo_20_predeter."><text:span text:style-name="T148"><text:s text:c="24"/>ExpresionNiv2Rec</text:span></text:span><text:span text:style-name="Fuente_20_de_20_párrafo_20_predeter."><text:span text:style-name="T165">o.</text:span></text:span><text:span text:style-name="Fuente_20_de_20_párrafo_20_predeter."><text:span text:style-name="T148">tipoh = &lt;t:character&gt; v ExpresionNiv3.tipo = &lt;t:character&gt; v</text:span></text:span></text:p>
      <text:p text:style-name="P107"><text:span text:style-name="Fuente_20_de_20_párrafo_20_predeter."><text:span text:style-name="T148"><text:tab/><text:tab/> <text:s text:c="3"/>(ExpresionNiv2Rec</text:span></text:span><text:span text:style-name="Fuente_20_de_20_párrafo_20_predeter."><text:span text:style-name="T165">o</text:span></text:span><text:span text:style-name="Fuente_20_de_20_párrafo_20_predeter."><text:span text:style-name="T148">.tipoh = &lt;t:boolean&gt; ᴧ ExpresionNiv3.tipo =/= &lt;t:boolean&gt; v</text:span></text:span></text:p>
      <text:p text:style-name="P107"><text:span text:style-name="Fuente_20_de_20_párrafo_20_predeter."><text:span text:style-name="T148"><text:tab/><text:tab/> <text:s text:c="3"/>(ExpresionNiv2Rec</text:span></text:span><text:span text:style-name="Fuente_20_de_20_párrafo_20_predeter."><text:span text:style-name="T165">o</text:span></text:span><text:span text:style-name="Fuente_20_de_20_párrafo_20_predeter."><text:span text:style-name="T148">.tipoh =/= &lt;t:boolean&gt; ᴧ ExpresionNiv3.tipo = &lt;t:boolean&gt;))</text:span></text:span></text:p>
      <text:p text:style-name="P101"><text:tab/><text:tab/> <text:s text:c="9"/><text:span text:style-name="Fuente_20_de_20_párrafo_20_predeter.">&lt;t:</text:span>error<text:span text:style-name="Fuente_20_de_20_párrafo_20_predeter.">&gt;</text:span></text:p>
      <text:p text:style-name="P101"><text:tab/><text:tab/>sino case (OpNiv2.op)</text:p>
      <text:p text:style-name="P101"><text:tab/><text:tab/><text:tab/>multiplica,divide:</text:p>
      <text:p text:style-name="P107"><text:span text:style-name="Fuente_20_de_20_párrafo_20_predeter."><text:span text:style-name="T148"><text:tab/><text:tab/><text:tab/> <text:s text:c="8"/>si (ExpresionNiv2Rec</text:span></text:span><text:span text:style-name="Fuente_20_de_20_párrafo_20_predeter."><text:span text:style-name="T165">o</text:span></text:span><text:span text:style-name="Fuente_20_de_20_párrafo_20_predeter."><text:span text:style-name="T148">.tipoh=&lt;t:float&gt; v ExpresionNiv3.tipo = &lt;t:float&gt;)</text:span></text:span></text:p>
      <text:p text:style-name="P101"><text:tab/><text:tab/><text:tab/><text:tab/> <text:s text:c="3"/>float</text:p>
      <text:p text:style-name="P107"><text:span text:style-name="Fuente_20_de_20_párrafo_20_predeter."><text:span text:style-name="T148"><text:tab/><text:tab/><text:tab/> <text:s text:c="8"/>sino si (ExpresionNiv2Rec</text:span></text:span><text:span text:style-name="Fuente_20_de_20_párrafo_20_predeter."><text:span text:style-name="T165">o</text:span></text:span><text:span text:style-name="Fuente_20_de_20_párrafo_20_predeter."><text:span text:style-name="T148">.tipoh = &lt;t:integer&gt; v ExpresionNiv3.tipo = &lt;t:integer&gt;)</text:span></text:span></text:p>
      <text:p text:style-name="P101"><text:tab/><text:tab/><text:tab/><text:tab/><text:tab/><text:span text:style-name="Fuente_20_de_20_párrafo_20_predeter.">&lt;t:</text:span>integer</text:p>
      <text:p text:style-name="P107"><text:span text:style-name="Fuente_20_de_20_párrafo_20_predeter."><text:span text:style-name="T148"><text:tab/><text:tab/><text:tab/> <text:s text:c="8"/>sino si (ExpresionNiv2Rec</text:span></text:span><text:span text:style-name="Fuente_20_de_20_párrafo_20_predeter."><text:span text:style-name="T165">o</text:span></text:span><text:span text:style-name="Fuente_20_de_20_párrafo_20_predeter."><text:span text:style-name="T148">.tipoh = &lt;t:natural&gt; ᴧ ExpresionNiv3.tipo= &lt;t:natural&gt;)</text:span></text:span></text:p>
      <text:p text:style-name="P101"><text:tab/><text:tab/><text:tab/><text:tab/> <text:s/><text:tab/><text:span text:style-name="Fuente_20_de_20_párrafo_20_predeter.">&lt;t:</text:span>natural<text:span text:style-name="Fuente_20_de_20_párrafo_20_predeter.">&gt;</text:span></text:p>
      <text:p text:style-name="P101"><text:tab/><text:tab/><text:tab/> <text:s text:c="8"/>sino <text:span text:style-name="Fuente_20_de_20_párrafo_20_predeter.">&lt;t:</text:span>error<text:span text:style-name="Fuente_20_de_20_párrafo_20_predeter.">&gt;</text:span></text:p>
      <text:p text:style-name="P101"><text:tab/><text:tab/><text:tab/>modulo:</text:p>
      <text:p text:style-name="P101"><text:tab/><text:tab/><text:tab/> <text:s text:c="8"/>si (ExpresionNiv3.tipo = <text:span text:style-name="Fuente_20_de_20_párrafo_20_predeter.">&lt;t:</text:span>natural<text:span text:style-name="Fuente_20_de_20_párrafo_20_predeter.">&gt;</text:span> ᴧ</text:p>
      <text:p text:style-name="P107"><text:span text:style-name="Fuente_20_de_20_párrafo_20_predeter."><text:span text:style-name="T148"><text:tab/><text:tab/><text:tab/><text:tab/>(ExpresionNiv2Rec</text:span></text:span><text:span text:style-name="Fuente_20_de_20_párrafo_20_predeter."><text:span text:style-name="T165">o</text:span></text:span><text:span text:style-name="Fuente_20_de_20_párrafo_20_predeter."><text:span text:style-name="T148">.tipoh= &lt;t:natural&gt; v ExpresionNiv2Rec0.tipoh= &lt;t:integer&gt;))<text:tab/></text:span></text:span></text:p>
      <text:p text:style-name="P107"><text:span text:style-name="Fuente_20_de_20_párrafo_20_predeter."><text:span text:style-name="T148"><text:tab/><text:tab/><text:tab/><text:tab/> <text:s text:c="5"/>ExpresionNiv2Rec</text:span></text:span><text:span text:style-name="Fuente_20_de_20_párrafo_20_predeter."><text:span text:style-name="T165">o</text:span></text:span><text:span text:style-name="Fuente_20_de_20_párrafo_20_predeter."><text:span text:style-name="T148">.tipoh</text:span></text:span></text:p>
      <text:p text:style-name="P101"><text:tab/><text:tab/><text:tab/> <text:s text:c="8"/>sino <text:s text:c="4"/><text:span text:style-name="Fuente_20_de_20_párrafo_20_predeter.">&lt;t:</text:span>error<text:span text:style-name="Fuente_20_de_20_párrafo_20_predeter.">&gt;</text:span></text:p>
      <text:p text:style-name="P101"><text:tab/><text:tab/><text:tab/>y: <text:s/></text:p>
      <text:p text:style-name="P107"><text:span text:style-name="Fuente_20_de_20_párrafo_20_predeter."><text:span text:style-name="T148"><text:tab/><text:tab/><text:tab/> <text:s text:c="8"/>si (ExpresionNiv2Rec</text:span></text:span><text:span text:style-name="Fuente_20_de_20_párrafo_20_predeter."><text:span text:style-name="T165">o</text:span></text:span><text:span text:style-name="Fuente_20_de_20_párrafo_20_predeter."><text:span text:style-name="T148">.tipoh = &lt;t:boolean&gt; ᴧ ExpresionNiv3.tipo = &lt;t:boolean&gt;)</text:span></text:span></text:p>
      <text:p text:style-name="P101"><text:tab/><text:tab/><text:tab/><text:tab/> <text:s text:c="3"/><text:span text:style-name="Fuente_20_de_20_párrafo_20_predeter.">&lt;t:</text:span>boolean<text:span text:style-name="Fuente_20_de_20_párrafo_20_predeter.">&gt;</text:span></text:p>
      <text:p text:style-name="P107"><text:tab/><text:tab/><text:tab/> <text:s text:c="8"/>sino <text:span text:style-name="Fuente_20_de_20_párrafo_20_predeter.">&lt;t:</text:span>error<text:span text:style-name="Fuente_20_de_20_párrafo_20_predeter.">&gt;</text:span></text:p>
      <text:p text:style-name="P107"><text:span text:style-name="Fuente_20_de_20_párrafo_20_predeter."><text:span text:style-name="T24"><text:tab/></text:span></text:span><text:bookmark-start text:name="__DdeLink__28983_213522392"/><text:span text:style-name="Fuente_20_de_20_párrafo_20_predeter."><text:span text:style-name="T24">if (OpNiv2.op == and)</text:span></text:span><text:bookmark-end text:name="__DdeLink__28983_213522392"/></text:p>
      <text:p text:style-name="P107"><text:span text:style-name="Fuente_20_de_20_párrafo_20_predeter."><text:span text:style-name="T24"><text:tab/><text:tab/>ExpresionNiv2Rec1.cod = </text:span></text:span></text:p>
      <text:p text:style-name="P107"><text:span text:style-name="Fuente_20_de_20_párrafo_20_predeter."><text:span text:style-name="T24"><text:tab/><text:tab/><text:tab/>ExpresionNiv2Rec0.codh ||</text:span></text:span></text:p>
      <text:p text:style-name="P107"><text:span text:style-name="Fuente_20_de_20_párrafo_20_predeter."><text:span text:style-name="T24"><text:tab/><text:tab/><text:tab/>ir-f(ExpresionNiv3.etq + 1) ||</text:span></text:span></text:p>
      <text:p text:style-name="P107"><text:span text:style-name="Fuente_20_de_20_párrafo_20_predeter."><text:span text:style-name="T24"><text:tab/><text:tab/><text:tab/>ExpresionNiv3.cod ||</text:span></text:span></text:p>
      <text:p text:style-name="P107"><text:span text:style-name="Fuente_20_de_20_párrafo_20_predeter."><text:span text:style-name="T24"><text:tab/><text:tab/><text:tab/>ir-a(ExpresionNiv3.etq + 2) ||</text:span></text:span></text:p>
      <text:p text:style-name="P107"><text:span text:style-name="Fuente_20_de_20_párrafo_20_predeter."><text:span text:style-name="T24"><text:tab/><text:tab/><text:tab/>apila(0)</text:span></text:span></text:p>
      <text:p text:style-name="P107"><text:span text:style-name="Fuente_20_de_20_párrafo_20_predeter."><text:span text:style-name="T24"><text:tab/><text:tab/>ExpresionNiv2Rec1.etqh = ExpresionNiv3.etq + 2</text:span></text:span></text:p>
      <text:p text:style-name="P107"><text:span text:style-name="Fuente_20_de_20_párrafo_20_predeter."><text:span text:style-name="T24"/></text:span></text:p>
      <text:p text:style-name="P107"><text:soft-page-break/><text:span text:style-name="Fuente_20_de_20_párrafo_20_predeter."><text:span text:style-name="T24"><text:tab/>else:</text:span></text:span></text:p>
      <text:p text:style-name="P107"><text:span text:style-name="Fuente_20_de_20_párrafo_20_predeter."><text:span text:style-name="T24"><text:tab/><text:tab/>ExpresionNiv2Rec1.cod = </text:span></text:span></text:p>
      <text:p text:style-name="P107"><text:span text:style-name="Fuente_20_de_20_párrafo_20_predeter."><text:span text:style-name="T24"><text:tab/><text:tab/><text:tab/>ExpresionNiv2Rec0.codh ||</text:span></text:span></text:p>
      <text:p text:style-name="P107"><text:span text:style-name="Fuente_20_de_20_párrafo_20_predeter."><text:span text:style-name="T24"><text:tab/><text:tab/><text:tab/>ExpresionNiv3.cod ||</text:span></text:span></text:p>
      <text:p text:style-name="P107"><text:span text:style-name="Fuente_20_de_20_párrafo_20_predeter."><text:span text:style-name="T24"><text:tab/><text:tab/><text:tab/>case (OpNiv2.op)</text:span></text:span></text:p>
      <text:p text:style-name="P107"><text:span text:style-name="Fuente_20_de_20_párrafo_20_predeter."><text:span text:style-name="T24"><text:tab/><text:tab/><text:tab/><text:tab/>Multiplica: mul</text:span></text:span></text:p>
      <text:p text:style-name="P107"><text:span text:style-name="Fuente_20_de_20_párrafo_20_predeter."><text:span text:style-name="T24"><text:tab/><text:tab/><text:tab/><text:tab/>Divide: div</text:span></text:span></text:p>
      <text:p text:style-name="P107"><text:span text:style-name="Fuente_20_de_20_párrafo_20_predeter."><text:span text:style-name="T24"><text:tab/><text:tab/><text:tab/><text:tab/>Modulo: Mod</text:span></text:span></text:p>
      <text:p text:style-name="P102"><text:span text:style-name="Fuente_20_de_20_párrafo_20_predeter."><text:span text:style-name="T13"><text:tab/><text:tab/>ExpresionNiv3Rec1.etqh = ExpresionNiv3.etq + 1</text:span></text:span></text:p>
      <text:p text:style-name="P102"><text:span text:style-name="Fuente_20_de_20_párrafo_20_predeter."><text:span text:style-name="T3"/></text:span></text:p>
      <text:p text:style-name="P102">}</text:p>
      <text:p text:style-name="P102">ExpresiónNiv2Rec</text:p>
      <text:p text:style-name="P102">{</text:p>
      <text:p text:style-name="P102"><text:span text:style-name="Fuente_20_de_20_párrafo_20_predeter."><text:span text:style-name="T3"><text:tab/>ExpresionNiv2Rec0.tipo = ExpresionNiv2Rec1.tipo</text:span></text:span></text:p>
      <text:p text:style-name="P107"><text:span text:style-name="Fuente_20_de_20_párrafo_20_predeter."><text:span text:style-name="T24"><text:tab/>ExpresionNiv2Rec0.cod = ExpresionNiv2Rec1.cod</text:span></text:span></text:p>
      <text:p text:style-name="P107"><text:span text:style-name="Fuente_20_de_20_párrafo_20_predeter."><text:span text:style-name="T24"><text:tab/>ExpresionNiv2Rec0.modo = ExpresionNiv2Rec1.modo</text:span></text:span></text:p>
      <text:p text:style-name="P102"><text:span text:style-name="Fuente_20_de_20_párrafo_20_predeter."><text:span text:style-name="T13"><text:tab/>ExpresionNiv2Rec0.etq = ExpresionNiv2Rec1.etq</text:span></text:span></text:p>
      <text:p text:style-name="P102">}</text:p>
      <text:p text:style-name="P16"/>
      <text:p text:style-name="P15">ExpresiónNiv2Rec → λ</text:p>
      <text:p text:style-name="P102">{</text:p>
      <text:p text:style-name="P101"><text:tab/>ExpresionNiv2Rec.tipo = ExpresionNiv2Rec.tipoh</text:p>
      <text:p text:style-name="P101"><text:tab/>ExpresionNiv2Rec.modo = ExpresionNiv2Rec.modh</text:p>
      <text:p text:style-name="P107"><text:span text:style-name="Fuente_20_de_20_párrafo_20_predeter."><text:span text:style-name="T24"><text:tab/>ExpresionNiv2Rec.cod = ExpresionNiv2Rec.codh</text:span></text:span></text:p>
      <text:p text:style-name="P84"><text:span text:style-name="Fuente_20_de_20_párrafo_20_predeter."><text:span text:style-name="T29"><text:tab/>ExpresionNiv2Rec.etq = ExpresionNiv2Rec.etqh</text:span></text:span></text:p>
      <text:p text:style-name="P84"><text:span text:style-name="Fuente_20_de_20_párrafo_20_predeter."><text:span text:style-name="T33">}</text:span></text:span></text:p>
      <text:p text:style-name="P31"/>
      <text:p text:style-name="P15">ExpresionNiv3 → </text:p>
      <text:p text:style-name="P102">{</text:p>
      <text:p text:style-name="P102"><text:span text:style-name="Fuente_20_de_20_párrafo_20_predeter."><text:span text:style-name="T3"><text:tab/>ExpresiónNiv4.tsh = ExpresiónNiv3.tsh</text:span></text:span></text:p>
      <text:p text:style-name="P107"><text:span text:style-name="Fuente_20_de_20_párrafo_20_predeter."><text:span text:style-name="T24"><text:tab/>ExpresionNiv4.etqh = ExpresionNiv3.etqh</text:span></text:span></text:p>
      <text:p text:style-name="P102"><text:span text:style-name="Fuente_20_de_20_párrafo_20_predeter."><text:span text:style-name="T13"><text:tab/>ExpresionNiv4.parh = ExpresionNiv3.h </text:span></text:span><text:span text:style-name="Fuente_20_de_20_párrafo_20_predeter."><text:span text:style-name="T151">(debería ser false si ExpresionNiv3Fact no es vacio)</text:span></text:span></text:p>
      <text:p text:style-name="P102">}</text:p>
      <text:p text:style-name="P102">ExpresionNiv4</text:p>
      <text:p text:style-name="P102">{</text:p>
      <text:p text:style-name="P101"><text:tab/>ExpresiónNiv3Fact.tsh = ExpresiónNiv3.tsh</text:p>
      <text:p text:style-name="P103"><text:tab/>ExpresionNiv3Fact.tipoh = ExpresiónNiv4.tipo</text:p>
      <text:p text:style-name="P103"><text:tab/>ExpresionNiv3Fact.modoh = ExpresionNiv4.modo</text:p>
      <text:p text:style-name="P107"><text:span text:style-name="Fuente_20_de_20_párrafo_20_predeter."><text:span text:style-name="T24"><text:tab/>ExpresionNiv3Fact.codh = ExpresionNiv4.cod</text:span></text:span></text:p>
      <text:p text:style-name="P107"><text:span text:style-name="Fuente_20_de_20_párrafo_20_predeter."><text:span text:style-name="T24"><text:tab/>Expresionniv3Fact.etqh = ExpresionNiv4.etq</text:span></text:span></text:p>
      <text:p text:style-name="P102">}</text:p>
      <text:p text:style-name="P102">ExpresionNiv3Fact</text:p>
      <text:p text:style-name="P102">{</text:p>
      <text:p text:style-name="P103"><text:tab/>ExpresionNiv3.tipo = ExpresionNiv3Fact.tipo</text:p>
      <text:p text:style-name="P107"><text:span text:style-name="Fuente_20_de_20_párrafo_20_predeter."><text:span text:style-name="T24"><text:tab/>ExpresionNiv3.etq = ExpresionNiv3Fact.etq</text:span></text:span></text:p>
      <text:p text:style-name="P103"><text:span text:style-name="Fuente_20_de_20_párrafo_20_predeter."><text:span text:style-name="T29"><text:tab/>ExpresionNiv3.cod = ExpresionNiv3Fact.cod</text:span></text:span></text:p>
      <text:p text:style-name="P102">}</text:p>
      <text:p text:style-name="P45"><text:span text:style-name="Fuente_20_de_20_párrafo_20_predeter."><text:span text:style-name="T147"><text:tab/></text:span></text:span></text:p>
      <text:p text:style-name="P16"/>
      <text:p text:style-name="P16"/>
      <text:p text:style-name="P15">ExpresionNiv3Fact → OpNiv3 </text:p>
      <text:p text:style-name="P102">{</text:p>
      <text:p text:style-name="P102"><text:span text:style-name="Fuente_20_de_20_párrafo_20_predeter."><text:span text:style-name="T3"><text:tab/>ExpresiónNiv3.tsh = ExpresiónNiv3Fact.tsh</text:span></text:span></text:p>
      <text:p text:style-name="P45"><text:span text:style-name="Fuente_20_de_20_párrafo_20_predeter."><text:span text:style-name="T24"><text:tab/><text:tab/>ExpresionNiv3.etqh = ExpresionNiv3Fact.etqh</text:span></text:span></text:p>
      <text:p text:style-name="P102"><text:span text:style-name="Fuente_20_de_20_párrafo_20_predeter."><text:span text:style-name="T13"><text:tab/>ExpresionNiv3.parh = false</text:span></text:span></text:p>
      <text:p text:style-name="P102">}</text:p>
      <text:p text:style-name="P102">ExpresiónNiv3</text:p>
      <text:p text:style-name="P102">{</text:p>
      <text:p text:style-name="P107"><text:span text:style-name="Fuente_20_de_20_párrafo_20_predeter."><text:span text:style-name="T148"><text:tab/>ExpresionNiv3Fact.modo = val</text:span></text:span></text:p>
      <text:p text:style-name="P107"><text:span text:style-name="Fuente_20_de_20_párrafo_20_predeter."><text:span text:style-name="T147"><text:tab/></text:span></text:span><text:span text:style-name="Fuente_20_de_20_párrafo_20_predeter."><text:span text:style-name="T148">ExpresionNiv3Fact.tipo =</text:span></text:span></text:p>
      <text:p text:style-name="P101"><text:soft-page-break/><text:tab/><text:tab/>si (ExpresionNiv3Fact.tipoh = &lt;t:error&gt; v ExpresionNiv3.tipo = &lt;t:error&gt; v</text:p>
      <text:p text:style-name="P101"><text:s text:c="33"/>ExpresionNiv3Fact.tipoh =/= &lt;t:natural&gt; v ExpresionNiv3.tipo =/= &lt;t:natural&gt;)</text:p>
      <text:p text:style-name="P101"><text:tab/><text:tab/> <text:s text:c="6"/>&lt;t:error&gt;</text:p>
      <text:p text:style-name="P103"><text:tab/><text:tab/>sino &lt;t:natural&gt;</text:p>
      <text:p text:style-name="P45"><text:span text:style-name="Fuente_20_de_20_párrafo_20_predeter."><text:span text:style-name="T24"><text:tab/><text:tab/>ExpresionNiv3Fact.cod =</text:span></text:span></text:p>
      <text:p text:style-name="P45"><text:span text:style-name="Fuente_20_de_20_párrafo_20_predeter."><text:span text:style-name="T24"><text:tab/><text:tab/><text:tab/>case (OpNiv3.op)</text:span></text:span></text:p>
      <text:p text:style-name="P45"><text:span text:style-name="Fuente_20_de_20_párrafo_20_predeter."><text:span text:style-name="T24"><text:tab/><text:tab/><text:tab/><text:tab/>shl: ExpresionNiv3Fact.codh || ExpresionNiv3.cod || shl</text:span></text:span></text:p>
      <text:p text:style-name="P45"><text:span text:style-name="Fuente_20_de_20_párrafo_20_predeter."><text:span text:style-name="T24"><text:tab/><text:tab/><text:tab/><text:tab/>shr: ExpresionNiv3Fact.codh || ExpresionNiv3.cod || shr</text:span></text:span></text:p>
      <text:p text:style-name="P45"><text:span text:style-name="Fuente_20_de_20_párrafo_20_predeter."><text:span text:style-name="T24"><text:tab/><text:tab/>ExpresionNiv3Fact.modo=val</text:span></text:span></text:p>
      <text:p text:style-name="P103"><text:span text:style-name="Fuente_20_de_20_párrafo_20_predeter."><text:span text:style-name="T29"><text:tab/>ExpresionNiv3Fact.etq = ExpresionNiv3.etq + 1</text:span></text:span></text:p>
      <text:p text:style-name="P102">}</text:p>
      <text:p text:style-name="P45"><text:span text:style-name="Fuente_20_de_20_párrafo_20_predeter."><text:span text:style-name="T147"><text:tab/></text:span></text:span><text:bookmark-start text:name="__DdeLink__29002_213522392"/><text:bookmark-end text:name="__DdeLink__29002_213522392"/></text:p>
      <text:p text:style-name="P16"><text:span text:style-name="Fuente_20_de_20_párrafo_20_predeter."><text:span text:style-name="T148"/></text:span></text:p>
      <text:p text:style-name="P15">ExpresionNiv3Fact → λ</text:p>
      <text:p text:style-name="P102">{</text:p>
      <text:p text:style-name="P104"><text:span text:style-name="Fuente_20_de_20_párrafo_20_predeter."><text:span text:style-name="T167"><text:tab/></text:span></text:span><text:span text:style-name="Fuente_20_de_20_párrafo_20_predeter."><text:span text:style-name="T168">ExpresionNiv3Fact.tipo = ExpresionNiv3Fact.tipoh</text:span></text:span></text:p>
      <text:p text:style-name="P107"><text:span text:style-name="Fuente_20_de_20_párrafo_20_predeter."><text:span text:style-name="T168"><text:tab/>ExpresionNiv3Fact.modo = ExpresionNiv3Fact.modoh</text:span></text:span></text:p>
      <text:p text:style-name="P45"><text:span text:style-name="Fuente_20_de_20_párrafo_20_predeter."><text:span text:style-name="T24"><text:tab/><text:tab/>ExpresionNiv3Fact.cod = {}</text:span></text:span></text:p>
      <text:p text:style-name="P104"><text:span text:style-name="Fuente_20_de_20_párrafo_20_predeter."><text:span text:style-name="T24"><text:tab/>ExpresionNiv3Fact.etq = ExpresionNiv3Fact.etqh</text:span></text:span></text:p>
      <text:p text:style-name="P104"><text:span text:style-name="Fuente_20_de_20_párrafo_20_predeter."><text:span text:style-name="T167">}</text:span></text:span></text:p>
      <text:p text:style-name="P31"/>
      <text:p text:style-name="P31"/>
      <text:p text:style-name="P32">ExpresiónNiv4 → OpNiv4 </text:p>
      <text:p text:style-name="P83">{</text:p>
      <text:p text:style-name="P45"><text:span text:style-name="Fuente_20_de_20_párrafo_20_predeter."><text:span text:style-name="T168"><text:tab/><text:tab/>ExpresionNiv41.tsh = ExpresionNiv4o.tsh</text:span></text:span></text:p>
      <text:p text:style-name="P45"><text:span text:style-name="Fuente_20_de_20_párrafo_20_predeter."><text:span text:style-name="T168"><text:tab/><text:tab/>ExpresionNiv41.modo = val</text:span></text:span></text:p>
      <text:p text:style-name="P45"><text:span text:style-name="Fuente_20_de_20_párrafo_20_predeter."><text:span text:style-name="T168"><text:tab/><text:tab/>ExpresionNiv41.etqh = ExpresionNiv4.etqh</text:span></text:span></text:p>
      <text:p text:style-name="P45"><text:span text:style-name="Fuente_20_de_20_párrafo_20_predeter."><text:span text:style-name="T168"><text:tab/><text:tab/>ExpresionNiv41.parh = false</text:span></text:span></text:p>
      <text:p text:style-name="P83">}</text:p>
      <text:p text:style-name="P83">ExpresiónNiv4</text:p>
      <text:p text:style-name="P83">{</text:p>
      <text:p text:style-name="P81"><text:tab/>ExpresionNiv40.etq <text:s/>= ExpresionNiv41.etq + 1</text:p>
      <text:p text:style-name="P45"><text:span text:style-name="Fuente_20_de_20_párrafo_20_predeter."><text:span text:style-name="T168"><text:tab/><text:tab/>ExpresionNiv40.tipo =</text:span></text:span></text:p>
      <text:p text:style-name="P45"><text:span text:style-name="Fuente_20_de_20_párrafo_20_predeter."><text:span text:style-name="T168"><text:tab/><text:tab/><text:tab/>si (ExpresionNiv4</text:span></text:span><text:span text:style-name="Fuente_20_de_20_párrafo_20_predeter."><text:span text:style-name="T171">1</text:span></text:span><text:span text:style-name="Fuente_20_de_20_párrafo_20_predeter."><text:span text:style-name="T168">.tipo = </text:span></text:span><text:span text:style-name="Fuente_20_de_20_párrafo_20_predeter."><text:span text:style-name="T174">&lt;t:error&gt;</text:span></text:span><text:span text:style-name="Fuente_20_de_20_párrafo_20_predeter."><text:span text:style-name="T168">)</text:span></text:span></text:p>
      <text:p text:style-name="P45"><text:span text:style-name="Fuente_20_de_20_párrafo_20_predeter."><text:span text:style-name="T168"><text:tab/><text:tab/><text:tab/> <text:s text:c="9"/></text:span></text:span><text:span text:style-name="Fuente_20_de_20_párrafo_20_predeter."><text:span text:style-name="T174">&lt;t:error&gt;</text:span></text:span></text:p>
      <text:p text:style-name="P31"><text:tab/><text:tab/><text:tab/>sino case (OpNiv4.op)</text:p>
      <text:p text:style-name="P31"><text:tab/><text:tab/><text:tab/><text:tab/>no:</text:p>
      <text:p text:style-name="P45"><text:span text:style-name="Fuente_20_de_20_párrafo_20_predeter."><text:span text:style-name="T168"><text:tab/><text:tab/><text:tab/><text:tab/> <text:s text:c="8"/>si (ExpresionNiv4</text:span></text:span><text:span text:style-name="Fuente_20_de_20_párrafo_20_predeter."><text:span text:style-name="T171">1</text:span></text:span><text:span text:style-name="Fuente_20_de_20_párrafo_20_predeter."><text:span text:style-name="T168">.tipo=</text:span></text:span><text:span text:style-name="Fuente_20_de_20_párrafo_20_predeter."><text:span text:style-name="T174">&lt;t:boolean&gt;</text:span></text:span><text:span text:style-name="Fuente_20_de_20_párrafo_20_predeter."><text:span text:style-name="T168">)</text:span></text:span></text:p>
      <text:p text:style-name="P45"><text:span text:style-name="Fuente_20_de_20_párrafo_20_predeter."><text:span text:style-name="T168"><text:tab/><text:tab/><text:tab/><text:tab/><text:tab/><text:tab/> </text:span></text:span><text:span text:style-name="Fuente_20_de_20_párrafo_20_predeter."><text:span text:style-name="T174"><text:s text:c="3"/>&lt;t:boolean&gt;</text:span></text:span></text:p>
      <text:p text:style-name="P45"><text:span text:style-name="Fuente_20_de_20_párrafo_20_predeter."><text:span text:style-name="T168"><text:tab/><text:tab/><text:tab/><text:tab/> <text:s text:c="8"/>sino <text:s text:c="2"/></text:span></text:span><text:span text:style-name="Fuente_20_de_20_párrafo_20_predeter."><text:span text:style-name="T174">&lt;t:error&gt;</text:span></text:span></text:p>
      <text:p text:style-name="P31"><text:tab/><text:tab/><text:tab/><text:tab/>menos:</text:p>
      <text:p text:style-name="P45"><text:span text:style-name="Fuente_20_de_20_párrafo_20_predeter."><text:span text:style-name="T168"><text:tab/><text:tab/><text:tab/> <text:s text:c="8"/><text:tab/>si (ExpresionNiv4</text:span></text:span><text:span text:style-name="Fuente_20_de_20_párrafo_20_predeter."><text:span text:style-name="T171">1</text:span></text:span><text:span text:style-name="Fuente_20_de_20_párrafo_20_predeter."><text:span text:style-name="T168">.tipo=&lt;</text:span></text:span><text:span text:style-name="Fuente_20_de_20_párrafo_20_predeter."><text:span text:style-name="T174">t:float&gt;</text:span></text:span><text:span text:style-name="Fuente_20_de_20_párrafo_20_predeter."><text:span text:style-name="T168">)</text:span></text:span></text:p>
      <text:p text:style-name="P45"><text:span text:style-name="Fuente_20_de_20_párrafo_20_predeter."><text:span text:style-name="T168"><text:tab/><text:tab/><text:tab/><text:tab/><text:tab/> <text:s text:c="3"/></text:span></text:span><text:span text:style-name="Fuente_20_de_20_párrafo_20_predeter."><text:span text:style-name="T174">&lt;t:float&gt;</text:span></text:span></text:p>
      <text:p text:style-name="P45"><text:span text:style-name="Fuente_20_de_20_párrafo_20_predeter."><text:span text:style-name="T168"><text:tab/><text:tab/><text:tab/><text:tab/> <text:s text:c="8"/>sino si (ExpresionNiv4</text:span></text:span><text:span text:style-name="Fuente_20_de_20_párrafo_20_predeter."><text:span text:style-name="T171">1</text:span></text:span><text:span text:style-name="Fuente_20_de_20_párrafo_20_predeter."><text:span text:style-name="T168">.tipo=</text:span></text:span><text:span text:style-name="Fuente_20_de_20_párrafo_20_predeter."><text:span text:style-name="T174">&lt;t:integer</text:span></text:span><text:span text:style-name="Fuente_20_de_20_párrafo_20_predeter."><text:span text:style-name="T168">&gt; v ExpresionNiv4</text:span></text:span><text:span text:style-name="Fuente_20_de_20_párrafo_20_predeter."><text:span text:style-name="T171">1</text:span></text:span><text:span text:style-name="Fuente_20_de_20_párrafo_20_predeter."><text:span text:style-name="T168">.tipo = </text:span></text:span><text:span text:style-name="Fuente_20_de_20_párrafo_20_predeter."><text:span text:style-name="T174">&lt;t:natural&gt;</text:span></text:span><text:span text:style-name="Fuente_20_de_20_párrafo_20_predeter."><text:span text:style-name="T168">)</text:span></text:span></text:p>
      <text:p text:style-name="P45"><text:span text:style-name="Fuente_20_de_20_párrafo_20_predeter."><text:span text:style-name="T168"><text:tab/><text:tab/><text:tab/><text:tab/><text:tab/><text:tab/></text:span></text:span><text:span text:style-name="Fuente_20_de_20_párrafo_20_predeter."><text:span text:style-name="T174">&lt;t:integer&gt;</text:span></text:span></text:p>
      <text:p text:style-name="P45"><text:span text:style-name="Fuente_20_de_20_párrafo_20_predeter."><text:span text:style-name="T168"><text:tab/><text:tab/><text:tab/><text:tab/> <text:s text:c="8"/>sino </text:span></text:span><text:span text:style-name="Fuente_20_de_20_párrafo_20_predeter."><text:span text:style-name="T174">&lt;t:error&gt;</text:span></text:span></text:p>
      <text:p text:style-name="P45"><text:span text:style-name="Fuente_20_de_20_párrafo_20_predeter."><text:span text:style-name="T168"><text:tab/><text:tab/><text:tab/><text:tab/></text:span></text:span><text:span text:style-name="Fuente_20_de_20_párrafo_20_predeter."><text:span text:style-name="T169">cast-float:</text:span></text:span></text:p>
      <text:p text:style-name="P45"><text:span text:style-name="Fuente_20_de_20_párrafo_20_predeter."><text:span text:style-name="T169"><text:tab/><text:tab/><text:tab/><text:tab/> <text:s text:c="8"/>si (ExpresionNiv4</text:span></text:span><text:span text:style-name="Fuente_20_de_20_párrafo_20_predeter."><text:span text:style-name="T172">1</text:span></text:span><text:span text:style-name="Fuente_20_de_20_párrafo_20_predeter."><text:span text:style-name="T169">.tipo=/= </text:span></text:span><text:span text:style-name="Fuente_20_de_20_párrafo_20_predeter."><text:span text:style-name="T175">&lt;t:boolean&gt;</text:span></text:span><text:span text:style-name="Fuente_20_de_20_párrafo_20_predeter."><text:span text:style-name="T169">)</text:span></text:span></text:p>
      <text:p text:style-name="P45"><text:span text:style-name="Fuente_20_de_20_párrafo_20_predeter."><text:span text:style-name="T169"><text:tab/><text:tab/><text:tab/><text:tab/><text:tab/> <text:s/></text:span></text:span><text:span text:style-name="Fuente_20_de_20_párrafo_20_predeter."><text:span text:style-name="T175"><text:s text:c="2"/>&lt;t:float&gt;</text:span></text:span></text:p>
      <text:p text:style-name="P45"><text:span text:style-name="Fuente_20_de_20_párrafo_20_predeter."><text:span text:style-name="T169"><text:tab/><text:tab/><text:tab/><text:tab/> <text:s text:c="8"/></text:span></text:span><text:span text:style-name="Fuente_20_de_20_párrafo_20_predeter."><text:span text:style-name="T168">sino </text:span></text:span><text:span text:style-name="Fuente_20_de_20_párrafo_20_predeter."><text:span text:style-name="T174">&lt;t:error&gt;</text:span></text:span></text:p>
      <text:p text:style-name="P31"><text:tab/><text:tab/><text:tab/><text:tab/>cast-int:</text:p>
      <text:p text:style-name="P45"><text:span text:style-name="Fuente_20_de_20_párrafo_20_predeter."><text:span text:style-name="T168"><text:tab/><text:tab/><text:tab/><text:tab/> <text:s text:c="8"/>si (ExpresionNiv4</text:span></text:span><text:span text:style-name="Fuente_20_de_20_párrafo_20_predeter."><text:span text:style-name="T171">1</text:span></text:span><text:span text:style-name="Fuente_20_de_20_párrafo_20_predeter."><text:span text:style-name="T168">.tipo=/= </text:span></text:span><text:span text:style-name="Fuente_20_de_20_párrafo_20_predeter."><text:span text:style-name="T174">&lt;t:boolean&gt;</text:span></text:span><text:span text:style-name="Fuente_20_de_20_párrafo_20_predeter."><text:span text:style-name="T168">)</text:span></text:span></text:p>
      <text:p text:style-name="P45"><text:span text:style-name="Fuente_20_de_20_párrafo_20_predeter."><text:span text:style-name="T168"><text:tab/><text:tab/><text:tab/><text:tab/><text:tab/> <text:s text:c="2"/></text:span></text:span><text:span text:style-name="Fuente_20_de_20_párrafo_20_predeter."><text:span text:style-name="T174"><text:s/>&lt;t:integer&gt;</text:span></text:span></text:p>
      <text:p text:style-name="P45"><text:span text:style-name="Fuente_20_de_20_párrafo_20_predeter."><text:span text:style-name="T168"><text:tab/><text:tab/><text:tab/><text:tab/> <text:s text:c="8"/>sino </text:span></text:span><text:span text:style-name="Fuente_20_de_20_párrafo_20_predeter."><text:span text:style-name="T174">&lt;t:error&gt;</text:span></text:span></text:p>
      <text:p text:style-name="P31"><text:tab/><text:tab/><text:tab/><text:tab/>cast-nat:</text:p>
      <text:p text:style-name="P45"><text:span text:style-name="Fuente_20_de_20_párrafo_20_predeter."><text:span text:style-name="T168"><text:tab/><text:tab/><text:tab/> <text:s text:c="2"/><text:tab/> <text:s text:c="8"/>si (ExpresionNiv4</text:span></text:span><text:span text:style-name="Fuente_20_de_20_párrafo_20_predeter."><text:span text:style-name="T171">1</text:span></text:span><text:span text:style-name="Fuente_20_de_20_párrafo_20_predeter."><text:span text:style-name="T168">.tipo=</text:span></text:span><text:span text:style-name="Fuente_20_de_20_párrafo_20_predeter."><text:span text:style-name="T174">&lt;t:natural&gt;</text:span></text:span><text:span text:style-name="Fuente_20_de_20_párrafo_20_predeter."><text:span text:style-name="T168"> v ExpresionNiv4</text:span></text:span><text:span text:style-name="Fuente_20_de_20_párrafo_20_predeter."><text:span text:style-name="T171">1</text:span></text:span><text:span text:style-name="Fuente_20_de_20_párrafo_20_predeter."><text:span text:style-name="T168">.tipo=&lt;</text:span></text:span><text:span text:style-name="Fuente_20_de_20_párrafo_20_predeter."><text:span text:style-name="T174">t:character&gt;</text:span></text:span><text:span text:style-name="Fuente_20_de_20_párrafo_20_predeter."><text:span text:style-name="T168">)</text:span></text:span></text:p>
      <text:p text:style-name="P45"><text:span text:style-name="Fuente_20_de_20_párrafo_20_predeter."><text:span text:style-name="T168"><text:tab/><text:tab/><text:tab/><text:tab/><text:tab/></text:span></text:span><text:span text:style-name="Fuente_20_de_20_párrafo_20_predeter."><text:span text:style-name="T174"> <text:s text:c="2"/>&lt;t:natural&gt;</text:span></text:span></text:p>
      <text:p text:style-name="P45"><text:soft-page-break/><text:span text:style-name="Fuente_20_de_20_párrafo_20_predeter."><text:span text:style-name="T168"><text:tab/><text:tab/><text:tab/><text:tab/> <text:s text:c="8"/>sino </text:span></text:span><text:span text:style-name="Fuente_20_de_20_párrafo_20_predeter."><text:span text:style-name="T174">&lt;t:error&gt;</text:span></text:span></text:p>
      <text:p text:style-name="P31"><text:tab/><text:tab/><text:tab/><text:tab/>cast-char:</text:p>
      <text:p text:style-name="P45"><text:span text:style-name="Fuente_20_de_20_párrafo_20_predeter."><text:span text:style-name="T168"><text:tab/><text:tab/><text:tab/><text:tab/> <text:s text:c="8"/>si (ExpresionNiv4</text:span></text:span><text:span text:style-name="Fuente_20_de_20_párrafo_20_predeter."><text:span text:style-name="T171">1</text:span></text:span><text:span text:style-name="Fuente_20_de_20_párrafo_20_predeter."><text:span text:style-name="T168">.tipo=</text:span></text:span><text:span text:style-name="Fuente_20_de_20_párrafo_20_predeter."><text:span text:style-name="T174">&lt;t:natural&gt;</text:span></text:span><text:span text:style-name="Fuente_20_de_20_párrafo_20_predeter."><text:span text:style-name="T168"> v ExpresionNiv4</text:span></text:span><text:span text:style-name="Fuente_20_de_20_párrafo_20_predeter."><text:span text:style-name="T171">1</text:span></text:span><text:span text:style-name="Fuente_20_de_20_párrafo_20_predeter."><text:span text:style-name="T168">.tipo=</text:span></text:span><text:span text:style-name="Fuente_20_de_20_párrafo_20_predeter."><text:span text:style-name="T174">&lt;t:character&gt;</text:span></text:span><text:span text:style-name="Fuente_20_de_20_párrafo_20_predeter."><text:span text:style-name="T168">)</text:span></text:span></text:p>
      <text:p text:style-name="P45"><text:span text:style-name="Fuente_20_de_20_párrafo_20_predeter."><text:span text:style-name="T168"><text:tab/><text:tab/><text:tab/><text:tab/><text:tab/> <text:s/></text:span></text:span><text:span text:style-name="Fuente_20_de_20_párrafo_20_predeter."><text:span text:style-name="T174"><text:s/>&lt;t:character&gt;</text:span></text:span></text:p>
      <text:p text:style-name="P45"><text:span text:style-name="Fuente_20_de_20_párrafo_20_predeter."><text:span text:style-name="T168"><text:tab/><text:tab/><text:tab/><text:tab/> <text:s text:c="8"/>sino </text:span></text:span><text:span text:style-name="Fuente_20_de_20_párrafo_20_predeter."><text:span text:style-name="T174">&lt;t:error&gt;</text:span></text:span></text:p>
      <text:p text:style-name="P45"><text:span text:style-name="Fuente_20_de_20_párrafo_20_predeter."><text:span text:style-name="T174"><text:tab/><text:tab/>ExpresionNiv40.cod =</text:span></text:span></text:p>
      <text:p text:style-name="P45"><text:span text:style-name="Fuente_20_de_20_párrafo_20_predeter."><text:span text:style-name="T174"><text:tab/><text:tab/><text:tab/>case (OpNiv4.op)</text:span></text:span></text:p>
      <text:p text:style-name="P45"><text:span text:style-name="Fuente_20_de_20_párrafo_20_predeter."><text:span text:style-name="T174"><text:tab/><text:tab/><text:tab/><text:tab/>no:</text:span></text:span></text:p>
      <text:p text:style-name="P45"><text:span text:style-name="Fuente_20_de_20_párrafo_20_predeter."><text:span text:style-name="T174"><text:tab/><text:tab/><text:tab/><text:tab/><text:tab/>ExpresionNiv41.cod || no</text:span></text:span></text:p>
      <text:p text:style-name="P45"><text:span text:style-name="Fuente_20_de_20_párrafo_20_predeter."><text:span text:style-name="T174"><text:tab/><text:tab/><text:tab/><text:tab/>negativo:</text:span></text:span></text:p>
      <text:p text:style-name="P45"><text:span text:style-name="Fuente_20_de_20_párrafo_20_predeter."><text:span text:style-name="T174"><text:tab/><text:tab/><text:tab/><text:tab/><text:tab/>ExpresionNiv41.cod || negativo</text:span></text:span></text:p>
      <text:p text:style-name="P45"><text:span text:style-name="Fuente_20_de_20_párrafo_20_predeter."><text:span text:style-name="T174"><text:tab/><text:tab/><text:tab/><text:tab/>cast-float:</text:span></text:span></text:p>
      <text:p text:style-name="P45"><text:span text:style-name="Fuente_20_de_20_párrafo_20_predeter."><text:span text:style-name="T174"><text:tab/><text:tab/><text:tab/><text:tab/><text:tab/>ExpresionNiv41.cod || CastFloat</text:span></text:span></text:p>
      <text:p text:style-name="P45"><text:span text:style-name="Fuente_20_de_20_párrafo_20_predeter."><text:span text:style-name="T174"><text:tab/><text:tab/><text:tab/><text:tab/>cast-int:</text:span></text:span></text:p>
      <text:p text:style-name="P45"><text:span text:style-name="Fuente_20_de_20_párrafo_20_predeter."><text:span text:style-name="T174"><text:tab/><text:tab/><text:tab/><text:tab/><text:tab/>ExpresionNiv41.cod || CastInt</text:span></text:span></text:p>
      <text:p text:style-name="P45"><text:span text:style-name="Fuente_20_de_20_párrafo_20_predeter."><text:span text:style-name="T174"><text:tab/><text:tab/><text:tab/><text:tab/>cast-nat:</text:span></text:span></text:p>
      <text:p text:style-name="P45"><text:span text:style-name="Fuente_20_de_20_párrafo_20_predeter."><text:span text:style-name="T174"><text:tab/><text:tab/><text:tab/><text:tab/><text:tab/>ExpresionNiv41.cod || CastNat</text:span></text:span></text:p>
      <text:p text:style-name="P45"><text:span text:style-name="Fuente_20_de_20_párrafo_20_predeter."><text:span text:style-name="T174"><text:tab/><text:tab/><text:tab/><text:tab/>cast-char:</text:span></text:span></text:p>
      <text:p text:style-name="P45"><text:span text:style-name="Fuente_20_de_20_párrafo_20_predeter."><text:span text:style-name="T174"><text:tab/><text:tab/><text:tab/><text:tab/><text:tab/>ExpresionNiv41.cod || CastChar</text:span></text:span></text:p>
      <text:p text:style-name="P83">}</text:p>
      <text:p text:style-name="P32">ExpresiónNiv4 → '|'</text:p>
      <text:p text:style-name="P83">{</text:p>
      <text:p text:style-name="P81"><text:tab/>Expresion.tsh = ExpresionNiv4.tsh</text:p>
      <text:p text:style-name="P81"><text:tab/>Expresion.etqh <text:s text:c="4"/>= ExpresionNiv4.etqh</text:p>
      <text:p text:style-name="P81"><text:tab/>Expresion.parh <text:s text:c="4"/>= false</text:p>
      <text:p text:style-name="P83">}</text:p>
      <text:p text:style-name="P83">Expresión '|'</text:p>
      <text:p text:style-name="P83">{</text:p>
      <text:p text:style-name="P45"><text:span text:style-name="Fuente_20_de_20_párrafo_20_predeter."><text:span text:style-name="T167"><text:tab/><text:tab/></text:span></text:span><text:span text:style-name="Fuente_20_de_20_párrafo_20_predeter."><text:span text:style-name="T168">ExpresionNiv4.tipo =</text:span></text:span></text:p>
      <text:p text:style-name="P45"><text:span text:style-name="Fuente_20_de_20_párrafo_20_predeter."><text:span text:style-name="T168"><text:tab/><text:tab/><text:tab/>si (Expresion.tipo =</text:span></text:span><text:span text:style-name="Fuente_20_de_20_párrafo_20_predeter."><text:span text:style-name="T174"> &lt;t:error&gt;</text:span></text:span><text:span text:style-name="Fuente_20_de_20_párrafo_20_predeter."><text:span text:style-name="T168"> v Expresion.tipo=</text:span></text:span><text:span text:style-name="Fuente_20_de_20_párrafo_20_predeter."><text:span text:style-name="T174">&lt;t:boolean&gt;</text:span></text:span><text:span text:style-name="Fuente_20_de_20_párrafo_20_predeter."><text:span text:style-name="T168"> v Expresion.tipo=</text:span></text:span><text:span text:style-name="Fuente_20_de_20_párrafo_20_predeter."><text:span text:style-name="T174">&lt;t:character&gt;</text:span></text:span><text:span text:style-name="Fuente_20_de_20_párrafo_20_predeter."><text:span text:style-name="T168">)</text:span></text:span></text:p>
      <text:p text:style-name="P45"><text:span text:style-name="Fuente_20_de_20_párrafo_20_predeter."><text:span text:style-name="T168"><text:tab/><text:tab/></text:span></text:span><text:span text:style-name="Fuente_20_de_20_párrafo_20_predeter."><text:span text:style-name="T174"><text:tab/> <text:s text:c="9"/><text:tab/>&lt;t:error&gt;</text:span></text:span></text:p>
      <text:p text:style-name="P45"><text:span text:style-name="Fuente_20_de_20_párrafo_20_predeter."><text:span text:style-name="T168"><text:tab/><text:tab/><text:tab/>sino si (Expresion.tipo = </text:span></text:span><text:span text:style-name="Fuente_20_de_20_párrafo_20_predeter."><text:span text:style-name="T174">&lt;t:float&gt;</text:span></text:span><text:span text:style-name="Fuente_20_de_20_párrafo_20_predeter."><text:span text:style-name="T168">)</text:span></text:span></text:p>
      <text:p text:style-name="P45"><text:span text:style-name="Fuente_20_de_20_párrafo_20_predeter."><text:span text:style-name="T168"><text:tab/><text:tab/><text:tab/><text:tab/></text:span></text:span><text:span text:style-name="Fuente_20_de_20_párrafo_20_predeter."><text:span text:style-name="T174">&lt;t:float&gt;</text:span></text:span></text:p>
      <text:p text:style-name="P45"><text:span text:style-name="Fuente_20_de_20_párrafo_20_predeter."><text:span text:style-name="T168"><text:tab/><text:tab/><text:tab/>sino si (Expresion.tipo = </text:span></text:span><text:span text:style-name="Fuente_20_de_20_párrafo_20_predeter."><text:span text:style-name="T174">&lt;t:natural&gt; </text:span></text:span><text:span text:style-name="Fuente_20_de_20_párrafo_20_predeter."><text:span text:style-name="T168">v Expresion.tipo = </text:span></text:span><text:span text:style-name="Fuente_20_de_20_párrafo_20_predeter."><text:span text:style-name="T174">&lt;t:integer&gt;</text:span></text:span><text:span text:style-name="Fuente_20_de_20_párrafo_20_predeter."><text:span text:style-name="T168">)</text:span></text:span></text:p>
      <text:p text:style-name="P45"><text:span text:style-name="Fuente_20_de_20_párrafo_20_predeter."><text:span text:style-name="T168"><text:tab/><text:tab/><text:tab/><text:tab/></text:span></text:span><text:span text:style-name="Fuente_20_de_20_párrafo_20_predeter."><text:span text:style-name="T174">&lt;t:natural&gt;</text:span></text:span></text:p>
      <text:p text:style-name="P45"><text:span text:style-name="Fuente_20_de_20_párrafo_20_predeter."><text:span text:style-name="T168"><text:tab/><text:tab/><text:tab/>sino <text:tab/></text:span></text:span><text:span text:style-name="Fuente_20_de_20_párrafo_20_predeter."><text:span text:style-name="T174">&lt;t:error&gt;</text:span></text:span></text:p>
      <text:p text:style-name="P125"><text:tab/><text:tab/>ExpresionNiv4.cod <text:s/>= Expresion.cod || abs</text:p>
      <text:p text:style-name="P125"><text:tab/><text:tab/>ExpresionNiv4.modo = Expresion.val</text:p>
      <text:p text:style-name="P125"><text:tab/><text:tab/>ExpresionNiv4.etq <text:s/>= Expresion.etq</text:p>
      <text:p text:style-name="P83">}</text:p>
      <text:p text:style-name="P83"/>
      <text:p text:style-name="P32">ExpresiónNiv4 → '('</text:p>
      <text:p text:style-name="P83">{</text:p>
      <text:p text:style-name="P81"><text:tab/>Expresion.tsh = ExpresionNiv4.tsh</text:p>
      <text:p text:style-name="P105"><text:tab/>Expresion.etqh <text:s text:c="4"/>= ExpresionNiv4.etqh</text:p>
      <text:p text:style-name="P105"><text:tab/>Expresion.parh <text:s text:c="4"/>= ExpresionNiv4.parh</text:p>
      <text:p text:style-name="P83">}</text:p>
      <text:p text:style-name="P83">Expresión ')'</text:p>
      <text:p text:style-name="P83">{</text:p>
      <text:p text:style-name="P45"><text:span text:style-name="Fuente_20_de_20_párrafo_20_predeter."><text:span text:style-name="T167"><text:tab/><text:tab/></text:span></text:span><text:span text:style-name="Fuente_20_de_20_párrafo_20_predeter."><text:span text:style-name="T168">ExpresionNiv4.tipo = Expresion.tipo</text:span></text:span></text:p>
      <text:p text:style-name="P106"><text:tab/><text:span text:style-name="T3">ExpresionNiv4.modo = Expresion.modo</text:span></text:p>
      <text:p text:style-name="P105"><text:tab/>ExpresionNiv4.cod <text:s/>= Expresion.cod<text:bookmark-start text:name="__DdeLink__29024_213522392"/><text:bookmark-end text:name="__DdeLink__29024_213522392"/></text:p>
      <text:p text:style-name="P105"><text:tab/>ExpresionNiv4.etq <text:s/>= Expresion.etq</text:p>
      <text:p text:style-name="P83">}</text:p>
      <text:p text:style-name="P83"/>
      <text:p text:style-name="P32">ExpresiónNiv4 → </text:p>
      <text:p text:style-name="P83">{</text:p>
      <text:p text:style-name="P126"><text:tab/><text:tab/>Literal.etqh = ExpresionNiv4.etqh</text:p>
      <text:p text:style-name="P124"><text:span text:style-name="Fuente_20_de_20_párrafo_20_predeter."><text:span text:style-name="T2"><text:tab/><text:tab/></text:span></text:span><text:span text:style-name="Fuente_20_de_20_párrafo_20_predeter.">Literal.tsh = ExpresiónNiv4.tsh</text:span></text:p>
      <text:p text:style-name="P83"><text:soft-page-break/>}</text:p>
      <text:p text:style-name="P83">Literal</text:p>
      <text:p text:style-name="P83">{</text:p>
      <text:p text:style-name="P124"><text:tab/><text:tab/>ExpresionNiv4.cod <text:s/>= Literal.cod</text:p>
      <text:p text:style-name="P124"><text:tab/><text:tab/>ExpresionNiv4.modo = var</text:p>
      <text:p text:style-name="P124"><text:tab/><text:tab/>ExpresionNiv4.etq <text:s/>= Literal.etq</text:p>
      <text:p text:style-name="P124"><text:span text:style-name="Fuente_20_de_20_párrafo_20_predeter."><text:span text:style-name="T2"><text:tab/><text:tab/></text:span></text:span><text:span text:style-name="Fuente_20_de_20_párrafo_20_predeter.">ExpresionNiv4.tipo = Literal.tipo</text:span></text:p>
      <text:p text:style-name="P83">}</text:p>
      <text:p text:style-name="P83"/>
      <text:p text:style-name="P44">ExpresionNiv4 → </text:p>
      <text:p text:style-name="P106">{</text:p>
      <text:p text:style-name="P72"><text:span text:style-name="Fuente_20_de_20_párrafo_20_predeter."><text:span text:style-name="T3"><text:tab/>Mem.tsh = ExpresionNiv4.tsh</text:span></text:span></text:p>
      <text:p text:style-name="P72"><text:span text:style-name="Fuente_20_de_20_párrafo_20_predeter."><text:span text:style-name="T3"><text:tab/>Mem.etqh <text:s text:c="7"/>= ExpresionNiv4.etqh</text:span></text:span></text:p>
      <text:p text:style-name="P106">}</text:p>
      <text:p text:style-name="P106">Mem</text:p>
      <text:p text:style-name="P106">{</text:p>
      <text:p text:style-name="P105"><text:tab/>ExpresionNiv4.cod <text:s text:c="3"/>=</text:p>
      <text:p text:style-name="P105"><text:tab/> <text:s text:c="3"/>si esCompatibleConTipoBasico(Mem.tipo,ExpresionNiv4.tsh) /\ not ExpresionNiv4.parh</text:p>
      <text:p text:style-name="P105"><text:tab/> <text:s text:c="7"/>Mem.cod || apila-ind</text:p>
      <text:p text:style-name="P105"><text:tab/> <text:s text:c="3"/>si no</text:p>
      <text:p text:style-name="P105"><text:tab/> <text:s text:c="7"/>Mem.cod</text:p>
      <text:p text:style-name="P105"><text:tab/>ExpresionNiv4.etq <text:s text:c="4"/>=</text:p>
      <text:p text:style-name="P105"><text:tab/> <text:s text:c="3"/>si esCompatibleConTipoBasico(Mem.tipo,ExpresionNiv4.tsh) /\ not ExpresionNiv4.parh</text:p>
      <text:p text:style-name="P105"><text:tab/> <text:s text:c="7"/>Mem.etq + 1</text:p>
      <text:p text:style-name="P105"><text:tab/> <text:s text:c="3"/>si no</text:p>
      <text:p text:style-name="P105"><text:s/><text:tab/> <text:s text:c="6"/>Mem.etq</text:p>
      <text:p text:style-name="P106"><text:span text:style-name="Fuente_20_de_20_párrafo_20_predeter."><text:span text:style-name="T3"><text:tab/>ExpresionNiv4</text:span></text:span><text:span text:style-name="T45">.modo = var</text:span></text:p>
      <text:p text:style-name="P72"><text:span text:style-name="Fuente_20_de_20_párrafo_20_predeter."><text:tab/></text:span><text:span text:style-name="Fuente_20_de_20_párrafo_20_predeter."><text:span text:style-name="T3">ExpresionNiv4.tipo = Mem.tipo</text:span></text:span></text:p>
      <text:p text:style-name="P106">}</text:p>
      <text:p text:style-name="P33"/>
      <text:p text:style-name="P32">Literal → litNat</text:p>
      <text:p text:style-name="P83">{</text:p>
      <text:p text:style-name="P84"><text:tab/>Literal.cod = apila LitNat.lex</text:p>
      <text:p text:style-name="P84"><text:tab/>Literal.etq = Literal.etqh + 1</text:p>
      <text:p text:style-name="P84"><text:span text:style-name="Fuente_20_de_20_párrafo_20_predeter."><text:tab/>Literal.tipo = </text:span><text:span text:style-name="Fuente_20_de_20_párrafo_20_predeter."><text:span text:style-name="T173">&lt;t:natural&gt;</text:span></text:span></text:p>
      <text:p text:style-name="P84"><text:span text:style-name="T2">}</text:span> <text:s text:c="3"/></text:p>
      <text:p text:style-name="P32">Literal → litFlo</text:p>
      <text:p text:style-name="P83">{</text:p>
      <text:p text:style-name="P84"><text:tab/>Literal.cod = apila litFlo.lex</text:p>
      <text:p text:style-name="P84"><text:tab/>Literal.etq = Literal.etqh + 1</text:p>
      <text:p text:style-name="P84"><text:span text:style-name="Fuente_20_de_20_párrafo_20_predeter."><text:span text:style-name="T160"><text:tab/>Literal.tipo = </text:span></text:span><text:span text:style-name="Fuente_20_de_20_párrafo_20_predeter."><text:span text:style-name="T176">&lt;t:float&gt;</text:span></text:span></text:p>
      <text:p text:style-name="P84"><text:span text:style-name="T2">}</text:span> <text:s text:c="3"/></text:p>
      <text:p text:style-name="P84"/>
      <text:p text:style-name="P32">Literal → litTrue</text:p>
      <text:p text:style-name="P83">{</text:p>
      <text:p text:style-name="P84"><text:tab/>Literal.cod = apila true</text:p>
      <text:p text:style-name="P84"><text:tab/>Literal.etq = Literal.etqh + 1</text:p>
      <text:p text:style-name="P84"><text:span text:style-name="Fuente_20_de_20_párrafo_20_predeter."><text:span text:style-name="T160"><text:tab/>Literal.tipo = </text:span></text:span><text:span text:style-name="Fuente_20_de_20_párrafo_20_predeter."><text:span text:style-name="T176">&lt;t:boolean&gt;</text:span></text:span></text:p>
      <text:p text:style-name="P83">}</text:p>
      <text:p text:style-name="P31"><text:s text:c="4"/></text:p>
      <text:p text:style-name="P32">Literal → litFalse</text:p>
      <text:p text:style-name="P83">{</text:p>
      <text:p text:style-name="P84"><text:tab/>Literal.cod = apila false</text:p>
      <text:p text:style-name="P84"><text:tab/>Literal.etq = Literal.etqh + 1</text:p>
      <text:p text:style-name="P84"><text:tab/><text:span text:style-name="Fuente_20_de_20_párrafo_20_predeter."><text:span text:style-name="T160">Literal.tipo = </text:span></text:span><text:span text:style-name="Fuente_20_de_20_párrafo_20_predeter."><text:span text:style-name="T176">&lt;t:boolean&gt;</text:span></text:span></text:p>
      <text:p text:style-name="P83">}</text:p>
      <text:p text:style-name="P31"><text:s text:c="4"/></text:p>
      <text:p text:style-name="P32">Literal → litCha</text:p>
      <text:p text:style-name="P83">{</text:p>
      <text:p text:style-name="P84"><text:tab/>Literal.cod = apila litCha.lex</text:p>
      <text:p text:style-name="P84"><text:soft-page-break/><text:tab/>Literal.etq = Literal.etqh + 1</text:p>
      <text:p text:style-name="P84"><text:span text:style-name="Fuente_20_de_20_párrafo_20_predeter."><text:span text:style-name="T160"><text:tab/>Literal.tipo = </text:span></text:span><text:span text:style-name="Fuente_20_de_20_párrafo_20_predeter."><text:span text:style-name="T176">&lt;t:character&gt;</text:span></text:span></text:p>
      <text:p text:style-name="P83">}</text:p>
      <text:p text:style-name="P13"/>
      <text:p text:style-name="P57">OpNiv0 → &lt;</text:p>
      <text:p text:style-name="P57"><text:tab/><text:span text:style-name="T3">{OpNiv0.op = menor}</text:span></text:p>
      <text:p text:style-name="P57">OpNiv0 → &gt;<text:tab/></text:p>
      <text:p text:style-name="P57"><text:tab/><text:span text:style-name="T3">{OpNiv0.op = mayor}</text:span></text:p>
      <text:p text:style-name="P57">OpNiv0 → &lt;=</text:p>
      <text:p text:style-name="P57"><text:tab/><text:span text:style-name="T3">{OpNiv0.op = menor-ig}</text:span></text:p>
      <text:p text:style-name="P57">OpNiv0 → &gt;=</text:p>
      <text:p text:style-name="P57"><text:tab/><text:span text:style-name="T3">{OpNiv0.op = mayor-ig}</text:span></text:p>
      <text:p text:style-name="P57">OpNiv0 → =</text:p>
      <text:p text:style-name="P57"><text:tab/><text:span text:style-name="T3">{OpNiv0.op = igual}</text:span></text:p>
      <text:p text:style-name="P57">OpNiv0 → =/=</text:p>
      <text:p text:style-name="P57"><text:tab/><text:span text:style-name="T3">{OpNiv0.op = no-igual}</text:span></text:p>
      <text:p text:style-name="P57">OpNiv1 → +</text:p>
      <text:p text:style-name="P57"><text:tab/><text:span text:style-name="T3">{OpNiv1.op = suma}</text:span></text:p>
      <text:p text:style-name="P57">OpNiv1 → -</text:p>
      <text:p text:style-name="P57"><text:tab/><text:span text:style-name="T3">{OpNiv1.op = resta}</text:span></text:p>
      <text:p text:style-name="P57">OpNiv1 → or</text:p>
      <text:p text:style-name="P57"><text:tab/><text:span text:style-name="T3">{OpNiv1.op = o}</text:span></text:p>
      <text:p text:style-name="P57">OpNiv2 → *</text:p>
      <text:p text:style-name="P57"><text:tab/><text:span text:style-name="T3">{OpNiv2.op = multiplica}</text:span></text:p>
      <text:p text:style-name="P57">OpNiv2 → /</text:p>
      <text:p text:style-name="P57"><text:tab/><text:span text:style-name="T3">{OpNiv2.op = divide}</text:span></text:p>
      <text:p text:style-name="P57">OpNiv2 → %</text:p>
      <text:p text:style-name="P57"><text:tab/><text:span text:style-name="T3">{OpNiv2.op = modulo}</text:span></text:p>
      <text:p text:style-name="P57">OpNiv2 → and</text:p>
      <text:p text:style-name="P57"><text:tab/><text:span text:style-name="T3">{OpNiv2.op = y}</text:span></text:p>
      <text:p text:style-name="P14">OpNiv3 → &gt;&gt;</text:p>
      <text:p text:style-name="P14"><text:tab/><text:span text:style-name="T3">{OpNiv3.op = shl}</text:span></text:p>
      <text:p text:style-name="P14">OpNiv3 → &lt;&lt;</text:p>
      <text:p text:style-name="P14"><text:tab/><text:span text:style-name="T3">{OpNiv3.op = shr}</text:span></text:p>
      <text:p text:style-name="P14">OpNiv4 → not</text:p>
      <text:p text:style-name="P14"><text:tab/><text:span text:style-name="T3">{OpNiv4.op = no}</text:span></text:p>
      <text:p text:style-name="P14">OpNiv4 → -</text:p>
      <text:p text:style-name="P14"><text:tab/><text:span text:style-name="T3">{OpNiv4.op = menos}</text:span></text:p>
      <text:p text:style-name="P14">OpNiv4 → (float)</text:p>
      <text:p text:style-name="P14"><text:tab/><text:span text:style-name="T3">{OpNiv4.op = cast-float}</text:span></text:p>
      <text:p text:style-name="P14">OpNiv4 → (int)</text:p>
      <text:p text:style-name="P14"><text:tab/><text:span text:style-name="T3">{OpNiv4.op = cast-int}</text:span></text:p>
      <text:p text:style-name="P14">OpNiv4 → (nat)</text:p>
      <text:p text:style-name="P14"><text:tab/><text:span text:style-name="T3">{OpNiv4.op = cast-nat}</text:span></text:p>
      <text:p text:style-name="P14">OpNiv4 → (char)</text:p>
      <text:p text:style-name="P56"><text:tab/>{OpNiv4.op = cast-char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horndale AMT" svg:font-family="'Thorndale AMT'"/>
    <style:font-face style:name="Thorndale AMT1" svg:font-family="'Thorndale AMT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ctor </meta:initial-creator>
    <meta:creation-date>2010-01-16T14:07:23</meta:creation-date>
    <dc:date>2010-05-13T16:23:42</dc:date>
    <meta:editing-duration>PT14H32M59S</meta:editing-duration>
    <meta:editing-cycles>33</meta:editing-cycles>
    <meta:generator>OpenOffice.org/3.2$Linux OpenOffice.org_project/320m21$Build-9319</meta:generator>
    <dc:creator>Hector </dc:creator>
    <meta:document-statistic meta:table-count="0" meta:image-count="0" meta:object-count="0" meta:page-count="26" meta:paragraph-count="1363" meta:word-count="3650" meta:character-count="32345"/>
  </office:meta>
</office:document-meta>
</file>